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1" table:number-columns-repeated="5" table:default-cell-style-name="ce2"/>
        <table:table-column table:style-name="co1" table:number-columns-repeated="40" table:default-cell-style-name="ce1"/>
        <table:table-column table:style-name="co2" table:number-columns-repeated="16338" table:default-cell-style-name="ce1"/>
        <table:table-row table:style-name="ro1">
          <table:table-cell office:value-type="string" table:style-name="ce1">
            <text:p>patient</text:p>
          </table:table-cell>
          <table:table-cell office:value-type="string" table:style-name="ce2">
            <text:p>n_hippo</text:p>
          </table:table-cell>
          <table:table-cell office:value-type="string" table:style-name="ce2">
            <text:p>n_CA1</text:p>
          </table:table-cell>
          <table:table-cell office:value-type="string" table:style-name="ce2">
            <text:p>n_CA2/3</text:p>
          </table:table-cell>
          <table:table-cell office:value-type="string" table:style-name="ce2">
            <text:p>n_CA4</text:p>
          </table:table-cell>
          <table:table-cell office:value-type="string" table:style-name="ce2">
            <text:p>hippo_flair</text:p>
          </table:table-cell>
          <table:table-cell office:value-type="string" table:style-name="ce1">
            <text:p>ento_thick</text:p>
          </table:table-cell>
          <table:table-cell office:value-type="string" table:style-name="ce1">
            <text:p>fus_thick</text:p>
          </table:table-cell>
          <table:table-cell office:value-type="string" table:style-name="ce1">
            <text:p>inf_thick</text:p>
          </table:table-cell>
          <table:table-cell office:value-type="string" table:style-name="ce1">
            <text:p>mid_thick</text:p>
          </table:table-cell>
          <table:table-cell office:value-type="string" table:style-name="ce1">
            <text:p>para_thick</text:p>
          </table:table-cell>
          <table:table-cell office:value-type="string" table:style-name="ce1">
            <text:p>sup_thick</text:p>
          </table:table-cell>
          <table:table-cell office:value-type="string" table:style-name="ce1">
            <text:p>pole_thick</text:p>
          </table:table-cell>
          <table:table-cell office:value-type="string" table:style-name="ce1">
            <text:p>tran_thick</text:p>
          </table:table-cell>
          <table:table-cell office:value-type="string" table:style-name="ce1">
            <text:p>ento_blur</text:p>
          </table:table-cell>
          <table:table-cell office:value-type="string" table:style-name="ce1">
            <text:p>fus_blur</text:p>
          </table:table-cell>
          <table:table-cell office:value-type="string" table:style-name="ce1">
            <text:p>inf_blur</text:p>
          </table:table-cell>
          <table:table-cell office:value-type="string" table:style-name="ce1">
            <text:p>mid_blur</text:p>
          </table:table-cell>
          <table:table-cell office:value-type="string" table:style-name="ce1">
            <text:p>para_blur</text:p>
          </table:table-cell>
          <table:table-cell office:value-type="string" table:style-name="ce1">
            <text:p>sup_blur</text:p>
          </table:table-cell>
          <table:table-cell office:value-type="string" table:style-name="ce1">
            <text:p>pole_blur</text:p>
          </table:table-cell>
          <table:table-cell office:value-type="string" table:style-name="ce1">
            <text:p>tran_blur</text:p>
          </table:table-cell>
          <table:table-cell office:value-type="string" table:style-name="ce1">
            <text:p>ento_comp</text:p>
          </table:table-cell>
          <table:table-cell office:value-type="string" table:style-name="ce1">
            <text:p>fus_comp</text:p>
          </table:table-cell>
          <table:table-cell office:value-type="string" table:style-name="ce1">
            <text:p>inf_comp</text:p>
          </table:table-cell>
          <table:table-cell office:value-type="string" table:style-name="ce1">
            <text:p>mid_comp</text:p>
          </table:table-cell>
          <table:table-cell office:value-type="string" table:style-name="ce1">
            <text:p>para_comp</text:p>
          </table:table-cell>
          <table:table-cell office:value-type="string" table:style-name="ce1">
            <text:p>sup_comp</text:p>
          </table:table-cell>
          <table:table-cell office:value-type="string" table:style-name="ce1">
            <text:p>pole_comp</text:p>
          </table:table-cell>
          <table:table-cell office:value-type="string" table:style-name="ce1">
            <text:p>tran_comp</text:p>
          </table:table-cell>
          <table:table-cell office:value-type="string" table:style-name="ce1">
            <text:p>ento_FLAIR</text:p>
          </table:table-cell>
          <table:table-cell office:value-type="string" table:style-name="ce1">
            <text:p>fus_FLAIR</text:p>
          </table:table-cell>
          <table:table-cell office:value-type="string" table:style-name="ce1">
            <text:p>inf_FLAIR</text:p>
          </table:table-cell>
          <table:table-cell office:value-type="string" table:style-name="ce1">
            <text:p>mid_FLAIR</text:p>
          </table:table-cell>
          <table:table-cell office:value-type="string" table:style-name="ce1">
            <text:p>para_FLAIR</text:p>
          </table:table-cell>
          <table:table-cell office:value-type="string" table:style-name="ce1">
            <text:p>sup_FLAIR</text:p>
          </table:table-cell>
          <table:table-cell office:value-type="string" table:style-name="ce1">
            <text:p>pole_FLAIR</text:p>
          </table:table-cell>
          <table:table-cell office:value-type="string" table:style-name="ce1">
            <text:p>tran_FLAIR</text:p>
          </table:table-cell>
          <table:table-cell office:value-type="string" table:style-name="ce1">
            <text:p>ento_gradient</text:p>
          </table:table-cell>
          <table:table-cell office:value-type="string" table:style-name="ce1">
            <text:p>fus_gradient</text:p>
          </table:table-cell>
          <table:table-cell office:value-type="string" table:style-name="ce1">
            <text:p>inf_gradient</text:p>
          </table:table-cell>
          <table:table-cell office:value-type="string" table:style-name="ce1">
            <text:p>mid_gradient</text:p>
          </table:table-cell>
          <table:table-cell office:value-type="string" table:style-name="ce1">
            <text:p>para_gradient</text:p>
          </table:table-cell>
          <table:table-cell office:value-type="string" table:style-name="ce1">
            <text:p>sup_gradient</text:p>
          </table:table-cell>
          <table:table-cell office:value-type="string" table:style-name="ce1">
            <text:p>pole_gradient</text:p>
          </table:table-cell>
          <table:table-cell office:value-type="string" table:style-name="ce1">
            <text:p>tran_gradient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01wuxuehui</text:p>
          </table:table-cell>
          <table:table-cell office:value-type="float" office:value="2.4774203413642499E-3" table:style-name="ce2">
            <text:p>0.00247742</text:p>
          </table:table-cell>
          <table:table-cell office:value-type="float" office:value="0.193954125491591" table:style-name="ce2">
            <text:p>0.193954125</text:p>
          </table:table-cell>
          <table:table-cell office:value-type="float" office:value="6.04015240015345E-2" table:style-name="ce2">
            <text:p>0.060401524</text:p>
          </table:table-cell>
          <table:table-cell office:value-type="float" office:value="7.4758004407839307E-2" table:style-name="ce2">
            <text:p>0.074758004</text:p>
          </table:table-cell>
          <table:table-cell office:value-type="float" office:value="1.171" table:style-name="ce2">
            <text:p>1.171</text:p>
          </table:table-cell>
          <table:table-cell office:value-type="float" office:value="-0.32669999999999999" table:style-name="ce1">
            <text:p>-0.3267</text:p>
          </table:table-cell>
          <table:table-cell office:value-type="float" office:value="0.1027" table:style-name="ce1">
            <text:p>0.1027</text:p>
          </table:table-cell>
          <table:table-cell office:value-type="float" office:value="0.46289999999999998" table:style-name="ce1">
            <text:p>0.4629</text:p>
          </table:table-cell>
          <table:table-cell office:value-type="float" office:value="0.9526" table:style-name="ce1">
            <text:p>0.9526</text:p>
          </table:table-cell>
          <table:table-cell office:value-type="float" office:value="-0.17979999999999999" table:style-name="ce1">
            <text:p>-0.1798</text:p>
          </table:table-cell>
          <table:table-cell office:value-type="float" office:value="0.58430000000000004" table:style-name="ce1">
            <text:p>0.5843</text:p>
          </table:table-cell>
          <table:table-cell office:value-type="float" office:value="0.98740000000000006" table:style-name="ce1">
            <text:p>0.9874</text:p>
          </table:table-cell>
          <table:table-cell office:value-type="float" office:value="-0.93120000000000003" table:style-name="ce1">
            <text:p>-0.9312</text:p>
          </table:table-cell>
          <table:table-cell office:value-type="float" office:value="-0.48749999999999999" table:style-name="ce1">
            <text:p>-0.4875</text:p>
          </table:table-cell>
          <table:table-cell office:value-type="float" office:value="0.1086" table:style-name="ce1">
            <text:p>0.1086</text:p>
          </table:table-cell>
          <table:table-cell office:value-type="float" office:value="0.58030000000000004" table:style-name="ce1">
            <text:p>0.5803</text:p>
          </table:table-cell>
          <table:table-cell office:value-type="float" office:value="0.68169999999999997" table:style-name="ce1">
            <text:p>0.6817</text:p>
          </table:table-cell>
          <table:table-cell office:value-type="float" office:value="0.12989999999999999" table:style-name="ce1">
            <text:p>0.1299</text:p>
          </table:table-cell>
          <table:table-cell office:value-type="float" office:value="0.3357" table:style-name="ce1">
            <text:p>0.3357</text:p>
          </table:table-cell>
          <table:table-cell office:value-type="float" office:value="0.21590000000000001" table:style-name="ce1">
            <text:p>0.2159</text:p>
          </table:table-cell>
          <table:table-cell office:value-type="float" office:value="-0.7419" table:style-name="ce1">
            <text:p>-0.7419</text:p>
          </table:table-cell>
          <table:table-cell office:value-type="float" office:value="-0.20880000000000001" table:style-name="ce1">
            <text:p>-0.2088</text:p>
          </table:table-cell>
          <table:table-cell office:value-type="float" office:value="-6.6100000000000006E-2" table:style-name="ce1">
            <text:p>-0.0661</text:p>
          </table:table-cell>
          <table:table-cell office:value-type="float" office:value="5.21E-2" table:style-name="ce1">
            <text:p>0.0521</text:p>
          </table:table-cell>
          <table:table-cell office:value-type="float" office:value="-2.1299999999999999E-2" table:style-name="ce1">
            <text:p>-0.0213</text:p>
          </table:table-cell>
          <table:table-cell office:value-type="float" office:value="-0.15240000000000001" table:style-name="ce1">
            <text:p>-0.1524</text:p>
          </table:table-cell>
          <table:table-cell office:value-type="float" office:value="8.3199999999999996E-2" table:style-name="ce1">
            <text:p>0.0832</text:p>
          </table:table-cell>
          <table:table-cell office:value-type="float" office:value="-0.2087" table:style-name="ce1">
            <text:p>-0.2087</text:p>
          </table:table-cell>
          <table:table-cell office:value-type="float" office:value="-0.13539999999999999" table:style-name="ce1">
            <text:p>-0.1354</text:p>
          </table:table-cell>
          <table:table-cell office:value-type="float" office:value="-1.1648000000000001" table:style-name="ce1">
            <text:p>-1.1648</text:p>
          </table:table-cell>
          <table:table-cell office:value-type="float" office:value="-0.25590000000000002" table:style-name="ce1">
            <text:p>-0.2559</text:p>
          </table:table-cell>
          <table:table-cell office:value-type="float" office:value="0.36359999999999998" table:style-name="ce1">
            <text:p>0.3636</text:p>
          </table:table-cell>
          <table:table-cell office:value-type="float" office:value="0.1177" table:style-name="ce1">
            <text:p>0.1177</text:p>
          </table:table-cell>
          <table:table-cell office:value-type="float" office:value="-0.3306" table:style-name="ce1">
            <text:p>-0.3306</text:p>
          </table:table-cell>
          <table:table-cell office:value-type="float" office:value="-9.4299999999999995E-2" table:style-name="ce1">
            <text:p>-0.0943</text:p>
          </table:table-cell>
          <table:table-cell office:value-type="float" office:value="-0.6008" table:style-name="ce1">
            <text:p>-0.6008</text:p>
          </table:table-cell>
          <table:table-cell office:value-type="float" office:value="-0.14380000000000001" table:style-name="ce1">
            <text:p>-0.1438</text:p>
          </table:table-cell>
          <table:table-cell office:value-type="float" office:value="0.4536" table:style-name="ce1">
            <text:p>0.4536</text:p>
          </table:table-cell>
          <table:table-cell office:value-type="float" office:value="-9.6600000000000005E-2" table:style-name="ce1">
            <text:p>-0.0966</text:p>
          </table:table-cell>
          <table:table-cell office:value-type="float" office:value="-0.59640000000000004" table:style-name="ce1">
            <text:p>-0.5964</text:p>
          </table:table-cell>
          <table:table-cell office:value-type="float" office:value="-0.48959999999999998" table:style-name="ce1">
            <text:p>-0.4896</text:p>
          </table:table-cell>
          <table:table-cell office:value-type="float" office:value="-0.1757" table:style-name="ce1">
            <text:p>-0.1757</text:p>
          </table:table-cell>
          <table:table-cell office:value-type="float" office:value="-0.23419999999999999" table:style-name="ce1">
            <text:p>-0.2342</text:p>
          </table:table-cell>
          <table:table-cell office:value-type="float" office:value="8.0600000000000005E-2" table:style-name="ce1">
            <text:p>0.0806</text:p>
          </table:table-cell>
          <table:table-cell office:value-type="float" office:value="0.71630000000000005" table:style-name="ce1">
            <text:p>0.71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02zhouhezhen</text:p>
          </table:table-cell>
          <table:table-cell office:value-type="float" office:value="2.43429394057772E-3" table:style-name="ce2">
            <text:p>0.002434294</text:p>
          </table:table-cell>
          <table:table-cell office:value-type="float" office:value="0.19481617777862001" table:style-name="ce2">
            <text:p>0.194816178</text:p>
          </table:table-cell>
          <table:table-cell office:value-type="float" office:value="6.7361444135818599E-2" table:style-name="ce2">
            <text:p>0.067361444</text:p>
          </table:table-cell>
          <table:table-cell office:value-type="float" office:value="7.5091204207053994E-2" table:style-name="ce2">
            <text:p>0.075091204</text:p>
          </table:table-cell>
          <table:table-cell office:value-type="float" office:value="1.19" table:style-name="ce2">
            <text:p>1.19</text:p>
          </table:table-cell>
          <table:table-cell office:value-type="float" office:value="0.61499999999999999" table:style-name="ce1">
            <text:p>0.615</text:p>
          </table:table-cell>
          <table:table-cell office:value-type="float" office:value="3.7199999999999997E-2" table:style-name="ce1">
            <text:p>0.0372</text:p>
          </table:table-cell>
          <table:table-cell office:value-type="float" office:value="0.62890000000000001" table:style-name="ce1">
            <text:p>0.6289</text:p>
          </table:table-cell>
          <table:table-cell office:value-type="float" office:value="0.87229999999999996" table:style-name="ce1">
            <text:p>0.8723</text:p>
          </table:table-cell>
          <table:table-cell office:value-type="float" office:value="-1.8E-3" table:style-name="ce1">
            <text:p>-0.0018</text:p>
          </table:table-cell>
          <table:table-cell office:value-type="float" office:value="0.23089999999999999" table:style-name="ce1">
            <text:p>0.2309</text:p>
          </table:table-cell>
          <table:table-cell office:value-type="float" office:value="0.88970000000000005" table:style-name="ce1">
            <text:p>0.8897</text:p>
          </table:table-cell>
          <table:table-cell office:value-type="float" office:value="-0.75919999999999999" table:style-name="ce1">
            <text:p>-0.7592</text:p>
          </table:table-cell>
          <table:table-cell office:value-type="float" office:value="-0.50960000000000005" table:style-name="ce1">
            <text:p>-0.5096</text:p>
          </table:table-cell>
          <table:table-cell office:value-type="float" office:value="-0.13780000000000001" table:style-name="ce1">
            <text:p>-0.1378</text:p>
          </table:table-cell>
          <table:table-cell office:value-type="float" office:value="0.20449999999999999" table:style-name="ce1">
            <text:p>0.2045</text:p>
          </table:table-cell>
          <table:table-cell office:value-type="float" office:value="0.35120000000000001" table:style-name="ce1">
            <text:p>0.3512</text:p>
          </table:table-cell>
          <table:table-cell office:value-type="float" office:value="-0.27950000000000003" table:style-name="ce1">
            <text:p>-0.2795</text:p>
          </table:table-cell>
          <table:table-cell office:value-type="float" office:value="-6.9699999999999998E-2" table:style-name="ce1">
            <text:p>-0.0697</text:p>
          </table:table-cell>
          <table:table-cell office:value-type="float" office:value="-2.9399999999999999E-2" table:style-name="ce1">
            <text:p>-0.0294</text:p>
          </table:table-cell>
          <table:table-cell office:value-type="float" office:value="-1.4148000000000001" table:style-name="ce1">
            <text:p>-1.4148</text:p>
          </table:table-cell>
          <table:table-cell office:value-type="float" office:value="-0.34060000000000001" table:style-name="ce1">
            <text:p>-0.3406</text:p>
          </table:table-cell>
          <table:table-cell office:value-type="float" office:value="-6.5000000000000002E-2" table:style-name="ce1">
            <text:p>-0.065</text:p>
          </table:table-cell>
          <table:table-cell office:value-type="float" office:value="-2.18E-2" table:style-name="ce1">
            <text:p>-0.0218</text:p>
          </table:table-cell>
          <table:table-cell office:value-type="float" office:value="1.6899999999999998E-2" table:style-name="ce1">
            <text:p>0.0169</text:p>
          </table:table-cell>
          <table:table-cell office:value-type="float" office:value="2.3099999999999999E-2" table:style-name="ce1">
            <text:p>0.0231</text:p>
          </table:table-cell>
          <table:table-cell office:value-type="float" office:value="0.11169999999999999" table:style-name="ce1">
            <text:p>0.1117</text:p>
          </table:table-cell>
          <table:table-cell office:value-type="float" office:value="-0.1244" table:style-name="ce1">
            <text:p>-0.1244</text:p>
          </table:table-cell>
          <table:table-cell office:value-type="float" office:value="-0.22450000000000001" table:style-name="ce1">
            <text:p>-0.2245</text:p>
          </table:table-cell>
          <table:table-cell office:value-type="float" office:value="-1.1998" table:style-name="ce1">
            <text:p>-1.1998</text:p>
          </table:table-cell>
          <table:table-cell office:value-type="float" office:value="-0.13139999999999999" table:style-name="ce1">
            <text:p>-0.1314</text:p>
          </table:table-cell>
          <table:table-cell office:value-type="float" office:value="0.1381" table:style-name="ce1">
            <text:p>0.1381</text:p>
          </table:table-cell>
          <table:table-cell office:value-type="float" office:value="4.6600000000000003E-2" table:style-name="ce1">
            <text:p>0.0466</text:p>
          </table:table-cell>
          <table:table-cell office:value-type="float" office:value="-0.50539999999999996" table:style-name="ce1">
            <text:p>-0.5054</text:p>
          </table:table-cell>
          <table:table-cell office:value-type="float" office:value="-7.4700000000000003E-2" table:style-name="ce1">
            <text:p>-0.0747</text:p>
          </table:table-cell>
          <table:table-cell office:value-type="float" office:value="-0.64729999999999999" table:style-name="ce1">
            <text:p>-0.6473</text:p>
          </table:table-cell>
          <table:table-cell office:value-type="float" office:value="-6.0400000000000002E-2" table:style-name="ce1">
            <text:p>-0.0604</text:p>
          </table:table-cell>
          <table:table-cell office:value-type="float" office:value="0.80389999999999995" table:style-name="ce1">
            <text:p>0.8039</text:p>
          </table:table-cell>
          <table:table-cell office:value-type="float" office:value="0.21240000000000001" table:style-name="ce1">
            <text:p>0.2124</text:p>
          </table:table-cell>
          <table:table-cell office:value-type="float" office:value="-0.12039999999999999" table:style-name="ce1">
            <text:p>-0.1204</text:p>
          </table:table-cell>
          <table:table-cell office:value-type="float" office:value="-8.0299999999999996E-2" table:style-name="ce1">
            <text:p>-0.0803</text:p>
          </table:table-cell>
          <table:table-cell office:value-type="float" office:value="0.38469999999999999" table:style-name="ce1">
            <text:p>0.3847</text:p>
          </table:table-cell>
          <table:table-cell office:value-type="float" office:value="0.1794" table:style-name="ce1">
            <text:p>0.1794</text:p>
          </table:table-cell>
          <table:table-cell office:value-type="float" office:value="0.1646" table:style-name="ce1">
            <text:p>0.1646</text:p>
          </table:table-cell>
          <table:table-cell office:value-type="float" office:value="1.446" table:style-name="ce1">
            <text:p>1.4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03zhanghanyu</text:p>
          </table:table-cell>
          <table:table-cell office:value-type="float" office:value="2.4418920825724699E-3" table:style-name="ce2">
            <text:p>0.002441892</text:p>
          </table:table-cell>
          <table:table-cell office:value-type="float" office:value="0.205135216177881" table:style-name="ce2">
            <text:p>0.205135216</text:p>
          </table:table-cell>
          <table:table-cell office:value-type="float" office:value="6.8901739237208701E-2" table:style-name="ce2">
            <text:p>0.068901739</text:p>
          </table:table-cell>
          <table:table-cell office:value-type="float" office:value="7.5143737275234698E-2" table:style-name="ce2">
            <text:p>0.075143737</text:p>
          </table:table-cell>
          <table:table-cell office:value-type="float" office:value="1.2030000000000001" table:style-name="ce2">
            <text:p>1.203</text:p>
          </table:table-cell>
          <table:table-cell office:value-type="float" office:value="0.47949999999999998" table:style-name="ce1">
            <text:p>0.4795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0.32079999999999997" table:style-name="ce1">
            <text:p>0.3208</text:p>
          </table:table-cell>
          <table:table-cell office:value-type="float" office:value="0.73719999999999997" table:style-name="ce1">
            <text:p>0.7372</text:p>
          </table:table-cell>
          <table:table-cell office:value-type="float" office:value="-0.17560000000000001" table:style-name="ce1">
            <text:p>-0.1756</text:p>
          </table:table-cell>
          <table:table-cell office:value-type="float" office:value="0.66200000000000003" table:style-name="ce1">
            <text:p>0.662</text:p>
          </table:table-cell>
          <table:table-cell office:value-type="float" office:value="0.33450000000000002" table:style-name="ce1">
            <text:p>0.3345</text:p>
          </table:table-cell>
          <table:table-cell office:value-type="float" office:value="-0.45960000000000001" table:style-name="ce1">
            <text:p>-0.4596</text:p>
          </table:table-cell>
          <table:table-cell office:value-type="float" office:value="-0.96930000000000005" table:style-name="ce1">
            <text:p>-0.9693</text:p>
          </table:table-cell>
          <table:table-cell office:value-type="float" office:value="-0.1265" table:style-name="ce1">
            <text:p>-0.1265</text:p>
          </table:table-cell>
          <table:table-cell office:value-type="float" office:value="-0.10630000000000001" table:style-name="ce1">
            <text:p>-0.1063</text:p>
          </table:table-cell>
          <table:table-cell office:value-type="float" office:value="0.1772" table:style-name="ce1">
            <text:p>0.1772</text:p>
          </table:table-cell>
          <table:table-cell office:value-type="float" office:value="-0.3" table:style-name="ce1">
            <text:p>-0.3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-0.64490000000000003" table:style-name="ce1">
            <text:p>-0.6449</text:p>
          </table:table-cell>
          <table:table-cell office:value-type="float" office:value="-1.6146" table:style-name="ce1">
            <text:p>-1.6146</text:p>
          </table:table-cell>
          <table:table-cell office:value-type="float" office:value="-9.69E-2" table:style-name="ce1">
            <text:p>-0.0969</text:p>
          </table:table-cell>
          <table:table-cell office:value-type="float" office:value="-3.5900000000000001E-2" table:style-name="ce1">
            <text:p>-0.0359</text:p>
          </table:table-cell>
          <table:table-cell office:value-type="float" office:value="-0.24690000000000001" table:style-name="ce1">
            <text:p>-0.246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-1.35E-2" table:style-name="ce1">
            <text:p>-0.0135</text:p>
          </table:table-cell>
          <table:table-cell office:value-type="float" office:value="4.1300000000000003E-2" table:style-name="ce1">
            <text:p>0.0413</text:p>
          </table:table-cell>
          <table:table-cell office:value-type="float" office:value="-0.48120000000000002" table:style-name="ce1">
            <text:p>-0.4812</text:p>
          </table:table-cell>
          <table:table-cell office:value-type="float" office:value="-0.54169999999999996" table:style-name="ce1">
            <text:p>-0.5417</text:p>
          </table:table-cell>
          <table:table-cell office:value-type="float" office:value="-1.871" table:style-name="ce1">
            <text:p>-1.871</text:p>
          </table:table-cell>
          <table:table-cell office:value-type="float" office:value="0.24349999999999999" table:style-name="ce1">
            <text:p>0.2435</text:p>
          </table:table-cell>
          <table:table-cell office:value-type="float" office:value="1.03E-2" table:style-name="ce1">
            <text:p>0.0103</text:p>
          </table:table-cell>
          <table:table-cell office:value-type="float" office:value="0.10970000000000001" table:style-name="ce1">
            <text:p>0.1097</text:p>
          </table:table-cell>
          <table:table-cell office:value-type="float" office:value="-0.56120000000000003" table:style-name="ce1">
            <text:p>-0.5612</text:p>
          </table:table-cell>
          <table:table-cell office:value-type="float" office:value="-0.2311" table:style-name="ce1">
            <text:p>-0.2311</text:p>
          </table:table-cell>
          <table:table-cell office:value-type="float" office:value="-0.64390000000000003" table:style-name="ce1">
            <text:p>-0.6439</text:p>
          </table:table-cell>
          <table:table-cell office:value-type="float" office:value="-0.63480000000000003" table:style-name="ce1">
            <text:p>-0.6348</text:p>
          </table:table-cell>
          <table:table-cell office:value-type="float" office:value="1.1638999999999999" table:style-name="ce1">
            <text:p>1.1639</text:p>
          </table:table-cell>
          <table:table-cell office:value-type="float" office:value="0.2268" table:style-name="ce1">
            <text:p>0.2268</text:p>
          </table:table-cell>
          <table:table-cell office:value-type="float" office:value="7.9500000000000001E-2" table:style-name="ce1">
            <text:p>0.0795</text:p>
          </table:table-cell>
          <table:table-cell office:value-type="float" office:value="-8.9999999999999998E-4" table:style-name="ce1">
            <text:p>-0.0009</text:p>
          </table:table-cell>
          <table:table-cell office:value-type="float" office:value="0.32390000000000002" table:style-name="ce1">
            <text:p>0.3239</text:p>
          </table:table-cell>
          <table:table-cell office:value-type="float" office:value="0.193" table:style-name="ce1">
            <text:p>0.193</text:p>
          </table:table-cell>
          <table:table-cell office:value-type="float" office:value="0.79530000000000001" table:style-name="ce1">
            <text:p>0.7953</text:p>
          </table:table-cell>
          <table:table-cell office:value-type="float" office:value="2.0985" table:style-name="ce1">
            <text:p>2.09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04caoyan</text:p>
          </table:table-cell>
          <table:table-cell office:value-type="float" office:value="1.9455855111647001E-3" table:style-name="ce2">
            <text:p>0.001945586</text:p>
          </table:table-cell>
          <table:table-cell office:value-type="float" office:value="0.20317888796414199" table:style-name="ce2">
            <text:p>0.203178888</text:p>
          </table:table-cell>
          <table:table-cell office:value-type="float" office:value="5.4069927526808698E-2" table:style-name="ce2">
            <text:p>0.054069928</text:p>
          </table:table-cell>
          <table:table-cell office:value-type="float" office:value="6.6512567183703394E-2" table:style-name="ce2">
            <text:p>0.066512567</text:p>
          </table:table-cell>
          <table:table-cell office:value-type="float" office:value="1.276" table:style-name="ce2">
            <text:p>1.276</text:p>
          </table:table-cell>
          <table:table-cell office:value-type="float" office:value="0.18129999999999999" table:style-name="ce1">
            <text:p>0.1813</text:p>
          </table:table-cell>
          <table:table-cell office:value-type="float" office:value="0.16900000000000001" table:style-name="ce1">
            <text:p>0.169</text:p>
          </table:table-cell>
          <table:table-cell office:value-type="float" office:value="0.39219999999999999" table:style-name="ce1">
            <text:p>0.3922</text:p>
          </table:table-cell>
          <table:table-cell office:value-type="float" office:value="0.74890000000000001" table:style-name="ce1">
            <text:p>0.7489</text:p>
          </table:table-cell>
          <table:table-cell office:value-type="float" office:value="-0.1739" table:style-name="ce1">
            <text:p>-0.1739</text:p>
          </table:table-cell>
          <table:table-cell office:value-type="float" office:value="0.81299999999999994" table:style-name="ce1">
            <text:p>0.813</text:p>
          </table:table-cell>
          <table:table-cell office:value-type="float" office:value="0.54600000000000004" table:style-name="ce1">
            <text:p>0.546</text:p>
          </table:table-cell>
          <table:table-cell office:value-type="float" office:value="-0.68869999999999998" table:style-name="ce1">
            <text:p>-0.6887</text:p>
          </table:table-cell>
          <table:table-cell office:value-type="float" office:value="-0.47139999999999999" table:style-name="ce1">
            <text:p>-0.4714</text:p>
          </table:table-cell>
          <table:table-cell office:value-type="float" office:value="-0.3155" table:style-name="ce1">
            <text:p>-0.3155</text:p>
          </table:table-cell>
          <table:table-cell office:value-type="float" office:value="-9.64E-2" table:style-name="ce1">
            <text:p>-0.0964</text:p>
          </table:table-cell>
          <table:table-cell office:value-type="float" office:value="0.21260000000000001" table:style-name="ce1">
            <text:p>0.2126</text:p>
          </table:table-cell>
          <table:table-cell office:value-type="float" office:value="-0.33200000000000002" table:style-name="ce1">
            <text:p>-0.332</text:p>
          </table:table-cell>
          <table:table-cell office:value-type="float" office:value="-6.4999999999999997E-3" table:style-name="ce1">
            <text:p>-0.0065</text:p>
          </table:table-cell>
          <table:table-cell office:value-type="float" office:value="8.7099999999999997E-2" table:style-name="ce1">
            <text:p>0.0871</text:p>
          </table:table-cell>
          <table:table-cell office:value-type="float" office:value="-1.2745" table:style-name="ce1">
            <text:p>-1.2745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-0.88090000000000002" table:style-name="ce1">
            <text:p>-0.8809</text:p>
          </table:table-cell>
          <table:table-cell office:value-type="float" office:value="-9.0800000000000006E-2" table:style-name="ce1">
            <text:p>-0.0908</text:p>
          </table:table-cell>
          <table:table-cell office:value-type="float" office:value="0.1855" table:style-name="ce1">
            <text:p>0.1855</text:p>
          </table:table-cell>
          <table:table-cell office:value-type="float" office:value="0.33679999999999999" table:style-name="ce1">
            <text:p>0.3368</text:p>
          </table:table-cell>
          <table:table-cell office:value-type="float" office:value="-0.94889999999999997" table:style-name="ce1">
            <text:p>-0.9489</text:p>
          </table:table-cell>
          <table:table-cell office:value-type="float" office:value="0.29809999999999998" table:style-name="ce1">
            <text:p>0.2981</text:p>
          </table:table-cell>
          <table:table-cell office:value-type="float" office:value="-0.1104" table:style-name="ce1">
            <text:p>-0.1104</text:p>
          </table:table-cell>
          <table:table-cell office:value-type="float" office:value="-0.35749999999999998" table:style-name="ce1">
            <text:p>-0.3575</text:p>
          </table:table-cell>
          <table:table-cell office:value-type="float" office:value="0.18490000000000001" table:style-name="ce1">
            <text:p>0.1849</text:p>
          </table:table-cell>
          <table:table-cell office:value-type="float" office:value="0.3997" table:style-name="ce1">
            <text:p>0.3997</text:p>
          </table:table-cell>
          <table:table-cell office:value-type="float" office:value="0.14680000000000001" table:style-name="ce1">
            <text:p>0.1468</text:p>
          </table:table-cell>
          <table:table-cell office:value-type="float" office:value="-2.1999999999999999E-2" table:style-name="ce1">
            <text:p>-0.022</text:p>
          </table:table-cell>
          <table:table-cell office:value-type="float" office:value="0.20799999999999999" table:style-name="ce1">
            <text:p>0.208</text:p>
          </table:table-cell>
          <table:table-cell office:value-type="float" office:value="0.3034" table:style-name="ce1">
            <text:p>0.3034</text:p>
          </table:table-cell>
          <table:table-cell office:value-type="float" office:value="6.5100000000000005E-2" table:style-name="ce1">
            <text:p>0.0651</text:p>
          </table:table-cell>
          <table:table-cell office:value-type="float" office:value="1.5095000000000001" table:style-name="ce1">
            <text:p>1.50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05limeili</text:p>
          </table:table-cell>
          <table:table-cell office:value-type="float" office:value="2.6972409759589201E-3" table:style-name="ce2">
            <text:p>0.002697241</text:p>
          </table:table-cell>
          <table:table-cell office:value-type="float" office:value="0.18302048139652699" table:style-name="ce2">
            <text:p>0.183020481</text:p>
          </table:table-cell>
          <table:table-cell office:value-type="float" office:value="6.3289301522291702E-2" table:style-name="ce2">
            <text:p>0.063289302</text:p>
          </table:table-cell>
          <table:table-cell office:value-type="float" office:value="7.2290867391581803E-2" table:style-name="ce2">
            <text:p>0.072290867</text:p>
          </table:table-cell>
          <table:table-cell office:value-type="float" office:value="1.25" table:style-name="ce2">
            <text:p>1.25</text:p>
          </table:table-cell>
          <table:table-cell office:value-type="float" office:value="0.17249999999999999" table:style-name="ce1">
            <text:p>0.1725</text:p>
          </table:table-cell>
          <table:table-cell office:value-type="float" office:value="0.38579999999999998" table:style-name="ce1">
            <text:p>0.3858</text:p>
          </table:table-cell>
          <table:table-cell office:value-type="float" office:value="0.35360000000000003" table:style-name="ce1">
            <text:p>0.3536</text:p>
          </table:table-cell>
          <table:table-cell office:value-type="float" office:value="0.98660000000000003" table:style-name="ce1">
            <text:p>0.9866</text:p>
          </table:table-cell>
          <table:table-cell office:value-type="float" office:value="0.23710000000000001" table:style-name="ce1">
            <text:p>0.2371</text:p>
          </table:table-cell>
          <table:table-cell office:value-type="float" office:value="0.58940000000000003" table:style-name="ce1">
            <text:p>0.5894</text:p>
          </table:table-cell>
          <table:table-cell office:value-type="float" office:value="0.72509999999999997" table:style-name="ce1">
            <text:p>0.7251</text:p>
          </table:table-cell>
          <table:table-cell office:value-type="float" office:value="-0.60829999999999995" table:style-name="ce1">
            <text:p>-0.6083</text:p>
          </table:table-cell>
          <table:table-cell office:value-type="float" office:value="-0.86780000000000002" table:style-name="ce1">
            <text:p>-0.8678</text:p>
          </table:table-cell>
          <table:table-cell office:value-type="float" office:value="-0.32550000000000001" table:style-name="ce1">
            <text:p>-0.3255</text:p>
          </table:table-cell>
          <table:table-cell office:value-type="float" office:value="-0.1072" table:style-name="ce1">
            <text:p>-0.1072</text:p>
          </table:table-cell>
          <table:table-cell office:value-type="float" office:value="0.26529999999999998" table:style-name="ce1">
            <text:p>0.2653</text:p>
          </table:table-cell>
          <table:table-cell office:value-type="float" office:value="-0.3569" table:style-name="ce1">
            <text:p>-0.3569</text:p>
          </table:table-cell>
          <table:table-cell office:value-type="float" office:value="1.49E-2" table:style-name="ce1">
            <text:p>0.0149</text:p>
          </table:table-cell>
          <table:table-cell office:value-type="float" office:value="6.5100000000000005E-2" table:style-name="ce1">
            <text:p>0.0651</text:p>
          </table:table-cell>
          <table:table-cell office:value-type="float" office:value="-1.1128" table:style-name="ce1">
            <text:p>-1.1128</text:p>
          </table:table-cell>
          <table:table-cell office:value-type="float" office:value="-0.51229999999999998" table:style-name="ce1">
            <text:p>-0.5123</text:p>
          </table:table-cell>
          <table:table-cell office:value-type="float" office:value="-0.1201" table:style-name="ce1">
            <text:p>-0.1201</text:p>
          </table:table-cell>
          <table:table-cell office:value-type="float" office:value="-8.5300000000000001E-2" table:style-name="ce1">
            <text:p>-0.0853</text:p>
          </table:table-cell>
          <table:table-cell office:value-type="float" office:value="1.6E-2" table:style-name="ce1">
            <text:p>0.016</text:p>
          </table:table-cell>
          <table:table-cell office:value-type="float" office:value="-3.1699999999999999E-2" table:style-name="ce1">
            <text:p>-0.0317</text:p>
          </table:table-cell>
          <table:table-cell office:value-type="float" office:value="0.1022" table:style-name="ce1">
            <text:p>0.1022</text:p>
          </table:table-cell>
          <table:table-cell office:value-type="float" office:value="-0.16789999999999999" table:style-name="ce1">
            <text:p>-0.1679</text:p>
          </table:table-cell>
          <table:table-cell office:value-type="float" office:value="-0.19539999999999999" table:style-name="ce1">
            <text:p>-0.1954</text:p>
          </table:table-cell>
          <table:table-cell office:value-type="float" office:value="-1.4158999999999999" table:style-name="ce1">
            <text:p>-1.4159</text:p>
          </table:table-cell>
          <table:table-cell office:value-type="float" office:value="1.06E-2" table:style-name="ce1">
            <text:p>0.0106</text:p>
          </table:table-cell>
          <table:table-cell office:value-type="float" office:value="0.1046" table:style-name="ce1">
            <text:p>0.1046</text:p>
          </table:table-cell>
          <table:table-cell office:value-type="float" office:value="0.16669999999999999" table:style-name="ce1">
            <text:p>0.1667</text:p>
          </table:table-cell>
          <table:table-cell office:value-type="float" office:value="-0.20960000000000001" table:style-name="ce1">
            <text:p>-0.2096</text:p>
          </table:table-cell>
          <table:table-cell office:value-type="float" office:value="9.8799999999999999E-2" table:style-name="ce1">
            <text:p>0.0988</text:p>
          </table:table-cell>
          <table:table-cell office:value-type="float" office:value="-0.33539999999999998" table:style-name="ce1">
            <text:p>-0.3354</text:p>
          </table:table-cell>
          <table:table-cell office:value-type="float" office:value="0.1295" table:style-name="ce1">
            <text:p>0.1295</text:p>
          </table:table-cell>
          <table:table-cell office:value-type="float" office:value="0.81720000000000004" table:style-name="ce1">
            <text:p>0.8172</text:p>
          </table:table-cell>
          <table:table-cell office:value-type="float" office:value="0.51790000000000003" table:style-name="ce1">
            <text:p>0.5179</text:p>
          </table:table-cell>
          <table:table-cell office:value-type="float" office:value="0.12859999999999999" table:style-name="ce1">
            <text:p>0.1286</text:p>
          </table:table-cell>
          <table:table-cell office:value-type="float" office:value="0.1087" table:style-name="ce1">
            <text:p>0.1087</text:p>
          </table:table-cell>
          <table:table-cell office:value-type="float" office:value="0.52839999999999998" table:style-name="ce1">
            <text:p>0.5284</text:p>
          </table:table-cell>
          <table:table-cell office:value-type="float" office:value="0.2959" table:style-name="ce1">
            <text:p>0.2959</text:p>
          </table:table-cell>
          <table:table-cell office:value-type="float" office:value="0.26960000000000001" table:style-name="ce1">
            <text:p>0.2696</text:p>
          </table:table-cell>
          <table:table-cell office:value-type="float" office:value="1.2461" table:style-name="ce1">
            <text:p>1.24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06niuchunli</text:p>
          </table:table-cell>
          <table:table-cell office:value-type="float" office:value="2.7434307975586101E-3" table:style-name="ce2">
            <text:p>0.002743431</text:p>
          </table:table-cell>
          <table:table-cell office:value-type="float" office:value="0.17947128254274999" table:style-name="ce2">
            <text:p>0.179471283</text:p>
          </table:table-cell>
          <table:table-cell office:value-type="float" office:value="5.77689360783539E-2" table:style-name="ce2">
            <text:p>0.057768936</text:p>
          </table:table-cell>
          <table:table-cell office:value-type="float" office:value="7.25149399135602E-2" table:style-name="ce2">
            <text:p>0.07251494</text:p>
          </table:table-cell>
          <table:table-cell office:value-type="float" office:value="1.109" table:style-name="ce2">
            <text:p>1.109</text:p>
          </table:table-cell>
          <table:table-cell office:value-type="float" office:value="0.76980000000000004" table:style-name="ce1">
            <text:p>0.7698</text:p>
          </table:table-cell>
          <table:table-cell office:value-type="float" office:value="0.22689999999999999" table:style-name="ce1">
            <text:p>0.2269</text:p>
          </table:table-cell>
          <table:table-cell office:value-type="float" office:value="0.49440000000000001" table:style-name="ce1">
            <text:p>0.4944</text:p>
          </table:table-cell>
          <table:table-cell office:value-type="float" office:value="0.79169999999999996" table:style-name="ce1">
            <text:p>0.7917</text:p>
          </table:table-cell>
          <table:table-cell office:value-type="float" office:value="-0.59340000000000004" table:style-name="ce1">
            <text:p>-0.5934</text:p>
          </table:table-cell>
          <table:table-cell office:value-type="float" office:value="0.80020000000000002" table:style-name="ce1">
            <text:p>0.8002</text:p>
          </table:table-cell>
          <table:table-cell office:value-type="float" office:value="1.4371" table:style-name="ce1">
            <text:p>1.4371</text:p>
          </table:table-cell>
          <table:table-cell office:value-type="float" office:value="-0.78200000000000003" table:style-name="ce1">
            <text:p>-0.782</text:p>
          </table:table-cell>
          <table:table-cell office:value-type="float" office:value="-0.29459999999999997" table:style-name="ce1">
            <text:p>-0.2946</text:p>
          </table:table-cell>
          <table:table-cell office:value-type="float" office:value="3.3E-3" table:style-name="ce1">
            <text:p>0.0033</text:p>
          </table:table-cell>
          <table:table-cell office:value-type="float" office:value="0.4572" table:style-name="ce1">
            <text:p>0.4572</text:p>
          </table:table-cell>
          <table:table-cell office:value-type="float" office:value="0.57789999999999997" table:style-name="ce1">
            <text:p>0.5779</text:p>
          </table:table-cell>
          <table:table-cell office:value-type="float" office:value="-0.78469999999999995" table:style-name="ce1">
            <text:p>-0.7847</text:p>
          </table:table-cell>
          <table:table-cell office:value-type="float" office:value="0.26340000000000002" table:style-name="ce1">
            <text:p>0.2634</text:p>
          </table:table-cell>
          <table:table-cell office:value-type="float" office:value="0.3574" table:style-name="ce1">
            <text:p>0.3574</text:p>
          </table:table-cell>
          <table:table-cell office:value-type="float" office:value="-1.3469" table:style-name="ce1">
            <text:p>-1.3469</text:p>
          </table:table-cell>
          <table:table-cell office:value-type="float" office:value="0.1699" table:style-name="ce1">
            <text:p>0.1699</text:p>
          </table:table-cell>
          <table:table-cell office:value-type="float" office:value="-3.4299999999999997E-2" table:style-name="ce1">
            <text:p>-0.0343</text:p>
          </table:table-cell>
          <table:table-cell office:value-type="float" office:value="-3.8999999999999998E-3" table:style-name="ce1">
            <text:p>-0.0039</text:p>
          </table:table-cell>
          <table:table-cell office:value-type="float" office:value="1.9099999999999999E-2" table:style-name="ce1">
            <text:p>0.0191</text:p>
          </table:table-cell>
          <table:table-cell office:value-type="float" office:value="-0.54239999999999999" table:style-name="ce1">
            <text:p>-0.5424</text:p>
          </table:table-cell>
          <table:table-cell office:value-type="float" office:value="0.10150000000000001" table:style-name="ce1">
            <text:p>0.1015</text:p>
          </table:table-cell>
          <table:table-cell office:value-type="float" office:value="-0.24859999999999999" table:style-name="ce1">
            <text:p>-0.2486</text:p>
          </table:table-cell>
          <table:table-cell office:value-type="float" office:value="-0.27960000000000002" table:style-name="ce1">
            <text:p>-0.2796</text:p>
          </table:table-cell>
          <table:table-cell office:value-type="float" office:value="-0.65920000000000001" table:style-name="ce1">
            <text:p>-0.6592</text:p>
          </table:table-cell>
          <table:table-cell office:value-type="float" office:value="0.2001" table:style-name="ce1">
            <text:p>0.2001</text:p>
          </table:table-cell>
          <table:table-cell office:value-type="float" office:value="0.21379999999999999" table:style-name="ce1">
            <text:p>0.2138</text:p>
          </table:table-cell>
          <table:table-cell office:value-type="float" office:value="0.44269999999999998" table:style-name="ce1">
            <text:p>0.4427</text:p>
          </table:table-cell>
          <table:table-cell office:value-type="float" office:value="-0.85809999999999997" table:style-name="ce1">
            <text:p>-0.8581</text:p>
          </table:table-cell>
          <table:table-cell office:value-type="float" office:value="0.31409999999999999" table:style-name="ce1">
            <text:p>0.3141</text:p>
          </table:table-cell>
          <table:table-cell office:value-type="float" office:value="9.3600000000000003E-2" table:style-name="ce1">
            <text:p>0.0936</text:p>
          </table:table-cell>
          <table:table-cell office:value-type="float" office:value="-0.8841" table:style-name="ce1">
            <text:p>-0.8841</text:p>
          </table:table-cell>
          <table:table-cell office:value-type="float" office:value="0.59219999999999995" table:style-name="ce1">
            <text:p>0.5922</text:p>
          </table:table-cell>
          <table:table-cell office:value-type="float" office:value="4.1399999999999999E-2" table:style-name="ce1">
            <text:p>0.0414</text:p>
          </table:table-cell>
          <table:table-cell office:value-type="float" office:value="-0.373" table:style-name="ce1">
            <text:p>-0.373</text:p>
          </table:table-cell>
          <table:table-cell office:value-type="float" office:value="-0.39810000000000001" table:style-name="ce1">
            <text:p>-0.3981</text:p>
          </table:table-cell>
          <table:table-cell office:value-type="float" office:value="0.55110000000000003" table:style-name="ce1">
            <text:p>0.5511</text:p>
          </table:table-cell>
          <table:table-cell office:value-type="float" office:value="-7.9600000000000004E-2" table:style-name="ce1">
            <text:p>-0.0796</text:p>
          </table:table-cell>
          <table:table-cell office:value-type="float" office:value="2.1399999999999999E-2" table:style-name="ce1">
            <text:p>0.0214</text:p>
          </table:table-cell>
          <table:table-cell office:value-type="float" office:value="1.3066" table:style-name="ce1">
            <text:p>1.30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07wangruiyuan</text:p>
          </table:table-cell>
          <table:table-cell office:value-type="float" office:value="2.60087657125418E-3" table:style-name="ce2">
            <text:p>0.002600877</text:p>
          </table:table-cell>
          <table:table-cell office:value-type="float" office:value="0.19348643729793899" table:style-name="ce2">
            <text:p>0.193486437</text:p>
          </table:table-cell>
          <table:table-cell office:value-type="float" office:value="6.31428294648404E-2" table:style-name="ce2">
            <text:p>0.063142829</text:p>
          </table:table-cell>
          <table:table-cell office:value-type="float" office:value="7.4130071563829406E-2" table:style-name="ce2">
            <text:p>0.074130072</text:p>
          </table:table-cell>
          <table:table-cell office:value-type="float" office:value="1.21" table:style-name="ce2">
            <text:p>1.21</text:p>
          </table:table-cell>
          <table:table-cell office:value-type="float" office:value="1.0019" table:style-name="ce1">
            <text:p>1.0019</text:p>
          </table:table-cell>
          <table:table-cell office:value-type="float" office:value="0.42249999999999999" table:style-name="ce1">
            <text:p>0.4225</text:p>
          </table:table-cell>
          <table:table-cell office:value-type="float" office:value="0.24759999999999999" table:style-name="ce1">
            <text:p>0.2476</text:p>
          </table:table-cell>
          <table:table-cell office:value-type="float" office:value="0.82920000000000005" table:style-name="ce1">
            <text:p>0.8292</text:p>
          </table:table-cell>
          <table:table-cell office:value-type="float" office:value="0.32219999999999999" table:style-name="ce1">
            <text:p>0.3222</text:p>
          </table:table-cell>
          <table:table-cell office:value-type="float" office:value="0.44009999999999999" table:style-name="ce1">
            <text:p>0.4401</text:p>
          </table:table-cell>
          <table:table-cell office:value-type="float" office:value="1.5887" table:style-name="ce1">
            <text:p>1.5887</text:p>
          </table:table-cell>
          <table:table-cell office:value-type="float" office:value="-0.5081" table:style-name="ce1">
            <text:p>-0.5081</text:p>
          </table:table-cell>
          <table:table-cell office:value-type="float" office:value="-0.31490000000000001" table:style-name="ce1">
            <text:p>-0.3149</text:p>
          </table:table-cell>
          <table:table-cell office:value-type="float" office:value="5.1900000000000002E-2" table:style-name="ce1">
            <text:p>0.0519</text:p>
          </table:table-cell>
          <table:table-cell office:value-type="float" office:value="0.15040000000000001" table:style-name="ce1">
            <text:p>0.1504</text:p>
          </table:table-cell>
          <table:table-cell office:value-type="float" office:value="0.5635" table:style-name="ce1">
            <text:p>0.5635</text:p>
          </table:table-cell>
          <table:table-cell office:value-type="float" office:value="7.3200000000000001E-2" table:style-name="ce1">
            <text:p>0.0732</text:p>
          </table:table-cell>
          <table:table-cell office:value-type="float" office:value="0.2409" table:style-name="ce1">
            <text:p>0.2409</text:p>
          </table:table-cell>
          <table:table-cell office:value-type="float" office:value="3.4500000000000003E-2" table:style-name="ce1">
            <text:p>0.0345</text:p>
          </table:table-cell>
          <table:table-cell office:value-type="float" office:value="-0.8679" table:style-name="ce1">
            <text:p>-0.8679</text:p>
          </table:table-cell>
          <table:table-cell office:value-type="float" office:value="8.6E-3" table:style-name="ce1">
            <text:p>0.0086</text:p>
          </table:table-cell>
          <table:table-cell office:value-type="float" office:value="8.6E-3" table:style-name="ce1">
            <text:p>0.0086</text:p>
          </table:table-cell>
          <table:table-cell office:value-type="float" office:value="8.3999999999999995E-3" table:style-name="ce1">
            <text:p>0.0084</text:p>
          </table:table-cell>
          <table:table-cell office:value-type="float" office:value="8.6E-3" table:style-name="ce1">
            <text:p>0.0086</text:p>
          </table:table-cell>
          <table:table-cell office:value-type="float" office:value="8.6E-3" table:style-name="ce1">
            <text:p>0.0086</text:p>
          </table:table-cell>
          <table:table-cell office:value-type="float" office:value="8.6E-3" table:style-name="ce1">
            <text:p>0.0086</text:p>
          </table:table-cell>
          <table:table-cell office:value-type="float" office:value="8.5000000000000006E-3" table:style-name="ce1">
            <text:p>0.0085</text:p>
          </table:table-cell>
          <table:table-cell office:value-type="float" office:value="8.6E-3" table:style-name="ce1">
            <text:p>0.0086</text:p>
          </table:table-cell>
          <table:table-cell office:value-type="float" office:value="-0.59089999999999998" table:style-name="ce1">
            <text:p>-0.5909</text:p>
          </table:table-cell>
          <table:table-cell office:value-type="float" office:value="0.20069999999999999" table:style-name="ce1">
            <text:p>0.2007</text:p>
          </table:table-cell>
          <table:table-cell office:value-type="float" office:value="-5.9499999999999997E-2" table:style-name="ce1">
            <text:p>-0.0595</text:p>
          </table:table-cell>
          <table:table-cell office:value-type="float" office:value="-9.3299999999999994E-2" table:style-name="ce1">
            <text:p>-0.0933</text:p>
          </table:table-cell>
          <table:table-cell office:value-type="float" office:value="-0.60319999999999996" table:style-name="ce1">
            <text:p>-0.6032</text:p>
          </table:table-cell>
          <table:table-cell office:value-type="float" office:value="3.27E-2" table:style-name="ce1">
            <text:p>0.0327</text:p>
          </table:table-cell>
          <table:table-cell office:value-type="float" office:value="-0.39779999999999999" table:style-name="ce1">
            <text:p>-0.3978</text:p>
          </table:table-cell>
          <table:table-cell office:value-type="float" office:value="-0.16339999999999999" table:style-name="ce1">
            <text:p>-0.1634</text:p>
          </table:table-cell>
          <table:table-cell office:value-type="float" office:value="0.67779999999999996" table:style-name="ce1">
            <text:p>0.6778</text:p>
          </table:table-cell>
          <table:table-cell office:value-type="float" office:value="0.1678" table:style-name="ce1">
            <text:p>0.1678</text:p>
          </table:table-cell>
          <table:table-cell office:value-type="float" office:value="-0.26790000000000003" table:style-name="ce1">
            <text:p>-0.2679</text:p>
          </table:table-cell>
          <table:table-cell office:value-type="float" office:value="-0.37830000000000003" table:style-name="ce1">
            <text:p>-0.3783</text:p>
          </table:table-cell>
          <table:table-cell office:value-type="float" office:value="8.6699999999999999E-2" table:style-name="ce1">
            <text:p>0.0867</text:p>
          </table:table-cell>
          <table:table-cell office:value-type="float" office:value="-8.2299999999999998E-2" table:style-name="ce1">
            <text:p>-0.0823</text:p>
          </table:table-cell>
          <table:table-cell office:value-type="float" office:value="0.59670000000000001" table:style-name="ce1">
            <text:p>0.5967</text:p>
          </table:table-cell>
          <table:table-cell office:value-type="float" office:value="0.97489999999999999" table:style-name="ce1">
            <text:p>0.97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08gehuan</text:p>
          </table:table-cell>
          <table:table-cell office:value-type="float" office:value="1.7731800744646301E-3" table:style-name="ce2">
            <text:p>0.00177318</text:p>
          </table:table-cell>
          <table:table-cell office:value-type="float" office:value="0.1980937462499" table:style-name="ce2">
            <text:p>0.198093746</text:p>
          </table:table-cell>
          <table:table-cell office:value-type="float" office:value="6.8998587518310506E-2" table:style-name="ce2">
            <text:p>0.068998588</text:p>
          </table:table-cell>
          <table:table-cell office:value-type="float" office:value="7.1656603299547206E-2" table:style-name="ce2">
            <text:p>0.071656603</text:p>
          </table:table-cell>
          <table:table-cell office:value-type="float" office:value="1.335" table:style-name="ce2">
            <text:p>1.335</text:p>
          </table:table-cell>
          <table:table-cell office:value-type="float" office:value="0.99160000000000004" table:style-name="ce1">
            <text:p>0.9916</text:p>
          </table:table-cell>
          <table:table-cell office:value-type="float" office:value="0.30109999999999998" table:style-name="ce1">
            <text:p>0.3011</text:p>
          </table:table-cell>
          <table:table-cell office:value-type="float" office:value="0.3009" table:style-name="ce1">
            <text:p>0.3009</text:p>
          </table:table-cell>
          <table:table-cell office:value-type="float" office:value="0.74909999999999999" table:style-name="ce1">
            <text:p>0.7491</text:p>
          </table:table-cell>
          <table:table-cell office:value-type="float" office:value="-0.38119999999999998" table:style-name="ce1">
            <text:p>-0.3812</text:p>
          </table:table-cell>
          <table:table-cell office:value-type="float" office:value="0.7903" table:style-name="ce1">
            <text:p>0.7903</text:p>
          </table:table-cell>
          <table:table-cell office:value-type="float" office:value="0.9153" table:style-name="ce1">
            <text:p>0.9153</text:p>
          </table:table-cell>
          <table:table-cell office:value-type="float" office:value="-0.4113" table:style-name="ce1">
            <text:p>-0.4113</text:p>
          </table:table-cell>
          <table:table-cell office:value-type="float" office:value="-0.78580000000000005" table:style-name="ce1">
            <text:p>-0.7858</text:p>
          </table:table-cell>
          <table:table-cell office:value-type="float" office:value="-0.13450000000000001" table:style-name="ce1">
            <text:p>-0.1345</text:p>
          </table:table-cell>
          <table:table-cell office:value-type="float" office:value="0.27250000000000002" table:style-name="ce1">
            <text:p>0.2725</text:p>
          </table:table-cell>
          <table:table-cell office:value-type="float" office:value="0.49159999999999998" table:style-name="ce1">
            <text:p>0.4916</text:p>
          </table:table-cell>
          <table:table-cell office:value-type="float" office:value="-0.59640000000000004" table:style-name="ce1">
            <text:p>-0.5964</text:p>
          </table:table-cell>
          <table:table-cell office:value-type="float" office:value="0.2321" table:style-name="ce1">
            <text:p>0.2321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-1.0982000000000001" table:style-name="ce1">
            <text:p>-1.0982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7.7999999999999996E-3" table:style-name="ce1">
            <text:p>0.0078</text:p>
          </table:table-cell>
          <table:table-cell office:value-type="float" office:value="8.3999999999999995E-3" table:style-name="ce1">
            <text:p>0.0084</text:p>
          </table:table-cell>
          <table:table-cell office:value-type="float" office:value="8.3999999999999995E-3" table:style-name="ce1">
            <text:p>0.0084</text:p>
          </table:table-cell>
          <table:table-cell office:value-type="float" office:value="8.5000000000000006E-3" table:style-name="ce1">
            <text:p>0.0085</text:p>
          </table:table-cell>
          <table:table-cell office:value-type="float" office:value="1.01E-2" table:style-name="ce1">
            <text:p>0.0101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6E-3" table:style-name="ce1">
            <text:p>0.0066</text:p>
          </table:table-cell>
          <table:table-cell office:value-type="float" office:value="-1.3673999999999999" table:style-name="ce1">
            <text:p>-1.3674</text:p>
          </table:table-cell>
          <table:table-cell office:value-type="float" office:value="-0.19220000000000001" table:style-name="ce1">
            <text:p>-0.1922</text:p>
          </table:table-cell>
          <table:table-cell office:value-type="float" office:value="2.1700000000000001E-2" table:style-name="ce1">
            <text:p>0.0217</text:p>
          </table:table-cell>
          <table:table-cell office:value-type="float" office:value="-0.1158" table:style-name="ce1">
            <text:p>-0.1158</text:p>
          </table:table-cell>
          <table:table-cell office:value-type="float" office:value="-0.95940000000000003" table:style-name="ce1">
            <text:p>-0.9594</text:p>
          </table:table-cell>
          <table:table-cell office:value-type="float" office:value="-1.06E-2" table:style-name="ce1">
            <text:p>-0.0106</text:p>
          </table:table-cell>
          <table:table-cell office:value-type="float" office:value="-0.15609999999999999" table:style-name="ce1">
            <text:p>-0.1561</text:p>
          </table:table-cell>
          <table:table-cell office:value-type="float" office:value="-0.31380000000000002" table:style-name="ce1">
            <text:p>-0.3138</text:p>
          </table:table-cell>
          <table:table-cell office:value-type="float" office:value="1.117" table:style-name="ce1">
            <text:p>1.117</text:p>
          </table:table-cell>
          <table:table-cell office:value-type="float" office:value="0.28339999999999999" table:style-name="ce1">
            <text:p>0.2834</text:p>
          </table:table-cell>
          <table:table-cell office:value-type="float" office:value="-0.35610000000000003" table:style-name="ce1">
            <text:p>-0.3561</text:p>
          </table:table-cell>
          <table:table-cell office:value-type="float" office:value="-0.39050000000000001" table:style-name="ce1">
            <text:p>-0.3905</text:p>
          </table:table-cell>
          <table:table-cell office:value-type="float" office:value="0.61309999999999998" table:style-name="ce1">
            <text:p>0.6131</text:p>
          </table:table-cell>
          <table:table-cell office:value-type="float" office:value="2.8199999999999999E-2" table:style-name="ce1">
            <text:p>0.0282</text:p>
          </table:table-cell>
          <table:table-cell office:value-type="float" office:value="0.26119999999999999" table:style-name="ce1">
            <text:p>0.2612</text:p>
          </table:table-cell>
          <table:table-cell office:value-type="float" office:value="1.3203" table:style-name="ce1">
            <text:p>1.32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09zhengyaqi</text:p>
          </table:table-cell>
          <table:table-cell office:value-type="float" office:value="2.7278059572814302E-3" table:style-name="ce2">
            <text:p>0.002727806</text:p>
          </table:table-cell>
          <table:table-cell office:value-type="float" office:value="0.195389461433845" table:style-name="ce2">
            <text:p>0.195389461</text:p>
          </table:table-cell>
          <table:table-cell office:value-type="float" office:value="6.0459936086877199E-2" table:style-name="ce2">
            <text:p>0.060459936</text:p>
          </table:table-cell>
          <table:table-cell office:value-type="float" office:value="7.2825315310929506E-2" table:style-name="ce2">
            <text:p>0.072825315</text:p>
          </table:table-cell>
          <table:table-cell office:value-type="float" office:value="1.2130000000000001" table:style-name="ce2">
            <text:p>1.213</text:p>
          </table:table-cell>
          <table:table-cell office:value-type="float" office:value="0.92230000000000001" table:style-name="ce1">
            <text:p>0.9223</text:p>
          </table:table-cell>
          <table:table-cell office:value-type="float" office:value="0.3347" table:style-name="ce1">
            <text:p>0.3347</text:p>
          </table:table-cell>
          <table:table-cell office:value-type="float" office:value="0.68010000000000004" table:style-name="ce1">
            <text:p>0.6801</text:p>
          </table:table-cell>
          <table:table-cell office:value-type="float" office:value="0.82099999999999995" table:style-name="ce1">
            <text:p>0.821</text:p>
          </table:table-cell>
          <table:table-cell office:value-type="float" office:value="0.28089999999999998" table:style-name="ce1">
            <text:p>0.2809</text:p>
          </table:table-cell>
          <table:table-cell office:value-type="float" office:value="0.81" table:style-name="ce1">
            <text:p>0.81</text:p>
          </table:table-cell>
          <table:table-cell office:value-type="float" office:value="1.8585" table:style-name="ce1">
            <text:p>1.8585</text:p>
          </table:table-cell>
          <table:table-cell office:value-type="float" office:value="-0.27500000000000002" table:style-name="ce1">
            <text:p>-0.275</text:p>
          </table:table-cell>
          <table:table-cell office:value-type="float" office:value="-0.35199999999999998" table:style-name="ce1">
            <text:p>-0.352</text:p>
          </table:table-cell>
          <table:table-cell office:value-type="float" office:value="-5.7799999999999997E-2" table:style-name="ce1">
            <text:p>-0.0578</text:p>
          </table:table-cell>
          <table:table-cell office:value-type="float" office:value="0.45269999999999999" table:style-name="ce1">
            <text:p>0.4527</text:p>
          </table:table-cell>
          <table:table-cell office:value-type="float" office:value="0.54110000000000003" table:style-name="ce1">
            <text:p>0.5411</text:p>
          </table:table-cell>
          <table:table-cell office:value-type="float" office:value="4.7899999999999998E-2" table:style-name="ce1">
            <text:p>0.0479</text:p>
          </table:table-cell>
          <table:table-cell office:value-type="float" office:value="0.37469999999999998" table:style-name="ce1">
            <text:p>0.3747</text:p>
          </table:table-cell>
          <table:table-cell office:value-type="float" office:value="-0.22159999999999999" table:style-name="ce1">
            <text:p>-0.2216</text:p>
          </table:table-cell>
          <table:table-cell office:value-type="float" office:value="-1.0157" table:style-name="ce1">
            <text:p>-1.0157</text:p>
          </table:table-cell>
          <table:table-cell office:value-type="float" office:value="5.0000000000000001E-4" table:style-name="ce1">
            <text:p>0.0005</text:p>
          </table:table-cell>
          <table:table-cell office:value-type="float" office:value="-9.7900000000000001E-2" table:style-name="ce1">
            <text:p>-0.0979</text:p>
          </table:table-cell>
          <table:table-cell office:value-type="float" office:value="-0.11890000000000001" table:style-name="ce1">
            <text:p>-0.1189</text:p>
          </table:table-cell>
          <table:table-cell office:value-type="float" office:value="-2.8799999999999999E-2" table:style-name="ce1">
            <text:p>-0.0288</text:p>
          </table:table-cell>
          <table:table-cell office:value-type="float" office:value="-4.9200000000000001E-2" table:style-name="ce1">
            <text:p>-0.0492</text:p>
          </table:table-cell>
          <table:table-cell office:value-type="float" office:value="0.1182" table:style-name="ce1">
            <text:p>0.1182</text:p>
          </table:table-cell>
          <table:table-cell office:value-type="float" office:value="-0.1186" table:style-name="ce1">
            <text:p>-0.1186</text:p>
          </table:table-cell>
          <table:table-cell office:value-type="float" office:value="-0.23419999999999999" table:style-name="ce1">
            <text:p>-0.2342</text:p>
          </table:table-cell>
          <table:table-cell office:value-type="float" office:value="-0.13469999999999999" table:style-name="ce1">
            <text:p>-0.1347</text:p>
          </table:table-cell>
          <table:table-cell office:value-type="float" office:value="0.27650000000000002" table:style-name="ce1">
            <text:p>0.2765</text:p>
          </table:table-cell>
          <table:table-cell office:value-type="float" office:value="0.49049999999999999" table:style-name="ce1">
            <text:p>0.4905</text:p>
          </table:table-cell>
          <table:table-cell office:value-type="float" office:value="0.37619999999999998" table:style-name="ce1">
            <text:p>0.3762</text:p>
          </table:table-cell>
          <table:table-cell office:value-type="float" office:value="0.13539999999999999" table:style-name="ce1">
            <text:p>0.1354</text:p>
          </table:table-cell>
          <table:table-cell office:value-type="float" office:value="0.51329999999999998" table:style-name="ce1">
            <text:p>0.5133</text:p>
          </table:table-cell>
          <table:table-cell office:value-type="float" office:value="0.18690000000000001" table:style-name="ce1">
            <text:p>0.1869</text:p>
          </table:table-cell>
          <table:table-cell office:value-type="float" office:value="-0.23050000000000001" table:style-name="ce1">
            <text:p>-0.2305</text:p>
          </table:table-cell>
          <table:table-cell office:value-type="float" office:value="0.82840000000000003" table:style-name="ce1">
            <text:p>0.8284</text:p>
          </table:table-cell>
          <table:table-cell office:value-type="float" office:value="0.29060000000000002" table:style-name="ce1">
            <text:p>0.2906</text:p>
          </table:table-cell>
          <table:table-cell office:value-type="float" office:value="-0.39910000000000001" table:style-name="ce1">
            <text:p>-0.3991</text:p>
          </table:table-cell>
          <table:table-cell office:value-type="float" office:value="-0.29830000000000001" table:style-name="ce1">
            <text:p>-0.2983</text:p>
          </table:table-cell>
          <table:table-cell office:value-type="float" office:value="5.1000000000000004E-3" table:style-name="ce1">
            <text:p>0.0051</text:p>
          </table:table-cell>
          <table:table-cell office:value-type="float" office:value="-6.2300000000000001E-2" table:style-name="ce1">
            <text:p>-0.0623</text:p>
          </table:table-cell>
          <table:table-cell office:value-type="float" office:value="0.78210000000000002" table:style-name="ce1">
            <text:p>0.7821</text:p>
          </table:table-cell>
          <table:table-cell office:value-type="float" office:value="1.3053999999999999" table:style-name="ce1">
            <text:p>1.30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0guobaokui</text:p>
          </table:table-cell>
          <table:table-cell office:value-type="float" office:value="2.5397104392811901E-3" table:style-name="ce2">
            <text:p>0.00253971</text:p>
          </table:table-cell>
          <table:table-cell office:value-type="float" office:value="0.192566057949484" table:style-name="ce2">
            <text:p>0.192566058</text:p>
          </table:table-cell>
          <table:table-cell office:value-type="float" office:value="6.4803216377316494E-2" table:style-name="ce2">
            <text:p>0.064803216</text:p>
          </table:table-cell>
          <table:table-cell office:value-type="float" office:value="7.37813992328787E-2" table:style-name="ce2">
            <text:p>0.073781399</text:p>
          </table:table-cell>
          <table:table-cell office:value-type="float" office:value="1.476" table:style-name="ce2">
            <text:p>1.476</text:p>
          </table:table-cell>
          <table:table-cell office:value-type="float" office:value="1.1563000000000001" table:style-name="ce1">
            <text:p>1.1563</text:p>
          </table:table-cell>
          <table:table-cell office:value-type="float" office:value="1.0699999999999999E-2" table:style-name="ce1">
            <text:p>0.0107</text:p>
          </table:table-cell>
          <table:table-cell office:value-type="float" office:value="0.49980000000000002" table:style-name="ce1">
            <text:p>0.4998</text:p>
          </table:table-cell>
          <table:table-cell office:value-type="float" office:value="0.69110000000000005" table:style-name="ce1">
            <text:p>0.6911</text:p>
          </table:table-cell>
          <table:table-cell office:value-type="float" office:value="-0.33450000000000002" table:style-name="ce1">
            <text:p>-0.3345</text:p>
          </table:table-cell>
          <table:table-cell office:value-type="float" office:value="0.28839999999999999" table:style-name="ce1">
            <text:p>0.2884</text:p>
          </table:table-cell>
          <table:table-cell office:value-type="float" office:value="1.3146" table:style-name="ce1">
            <text:p>1.3146</text:p>
          </table:table-cell>
          <table:table-cell office:value-type="float" office:value="-0.66800000000000004" table:style-name="ce1">
            <text:p>-0.668</text:p>
          </table:table-cell>
          <table:table-cell office:value-type="float" office:value="0.1018" table:style-name="ce1">
            <text:p>0.1018</text:p>
          </table:table-cell>
          <table:table-cell office:value-type="float" office:value="-2.46E-2" table:style-name="ce1">
            <text:p>-0.0246</text:p>
          </table:table-cell>
          <table:table-cell office:value-type="float" office:value="0.51600000000000001" table:style-name="ce1">
            <text:p>0.516</text:p>
          </table:table-cell>
          <table:table-cell office:value-type="float" office:value="0.56599999999999995" table:style-name="ce1">
            <text:p>0.566</text:p>
          </table:table-cell>
          <table:table-cell office:value-type="float" office:value="-0.33839999999999998" table:style-name="ce1">
            <text:p>-0.3384</text:p>
          </table:table-cell>
          <table:table-cell office:value-type="float" office:value="0.20300000000000001" table:style-name="ce1">
            <text:p>0.203</text:p>
          </table:table-cell>
          <table:table-cell office:value-type="float" office:value="0.19420000000000001" table:style-name="ce1">
            <text:p>0.1942</text:p>
          </table:table-cell>
          <table:table-cell office:value-type="float" office:value="-1.1294" table:style-name="ce1">
            <text:p>-1.1294</text:p>
          </table:table-cell>
          <table:table-cell office:value-type="float" office:value="-4.1399999999999999E-2" table:style-name="ce1">
            <text:p>-0.0414</text:p>
          </table:table-cell>
          <table:table-cell office:value-type="float" office:value="-0.11260000000000001" table:style-name="ce1">
            <text:p>-0.1126</text:p>
          </table:table-cell>
          <table:table-cell office:value-type="float" office:value="3.49E-2" table:style-name="ce1">
            <text:p>0.0349</text:p>
          </table:table-cell>
          <table:table-cell office:value-type="float" office:value="-4.3E-3" table:style-name="ce1">
            <text:p>-0.0043</text:p>
          </table:table-cell>
          <table:table-cell office:value-type="float" office:value="-0.20330000000000001" table:style-name="ce1">
            <text:p>-0.2033</text:p>
          </table:table-cell>
          <table:table-cell office:value-type="float" office:value="0.1128" table:style-name="ce1">
            <text:p>0.1128</text:p>
          </table:table-cell>
          <table:table-cell office:value-type="float" office:value="-0.29099999999999998" table:style-name="ce1">
            <text:p>-0.291</text:p>
          </table:table-cell>
          <table:table-cell office:value-type="float" office:value="-0.43509999999999999" table:style-name="ce1">
            <text:p>-0.4351</text:p>
          </table:table-cell>
          <table:table-cell office:value-type="float" office:value="-0.86970000000000003" table:style-name="ce1">
            <text:p>-0.8697</text:p>
          </table:table-cell>
          <table:table-cell office:value-type="float" office:value="-0.13730000000000001" table:style-name="ce1">
            <text:p>-0.1373</text:p>
          </table:table-cell>
          <table:table-cell office:value-type="float" office:value="5.28E-2" table:style-name="ce1">
            <text:p>0.0528</text:p>
          </table:table-cell>
          <table:table-cell office:value-type="float" office:value="-6.5799999999999997E-2" table:style-name="ce1">
            <text:p>-0.0658</text:p>
          </table:table-cell>
          <table:table-cell office:value-type="float" office:value="-0.83289999999999997" table:style-name="ce1">
            <text:p>-0.8329</text:p>
          </table:table-cell>
          <table:table-cell office:value-type="float" office:value="-0.19450000000000001" table:style-name="ce1">
            <text:p>-0.1945</text:p>
          </table:table-cell>
          <table:table-cell office:value-type="float" office:value="-0.5827" table:style-name="ce1">
            <text:p>-0.5827</text:p>
          </table:table-cell>
          <table:table-cell office:value-type="float" office:value="-0.66579999999999995" table:style-name="ce1">
            <text:p>-0.6658</text:p>
          </table:table-cell>
          <table:table-cell office:value-type="float" office:value="0.31459999999999999" table:style-name="ce1">
            <text:p>0.3146</text:p>
          </table:table-cell>
          <table:table-cell office:value-type="float" office:value="9.7799999999999998E-2" table:style-name="ce1">
            <text:p>0.0978</text:p>
          </table:table-cell>
          <table:table-cell office:value-type="float" office:value="-0.51890000000000003" table:style-name="ce1">
            <text:p>-0.5189</text:p>
          </table:table-cell>
          <table:table-cell office:value-type="float" office:value="-0.45760000000000001" table:style-name="ce1">
            <text:p>-0.4576</text:p>
          </table:table-cell>
          <table:table-cell office:value-type="float" office:value="0.39460000000000001" table:style-name="ce1">
            <text:p>0.3946</text:p>
          </table:table-cell>
          <table:table-cell office:value-type="float" office:value="-0.1268" table:style-name="ce1">
            <text:p>-0.1268</text:p>
          </table:table-cell>
          <table:table-cell office:value-type="float" office:value="0.1186" table:style-name="ce1">
            <text:p>0.1186</text:p>
          </table:table-cell>
          <table:table-cell office:value-type="float" office:value="1.2599" table:style-name="ce1">
            <text:p>1.25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1guorui</text:p>
          </table:table-cell>
          <table:table-cell office:value-type="float" office:value="2.5113483638920901E-3" table:style-name="ce2">
            <text:p>0.002511348</text:p>
          </table:table-cell>
          <table:table-cell office:value-type="float" office:value="0.188898244524764" table:style-name="ce2">
            <text:p>0.188898245</text:p>
          </table:table-cell>
          <table:table-cell office:value-type="float" office:value="5.5115905150131303E-2" table:style-name="ce2">
            <text:p>0.055115905</text:p>
          </table:table-cell>
          <table:table-cell office:value-type="float" office:value="6.8571003336298605E-2" table:style-name="ce2">
            <text:p>0.068571003</text:p>
          </table:table-cell>
          <table:table-cell office:value-type="float" office:value="1.2769999999999999" table:style-name="ce2">
            <text:p>1.277</text:p>
          </table:table-cell>
          <table:table-cell office:value-type="float" office:value="1.0232000000000001" table:style-name="ce1">
            <text:p>1.0232</text:p>
          </table:table-cell>
          <table:table-cell office:value-type="float" office:value="0.23749999999999999" table:style-name="ce1">
            <text:p>0.2375</text:p>
          </table:table-cell>
          <table:table-cell office:value-type="float" office:value="0.59079999999999999" table:style-name="ce1">
            <text:p>0.5908</text:p>
          </table:table-cell>
          <table:table-cell office:value-type="float" office:value="0.48899999999999999" table:style-name="ce1">
            <text:p>0.489</text:p>
          </table:table-cell>
          <table:table-cell office:value-type="float" office:value="4.2599999999999999E-2" table:style-name="ce1">
            <text:p>0.0426</text:p>
          </table:table-cell>
          <table:table-cell office:value-type="float" office:value="0.52869999999999995" table:style-name="ce1">
            <text:p>0.5287</text:p>
          </table:table-cell>
          <table:table-cell office:value-type="float" office:value="1.2369000000000001" table:style-name="ce1">
            <text:p>1.2369</text:p>
          </table:table-cell>
          <table:table-cell office:value-type="float" office:value="-0.57979999999999998" table:style-name="ce1">
            <text:p>-0.5798</text:p>
          </table:table-cell>
          <table:table-cell office:value-type="float" office:value="8.5199999999999998E-2" table:style-name="ce1">
            <text:p>0.0852</text:p>
          </table:table-cell>
          <table:table-cell office:value-type="float" office:value="3.7900000000000003E-2" table:style-name="ce1">
            <text:p>0.0379</text:p>
          </table:table-cell>
          <table:table-cell office:value-type="float" office:value="0.49249999999999999" table:style-name="ce1">
            <text:p>0.4925</text:p>
          </table:table-cell>
          <table:table-cell office:value-type="float" office:value="0.45319999999999999" table:style-name="ce1">
            <text:p>0.4532</text:p>
          </table:table-cell>
          <table:table-cell office:value-type="float" office:value="-5.3800000000000001E-2" table:style-name="ce1">
            <text:p>-0.0538</text:p>
          </table:table-cell>
          <table:table-cell office:value-type="float" office:value="0.2135" table:style-name="ce1">
            <text:p>0.2135</text:p>
          </table:table-cell>
          <table:table-cell office:value-type="float" office:value="0.4491" table:style-name="ce1">
            <text:p>0.4491</text:p>
          </table:table-cell>
          <table:table-cell office:value-type="float" office:value="-1.3119000000000001" table:style-name="ce1">
            <text:p>-1.3119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-3.8899999999999997E-2" table:style-name="ce1">
            <text:p>-0.0389</text:p>
          </table:table-cell>
          <table:table-cell office:value-type="float" office:value="-8.1799999999999998E-2" table:style-name="ce1">
            <text:p>-0.0818</text:p>
          </table:table-cell>
          <table:table-cell office:value-type="float" office:value="-0.10050000000000001" table:style-name="ce1">
            <text:p>-0.1005</text:p>
          </table:table-cell>
          <table:table-cell office:value-type="float" office:value="-7.4800000000000005E-2" table:style-name="ce1">
            <text:p>-0.0748</text:p>
          </table:table-cell>
          <table:table-cell office:value-type="float" office:value="0.1326" table:style-name="ce1">
            <text:p>0.1326</text:p>
          </table:table-cell>
          <table:table-cell office:value-type="float" office:value="-0.17319999999999999" table:style-name="ce1">
            <text:p>-0.1732</text:p>
          </table:table-cell>
          <table:table-cell office:value-type="float" office:value="-0.2477" table:style-name="ce1">
            <text:p>-0.2477</text:p>
          </table:table-cell>
          <table:table-cell office:value-type="float" office:value="-0.65139999999999998" table:style-name="ce1">
            <text:p>-0.6514</text:p>
          </table:table-cell>
          <table:table-cell office:value-type="float" office:value="9.9199999999999997E-2" table:style-name="ce1">
            <text:p>0.0992</text:p>
          </table:table-cell>
          <table:table-cell office:value-type="float" office:value="0.35089999999999999" table:style-name="ce1">
            <text:p>0.3509</text:p>
          </table:table-cell>
          <table:table-cell office:value-type="float" office:value="-5.4699999999999999E-2" table:style-name="ce1">
            <text:p>-0.0547</text:p>
          </table:table-cell>
          <table:table-cell office:value-type="float" office:value="-0.63729999999999998" table:style-name="ce1">
            <text:p>-0.6373</text:p>
          </table:table-cell>
          <table:table-cell office:value-type="float" office:value="6.8900000000000003E-2" table:style-name="ce1">
            <text:p>0.0689</text:p>
          </table:table-cell>
          <table:table-cell office:value-type="float" office:value="-0.62370000000000003" table:style-name="ce1">
            <text:p>-0.6237</text:p>
          </table:table-cell>
          <table:table-cell office:value-type="float" office:value="-0.33169999999999999" table:style-name="ce1">
            <text:p>-0.3317</text:p>
          </table:table-cell>
          <table:table-cell office:value-type="float" office:value="0.17180000000000001" table:style-name="ce1">
            <text:p>0.1718</text:p>
          </table:table-cell>
          <table:table-cell office:value-type="float" office:value="0.1" table:style-name="ce1">
            <text:p>0.1</text:p>
          </table:table-cell>
          <table:table-cell office:value-type="float" office:value="-0.4083" table:style-name="ce1">
            <text:p>-0.4083</text:p>
          </table:table-cell>
          <table:table-cell office:value-type="float" office:value="-0.42809999999999998" table:style-name="ce1">
            <text:p>-0.4281</text:p>
          </table:table-cell>
          <table:table-cell office:value-type="float" office:value="0.16889999999999999" table:style-name="ce1">
            <text:p>0.1689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4E-2" table:style-name="ce1">
            <text:p>0.014</text:p>
          </table:table-cell>
          <table:table-cell office:value-type="float" office:value="1.6039000000000001" table:style-name="ce1">
            <text:p>1.60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2maqingfei</text:p>
          </table:table-cell>
          <table:table-cell office:value-type="float" office:value="2.4119228939267902E-3" table:style-name="ce2">
            <text:p>0.002411923</text:p>
          </table:table-cell>
          <table:table-cell office:value-type="float" office:value="0.195534653675074" table:style-name="ce2">
            <text:p>0.195534654</text:p>
          </table:table-cell>
          <table:table-cell office:value-type="float" office:value="6.0703164410265499E-2" table:style-name="ce2">
            <text:p>0.060703164</text:p>
          </table:table-cell>
          <table:table-cell office:value-type="float" office:value="7.3835300204406901E-2" table:style-name="ce2">
            <text:p>0.0738353</text:p>
          </table:table-cell>
          <table:table-cell office:value-type="float" office:value="1.2949999999999999" table:style-name="ce2">
            <text:p>1.295</text:p>
          </table:table-cell>
          <table:table-cell office:value-type="float" office:value="1.6878" table:style-name="ce1">
            <text:p>1.6878</text:p>
          </table:table-cell>
          <table:table-cell office:value-type="float" office:value="0.54390000000000005" table:style-name="ce1">
            <text:p>0.5439</text:p>
          </table:table-cell>
          <table:table-cell office:value-type="float" office:value="0.89949999999999997" table:style-name="ce1">
            <text:p>0.8995</text:p>
          </table:table-cell>
          <table:table-cell office:value-type="float" office:value="0.93589999999999995" table:style-name="ce1">
            <text:p>0.9359</text:p>
          </table:table-cell>
          <table:table-cell office:value-type="float" office:value="0.20380000000000001" table:style-name="ce1">
            <text:p>0.2038</text:p>
          </table:table-cell>
          <table:table-cell office:value-type="float" office:value="0.53620000000000001" table:style-name="ce1">
            <text:p>0.5362</text:p>
          </table:table-cell>
          <table:table-cell office:value-type="float" office:value="1.9556" table:style-name="ce1">
            <text:p>1.9556</text:p>
          </table:table-cell>
          <table:table-cell office:value-type="float" office:value="-0.72460000000000002" table:style-name="ce1">
            <text:p>-0.7246</text:p>
          </table:table-cell>
          <table:table-cell office:value-type="float" office:value="-0.2208" table:style-name="ce1">
            <text:p>-0.2208</text:p>
          </table:table-cell>
          <table:table-cell office:value-type="float" office:value="0.14940000000000001" table:style-name="ce1">
            <text:p>0.1494</text:p>
          </table:table-cell>
          <table:table-cell office:value-type="float" office:value="0.4506" table:style-name="ce1">
            <text:p>0.4506</text:p>
          </table:table-cell>
          <table:table-cell office:value-type="float" office:value="0.56579999999999997" table:style-name="ce1">
            <text:p>0.5658</text:p>
          </table:table-cell>
          <table:table-cell office:value-type="float" office:value="-0.22439999999999999" table:style-name="ce1">
            <text:p>-0.2244</text:p>
          </table:table-cell>
          <table:table-cell office:value-type="float" office:value="0.28820000000000001" table:style-name="ce1">
            <text:p>0.2882</text:p>
          </table:table-cell>
          <table:table-cell office:value-type="float" office:value="0.51459999999999995" table:style-name="ce1">
            <text:p>0.5146</text:p>
          </table:table-cell>
          <table:table-cell office:value-type="float" office:value="-1.0106999999999999" table:style-name="ce1">
            <text:p>-1.0107</text:p>
          </table:table-cell>
          <table:table-cell office:value-type="float" office:value="0.1696" table:style-name="ce1">
            <text:p>0.1696</text:p>
          </table:table-cell>
          <table:table-cell office:value-type="float" office:value="4.82E-2" table:style-name="ce1">
            <text:p>0.0482</text:p>
          </table:table-cell>
          <table:table-cell office:value-type="float" office:value="-5.21E-2" table:style-name="ce1">
            <text:p>-0.0521</text:p>
          </table:table-cell>
          <table:table-cell office:value-type="float" office:value="-3.1899999999999998E-2" table:style-name="ce1">
            <text:p>-0.0319</text:p>
          </table:table-cell>
          <table:table-cell office:value-type="float" office:value="-2.2499999999999999E-2" table:style-name="ce1">
            <text:p>-0.0225</text:p>
          </table:table-cell>
          <table:table-cell office:value-type="float" office:value="8.7800000000000003E-2" table:style-name="ce1">
            <text:p>0.0878</text:p>
          </table:table-cell>
          <table:table-cell office:value-type="float" office:value="-3.8800000000000001E-2" table:style-name="ce1">
            <text:p>-0.0388</text:p>
          </table:table-cell>
          <table:table-cell office:value-type="float" office:value="-0.23200000000000001" table:style-name="ce1">
            <text:p>-0.232</text:p>
          </table:table-cell>
          <table:table-cell office:value-type="float" office:value="0.16059999999999999" table:style-name="ce1">
            <text:p>0.1606</text:p>
          </table:table-cell>
          <table:table-cell office:value-type="float" office:value="0.42309999999999998" table:style-name="ce1">
            <text:p>0.4231</text:p>
          </table:table-cell>
          <table:table-cell office:value-type="float" office:value="0.2838" table:style-name="ce1">
            <text:p>0.2838</text:p>
          </table:table-cell>
          <table:table-cell office:value-type="float" office:value="0.28199999999999997" table:style-name="ce1">
            <text:p>0.282</text:p>
          </table:table-cell>
          <table:table-cell office:value-type="float" office:value="-0.4032" table:style-name="ce1">
            <text:p>-0.4032</text:p>
          </table:table-cell>
          <table:table-cell office:value-type="float" office:value="0.19769999999999999" table:style-name="ce1">
            <text:p>0.1977</text:p>
          </table:table-cell>
          <table:table-cell office:value-type="float" office:value="0.10299999999999999" table:style-name="ce1">
            <text:p>0.103</text:p>
          </table:table-cell>
          <table:table-cell office:value-type="float" office:value="0.17630000000000001" table:style-name="ce1">
            <text:p>0.1763</text:p>
          </table:table-cell>
          <table:table-cell office:value-type="float" office:value="0.69120000000000004" table:style-name="ce1">
            <text:p>0.6912</text:p>
          </table:table-cell>
          <table:table-cell office:value-type="float" office:value="0.1731" table:style-name="ce1">
            <text:p>0.1731</text:p>
          </table:table-cell>
          <table:table-cell office:value-type="float" office:value="-0.223" table:style-name="ce1">
            <text:p>-0.223</text:p>
          </table:table-cell>
          <table:table-cell office:value-type="float" office:value="-0.27010000000000001" table:style-name="ce1">
            <text:p>-0.2701</text:p>
          </table:table-cell>
          <table:table-cell office:value-type="float" office:value="0.50060000000000004" table:style-name="ce1">
            <text:p>0.5006</text:p>
          </table:table-cell>
          <table:table-cell office:value-type="float" office:value="-7.4700000000000003E-2" table:style-name="ce1">
            <text:p>-0.0747</text:p>
          </table:table-cell>
          <table:table-cell office:value-type="float" office:value="-3.9600000000000003E-2" table:style-name="ce1">
            <text:p>-0.0396</text:p>
          </table:table-cell>
          <table:table-cell office:value-type="float" office:value="1.1835" table:style-name="ce1">
            <text:p>1.18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3heshanshan</text:p>
          </table:table-cell>
          <table:table-cell office:value-type="float" office:value="2.2082905464248801E-3" table:style-name="ce2">
            <text:p>0.002208291</text:p>
          </table:table-cell>
          <table:table-cell office:value-type="float" office:value="0.193508339923882" table:style-name="ce2">
            <text:p>0.19350834</text:p>
          </table:table-cell>
          <table:table-cell office:value-type="float" office:value="6.8243828737806697E-2" table:style-name="ce2">
            <text:p>0.068243829</text:p>
          </table:table-cell>
          <table:table-cell office:value-type="float" office:value="7.4819336425685501E-2" table:style-name="ce2">
            <text:p>0.074819336</text:p>
          </table:table-cell>
          <table:table-cell office:value-type="float" office:value="1.2030000000000001" table:style-name="ce2">
            <text:p>1.203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0.23780000000000001" table:style-name="ce1">
            <text:p>0.2378</text:p>
          </table:table-cell>
          <table:table-cell office:value-type="float" office:value="1.0217000000000001" table:style-name="ce1">
            <text:p>1.0217</text:p>
          </table:table-cell>
          <table:table-cell office:value-type="float" office:value="0.75109999999999999" table:style-name="ce1">
            <text:p>0.7511</text:p>
          </table:table-cell>
          <table:table-cell office:value-type="float" office:value="0.18010000000000001" table:style-name="ce1">
            <text:p>0.1801</text:p>
          </table:table-cell>
          <table:table-cell office:value-type="float" office:value="0.82089999999999996" table:style-name="ce1">
            <text:p>0.8209</text:p>
          </table:table-cell>
          <table:table-cell office:value-type="float" office:value="1.9167000000000001" table:style-name="ce1">
            <text:p>1.9167</text:p>
          </table:table-cell>
          <table:table-cell office:value-type="float" office:value="-0.58340000000000003" table:style-name="ce1">
            <text:p>-0.5834</text:p>
          </table:table-cell>
          <table:table-cell office:value-type="float" office:value="-0.56140000000000001" table:style-name="ce1">
            <text:p>-0.5614</text:p>
          </table:table-cell>
          <table:table-cell office:value-type="float" office:value="-0.27460000000000001" table:style-name="ce1">
            <text:p>-0.2746</text:p>
          </table:table-cell>
          <table:table-cell office:value-type="float" office:value="0.39789999999999998" table:style-name="ce1">
            <text:p>0.3979</text:p>
          </table:table-cell>
          <table:table-cell office:value-type="float" office:value="0.46239999999999998" table:style-name="ce1">
            <text:p>0.4624</text:p>
          </table:table-cell>
          <table:table-cell office:value-type="float" office:value="9.4100000000000003E-2" table:style-name="ce1">
            <text:p>0.0941</text:p>
          </table:table-cell>
          <table:table-cell office:value-type="float" office:value="8.6199999999999999E-2" table:style-name="ce1">
            <text:p>0.0862</text:p>
          </table:table-cell>
          <table:table-cell office:value-type="float" office:value="0.21279999999999999" table:style-name="ce1">
            <text:p>0.2128</text:p>
          </table:table-cell>
          <table:table-cell office:value-type="float" office:value="-1.1327" table:style-name="ce1">
            <text:p>-1.1327</text:p>
          </table:table-cell>
          <table:table-cell office:value-type="float" office:value="-0.13639999999999999" table:style-name="ce1">
            <text:p>-0.1364</text:p>
          </table:table-cell>
          <table:table-cell office:value-type="float" office:value="-0.14050000000000001" table:style-name="ce1">
            <text:p>-0.1405</text:p>
          </table:table-cell>
          <table:table-cell office:value-type="float" office:value="-8.8000000000000005E-3" table:style-name="ce1">
            <text:p>-0.0088</text:p>
          </table:table-cell>
          <table:table-cell office:value-type="float" office:value="-1.7899999999999999E-2" table:style-name="ce1">
            <text:p>-0.0179</text:p>
          </table:table-cell>
          <table:table-cell office:value-type="float" office:value="2.2000000000000001E-3" table:style-name="ce1">
            <text:p>0.0022</text:p>
          </table:table-cell>
          <table:table-cell office:value-type="float" office:value="0.1019" table:style-name="ce1">
            <text:p>0.1019</text:p>
          </table:table-cell>
          <table:table-cell office:value-type="float" office:value="-5.91E-2" table:style-name="ce1">
            <text:p>-0.0591</text:p>
          </table:table-cell>
          <table:table-cell office:value-type="float" office:value="-0.31090000000000001" table:style-name="ce1">
            <text:p>-0.3109</text:p>
          </table:table-cell>
          <table:table-cell office:value-type="float" office:value="-1.0179" table:style-name="ce1">
            <text:p>-1.0179</text:p>
          </table:table-cell>
          <table:table-cell office:value-type="float" office:value="0.25059999999999999" table:style-name="ce1">
            <text:p>0.2506</text:p>
          </table:table-cell>
          <table:table-cell office:value-type="float" office:value="0.37680000000000002" table:style-name="ce1">
            <text:p>0.3768</text:p>
          </table:table-cell>
          <table:table-cell office:value-type="float" office:value="0.86680000000000001" table:style-name="ce1">
            <text:p>0.8668</text:p>
          </table:table-cell>
          <table:table-cell office:value-type="float" office:value="0.4945" table:style-name="ce1">
            <text:p>0.4945</text:p>
          </table:table-cell>
          <table:table-cell office:value-type="float" office:value="0.37330000000000002" table:style-name="ce1">
            <text:p>0.3733</text:p>
          </table:table-cell>
          <table:table-cell office:value-type="float" office:value="-0.59370000000000001" table:style-name="ce1">
            <text:p>-0.5937</text:p>
          </table:table-cell>
          <table:table-cell office:value-type="float" office:value="-0.34260000000000002" table:style-name="ce1">
            <text:p>-0.3426</text:p>
          </table:table-cell>
          <table:table-cell office:value-type="float" office:value="0.71819999999999995" table:style-name="ce1">
            <text:p>0.7182</text:p>
          </table:table-cell>
          <table:table-cell office:value-type="float" office:value="0.41439999999999999" table:style-name="ce1">
            <text:p>0.4144</text:p>
          </table:table-cell>
          <table:table-cell office:value-type="float" office:value="-0.25890000000000002" table:style-name="ce1">
            <text:p>-0.2589</text:p>
          </table:table-cell>
          <table:table-cell office:value-type="float" office:value="-0.29170000000000001" table:style-name="ce1">
            <text:p>-0.2917</text:p>
          </table:table-cell>
          <table:table-cell office:value-type="float" office:value="-7.3700000000000002E-2" table:style-name="ce1">
            <text:p>-0.0737</text:p>
          </table:table-cell>
          <table:table-cell office:value-type="float" office:value="0.24" table:style-name="ce1">
            <text:p>0.24</text:p>
          </table:table-cell>
          <table:table-cell office:value-type="float" office:value="6.8199999999999997E-2" table:style-name="ce1">
            <text:p>0.0682</text:p>
          </table:table-cell>
          <table:table-cell office:value-type="float" office:value="1.3905000000000001" table:style-name="ce1">
            <text:p>1.39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4liruijie</text:p>
          </table:table-cell>
          <table:table-cell office:value-type="float" office:value="2.3785860166920698E-3" table:style-name="ce2">
            <text:p>0.002378586</text:p>
          </table:table-cell>
          <table:table-cell office:value-type="float" office:value="0.16221294435277001" table:style-name="ce2">
            <text:p>0.162212944</text:p>
          </table:table-cell>
          <table:table-cell office:value-type="float" office:value="5.83859514764523E-2" table:style-name="ce2">
            <text:p>0.058385951</text:p>
          </table:table-cell>
          <table:table-cell office:value-type="float" office:value="7.3699067412119804E-2" table:style-name="ce2">
            <text:p>0.073699067</text:p>
          </table:table-cell>
          <table:table-cell office:value-type="float" office:value="1.194" table:style-name="ce2">
            <text:p>1.194</text:p>
          </table:table-cell>
          <table:table-cell office:value-type="float" office:value="0.52410000000000001" table:style-name="ce1">
            <text:p>0.5241</text:p>
          </table:table-cell>
          <table:table-cell office:value-type="float" office:value="0.29699999999999999" table:style-name="ce1">
            <text:p>0.297</text:p>
          </table:table-cell>
          <table:table-cell office:value-type="float" office:value="0.75190000000000001" table:style-name="ce1">
            <text:p>0.7519</text:p>
          </table:table-cell>
          <table:table-cell office:value-type="float" office:value="0.77180000000000004" table:style-name="ce1">
            <text:p>0.7718</text:p>
          </table:table-cell>
          <table:table-cell office:value-type="float" office:value="-7.0999999999999994E-2" table:style-name="ce1">
            <text:p>-0.071</text:p>
          </table:table-cell>
          <table:table-cell office:value-type="float" office:value="-0.12570000000000001" table:style-name="ce1">
            <text:p>-0.1257</text:p>
          </table:table-cell>
          <table:table-cell office:value-type="float" office:value="1.2845" table:style-name="ce1">
            <text:p>1.2845</text:p>
          </table:table-cell>
          <table:table-cell office:value-type="float" office:value="-0.37740000000000001" table:style-name="ce1">
            <text:p>-0.3774</text:p>
          </table:table-cell>
          <table:table-cell office:value-type="float" office:value="-0.26939999999999997" table:style-name="ce1">
            <text:p>-0.2694</text:p>
          </table:table-cell>
          <table:table-cell office:value-type="float" office:value="3.6499999999999998E-2" table:style-name="ce1">
            <text:p>0.0365</text:p>
          </table:table-cell>
          <table:table-cell office:value-type="float" office:value="0.54890000000000005" table:style-name="ce1">
            <text:p>0.5489</text:p>
          </table:table-cell>
          <table:table-cell office:value-type="float" office:value="0.49659999999999999" table:style-name="ce1">
            <text:p>0.4966</text:p>
          </table:table-cell>
          <table:table-cell office:value-type="float" office:value="-9.8000000000000004E-2" table:style-name="ce1">
            <text:p>-0.098</text:p>
          </table:table-cell>
          <table:table-cell office:value-type="float" office:value="9.9500000000000005E-2" table:style-name="ce1">
            <text:p>0.0995</text:p>
          </table:table-cell>
          <table:table-cell office:value-type="float" office:value="0.191" table:style-name="ce1">
            <text:p>0.191</text:p>
          </table:table-cell>
          <table:table-cell office:value-type="float" office:value="-0.6946" table:style-name="ce1">
            <text:p>-0.6946</text:p>
          </table:table-cell>
          <table:table-cell office:value-type="float" office:value="4.4299999999999999E-2" table:style-name="ce1">
            <text:p>0.0443</text:p>
          </table:table-cell>
          <table:table-cell office:value-type="float" office:value="-0.11849999999999999" table:style-name="ce1">
            <text:p>-0.1185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-1.2500000000000001E-2" table:style-name="ce1">
            <text:p>-0.0125</text:p>
          </table:table-cell>
          <table:table-cell office:value-type="float" office:value="-7.7499999999999999E-2" table:style-name="ce1">
            <text:p>-0.0775</text:p>
          </table:table-cell>
          <table:table-cell office:value-type="float" office:value="4.3E-3" table:style-name="ce1">
            <text:p>0.0043</text:p>
          </table:table-cell>
          <table:table-cell office:value-type="float" office:value="-0.33350000000000002" table:style-name="ce1">
            <text:p>-0.3335</text:p>
          </table:table-cell>
          <table:table-cell office:value-type="float" office:value="0.2248" table:style-name="ce1">
            <text:p>0.2248</text:p>
          </table:table-cell>
          <table:table-cell office:value-type="float" office:value="-1.0865" table:style-name="ce1">
            <text:p>-1.0865</text:p>
          </table:table-cell>
          <table:table-cell office:value-type="float" office:value="-7.0800000000000002E-2" table:style-name="ce1">
            <text:p>-0.0708</text:p>
          </table:table-cell>
          <table:table-cell office:value-type="float" office:value="0.2132" table:style-name="ce1">
            <text:p>0.2132</text:p>
          </table:table-cell>
          <table:table-cell office:value-type="float" office:value="5.4100000000000002E-2" table:style-name="ce1">
            <text:p>0.0541</text:p>
          </table:table-cell>
          <table:table-cell office:value-type="float" office:value="-0.74490000000000001" table:style-name="ce1">
            <text:p>-0.7449</text:p>
          </table:table-cell>
          <table:table-cell office:value-type="float" office:value="-0.28639999999999999" table:style-name="ce1">
            <text:p>-0.2864</text:p>
          </table:table-cell>
          <table:table-cell office:value-type="float" office:value="-0.4113" table:style-name="ce1">
            <text:p>-0.4113</text:p>
          </table:table-cell>
          <table:table-cell office:value-type="float" office:value="-0.67430000000000001" table:style-name="ce1">
            <text:p>-0.6743</text:p>
          </table:table-cell>
          <table:table-cell office:value-type="float" office:value="0.49630000000000002" table:style-name="ce1">
            <text:p>0.4963</text:p>
          </table:table-cell>
          <table:table-cell office:value-type="float" office:value="0.1409" table:style-name="ce1">
            <text:p>0.1409</text:p>
          </table:table-cell>
          <table:table-cell office:value-type="float" office:value="-0.44159999999999999" table:style-name="ce1">
            <text:p>-0.4416</text:p>
          </table:table-cell>
          <table:table-cell office:value-type="float" office:value="-0.24640000000000001" table:style-name="ce1">
            <text:p>-0.2464</text:p>
          </table:table-cell>
          <table:table-cell office:value-type="float" office:value="0.15129999999999999" table:style-name="ce1">
            <text:p>0.1513</text:p>
          </table:table-cell>
          <table:table-cell office:value-type="float" office:value="-0.2122" table:style-name="ce1">
            <text:p>-0.2122</text:p>
          </table:table-cell>
          <table:table-cell office:value-type="float" office:value="0.18490000000000001" table:style-name="ce1">
            <text:p>0.1849</text:p>
          </table:table-cell>
          <table:table-cell office:value-type="float" office:value="0.81299999999999994" table:style-name="ce1">
            <text:p>0.8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5lixin</text:p>
          </table:table-cell>
          <table:table-cell office:value-type="float" office:value="2.5624263125094602E-3" table:style-name="ce2">
            <text:p>0.002562426</text:p>
          </table:table-cell>
          <table:table-cell office:value-type="float" office:value="0.18121787176299201" table:style-name="ce2">
            <text:p>0.181217872</text:p>
          </table:table-cell>
          <table:table-cell office:value-type="float" office:value="5.9444136527896298E-2" table:style-name="ce2">
            <text:p>0.059444137</text:p>
          </table:table-cell>
          <table:table-cell office:value-type="float" office:value="6.6954137950492307E-2" table:style-name="ce2">
            <text:p>0.066954138</text:p>
          </table:table-cell>
          <table:table-cell office:value-type="float" office:value="1.298" table:style-name="ce2">
            <text:p>1.298</text:p>
          </table:table-cell>
          <table:table-cell office:value-type="float" office:value="0.23250000000000001" table:style-name="ce1">
            <text:p>0.2325</text:p>
          </table:table-cell>
          <table:table-cell office:value-type="float" office:value="0.1305" table:style-name="ce1">
            <text:p>0.1305</text:p>
          </table:table-cell>
          <table:table-cell office:value-type="float" office:value="0.47970000000000002" table:style-name="ce1">
            <text:p>0.4797</text:p>
          </table:table-cell>
          <table:table-cell office:value-type="float" office:value="1.157" table:style-name="ce1">
            <text:p>1.157</text:p>
          </table:table-cell>
          <table:table-cell office:value-type="float" office:value="-0.3856" table:style-name="ce1">
            <text:p>-0.3856</text:p>
          </table:table-cell>
          <table:table-cell office:value-type="float" office:value="0.58030000000000004" table:style-name="ce1">
            <text:p>0.5803</text:p>
          </table:table-cell>
          <table:table-cell office:value-type="float" office:value="1.1981999999999999" table:style-name="ce1">
            <text:p>1.1982</text:p>
          </table:table-cell>
          <table:table-cell office:value-type="float" office:value="-0.37640000000000001" table:style-name="ce1">
            <text:p>-0.3764</text:p>
          </table:table-cell>
          <table:table-cell office:value-type="float" office:value="-0.99629999999999996" table:style-name="ce1">
            <text:p>-0.9963</text:p>
          </table:table-cell>
          <table:table-cell office:value-type="float" office:value="-0.44230000000000003" table:style-name="ce1">
            <text:p>-0.4423</text:p>
          </table:table-cell>
          <table:table-cell office:value-type="float" office:value="-2.1499999999999998E-2" table:style-name="ce1">
            <text:p>-0.0215</text:p>
          </table:table-cell>
          <table:table-cell office:value-type="float" office:value="0.3639" table:style-name="ce1">
            <text:p>0.3639</text:p>
          </table:table-cell>
          <table:table-cell office:value-type="float" office:value="-0.43990000000000001" table:style-name="ce1">
            <text:p>-0.4399</text:p>
          </table:table-cell>
          <table:table-cell office:value-type="float" office:value="-0.15110000000000001" table:style-name="ce1">
            <text:p>-0.1511</text:p>
          </table:table-cell>
          <table:table-cell office:value-type="float" office:value="-0.3548" table:style-name="ce1">
            <text:p>-0.3548</text:p>
          </table:table-cell>
          <table:table-cell office:value-type="float" office:value="-1.2932999999999999" table:style-name="ce1">
            <text:p>-1.2933</text:p>
          </table:table-cell>
          <table:table-cell office:value-type="float" office:value="-0.1845" table:style-name="ce1">
            <text:p>-0.1845</text:p>
          </table:table-cell>
          <table:table-cell office:value-type="float" office:value="-3.3099999999999997E-2" table:style-name="ce1">
            <text:p>-0.0331</text:p>
          </table:table-cell>
          <table:table-cell office:value-type="float" office:value="-0.25490000000000002" table:style-name="ce1">
            <text:p>-0.2549</text:p>
          </table:table-cell>
          <table:table-cell office:value-type="float" office:value="8.5400000000000004E-2" table:style-name="ce1">
            <text:p>0.0854</text:p>
          </table:table-cell>
          <table:table-cell office:value-type="float" office:value="-7.4800000000000005E-2" table:style-name="ce1">
            <text:p>-0.0748</text:p>
          </table:table-cell>
          <table:table-cell office:value-type="float" office:value="0.1406" table:style-name="ce1">
            <text:p>0.1406</text:p>
          </table:table-cell>
          <table:table-cell office:value-type="float" office:value="-0.21560000000000001" table:style-name="ce1">
            <text:p>-0.2156</text:p>
          </table:table-cell>
          <table:table-cell office:value-type="float" office:value="-0.31769999999999998" table:style-name="ce1">
            <text:p>-0.3177</text:p>
          </table:table-cell>
          <table:table-cell office:value-type="float" office:value="-0.74439999999999995" table:style-name="ce1">
            <text:p>-0.7444</text:p>
          </table:table-cell>
          <table:table-cell office:value-type="float" office:value="-4.0899999999999999E-2" table:style-name="ce1">
            <text:p>-0.0409</text:p>
          </table:table-cell>
          <table:table-cell office:value-type="float" office:value="0.19020000000000001" table:style-name="ce1">
            <text:p>0.1902</text:p>
          </table:table-cell>
          <table:table-cell office:value-type="float" office:value="0.20660000000000001" table:style-name="ce1">
            <text:p>0.2066</text:p>
          </table:table-cell>
          <table:table-cell office:value-type="float" office:value="-0.41139999999999999" table:style-name="ce1">
            <text:p>-0.4114</text:p>
          </table:table-cell>
          <table:table-cell office:value-type="float" office:value="-0.1666" table:style-name="ce1">
            <text:p>-0.1666</text:p>
          </table:table-cell>
          <table:table-cell office:value-type="float" office:value="-0.1037" table:style-name="ce1">
            <text:p>-0.1037</text:p>
          </table:table-cell>
          <table:table-cell office:value-type="float" office:value="2.8199999999999999E-2" table:style-name="ce1">
            <text:p>0.0282</text:p>
          </table:table-cell>
          <table:table-cell office:value-type="float" office:value="1.3574999999999999" table:style-name="ce1">
            <text:p>1.3575</text:p>
          </table:table-cell>
          <table:table-cell office:value-type="float" office:value="0.5867" table:style-name="ce1">
            <text:p>0.5867</text:p>
          </table:table-cell>
          <table:table-cell office:value-type="float" office:value="9.3700000000000006E-2" table:style-name="ce1">
            <text:p>0.0937</text:p>
          </table:table-cell>
          <table:table-cell office:value-type="float" office:value="7.1599999999999997E-2" table:style-name="ce1">
            <text:p>0.0716</text:p>
          </table:table-cell>
          <table:table-cell office:value-type="float" office:value="0.3639" table:style-name="ce1">
            <text:p>0.3639</text:p>
          </table:table-cell>
          <table:table-cell office:value-type="float" office:value="0.41349999999999998" table:style-name="ce1">
            <text:p>0.4135</text:p>
          </table:table-cell>
          <table:table-cell office:value-type="float" office:value="0.82620000000000005" table:style-name="ce1">
            <text:p>0.8262</text:p>
          </table:table-cell>
          <table:table-cell office:value-type="float" office:value="1.6033999999999999" table:style-name="ce1">
            <text:p>1.60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6meijinhui</text:p>
          </table:table-cell>
          <table:table-cell office:value-type="float" office:value="2.3901546415824701E-3" table:style-name="ce2">
            <text:p>0.002390155</text:p>
          </table:table-cell>
          <table:table-cell office:value-type="float" office:value="0.20354225878660101" table:style-name="ce2">
            <text:p>0.203542259</text:p>
          </table:table-cell>
          <table:table-cell office:value-type="float" office:value="6.7155973110174794E-2" table:style-name="ce2">
            <text:p>0.067155973</text:p>
          </table:table-cell>
          <table:table-cell office:value-type="float" office:value="7.6110705433016998E-2" table:style-name="ce2">
            <text:p>0.076110705</text:p>
          </table:table-cell>
          <table:table-cell office:value-type="float" office:value="1.302" table:style-name="ce2">
            <text:p>1.302</text:p>
          </table:table-cell>
          <table:table-cell office:value-type="float" office:value="0.84040000000000004" table:style-name="ce1">
            <text:p>0.8404</text:p>
          </table:table-cell>
          <table:table-cell office:value-type="float" office:value="0.1099" table:style-name="ce1">
            <text:p>0.1099</text:p>
          </table:table-cell>
          <table:table-cell office:value-type="float" office:value="0.72289999999999999" table:style-name="ce1">
            <text:p>0.7229</text:p>
          </table:table-cell>
          <table:table-cell office:value-type="float" office:value="0.79179999999999995" table:style-name="ce1">
            <text:p>0.7918</text:p>
          </table:table-cell>
          <table:table-cell office:value-type="float" office:value="-0.16889999999999999" table:style-name="ce1">
            <text:p>-0.1689</text:p>
          </table:table-cell>
          <table:table-cell office:value-type="float" office:value="0.84419999999999995" table:style-name="ce1">
            <text:p>0.8442</text:p>
          </table:table-cell>
          <table:table-cell office:value-type="float" office:value="1.4394" table:style-name="ce1">
            <text:p>1.4394</text:p>
          </table:table-cell>
          <table:table-cell office:value-type="float" office:value="-0.79979999999999996" table:style-name="ce1">
            <text:p>-0.7998</text:p>
          </table:table-cell>
          <table:table-cell office:value-type="float" office:value="-0.65449999999999997" table:style-name="ce1">
            <text:p>-0.6545</text:p>
          </table:table-cell>
          <table:table-cell office:value-type="float" office:value="-6.9099999999999995E-2" table:style-name="ce1">
            <text:p>-0.0691</text:p>
          </table:table-cell>
          <table:table-cell office:value-type="float" office:value="0.49640000000000001" table:style-name="ce1">
            <text:p>0.4964</text:p>
          </table:table-cell>
          <table:table-cell office:value-type="float" office:value="0.51290000000000002" table:style-name="ce1">
            <text:p>0.5129</text:p>
          </table:table-cell>
          <table:table-cell office:value-type="float" office:value="-6.6400000000000001E-2" table:style-name="ce1">
            <text:p>-0.0664</text:p>
          </table:table-cell>
          <table:table-cell office:value-type="float" office:value="0.23169999999999999" table:style-name="ce1">
            <text:p>0.2317</text:p>
          </table:table-cell>
          <table:table-cell office:value-type="float" office:value="0.22950000000000001" table:style-name="ce1">
            <text:p>0.2295</text:p>
          </table:table-cell>
          <table:table-cell office:value-type="float" office:value="-1.1631" table:style-name="ce1">
            <text:p>-1.1631</text:p>
          </table:table-cell>
          <table:table-cell office:value-type="float" office:value="-0.19950000000000001" table:style-name="ce1">
            <text:p>-0.1995</text:p>
          </table:table-cell>
          <table:table-cell office:value-type="float" office:value="-4.5499999999999999E-2" table:style-name="ce1">
            <text:p>-0.0455</text:p>
          </table:table-cell>
          <table:table-cell office:value-type="float" office:value="4.0099999999999997E-2" table:style-name="ce1">
            <text:p>0.0401</text:p>
          </table:table-cell>
          <table:table-cell office:value-type="float" office:value="-2.1000000000000001E-2" table:style-name="ce1">
            <text:p>-0.021</text:p>
          </table:table-cell>
          <table:table-cell office:value-type="float" office:value="-8.6199999999999999E-2" table:style-name="ce1">
            <text:p>-0.0862</text:p>
          </table:table-cell>
          <table:table-cell office:value-type="float" office:value="0.14080000000000001" table:style-name="ce1">
            <text:p>0.1408</text:p>
          </table:table-cell>
          <table:table-cell office:value-type="float" office:value="-0.1101" table:style-name="ce1">
            <text:p>-0.1101</text:p>
          </table:table-cell>
          <table:table-cell office:value-type="float" office:value="-0.52890000000000004" table:style-name="ce1">
            <text:p>-0.5289</text:p>
          </table:table-cell>
          <table:table-cell office:value-type="float" office:value="-1.1316999999999999" table:style-name="ce1">
            <text:p>-1.1317</text:p>
          </table:table-cell>
          <table:table-cell office:value-type="float" office:value="-4.82E-2" table:style-name="ce1">
            <text:p>-0.0482</text:p>
          </table:table-cell>
          <table:table-cell office:value-type="float" office:value="0.30690000000000001" table:style-name="ce1">
            <text:p>0.3069</text:p>
          </table:table-cell>
          <table:table-cell office:value-type="float" office:value="0.1767" table:style-name="ce1">
            <text:p>0.1767</text:p>
          </table:table-cell>
          <table:table-cell office:value-type="float" office:value="-0.60660000000000003" table:style-name="ce1">
            <text:p>-0.6066</text:p>
          </table:table-cell>
          <table:table-cell office:value-type="float" office:value="0.22359999999999999" table:style-name="ce1">
            <text:p>0.2236</text:p>
          </table:table-cell>
          <table:table-cell office:value-type="float" office:value="-0.84250000000000003" table:style-name="ce1">
            <text:p>-0.8425</text:p>
          </table:table-cell>
          <table:table-cell office:value-type="float" office:value="-1.8101" table:style-name="ce1">
            <text:p>-1.8101</text:p>
          </table:table-cell>
          <table:table-cell office:value-type="float" office:value="1.0199" table:style-name="ce1">
            <text:p>1.0199</text:p>
          </table:table-cell>
          <table:table-cell office:value-type="float" office:value="0.17499999999999999" table:style-name="ce1">
            <text:p>0.175</text:p>
          </table:table-cell>
          <table:table-cell office:value-type="float" office:value="-0.38840000000000002" table:style-name="ce1">
            <text:p>-0.3884</text:p>
          </table:table-cell>
          <table:table-cell office:value-type="float" office:value="-0.374" table:style-name="ce1">
            <text:p>-0.374</text:p>
          </table:table-cell>
          <table:table-cell office:value-type="float" office:value="9.5999999999999992E-3" table:style-name="ce1">
            <text:p>0.0096</text:p>
          </table:table-cell>
          <table:table-cell office:value-type="float" office:value="-1.9599999999999999E-2" table:style-name="ce1">
            <text:p>-0.0196</text:p>
          </table:table-cell>
          <table:table-cell office:value-type="float" office:value="0.20019999999999999" table:style-name="ce1">
            <text:p>0.2002</text:p>
          </table:table-cell>
          <table:table-cell office:value-type="float" office:value="0.88200000000000001" table:style-name="ce1">
            <text:p>0.8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7wangpan</text:p>
          </table:table-cell>
          <table:table-cell office:value-type="float" office:value="2.5123530043268099E-3" table:style-name="ce2">
            <text:p>0.002512353</text:p>
          </table:table-cell>
          <table:table-cell office:value-type="float" office:value="0.192303795132581" table:style-name="ce2">
            <text:p>0.192303795</text:p>
          </table:table-cell>
          <table:table-cell office:value-type="float" office:value="6.7216490976617901E-2" table:style-name="ce2">
            <text:p>0.067216491</text:p>
          </table:table-cell>
          <table:table-cell office:value-type="float" office:value="7.3139366825127006E-2" table:style-name="ce2">
            <text:p>0.073139367</text:p>
          </table:table-cell>
          <table:table-cell office:value-type="float" office:value="1.1439999999999999" table:style-name="ce2">
            <text:p>1.144</text:p>
          </table:table-cell>
          <table:table-cell office:value-type="float" office:value="0.50080000000000002" table:style-name="ce1">
            <text:p>0.5008</text:p>
          </table:table-cell>
          <table:table-cell office:value-type="float" office:value="0.17519999999999999" table:style-name="ce1">
            <text:p>0.1752</text:p>
          </table:table-cell>
          <table:table-cell office:value-type="float" office:value="0.51570000000000005" table:style-name="ce1">
            <text:p>0.5157</text:p>
          </table:table-cell>
          <table:table-cell office:value-type="float" office:value="0.94230000000000003" table:style-name="ce1">
            <text:p>0.9423</text:p>
          </table:table-cell>
          <table:table-cell office:value-type="float" office:value="-6.7799999999999999E-2" table:style-name="ce1">
            <text:p>-0.0678</text:p>
          </table:table-cell>
          <table:table-cell office:value-type="float" office:value="0.52649999999999997" table:style-name="ce1">
            <text:p>0.5265</text:p>
          </table:table-cell>
          <table:table-cell office:value-type="float" office:value="0.8599" table:style-name="ce1">
            <text:p>0.8599</text:p>
          </table:table-cell>
          <table:table-cell office:value-type="float" office:value="-0.5323" table:style-name="ce1">
            <text:p>-0.5323</text:p>
          </table:table-cell>
          <table:table-cell office:value-type="float" office:value="-0.75529999999999997" table:style-name="ce1">
            <text:p>-0.7553</text:p>
          </table:table-cell>
          <table:table-cell office:value-type="float" office:value="1.6E-2" table:style-name="ce1">
            <text:p>0.016</text:p>
          </table:table-cell>
          <table:table-cell office:value-type="float" office:value="0.45660000000000001" table:style-name="ce1">
            <text:p>0.4566</text:p>
          </table:table-cell>
          <table:table-cell office:value-type="float" office:value="0.48249999999999998" table:style-name="ce1">
            <text:p>0.4825</text:p>
          </table:table-cell>
          <table:table-cell office:value-type="float" office:value="-0.186" table:style-name="ce1">
            <text:p>-0.186</text:p>
          </table:table-cell>
          <table:table-cell office:value-type="float" office:value="7.6200000000000004E-2" table:style-name="ce1">
            <text:p>0.0762</text:p>
          </table:table-cell>
          <table:table-cell office:value-type="float" office:value="-0.12720000000000001" table:style-name="ce1">
            <text:p>-0.1272</text:p>
          </table:table-cell>
          <table:table-cell office:value-type="float" office:value="-0.73929999999999996" table:style-name="ce1">
            <text:p>-0.7393</text:p>
          </table:table-cell>
          <table:table-cell office:value-type="float" office:value="-2.24E-2" table:style-name="ce1">
            <text:p>-0.0224</text:p>
          </table:table-cell>
          <table:table-cell office:value-type="float" office:value="-3.6200000000000003E-2" table:style-name="ce1">
            <text:p>-0.0362</text:p>
          </table:table-cell>
          <table:table-cell office:value-type="float" office:value="-2.9999999999999997E-4" table:style-name="ce1">
            <text:p>-0.0003</text:p>
          </table:table-cell>
          <table:table-cell office:value-type="float" office:value="-1.38E-2" table:style-name="ce1">
            <text:p>-0.0138</text:p>
          </table:table-cell>
          <table:table-cell office:value-type="float" office:value="-0.29099999999999998" table:style-name="ce1">
            <text:p>-0.291</text:p>
          </table:table-cell>
          <table:table-cell office:value-type="float" office:value="6.1199999999999997E-2" table:style-name="ce1">
            <text:p>0.0612</text:p>
          </table:table-cell>
          <table:table-cell office:value-type="float" office:value="-3.8899999999999997E-2" table:style-name="ce1">
            <text:p>-0.0389</text:p>
          </table:table-cell>
          <table:table-cell office:value-type="float" office:value="-2.8299999999999999E-2" table:style-name="ce1">
            <text:p>-0.0283</text:p>
          </table:table-cell>
          <table:table-cell office:value-type="float" office:value="-1.0971" table:style-name="ce1">
            <text:p>-1.0971</text:p>
          </table:table-cell>
          <table:table-cell office:value-type="float" office:value="-0.25530000000000003" table:style-name="ce1">
            <text:p>-0.2553</text:p>
          </table:table-cell>
          <table:table-cell office:value-type="float" office:value="0.15279999999999999" table:style-name="ce1">
            <text:p>0.1528</text:p>
          </table:table-cell>
          <table:table-cell office:value-type="float" office:value="2.6800000000000001E-2" table:style-name="ce1">
            <text:p>0.0268</text:p>
          </table:table-cell>
          <table:table-cell office:value-type="float" office:value="-0.56569999999999998" table:style-name="ce1">
            <text:p>-0.5657</text:p>
          </table:table-cell>
          <table:table-cell office:value-type="float" office:value="-6.3200000000000006E-2" table:style-name="ce1">
            <text:p>-0.0632</text:p>
          </table:table-cell>
          <table:table-cell office:value-type="float" office:value="-0.9677" table:style-name="ce1">
            <text:p>-0.9677</text:p>
          </table:table-cell>
          <table:table-cell office:value-type="float" office:value="-0.1852" table:style-name="ce1">
            <text:p>-0.1852</text:p>
          </table:table-cell>
          <table:table-cell office:value-type="float" office:value="0.95020000000000004" table:style-name="ce1">
            <text:p>0.9502</text:p>
          </table:table-cell>
          <table:table-cell office:value-type="float" office:value="5.74E-2" table:style-name="ce1">
            <text:p>0.0574</text:p>
          </table:table-cell>
          <table:table-cell office:value-type="float" office:value="-0.44290000000000002" table:style-name="ce1">
            <text:p>-0.4429</text:p>
          </table:table-cell>
          <table:table-cell office:value-type="float" office:value="-0.29830000000000001" table:style-name="ce1">
            <text:p>-0.2983</text:p>
          </table:table-cell>
          <table:table-cell office:value-type="float" office:value="9.2999999999999999E-2" table:style-name="ce1">
            <text:p>0.093</text:p>
          </table:table-cell>
          <table:table-cell office:value-type="float" office:value="0.23699999999999999" table:style-name="ce1">
            <text:p>0.237</text:p>
          </table:table-cell>
          <table:table-cell office:value-type="float" office:value="0.28960000000000002" table:style-name="ce1">
            <text:p>0.2896</text:p>
          </table:table-cell>
          <table:table-cell office:value-type="float" office:value="1.0033000000000001" table:style-name="ce1">
            <text:p>1.00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8xiaozhiguo</text:p>
          </table:table-cell>
          <table:table-cell office:value-type="float" office:value="2.3314644939784702E-3" table:style-name="ce2">
            <text:p>0.002331464</text:p>
          </table:table-cell>
          <table:table-cell office:value-type="float" office:value="0.18965693768139899" table:style-name="ce2">
            <text:p>0.189656938</text:p>
          </table:table-cell>
          <table:table-cell office:value-type="float" office:value="5.8163017243187398E-2" table:style-name="ce2">
            <text:p>0.058163017</text:p>
          </table:table-cell>
          <table:table-cell office:value-type="float" office:value="7.0981079980990805E-2" table:style-name="ce2">
            <text:p>0.07098108</text:p>
          </table:table-cell>
          <table:table-cell office:value-type="float" office:value="1.1579999999999999" table:style-name="ce2">
            <text:p>1.158</text:p>
          </table:table-cell>
          <table:table-cell office:value-type="float" office:value="0.85489999999999999" table:style-name="ce1">
            <text:p>0.8549</text:p>
          </table:table-cell>
          <table:table-cell office:value-type="float" office:value="0.1143" table:style-name="ce1">
            <text:p>0.1143</text:p>
          </table:table-cell>
          <table:table-cell office:value-type="float" office:value="0.75339999999999996" table:style-name="ce1">
            <text:p>0.7534</text:p>
          </table:table-cell>
          <table:table-cell office:value-type="float" office:value="0.7319" table:style-name="ce1">
            <text:p>0.7319</text:p>
          </table:table-cell>
          <table:table-cell office:value-type="float" office:value="-0.46879999999999999" table:style-name="ce1">
            <text:p>-0.4688</text:p>
          </table:table-cell>
          <table:table-cell office:value-type="float" office:value="0.43359999999999999" table:style-name="ce1">
            <text:p>0.4336</text:p>
          </table:table-cell>
          <table:table-cell office:value-type="float" office:value="1.1596" table:style-name="ce1">
            <text:p>1.1596</text:p>
          </table:table-cell>
          <table:table-cell office:value-type="float" office:value="-0.53849999999999998" table:style-name="ce1">
            <text:p>-0.5385</text:p>
          </table:table-cell>
          <table:table-cell office:value-type="float" office:value="-0.62329999999999997" table:style-name="ce1">
            <text:p>-0.6233</text:p>
          </table:table-cell>
          <table:table-cell office:value-type="float" office:value="4.0399999999999998E-2" table:style-name="ce1">
            <text:p>0.0404</text:p>
          </table:table-cell>
          <table:table-cell office:value-type="float" office:value="0.56899999999999995" table:style-name="ce1">
            <text:p>0.569</text:p>
          </table:table-cell>
          <table:table-cell office:value-type="float" office:value="0.51580000000000004" table:style-name="ce1">
            <text:p>0.5158</text:p>
          </table:table-cell>
          <table:table-cell office:value-type="float" office:value="-0.14849999999999999" table:style-name="ce1">
            <text:p>-0.1485</text:p>
          </table:table-cell>
          <table:table-cell office:value-type="float" office:value="0.12130000000000001" table:style-name="ce1">
            <text:p>0.1213</text:p>
          </table:table-cell>
          <table:table-cell office:value-type="float" office:value="-6.7699999999999996E-2" table:style-name="ce1">
            <text:p>-0.0677</text:p>
          </table:table-cell>
          <table:table-cell office:value-type="float" office:value="-1.2979000000000001" table:style-name="ce1">
            <text:p>-1.2979</text:p>
          </table:table-cell>
          <table:table-cell office:value-type="float" office:value="-0.11119999999999999" table:style-name="ce1">
            <text:p>-0.1112</text:p>
          </table:table-cell>
          <table:table-cell office:value-type="float" office:value="-2.7099999999999999E-2" table:style-name="ce1">
            <text:p>-0.0271</text:p>
          </table:table-cell>
          <table:table-cell office:value-type="float" office:value="-9.1000000000000004E-3" table:style-name="ce1">
            <text:p>-0.0091</text:p>
          </table:table-cell>
          <table:table-cell office:value-type="float" office:value="9.1000000000000004E-3" table:style-name="ce1">
            <text:p>0.0091</text:p>
          </table:table-cell>
          <table:table-cell office:value-type="float" office:value="-0.36359999999999998" table:style-name="ce1">
            <text:p>-0.3636</text:p>
          </table:table-cell>
          <table:table-cell office:value-type="float" office:value="0.1376" table:style-name="ce1">
            <text:p>0.1376</text:p>
          </table:table-cell>
          <table:table-cell office:value-type="float" office:value="-0.7006" table:style-name="ce1">
            <text:p>-0.7006</text:p>
          </table:table-cell>
          <table:table-cell office:value-type="float" office:value="-0.32490000000000002" table:style-name="ce1">
            <text:p>-0.3249</text:p>
          </table:table-cell>
          <table:table-cell office:value-type="float" office:value="-0.99609999999999999" table:style-name="ce1">
            <text:p>-0.9961</text:p>
          </table:table-cell>
          <table:table-cell office:value-type="float" office:value="-7.7299999999999994E-2" table:style-name="ce1">
            <text:p>-0.0773</text:p>
          </table:table-cell>
          <table:table-cell office:value-type="float" office:value="0.43940000000000001" table:style-name="ce1">
            <text:p>0.4394</text:p>
          </table:table-cell>
          <table:table-cell office:value-type="float" office:value="0.2999" table:style-name="ce1">
            <text:p>0.2999</text:p>
          </table:table-cell>
          <table:table-cell office:value-type="float" office:value="-0.67510000000000003" table:style-name="ce1">
            <text:p>-0.6751</text:p>
          </table:table-cell>
          <table:table-cell office:value-type="float" office:value="0.32629999999999998" table:style-name="ce1">
            <text:p>0.3263</text:p>
          </table:table-cell>
          <table:table-cell office:value-type="float" office:value="-0.31859999999999999" table:style-name="ce1">
            <text:p>-0.3186</text:p>
          </table:table-cell>
          <table:table-cell office:value-type="float" office:value="-0.61439999999999995" table:style-name="ce1">
            <text:p>-0.6144</text:p>
          </table:table-cell>
          <table:table-cell office:value-type="float" office:value="1.0657000000000001" table:style-name="ce1">
            <text:p>1.0657</text:p>
          </table:table-cell>
          <table:table-cell office:value-type="float" office:value="5.6500000000000002E-2" table:style-name="ce1">
            <text:p>0.0565</text:p>
          </table:table-cell>
          <table:table-cell office:value-type="float" office:value="-0.48399999999999999" table:style-name="ce1">
            <text:p>-0.484</text:p>
          </table:table-cell>
          <table:table-cell office:value-type="float" office:value="-0.40300000000000002" table:style-name="ce1">
            <text:p>-0.403</text:p>
          </table:table-cell>
          <table:table-cell office:value-type="float" office:value="1.9E-3" table:style-name="ce1">
            <text:p>0.0019</text:p>
          </table:table-cell>
          <table:table-cell office:value-type="float" office:value="4.4400000000000002E-2" table:style-name="ce1">
            <text:p>0.0444</text:p>
          </table:table-cell>
          <table:table-cell office:value-type="float" office:value="-5.74E-2" table:style-name="ce1">
            <text:p>-0.0574</text:p>
          </table:table-cell>
          <table:table-cell office:value-type="float" office:value="1.6035999999999999" table:style-name="ce1">
            <text:p>1.60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9zhengxiangwen</text:p>
          </table:table-cell>
          <table:table-cell office:value-type="float" office:value="2.5966398319701698E-3" table:style-name="ce2">
            <text:p>0.00259664</text:p>
          </table:table-cell>
          <table:table-cell office:value-type="float" office:value="0.19421325862724401" table:style-name="ce2">
            <text:p>0.194213259</text:p>
          </table:table-cell>
          <table:table-cell office:value-type="float" office:value="6.6205960945777506E-2" table:style-name="ce2">
            <text:p>0.066205961</text:p>
          </table:table-cell>
          <table:table-cell office:value-type="float" office:value="7.5066512410912695E-2" table:style-name="ce2">
            <text:p>0.075066512</text:p>
          </table:table-cell>
          <table:table-cell office:value-type="float" office:value="1.2649999999999999" table:style-name="ce2">
            <text:p>1.265</text:p>
          </table:table-cell>
          <table:table-cell office:value-type="float" office:value="0.9325" table:style-name="ce1">
            <text:p>0.9325</text:p>
          </table:table-cell>
          <table:table-cell office:value-type="float" office:value="0.35049999999999998" table:style-name="ce1">
            <text:p>0.3505</text:p>
          </table:table-cell>
          <table:table-cell office:value-type="float" office:value="0.75290000000000001" table:style-name="ce1">
            <text:p>0.7529</text:p>
          </table:table-cell>
          <table:table-cell office:value-type="float" office:value="0.89939999999999998" table:style-name="ce1">
            <text:p>0.8994</text:p>
          </table:table-cell>
          <table:table-cell office:value-type="float" office:value="0.20669999999999999" table:style-name="ce1">
            <text:p>0.2067</text:p>
          </table:table-cell>
          <table:table-cell office:value-type="float" office:value="0.58720000000000006" table:style-name="ce1">
            <text:p>0.5872</text:p>
          </table:table-cell>
          <table:table-cell office:value-type="float" office:value="2.2376" table:style-name="ce1">
            <text:p>2.2376</text:p>
          </table:table-cell>
          <table:table-cell office:value-type="float" office:value="-0.82310000000000005" table:style-name="ce1">
            <text:p>-0.8231</text:p>
          </table:table-cell>
          <table:table-cell office:value-type="float" office:value="-0.59770000000000001" table:style-name="ce1">
            <text:p>-0.5977</text:p>
          </table:table-cell>
          <table:table-cell office:value-type="float" office:value="-8.6400000000000005E-2" table:style-name="ce1">
            <text:p>-0.0864</text:p>
          </table:table-cell>
          <table:table-cell office:value-type="float" office:value="0.42320000000000002" table:style-name="ce1">
            <text:p>0.4232</text:p>
          </table:table-cell>
          <table:table-cell office:value-type="float" office:value="0.3871" table:style-name="ce1">
            <text:p>0.3871</text:p>
          </table:table-cell>
          <table:table-cell office:value-type="float" office:value="-0.34289999999999998" table:style-name="ce1">
            <text:p>-0.3429</text:p>
          </table:table-cell>
          <table:table-cell office:value-type="float" office:value="0.22539999999999999" table:style-name="ce1">
            <text:p>0.2254</text:p>
          </table:table-cell>
          <table:table-cell office:value-type="float" office:value="0.4279" table:style-name="ce1">
            <text:p>0.4279</text:p>
          </table:table-cell>
          <table:table-cell office:value-type="float" office:value="-1.0537000000000001" table:style-name="ce1">
            <text:p>-1.0537</text:p>
          </table:table-cell>
          <table:table-cell office:value-type="float" office:value="-5.6000000000000001E-2" table:style-name="ce1">
            <text:p>-0.056</text:p>
          </table:table-cell>
          <table:table-cell office:value-type="float" office:value="5.2900000000000003E-2" table:style-name="ce1">
            <text:p>0.0529</text:p>
          </table:table-cell>
          <table:table-cell office:value-type="float" office:value="2.7199999999999998E-2" table:style-name="ce1">
            <text:p>0.0272</text:p>
          </table:table-cell>
          <table:table-cell office:value-type="float" office:value="-6.8900000000000003E-2" table:style-name="ce1">
            <text:p>-0.0689</text:p>
          </table:table-cell>
          <table:table-cell office:value-type="float" office:value="-8.4699999999999998E-2" table:style-name="ce1">
            <text:p>-0.0847</text:p>
          </table:table-cell>
          <table:table-cell office:value-type="float" office:value="0.1014" table:style-name="ce1">
            <text:p>0.1014</text:p>
          </table:table-cell>
          <table:table-cell office:value-type="float" office:value="-4.5499999999999999E-2" table:style-name="ce1">
            <text:p>-0.0455</text:p>
          </table:table-cell>
          <table:table-cell office:value-type="float" office:value="-0.2054" table:style-name="ce1">
            <text:p>-0.2054</text:p>
          </table:table-cell>
          <table:table-cell office:value-type="float" office:value="-0.5877" table:style-name="ce1">
            <text:p>-0.5877</text:p>
          </table:table-cell>
          <table:table-cell office:value-type="float" office:value="0.20580000000000001" table:style-name="ce1">
            <text:p>0.2058</text:p>
          </table:table-cell>
          <table:table-cell office:value-type="float" office:value="0.5635" table:style-name="ce1">
            <text:p>0.5635</text:p>
          </table:table-cell>
          <table:table-cell office:value-type="float" office:value="0.23619999999999999" table:style-name="ce1">
            <text:p>0.2362</text:p>
          </table:table-cell>
          <table:table-cell office:value-type="float" office:value="-1.24E-2" table:style-name="ce1">
            <text:p>-0.0124</text:p>
          </table:table-cell>
          <table:table-cell office:value-type="float" office:value="-0.1227" table:style-name="ce1">
            <text:p>-0.1227</text:p>
          </table:table-cell>
          <table:table-cell office:value-type="float" office:value="-2.06E-2" table:style-name="ce1">
            <text:p>-0.0206</text:p>
          </table:table-cell>
          <table:table-cell office:value-type="float" office:value="-0.11749999999999999" table:style-name="ce1">
            <text:p>-0.1175</text:p>
          </table:table-cell>
          <table:table-cell office:value-type="float" office:value="0.96460000000000001" table:style-name="ce1">
            <text:p>0.9646</text:p>
          </table:table-cell>
          <table:table-cell office:value-type="float" office:value="0.25659999999999999" table:style-name="ce1">
            <text:p>0.2566</text:p>
          </table:table-cell>
          <table:table-cell office:value-type="float" office:value="-0.19040000000000001" table:style-name="ce1">
            <text:p>-0.1904</text:p>
          </table:table-cell>
          <table:table-cell office:value-type="float" office:value="-5.9700000000000003E-2" table:style-name="ce1">
            <text:p>-0.0597</text:p>
          </table:table-cell>
          <table:table-cell office:value-type="float" office:value="0.53100000000000003" table:style-name="ce1">
            <text:p>0.531</text:p>
          </table:table-cell>
          <table:table-cell office:value-type="float" office:value="3.3999999999999998E-3" table:style-name="ce1">
            <text:p>0.0034</text:p>
          </table:table-cell>
          <table:table-cell office:value-type="float" office:value="0.31769999999999998" table:style-name="ce1">
            <text:p>0.3177</text:p>
          </table:table-cell>
          <table:table-cell office:value-type="float" office:value="1.2311000000000001" table:style-name="ce1">
            <text:p>1.23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20fuziqin</text:p>
          </table:table-cell>
          <table:table-cell office:value-type="float" office:value="2.5152667386110902E-3" table:style-name="ce2">
            <text:p>0.002515267</text:p>
          </table:table-cell>
          <table:table-cell office:value-type="float" office:value="0.19461631179861999" table:style-name="ce2">
            <text:p>0.194616312</text:p>
          </table:table-cell>
          <table:table-cell office:value-type="float" office:value="6.7659045885769195E-2" table:style-name="ce2">
            <text:p>0.067659046</text:p>
          </table:table-cell>
          <table:table-cell office:value-type="float" office:value="7.8258991116263804E-2" table:style-name="ce2">
            <text:p>0.078258991</text:p>
          </table:table-cell>
          <table:table-cell office:value-type="float" office:value="1.391" table:style-name="ce2">
            <text:p>1.391</text:p>
          </table:table-cell>
          <table:table-cell office:value-type="float" office:value="0.37359999999999999" table:style-name="ce1">
            <text:p>0.3736</text:p>
          </table:table-cell>
          <table:table-cell office:value-type="float" office:value="-6.8900000000000003E-2" table:style-name="ce1">
            <text:p>-0.0689</text:p>
          </table:table-cell>
          <table:table-cell office:value-type="float" office:value="0.22189999999999999" table:style-name="ce1">
            <text:p>0.2219</text:p>
          </table:table-cell>
          <table:table-cell office:value-type="float" office:value="0.73219999999999996" table:style-name="ce1">
            <text:p>0.7322</text:p>
          </table:table-cell>
          <table:table-cell office:value-type="float" office:value="-0.75549999999999995" table:style-name="ce1">
            <text:p>-0.7555</text:p>
          </table:table-cell>
          <table:table-cell office:value-type="float" office:value="0.79610000000000003" table:style-name="ce1">
            <text:p>0.7961</text:p>
          </table:table-cell>
          <table:table-cell office:value-type="float" office:value="1.0765" table:style-name="ce1">
            <text:p>1.0765</text:p>
          </table:table-cell>
          <table:table-cell office:value-type="float" office:value="-0.34189999999999998" table:style-name="ce1">
            <text:p>-0.3419</text:p>
          </table:table-cell>
          <table:table-cell office:value-type="float" office:value="-0.87970000000000004" table:style-name="ce1">
            <text:p>-0.8797</text:p>
          </table:table-cell>
          <table:table-cell office:value-type="float" office:value="-3.61E-2" table:style-name="ce1">
            <text:p>-0.0361</text:p>
          </table:table-cell>
          <table:table-cell office:value-type="float" office:value="0.2954" table:style-name="ce1">
            <text:p>0.2954</text:p>
          </table:table-cell>
          <table:table-cell office:value-type="float" office:value="0.39510000000000001" table:style-name="ce1">
            <text:p>0.3951</text:p>
          </table:table-cell>
          <table:table-cell office:value-type="float" office:value="-0.2918" table:style-name="ce1">
            <text:p>-0.2918</text:p>
          </table:table-cell>
          <table:table-cell office:value-type="float" office:value="0.41899999999999998" table:style-name="ce1">
            <text:p>0.419</text:p>
          </table:table-cell>
          <table:table-cell office:value-type="float" office:value="0.23930000000000001" table:style-name="ce1">
            <text:p>0.2393</text:p>
          </table:table-cell>
          <table:table-cell office:value-type="float" office:value="-1.0481" table:style-name="ce1">
            <text:p>-1.0481</text:p>
          </table:table-cell>
          <table:table-cell office:value-type="float" office:value="-3.15E-2" table:style-name="ce1">
            <text:p>-0.0315</text:p>
          </table:table-cell>
          <table:table-cell office:value-type="float" office:value="-2E-3" table:style-name="ce1">
            <text:p>-0.002</text:p>
          </table:table-cell>
          <table:table-cell office:value-type="float" office:value="-1.52E-2" table:style-name="ce1">
            <text:p>-0.0152</text:p>
          </table:table-cell>
          <table:table-cell office:value-type="float" office:value="4.0399999999999998E-2" table:style-name="ce1">
            <text:p>0.0404</text:p>
          </table:table-cell>
          <table:table-cell office:value-type="float" office:value="-3.6499999999999998E-2" table:style-name="ce1">
            <text:p>-0.0365</text:p>
          </table:table-cell>
          <table:table-cell office:value-type="float" office:value="5.5899999999999998E-2" table:style-name="ce1">
            <text:p>0.0559</text:p>
          </table:table-cell>
          <table:table-cell office:value-type="float" office:value="-3.9199999999999999E-2" table:style-name="ce1">
            <text:p>-0.0392</text:p>
          </table:table-cell>
          <table:table-cell office:value-type="float" office:value="-9.9400000000000002E-2" table:style-name="ce1">
            <text:p>-0.0994</text:p>
          </table:table-cell>
          <table:table-cell office:value-type="float" office:value="-1.3253999999999999" table:style-name="ce1">
            <text:p>-1.3254</text:p>
          </table:table-cell>
          <table:table-cell office:value-type="float" office:value="-1.3599999999999999E-2" table:style-name="ce1">
            <text:p>-0.0136</text:p>
          </table:table-cell>
          <table:table-cell office:value-type="float" office:value="-0.1183" table:style-name="ce1">
            <text:p>-0.1183</text:p>
          </table:table-cell>
          <table:table-cell office:value-type="float" office:value="-1.34E-2" table:style-name="ce1">
            <text:p>-0.0134</text:p>
          </table:table-cell>
          <table:table-cell office:value-type="float" office:value="-0.89870000000000005" table:style-name="ce1">
            <text:p>-0.8987</text:p>
          </table:table-cell>
          <table:table-cell office:value-type="float" office:value="0.33260000000000001" table:style-name="ce1">
            <text:p>0.3326</text:p>
          </table:table-cell>
          <table:table-cell office:value-type="float" office:value="-0.51370000000000005" table:style-name="ce1">
            <text:p>-0.5137</text:p>
          </table:table-cell>
          <table:table-cell office:value-type="float" office:value="-0.18859999999999999" table:style-name="ce1">
            <text:p>-0.1886</text:p>
          </table:table-cell>
          <table:table-cell office:value-type="float" office:value="1.1988000000000001" table:style-name="ce1">
            <text:p>1.1988</text:p>
          </table:table-cell>
          <table:table-cell office:value-type="float" office:value="3.2899999999999999E-2" table:style-name="ce1">
            <text:p>0.0329</text:p>
          </table:table-cell>
          <table:table-cell office:value-type="float" office:value="-0.35089999999999999" table:style-name="ce1">
            <text:p>-0.3509</text:p>
          </table:table-cell>
          <table:table-cell office:value-type="float" office:value="-0.20330000000000001" table:style-name="ce1">
            <text:p>-0.2033</text:p>
          </table:table-cell>
          <table:table-cell office:value-type="float" office:value="5.3699999999999998E-2" table:style-name="ce1">
            <text:p>0.0537</text:p>
          </table:table-cell>
          <table:table-cell office:value-type="float" office:value="-0.1615" table:style-name="ce1">
            <text:p>-0.1615</text:p>
          </table:table-cell>
          <table:table-cell office:value-type="float" office:value="3.9300000000000002E-2" table:style-name="ce1">
            <text:p>0.0393</text:p>
          </table:table-cell>
          <table:table-cell office:value-type="float" office:value="1.3230999999999999" table:style-name="ce1">
            <text:p>1.323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21wuzhisen</text:p>
          </table:table-cell>
          <table:table-cell office:value-type="float" office:value="2.2378951896873099E-3" table:style-name="ce2">
            <text:p>0.002237895</text:p>
          </table:table-cell>
          <table:table-cell office:value-type="float" office:value="0.18534180412180201" table:style-name="ce2">
            <text:p>0.185341804</text:p>
          </table:table-cell>
          <table:table-cell office:value-type="float" office:value="6.8153078100674905E-2" table:style-name="ce2">
            <text:p>0.068153078</text:p>
          </table:table-cell>
          <table:table-cell office:value-type="float" office:value="7.4776183234365204E-2" table:style-name="ce2">
            <text:p>0.074776183</text:p>
          </table:table-cell>
          <table:table-cell office:value-type="float" office:value="1.2390000000000001" table:style-name="ce2">
            <text:p>1.239</text:p>
          </table:table-cell>
          <table:table-cell office:value-type="float" office:value="0.72740000000000005" table:style-name="ce1">
            <text:p>0.7274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0.67349999999999999" table:style-name="ce1">
            <text:p>0.6735</text:p>
          </table:table-cell>
          <table:table-cell office:value-type="float" office:value="0.90510000000000002" table:style-name="ce1">
            <text:p>0.9051</text:p>
          </table:table-cell>
          <table:table-cell office:value-type="float" office:value="-0.75019999999999998" table:style-name="ce1">
            <text:p>-0.7502</text:p>
          </table:table-cell>
          <table:table-cell office:value-type="float" office:value="0.29220000000000002" table:style-name="ce1">
            <text:p>0.2922</text:p>
          </table:table-cell>
          <table:table-cell office:value-type="float" office:value="1.5197000000000001" table:style-name="ce1">
            <text:p>1.5197</text:p>
          </table:table-cell>
          <table:table-cell office:value-type="float" office:value="-0.49509999999999998" table:style-name="ce1">
            <text:p>-0.4951</text:p>
          </table:table-cell>
          <table:table-cell office:value-type="float" office:value="-1.087" table:style-name="ce1">
            <text:p>-1.087</text:p>
          </table:table-cell>
          <table:table-cell office:value-type="float" office:value="-0.46229999999999999" table:style-name="ce1">
            <text:p>-0.4623</text:p>
          </table:table-cell>
          <table:table-cell office:value-type="float" office:value="0.2697" table:style-name="ce1">
            <text:p>0.2697</text:p>
          </table:table-cell>
          <table:table-cell office:value-type="float" office:value="0.47510000000000002" table:style-name="ce1">
            <text:p>0.4751</text:p>
          </table:table-cell>
          <table:table-cell office:value-type="float" office:value="-0.78339999999999999" table:style-name="ce1">
            <text:p>-0.7834</text:p>
          </table:table-cell>
          <table:table-cell office:value-type="float" office:value="0.2099" table:style-name="ce1">
            <text:p>0.2099</text:p>
          </table:table-cell>
          <table:table-cell office:value-type="float" office:value="-0.3357" table:style-name="ce1">
            <text:p>-0.3357</text:p>
          </table:table-cell>
          <table:table-cell office:value-type="float" office:value="-0.92910000000000004" table:style-name="ce1">
            <text:p>-0.9291</text:p>
          </table:table-cell>
          <table:table-cell office:value-type="float" office:value="-0.2064" table:style-name="ce1">
            <text:p>-0.2064</text:p>
          </table:table-cell>
          <table:table-cell office:value-type="float" office:value="-0.13370000000000001" table:style-name="ce1">
            <text:p>-0.1337</text:p>
          </table:table-cell>
          <table:table-cell office:value-type="float" office:value="0.13469999999999999" table:style-name="ce1">
            <text:p>0.1347</text:p>
          </table:table-cell>
          <table:table-cell office:value-type="float" office:value="5.8599999999999999E-2" table:style-name="ce1">
            <text:p>0.0586</text:p>
          </table:table-cell>
          <table:table-cell office:value-type="float" office:value="-1.09E-2" table:style-name="ce1">
            <text:p>-0.0109</text:p>
          </table:table-cell>
          <table:table-cell office:value-type="float" office:value="9.7799999999999998E-2" table:style-name="ce1">
            <text:p>0.0978</text:p>
          </table:table-cell>
          <table:table-cell office:value-type="float" office:value="-0.1027" table:style-name="ce1">
            <text:p>-0.1027</text:p>
          </table:table-cell>
          <table:table-cell office:value-type="float" office:value="-0.2596" table:style-name="ce1">
            <text:p>-0.2596</text:p>
          </table:table-cell>
          <table:table-cell office:value-type="float" office:value="-0.96919999999999995" table:style-name="ce1">
            <text:p>-0.9692</text:p>
          </table:table-cell>
          <table:table-cell office:value-type="float" office:value="-0.1447" table:style-name="ce1">
            <text:p>-0.1447</text:p>
          </table:table-cell>
          <table:table-cell office:value-type="float" office:value="0.3493" table:style-name="ce1">
            <text:p>0.3493</text:p>
          </table:table-cell>
          <table:table-cell office:value-type="float" office:value="0.1212" table:style-name="ce1">
            <text:p>0.1212</text:p>
          </table:table-cell>
          <table:table-cell office:value-type="float" office:value="-0.90649999999999997" table:style-name="ce1">
            <text:p>-0.9065</text:p>
          </table:table-cell>
          <table:table-cell office:value-type="float" office:value="6.3E-3" table:style-name="ce1">
            <text:p>0.0063</text:p>
          </table:table-cell>
          <table:table-cell office:value-type="float" office:value="-0.28620000000000001" table:style-name="ce1">
            <text:p>-0.2862</text:p>
          </table:table-cell>
          <table:table-cell office:value-type="float" office:value="-1.9599999999999999E-2" table:style-name="ce1">
            <text:p>-0.0196</text:p>
          </table:table-cell>
          <table:table-cell office:value-type="float" office:value="1.5575000000000001" table:style-name="ce1">
            <text:p>1.5575</text:p>
          </table:table-cell>
          <table:table-cell office:value-type="float" office:value="0.60209999999999997" table:style-name="ce1">
            <text:p>0.6021</text:p>
          </table:table-cell>
          <table:table-cell office:value-type="float" office:value="1.24E-2" table:style-name="ce1">
            <text:p>0.0124</text:p>
          </table:table-cell>
          <table:table-cell office:value-type="float" office:value="-0.25140000000000001" table:style-name="ce1">
            <text:p>-0.2514</text:p>
          </table:table-cell>
          <table:table-cell office:value-type="float" office:value="0.74450000000000005" table:style-name="ce1">
            <text:p>0.7445</text:p>
          </table:table-cell>
          <table:table-cell office:value-type="float" office:value="-0.12720000000000001" table:style-name="ce1">
            <text:p>-0.1272</text:p>
          </table:table-cell>
          <table:table-cell office:value-type="float" office:value="0.81950000000000001" table:style-name="ce1">
            <text:p>0.8195</text:p>
          </table:table-cell>
          <table:table-cell office:value-type="float" office:value="1.2122999999999999" table:style-name="ce1">
            <text:p>1.21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22sunhaoqin</text:p>
          </table:table-cell>
          <table:table-cell office:value-type="float" office:value="2.3547240841220599E-3" table:style-name="ce2">
            <text:p>0.002354724</text:p>
          </table:table-cell>
          <table:table-cell office:value-type="float" office:value="0.19879585869093799" table:style-name="ce2">
            <text:p>0.198795859</text:p>
          </table:table-cell>
          <table:table-cell office:value-type="float" office:value="7.2344145542660596E-2" table:style-name="ce2">
            <text:p>0.072344146</text:p>
          </table:table-cell>
          <table:table-cell office:value-type="float" office:value="8.0986145526627806E-2" table:style-name="ce2">
            <text:p>0.080986146</text:p>
          </table:table-cell>
          <table:table-cell office:value-type="float" office:value="1.2849999999999999" table:style-name="ce2">
            <text:p>1.285</text:p>
          </table:table-cell>
          <table:table-cell office:value-type="float" office:value="-0.32800000000000001" table:style-name="ce1">
            <text:p>-0.328</text:p>
          </table:table-cell>
          <table:table-cell office:value-type="float" office:value="-0.30680000000000002" table:style-name="ce1">
            <text:p>-0.3068</text:p>
          </table:table-cell>
          <table:table-cell office:value-type="float" office:value="0.20280000000000001" table:style-name="ce1">
            <text:p>0.2028</text:p>
          </table:table-cell>
          <table:table-cell office:value-type="float" office:value="0.45500000000000002" table:style-name="ce1">
            <text:p>0.455</text:p>
          </table:table-cell>
          <table:table-cell office:value-type="float" office:value="-0.65159999999999996" table:style-name="ce1">
            <text:p>-0.6516</text:p>
          </table:table-cell>
          <table:table-cell office:value-type="float" office:value="8.9499999999999996E-2" table:style-name="ce1">
            <text:p>0.0895</text:p>
          </table:table-cell>
          <table:table-cell office:value-type="float" office:value="-0.20280000000000001" table:style-name="ce1">
            <text:p>-0.2028</text:p>
          </table:table-cell>
          <table:table-cell office:value-type="float" office:value="-0.77270000000000005" table:style-name="ce1">
            <text:p>-0.7727</text:p>
          </table:table-cell>
          <table:table-cell office:value-type="float" office:value="-1.5918000000000001" table:style-name="ce1">
            <text:p>-1.5918</text:p>
          </table:table-cell>
          <table:table-cell office:value-type="float" office:value="-0.30809999999999998" table:style-name="ce1">
            <text:p>-0.3081</text:p>
          </table:table-cell>
          <table:table-cell office:value-type="float" office:value="0.30280000000000001" table:style-name="ce1">
            <text:p>0.3028</text:p>
          </table:table-cell>
          <table:table-cell office:value-type="float" office:value="0.52500000000000002" table:style-name="ce1">
            <text:p>0.525</text:p>
          </table:table-cell>
          <table:table-cell office:value-type="float" office:value="-0.87319999999999998" table:style-name="ce1">
            <text:p>-0.8732</text:p>
          </table:table-cell>
          <table:table-cell office:value-type="float" office:value="0.1181" table:style-name="ce1">
            <text:p>0.1181</text:p>
          </table:table-cell>
          <table:table-cell office:value-type="float" office:value="-1.4790000000000001" table:style-name="ce1">
            <text:p>-1.479</text:p>
          </table:table-cell>
          <table:table-cell office:value-type="float" office:value="-0.93700000000000006" table:style-name="ce1">
            <text:p>-0.937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9.5999999999999992E-3" table:style-name="ce1">
            <text:p>0.0096</text:p>
          </table:table-cell>
          <table:table-cell office:value-type="float" office:value="9.2999999999999992E-3" table:style-name="ce1">
            <text:p>0.0093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-1.6246" table:style-name="ce1">
            <text:p>-1.6246</text:p>
          </table:table-cell>
          <table:table-cell office:value-type="float" office:value="-0.25309999999999999" table:style-name="ce1">
            <text:p>-0.2531</text:p>
          </table:table-cell>
          <table:table-cell office:value-type="float" office:value="-0.26669999999999999" table:style-name="ce1">
            <text:p>-0.2667</text:p>
          </table:table-cell>
          <table:table-cell office:value-type="float" office:value="-8.7499999999999994E-2" table:style-name="ce1">
            <text:p>-0.0875</text:p>
          </table:table-cell>
          <table:table-cell office:value-type="float" office:value="-1.0197000000000001" table:style-name="ce1">
            <text:p>-1.0197</text:p>
          </table:table-cell>
          <table:table-cell office:value-type="float" office:value="-0.31580000000000003" table:style-name="ce1">
            <text:p>-0.3158</text:p>
          </table:table-cell>
          <table:table-cell office:value-type="float" office:value="-1.2629999999999999" table:style-name="ce1">
            <text:p>-1.263</text:p>
          </table:table-cell>
          <table:table-cell office:value-type="float" office:value="-0.5625" table:style-name="ce1">
            <text:p>-0.5625</text:p>
          </table:table-cell>
          <table:table-cell office:value-type="float" office:value="1.724" table:style-name="ce1">
            <text:p>1.724</text:p>
          </table:table-cell>
          <table:table-cell office:value-type="float" office:value="0.23930000000000001" table:style-name="ce1">
            <text:p>0.2393</text:p>
          </table:table-cell>
          <table:table-cell office:value-type="float" office:value="-0.35220000000000001" table:style-name="ce1">
            <text:p>-0.3522</text:p>
          </table:table-cell>
          <table:table-cell office:value-type="float" office:value="-0.53490000000000004" table:style-name="ce1">
            <text:p>-0.5349</text:p>
          </table:table-cell>
          <table:table-cell office:value-type="float" office:value="0.81499999999999995" table:style-name="ce1">
            <text:p>0.815</text:p>
          </table:table-cell>
          <table:table-cell office:value-type="float" office:value="-0.13339999999999999" table:style-name="ce1">
            <text:p>-0.1334</text:p>
          </table:table-cell>
          <table:table-cell office:value-type="float" office:value="1.6297999999999999" table:style-name="ce1">
            <text:p>1.6298</text:p>
          </table:table-cell>
          <table:table-cell office:value-type="float" office:value="1.0049999999999999" table:style-name="ce1">
            <text:p>1.0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23zhangcheng</text:p>
          </table:table-cell>
          <table:table-cell office:value-type="float" office:value="2.5579128080528502E-3" table:style-name="ce2">
            <text:p>0.002557913</text:p>
          </table:table-cell>
          <table:table-cell office:value-type="float" office:value="0.20352776958754501" table:style-name="ce2">
            <text:p>0.20352777</text:p>
          </table:table-cell>
          <table:table-cell office:value-type="float" office:value="6.17538125094537E-2" table:style-name="ce2">
            <text:p>0.061753813</text:p>
          </table:table-cell>
          <table:table-cell office:value-type="float" office:value="7.2870471087229799E-2" table:style-name="ce2">
            <text:p>0.072870471</text:p>
          </table:table-cell>
          <table:table-cell office:value-type="float" office:value="1.3280000000000001" table:style-name="ce2">
            <text:p>1.328</text:p>
          </table:table-cell>
          <table:table-cell office:value-type="float" office:value="1.4755" table:style-name="ce1">
            <text:p>1.4755</text:p>
          </table:table-cell>
          <table:table-cell office:value-type="float" office:value="0.32669999999999999" table:style-name="ce1">
            <text:p>0.3267</text:p>
          </table:table-cell>
          <table:table-cell office:value-type="float" office:value="0.58279999999999998" table:style-name="ce1">
            <text:p>0.5828</text:p>
          </table:table-cell>
          <table:table-cell office:value-type="float" office:value="0.98980000000000001" table:style-name="ce1">
            <text:p>0.9898</text:p>
          </table:table-cell>
          <table:table-cell office:value-type="float" office:value="-8.3500000000000005E-2" table:style-name="ce1">
            <text:p>-0.0835</text:p>
          </table:table-cell>
          <table:table-cell office:value-type="float" office:value="0.71289999999999998" table:style-name="ce1">
            <text:p>0.7129</text:p>
          </table:table-cell>
          <table:table-cell office:value-type="float" office:value="1.9097" table:style-name="ce1">
            <text:p>1.9097</text:p>
          </table:table-cell>
          <table:table-cell office:value-type="float" office:value="-0.4924" table:style-name="ce1">
            <text:p>-0.4924</text:p>
          </table:table-cell>
          <table:table-cell office:value-type="float" office:value="-0.88390000000000002" table:style-name="ce1">
            <text:p>-0.8839</text:p>
          </table:table-cell>
          <table:table-cell office:value-type="float" office:value="-0.5373" table:style-name="ce1">
            <text:p>-0.5373</text:p>
          </table:table-cell>
          <table:table-cell office:value-type="float" office:value="-9.6600000000000005E-2" table:style-name="ce1">
            <text:p>-0.0966</text:p>
          </table:table-cell>
          <table:table-cell office:value-type="float" office:value="0.46110000000000001" table:style-name="ce1">
            <text:p>0.4611</text:p>
          </table:table-cell>
          <table:table-cell office:value-type="float" office:value="-0.60050000000000003" table:style-name="ce1">
            <text:p>-0.6005</text:p>
          </table:table-cell>
          <table:table-cell office:value-type="float" office:value="0.1469" table:style-name="ce1">
            <text:p>0.1469</text:p>
          </table:table-cell>
          <table:table-cell office:value-type="float" office:value="-3.5999999999999997E-2" table:style-name="ce1">
            <text:p>-0.036</text:p>
          </table:table-cell>
          <table:table-cell office:value-type="float" office:value="-1.4308000000000001" table:style-name="ce1">
            <text:p>-1.4308</text:p>
          </table:table-cell>
          <table:table-cell office:value-type="float" office:value="-1.35E-2" table:style-name="ce1">
            <text:p>-0.0135</text:p>
          </table:table-cell>
          <table:table-cell office:value-type="float" office:value="3.85E-2" table:style-name="ce1">
            <text:p>0.0385</text:p>
          </table:table-cell>
          <table:table-cell office:value-type="float" office:value="-6.2399999999999997E-2" table:style-name="ce1">
            <text:p>-0.0624</text:p>
          </table:table-cell>
          <table:table-cell office:value-type="float" office:value="1.9199999999999998E-2" table:style-name="ce1">
            <text:p>0.0192</text:p>
          </table:table-cell>
          <table:table-cell office:value-type="float" office:value="-1.04E-2" table:style-name="ce1">
            <text:p>-0.0104</text:p>
          </table:table-cell>
          <table:table-cell office:value-type="float" office:value="0.13469999999999999" table:style-name="ce1">
            <text:p>0.1347</text:p>
          </table:table-cell>
          <table:table-cell office:value-type="float" office:value="-3.44E-2" table:style-name="ce1">
            <text:p>-0.0344</text:p>
          </table:table-cell>
          <table:table-cell office:value-type="float" office:value="-0.28170000000000001" table:style-name="ce1">
            <text:p>-0.2817</text:p>
          </table:table-cell>
          <table:table-cell office:value-type="float" office:value="-1.5190999999999999" table:style-name="ce1">
            <text:p>-1.5191</text:p>
          </table:table-cell>
          <table:table-cell office:value-type="float" office:value="0.30470000000000003" table:style-name="ce1">
            <text:p>0.3047</text:p>
          </table:table-cell>
          <table:table-cell office:value-type="float" office:value="0.47710000000000002" table:style-name="ce1">
            <text:p>0.4771</text:p>
          </table:table-cell>
          <table:table-cell office:value-type="float" office:value="0.46200000000000002" table:style-name="ce1">
            <text:p>0.462</text:p>
          </table:table-cell>
          <table:table-cell office:value-type="float" office:value="-0.6351" table:style-name="ce1">
            <text:p>-0.6351</text:p>
          </table:table-cell>
          <table:table-cell office:value-type="float" office:value="0.45850000000000002" table:style-name="ce1">
            <text:p>0.4585</text:p>
          </table:table-cell>
          <table:table-cell office:value-type="float" office:value="-0.16880000000000001" table:style-name="ce1">
            <text:p>-0.1688</text:p>
          </table:table-cell>
          <table:table-cell office:value-type="float" office:value="-0.38529999999999998" table:style-name="ce1">
            <text:p>-0.3853</text:p>
          </table:table-cell>
          <table:table-cell office:value-type="float" office:value="1.4128000000000001" table:style-name="ce1">
            <text:p>1.4128</text:p>
          </table:table-cell>
          <table:table-cell office:value-type="float" office:value="0.78990000000000005" table:style-name="ce1">
            <text:p>0.7899</text:p>
          </table:table-cell>
          <table:table-cell office:value-type="float" office:value="0.29189999999999999" table:style-name="ce1">
            <text:p>0.2919</text:p>
          </table:table-cell>
          <table:table-cell office:value-type="float" office:value="-0.16200000000000001" table:style-name="ce1">
            <text:p>-0.162</text:p>
          </table:table-cell>
          <table:table-cell office:value-type="float" office:value="0.77259999999999995" table:style-name="ce1">
            <text:p>0.7726</text:p>
          </table:table-cell>
          <table:table-cell office:value-type="float" office:value="0.15759999999999999" table:style-name="ce1">
            <text:p>0.1576</text:p>
          </table:table-cell>
          <table:table-cell office:value-type="float" office:value="0.65339999999999998" table:style-name="ce1">
            <text:p>0.6534</text:p>
          </table:table-cell>
          <table:table-cell office:value-type="float" office:value="1.7079" table:style-name="ce1">
            <text:p>1.70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24zhangjing</text:p>
          </table:table-cell>
          <table:table-cell office:value-type="float" office:value="2.3994995155289401E-3" table:style-name="ce2">
            <text:p>0.0023995</text:p>
          </table:table-cell>
          <table:table-cell office:value-type="float" office:value="0.18665790390045001" table:style-name="ce2">
            <text:p>0.186657904</text:p>
          </table:table-cell>
          <table:table-cell office:value-type="float" office:value="5.7133629087929502E-2" table:style-name="ce2">
            <text:p>0.057133629</text:p>
          </table:table-cell>
          <table:table-cell office:value-type="float" office:value="6.8872662562163997E-2" table:style-name="ce2">
            <text:p>0.068872663</text:p>
          </table:table-cell>
          <table:table-cell office:value-type="float" office:value="1.2949999999999999" table:style-name="ce2">
            <text:p>1.295</text:p>
          </table:table-cell>
          <table:table-cell office:value-type="float" office:value="-2.69E-2" table:style-name="ce1">
            <text:p>-0.0269</text:p>
          </table:table-cell>
          <table:table-cell office:value-type="float" office:value="0.22739999999999999" table:style-name="ce1">
            <text:p>0.2274</text:p>
          </table:table-cell>
          <table:table-cell office:value-type="float" office:value="0.44740000000000002" table:style-name="ce1">
            <text:p>0.4474</text:p>
          </table:table-cell>
          <table:table-cell office:value-type="float" office:value="0.74139999999999995" table:style-name="ce1">
            <text:p>0.7414</text:p>
          </table:table-cell>
          <table:table-cell office:value-type="float" office:value="0.25359999999999999" table:style-name="ce1">
            <text:p>0.2536</text:p>
          </table:table-cell>
          <table:table-cell office:value-type="float" office:value="0.70660000000000001" table:style-name="ce1">
            <text:p>0.7066</text:p>
          </table:table-cell>
          <table:table-cell office:value-type="float" office:value="1.5279" table:style-name="ce1">
            <text:p>1.5279</text:p>
          </table:table-cell>
          <table:table-cell office:value-type="float" office:value="-0.39229999999999998" table:style-name="ce1">
            <text:p>-0.3923</text:p>
          </table:table-cell>
          <table:table-cell office:value-type="float" office:value="-0.33129999999999998" table:style-name="ce1">
            <text:p>-0.3313</text:p>
          </table:table-cell>
          <table:table-cell office:value-type="float" office:value="-1.32E-2" table:style-name="ce1">
            <text:p>-0.0132</text:p>
          </table:table-cell>
          <table:table-cell office:value-type="float" office:value="0.28270000000000001" table:style-name="ce1">
            <text:p>0.2827</text:p>
          </table:table-cell>
          <table:table-cell office:value-type="float" office:value="0.47589999999999999" table:style-name="ce1">
            <text:p>0.4759</text:p>
          </table:table-cell>
          <table:table-cell office:value-type="float" office:value="-0.1671" table:style-name="ce1">
            <text:p>-0.1671</text:p>
          </table:table-cell>
          <table:table-cell office:value-type="float" office:value="0.29820000000000002" table:style-name="ce1">
            <text:p>0.2982</text:p>
          </table:table-cell>
          <table:table-cell office:value-type="float" office:value="8.3199999999999996E-2" table:style-name="ce1">
            <text:p>0.0832</text:p>
          </table:table-cell>
          <table:table-cell office:value-type="float" office:value="-0.84699999999999998" table:style-name="ce1">
            <text:p>-0.847</text:p>
          </table:table-cell>
          <table:table-cell office:value-type="float" office:value="1.6299999999999999E-2" table:style-name="ce1">
            <text:p>0.0163</text:p>
          </table:table-cell>
          <table:table-cell office:value-type="float" office:value="9.7999999999999997E-3" table:style-name="ce1">
            <text:p>0.0098</text:p>
          </table:table-cell>
          <table:table-cell office:value-type="float" office:value="-0.1593" table:style-name="ce1">
            <text:p>-0.1593</text:p>
          </table:table-cell>
          <table:table-cell office:value-type="float" office:value="2.29E-2" table:style-name="ce1">
            <text:p>0.0229</text:p>
          </table:table-cell>
          <table:table-cell office:value-type="float" office:value="-5.8999999999999997E-2" table:style-name="ce1">
            <text:p>-0.059</text:p>
          </table:table-cell>
          <table:table-cell office:value-type="float" office:value="0.10970000000000001" table:style-name="ce1">
            <text:p>0.1097</text:p>
          </table:table-cell>
          <table:table-cell office:value-type="float" office:value="-0.16" table:style-name="ce1">
            <text:p>-0.16</text:p>
          </table:table-cell>
          <table:table-cell office:value-type="float" office:value="-0.255" table:style-name="ce1">
            <text:p>-0.255</text:p>
          </table:table-cell>
          <table:table-cell office:value-type="float" office:value="-1.0484" table:style-name="ce1">
            <text:p>-1.0484</text:p>
          </table:table-cell>
          <table:table-cell office:value-type="float" office:value="0.16980000000000001" table:style-name="ce1">
            <text:p>0.1698</text:p>
          </table:table-cell>
          <table:table-cell office:value-type="float" office:value="0.1731" table:style-name="ce1">
            <text:p>0.1731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-0.41520000000000001" table:style-name="ce1">
            <text:p>-0.4152</text:p>
          </table:table-cell>
          <table:table-cell office:value-type="float" office:value="8.5099999999999995E-2" table:style-name="ce1">
            <text:p>0.0851</text:p>
          </table:table-cell>
          <table:table-cell office:value-type="float" office:value="-0.21390000000000001" table:style-name="ce1">
            <text:p>-0.2139</text:p>
          </table:table-cell>
          <table:table-cell office:value-type="float" office:value="-0.4345" table:style-name="ce1">
            <text:p>-0.4345</text:p>
          </table:table-cell>
          <table:table-cell office:value-type="float" office:value="0.39150000000000001" table:style-name="ce1">
            <text:p>0.3915</text:p>
          </table:table-cell>
          <table:table-cell office:value-type="float" office:value="0.10920000000000001" table:style-name="ce1">
            <text:p>0.1092</text:p>
          </table:table-cell>
          <table:table-cell office:value-type="float" office:value="-0.28599999999999998" table:style-name="ce1">
            <text:p>-0.286</text:p>
          </table:table-cell>
          <table:table-cell office:value-type="float" office:value="-0.41489999999999999" table:style-name="ce1">
            <text:p>-0.4149</text:p>
          </table:table-cell>
          <table:table-cell office:value-type="float" office:value="0.21190000000000001" table:style-name="ce1">
            <text:p>0.2119</text:p>
          </table:table-cell>
          <table:table-cell office:value-type="float" office:value="-0.1066" table:style-name="ce1">
            <text:p>-0.1066</text:p>
          </table:table-cell>
          <table:table-cell office:value-type="float" office:value="0.30359999999999998" table:style-name="ce1">
            <text:p>0.3036</text:p>
          </table:table-cell>
          <table:table-cell office:value-type="float" office:value="1.0911999999999999" table:style-name="ce1">
            <text:p>1.09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25zhangtao1</text:p>
          </table:table-cell>
          <table:table-cell office:value-type="float" office:value="1.74814206501131E-3" table:style-name="ce2">
            <text:p>0.001748142</text:p>
          </table:table-cell>
          <table:table-cell office:value-type="float" office:value="0.19386996007155" table:style-name="ce2">
            <text:p>0.19386996</text:p>
          </table:table-cell>
          <table:table-cell office:value-type="float" office:value="7.5878518317903904E-2" table:style-name="ce2">
            <text:p>0.075878518</text:p>
          </table:table-cell>
          <table:table-cell office:value-type="float" office:value="7.9369287749320699E-2" table:style-name="ce2">
            <text:p>0.079369288</text:p>
          </table:table-cell>
          <table:table-cell office:value-type="float" office:value="1.365" table:style-name="ce2">
            <text:p>1.365</text:p>
          </table:table-cell>
          <table:table-cell office:value-type="float" office:value="-0.152" table:style-name="ce1">
            <text:p>-0.152</text:p>
          </table:table-cell>
          <table:table-cell office:value-type="float" office:value="0.24929999999999999" table:style-name="ce1">
            <text:p>0.2493</text:p>
          </table:table-cell>
          <table:table-cell office:value-type="float" office:value="0.47910000000000003" table:style-name="ce1">
            <text:p>0.4791</text:p>
          </table:table-cell>
          <table:table-cell office:value-type="float" office:value="1.0705" table:style-name="ce1">
            <text:p>1.0705</text:p>
          </table:table-cell>
          <table:table-cell office:value-type="float" office:value="-0.19600000000000001" table:style-name="ce1">
            <text:p>-0.196</text:p>
          </table:table-cell>
          <table:table-cell office:value-type="float" office:value="0.76029999999999998" table:style-name="ce1">
            <text:p>0.7603</text:p>
          </table:table-cell>
          <table:table-cell office:value-type="float" office:value="1.6256999999999999" table:style-name="ce1">
            <text:p>1.6257</text:p>
          </table:table-cell>
          <table:table-cell office:value-type="float" office:value="-0.39889999999999998" table:style-name="ce1">
            <text:p>-0.3989</text:p>
          </table:table-cell>
          <table:table-cell office:value-type="float" office:value="-1.0693999999999999" table:style-name="ce1">
            <text:p>-1.0694</text:p>
          </table:table-cell>
          <table:table-cell office:value-type="float" office:value="-0.28539999999999999" table:style-name="ce1">
            <text:p>-0.2854</text:p>
          </table:table-cell>
          <table:table-cell office:value-type="float" office:value="4.65E-2" table:style-name="ce1">
            <text:p>0.0465</text:p>
          </table:table-cell>
          <table:table-cell office:value-type="float" office:value="0.36330000000000001" table:style-name="ce1">
            <text:p>0.3633</text:p>
          </table:table-cell>
          <table:table-cell office:value-type="float" office:value="-0.29389999999999999" table:style-name="ce1">
            <text:p>-0.2939</text:p>
          </table:table-cell>
          <table:table-cell office:value-type="float" office:value="-5.7099999999999998E-2" table:style-name="ce1">
            <text:p>-0.0571</text:p>
          </table:table-cell>
          <table:table-cell office:value-type="float" office:value="0.20680000000000001" table:style-name="ce1">
            <text:p>0.2068</text:p>
          </table:table-cell>
          <table:table-cell office:value-type="float" office:value="-1.2229000000000001" table:style-name="ce1">
            <text:p>-1.2229</text:p>
          </table:table-cell>
          <table:table-cell office:value-type="float" office:value="-0.27410000000000001" table:style-name="ce1">
            <text:p>-0.2741</text:p>
          </table:table-cell>
          <table:table-cell office:value-type="float" office:value="2.86E-2" table:style-name="ce1">
            <text:p>0.0286</text:p>
          </table:table-cell>
          <table:table-cell office:value-type="float" office:value="-0.13150000000000001" table:style-name="ce1">
            <text:p>-0.1315</text:p>
          </table:table-cell>
          <table:table-cell office:value-type="float" office:value="8.4400000000000003E-2" table:style-name="ce1">
            <text:p>0.0844</text:p>
          </table:table-cell>
          <table:table-cell office:value-type="float" office:value="-0.1951" table:style-name="ce1">
            <text:p>-0.1951</text:p>
          </table:table-cell>
          <table:table-cell office:value-type="float" office:value="9.0899999999999995E-2" table:style-name="ce1">
            <text:p>0.0909</text:p>
          </table:table-cell>
          <table:table-cell office:value-type="float" office:value="-0.21129999999999999" table:style-name="ce1">
            <text:p>-0.2113</text:p>
          </table:table-cell>
          <table:table-cell office:value-type="float" office:value="-0.10489999999999999" table:style-name="ce1">
            <text:p>-0.1049</text:p>
          </table:table-cell>
          <table:table-cell office:value-type="float" office:value="-0.74460000000000004" table:style-name="ce1">
            <text:p>-0.7446</text:p>
          </table:table-cell>
          <table:table-cell office:value-type="float" office:value="4.1999999999999997E-3" table:style-name="ce1">
            <text:p>0.0042</text:p>
          </table:table-cell>
          <table:table-cell office:value-type="float" office:value="0.1454" table:style-name="ce1">
            <text:p>0.1454</text:p>
          </table:table-cell>
          <table:table-cell office:value-type="float" office:value="0.60209999999999997" table:style-name="ce1">
            <text:p>0.6021</text:p>
          </table:table-cell>
          <table:table-cell office:value-type="float" office:value="-0.37069999999999997" table:style-name="ce1">
            <text:p>-0.3707</text:p>
          </table:table-cell>
          <table:table-cell office:value-type="float" office:value="0.60519999999999996" table:style-name="ce1">
            <text:p>0.6052</text:p>
          </table:table-cell>
          <table:table-cell office:value-type="float" office:value="0.3206" table:style-name="ce1">
            <text:p>0.3206</text:p>
          </table:table-cell>
          <table:table-cell office:value-type="float" office:value="-0.34439999999999998" table:style-name="ce1">
            <text:p>-0.3444</text:p>
          </table:table-cell>
          <table:table-cell office:value-type="float" office:value="1.1480999999999999" table:style-name="ce1">
            <text:p>1.1481</text:p>
          </table:table-cell>
          <table:table-cell office:value-type="float" office:value="0.47270000000000001" table:style-name="ce1">
            <text:p>0.4727</text:p>
          </table:table-cell>
          <table:table-cell office:value-type="float" office:value="2.8500000000000001E-2" table:style-name="ce1">
            <text:p>0.0285</text:p>
          </table:table-cell>
          <table:table-cell office:value-type="float" office:value="-4.4400000000000002E-2" table:style-name="ce1">
            <text:p>-0.0444</text:p>
          </table:table-cell>
          <table:table-cell office:value-type="float" office:value="0.29909999999999998" table:style-name="ce1">
            <text:p>0.2991</text:p>
          </table:table-cell>
          <table:table-cell office:value-type="float" office:value="0.316" table:style-name="ce1">
            <text:p>0.316</text:p>
          </table:table-cell>
          <table:table-cell office:value-type="float" office:value="0.31180000000000002" table:style-name="ce1">
            <text:p>0.3118</text:p>
          </table:table-cell>
          <table:table-cell office:value-type="float" office:value="1.4493" table:style-name="ce1">
            <text:p>1.4493</text:p>
          </table:table-cell>
          <table:table-cell table:number-columns-repeated="16338"/>
        </table:table-row>
        <table:table-row table:style-name="ro2">
          <table:table-cell office:value-type="string" table:style-name="ce1">
            <text:p>26zhangyan</text:p>
          </table:table-cell>
          <table:table-cell office:value-type="float" office:value="2.41155882231322E-3" table:style-name="ce2">
            <text:p>0.002411559</text:p>
          </table:table-cell>
          <table:table-cell office:value-type="float" office:value="0.204356130353152" table:style-name="ce2">
            <text:p>0.20435613</text:p>
          </table:table-cell>
          <table:table-cell office:value-type="float" office:value="6.3573563012646106E-2" table:style-name="ce2">
            <text:p>0.063573563</text:p>
          </table:table-cell>
          <table:table-cell office:value-type="float" office:value="7.5246736854116605E-2" table:style-name="ce2">
            <text:p>0.075246737</text:p>
          </table:table-cell>
          <table:table-cell office:value-type="float" office:value="1.4419999999999999" table:style-name="ce2">
            <text:p>1.442</text:p>
          </table:table-cell>
          <table:table-cell office:value-type="float" office:value="0.42430000000000001" table:style-name="ce1">
            <text:p>0.4243</text:p>
          </table:table-cell>
          <table:table-cell office:value-type="float" office:value="-7.0599999999999996E-2" table:style-name="ce1">
            <text:p>-0.0706</text:p>
          </table:table-cell>
          <table:table-cell office:value-type="float" office:value="0.25140000000000001" table:style-name="ce1">
            <text:p>0.2514</text:p>
          </table:table-cell>
          <table:table-cell office:value-type="float" office:value="0.65669999999999995" table:style-name="ce1">
            <text:p>0.6567</text:p>
          </table:table-cell>
          <table:table-cell office:value-type="float" office:value="-0.81" table:style-name="ce1">
            <text:p>-0.81</text:p>
          </table:table-cell>
          <table:table-cell office:value-type="float" office:value="0.78939999999999999" table:style-name="ce1">
            <text:p>0.7894</text:p>
          </table:table-cell>
          <table:table-cell office:value-type="float" office:value="1.2693000000000001" table:style-name="ce1">
            <text:p>1.2693</text:p>
          </table:table-cell>
          <table:table-cell office:value-type="float" office:value="0.1207" table:style-name="ce1">
            <text:p>0.1207</text:p>
          </table:table-cell>
          <table:table-cell office:value-type="float" office:value="-1.0665" table:style-name="ce1">
            <text:p>-1.0665</text:p>
          </table:table-cell>
          <table:table-cell office:value-type="float" office:value="-0.45069999999999999" table:style-name="ce1">
            <text:p>-0.4507</text:p>
          </table:table-cell>
          <table:table-cell office:value-type="float" office:value="-3.5999999999999999E-3" table:style-name="ce1">
            <text:p>-0.0036</text:p>
          </table:table-cell>
          <table:table-cell office:value-type="float" office:value="0.68700000000000006" table:style-name="ce1">
            <text:p>0.687</text:p>
          </table:table-cell>
          <table:table-cell office:value-type="float" office:value="-0.6008" table:style-name="ce1">
            <text:p>-0.6008</text:p>
          </table:table-cell>
          <table:table-cell office:value-type="float" office:value="0.2989" table:style-name="ce1">
            <text:p>0.2989</text:p>
          </table:table-cell>
          <table:table-cell office:value-type="float" office:value="-0.41" table:style-name="ce1">
            <text:p>-0.41</text:p>
          </table:table-cell>
          <table:table-cell office:value-type="float" office:value="-0.88929999999999998" table:style-name="ce1">
            <text:p>-0.8893</text:p>
          </table:table-cell>
          <table:table-cell office:value-type="float" office:value="7.6E-3" table:style-name="ce1">
            <text:p>0.0076</text:p>
          </table:table-cell>
          <table:table-cell office:value-type="float" office:value="8.8999999999999999E-3" table:style-name="ce1">
            <text:p>0.0089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0500000000000001E-2" table:style-name="ce1">
            <text:p>0.0105</text:p>
          </table:table-cell>
          <table:table-cell office:value-type="float" office:value="6.4999999999999997E-3" table:style-name="ce1">
            <text:p>0.0065</text:p>
          </table:table-cell>
          <table:table-cell office:value-type="float" office:value="1.14E-2" table:style-name="ce1">
            <text:p>0.0114</text:p>
          </table:table-cell>
          <table:table-cell office:value-type="float" office:value="8.8999999999999999E-3" table:style-name="ce1">
            <text:p>0.0089</text:p>
          </table:table-cell>
          <table:table-cell office:value-type="float" office:value="8.2000000000000007E-3" table:style-name="ce1">
            <text:p>0.0082</text:p>
          </table:table-cell>
          <table:table-cell office:value-type="float" office:value="-1.5306999999999999" table:style-name="ce1">
            <text:p>-1.5307</text:p>
          </table:table-cell>
          <table:table-cell office:value-type="float" office:value="-0.36870000000000003" table:style-name="ce1">
            <text:p>-0.3687</text:p>
          </table:table-cell>
          <table:table-cell office:value-type="float" office:value="-8.2199999999999995E-2" table:style-name="ce1">
            <text:p>-0.0822</text:p>
          </table:table-cell>
          <table:table-cell office:value-type="float" office:value="0.15029999999999999" table:style-name="ce1">
            <text:p>0.1503</text:p>
          </table:table-cell>
          <table:table-cell office:value-type="float" office:value="-0.8357" table:style-name="ce1">
            <text:p>-0.8357</text:p>
          </table:table-cell>
          <table:table-cell office:value-type="float" office:value="-7.4999999999999997E-3" table:style-name="ce1">
            <text:p>-0.0075</text:p>
          </table:table-cell>
          <table:table-cell office:value-type="float" office:value="-0.54530000000000001" table:style-name="ce1">
            <text:p>-0.5453</text:p>
          </table:table-cell>
          <table:table-cell office:value-type="float" office:value="-0.34539999999999998" table:style-name="ce1">
            <text:p>-0.3454</text:p>
          </table:table-cell>
          <table:table-cell office:value-type="float" office:value="1.2002999999999999" table:style-name="ce1">
            <text:p>1.2003</text:p>
          </table:table-cell>
          <table:table-cell office:value-type="float" office:value="0.51980000000000004" table:style-name="ce1">
            <text:p>0.5198</text:p>
          </table:table-cell>
          <table:table-cell office:value-type="float" office:value="-1.0699999999999999E-2" table:style-name="ce1">
            <text:p>-0.0107</text:p>
          </table:table-cell>
          <table:table-cell office:value-type="float" office:value="-0.57609999999999995" table:style-name="ce1">
            <text:p>-0.5761</text:p>
          </table:table-cell>
          <table:table-cell office:value-type="float" office:value="0.3639" table:style-name="ce1">
            <text:p>0.3639</text:p>
          </table:table-cell>
          <table:table-cell office:value-type="float" office:value="-2.7300000000000001E-2" table:style-name="ce1">
            <text:p>-0.0273</text:p>
          </table:table-cell>
          <table:table-cell office:value-type="float" office:value="0.93459999999999999" table:style-name="ce1">
            <text:p>0.9346</text:p>
          </table:table-cell>
          <table:table-cell office:value-type="float" office:value="1.2830999999999999" table:style-name="ce1">
            <text:p>1.283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27litianmiao</text:p>
          </table:table-cell>
          <table:table-cell office:value-type="float" office:value="2.2948442840724798E-3" table:style-name="ce2">
            <text:p>0.002294844</text:p>
          </table:table-cell>
          <table:table-cell office:value-type="float" office:value="0.19758140295127299" table:style-name="ce2">
            <text:p>0.197581403</text:p>
          </table:table-cell>
          <table:table-cell office:value-type="float" office:value="5.6488963495378797E-2" table:style-name="ce2">
            <text:p>0.056488963</text:p>
          </table:table-cell>
          <table:table-cell office:value-type="float" office:value="7.1044087238638004E-2" table:style-name="ce2">
            <text:p>0.071044087</text:p>
          </table:table-cell>
          <table:table-cell office:value-type="float" office:value="1.26" table:style-name="ce2">
            <text:p>1.26</text:p>
          </table:table-cell>
          <table:table-cell office:value-type="float" office:value="0.35370000000000001" table:style-name="ce1">
            <text:p>0.3537</text:p>
          </table:table-cell>
          <table:table-cell office:value-type="float" office:value="2.06E-2" table:style-name="ce1">
            <text:p>0.0206</text:p>
          </table:table-cell>
          <table:table-cell office:value-type="float" office:value="0.1205" table:style-name="ce1">
            <text:p>0.1205</text:p>
          </table:table-cell>
          <table:table-cell office:value-type="float" office:value="0.46629999999999999" table:style-name="ce1">
            <text:p>0.4663</text:p>
          </table:table-cell>
          <table:table-cell office:value-type="float" office:value="-0.30599999999999999" table:style-name="ce1">
            <text:p>-0.306</text:p>
          </table:table-cell>
          <table:table-cell office:value-type="float" office:value="0.56710000000000005" table:style-name="ce1">
            <text:p>0.5671</text:p>
          </table:table-cell>
          <table:table-cell office:value-type="float" office:value="1.5766" table:style-name="ce1">
            <text:p>1.5766</text:p>
          </table:table-cell>
          <table:table-cell office:value-type="float" office:value="-0.52769999999999995" table:style-name="ce1">
            <text:p>-0.5277</text:p>
          </table:table-cell>
          <table:table-cell office:value-type="float" office:value="-0.92149999999999999" table:style-name="ce1">
            <text:p>-0.9215</text:p>
          </table:table-cell>
          <table:table-cell office:value-type="float" office:value="-0.19700000000000001" table:style-name="ce1">
            <text:p>-0.197</text:p>
          </table:table-cell>
          <table:table-cell office:value-type="float" office:value="0.29809999999999998" table:style-name="ce1">
            <text:p>0.2981</text:p>
          </table:table-cell>
          <table:table-cell office:value-type="float" office:value="0.84489999999999998" table:style-name="ce1">
            <text:p>0.8449</text:p>
          </table:table-cell>
          <table:table-cell office:value-type="float" office:value="-0.31519999999999998" table:style-name="ce1">
            <text:p>-0.3152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1.0200000000000001E-2" table:style-name="ce1">
            <text:p>0.0102</text:p>
          </table:table-cell>
          <table:table-cell office:value-type="float" office:value="-0.55600000000000005" table:style-name="ce1">
            <text:p>-0.556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-0.90149999999999997" table:style-name="ce1">
            <text:p>-0.9015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0.1163" table:style-name="ce1">
            <text:p>0.1163</text:p>
          </table:table-cell>
          <table:table-cell office:value-type="float" office:value="0.34420000000000001" table:style-name="ce1">
            <text:p>0.3442</text:p>
          </table:table-cell>
          <table:table-cell office:value-type="float" office:value="-0.9284" table:style-name="ce1">
            <text:p>-0.9284</text:p>
          </table:table-cell>
          <table:table-cell office:value-type="float" office:value="0.22539999999999999" table:style-name="ce1">
            <text:p>0.2254</text:p>
          </table:table-cell>
          <table:table-cell office:value-type="float" office:value="2.7400000000000001E-2" table:style-name="ce1">
            <text:p>0.0274</text:p>
          </table:table-cell>
          <table:table-cell office:value-type="float" office:value="-0.56289999999999996" table:style-name="ce1">
            <text:p>-0.5629</text:p>
          </table:table-cell>
          <table:table-cell office:value-type="float" office:value="1.1024" table:style-name="ce1">
            <text:p>1.1024</text:p>
          </table:table-cell>
          <table:table-cell office:value-type="float" office:value="0.20680000000000001" table:style-name="ce1">
            <text:p>0.2068</text:p>
          </table:table-cell>
          <table:table-cell office:value-type="float" office:value="-0.52700000000000002" table:style-name="ce1">
            <text:p>-0.527</text:p>
          </table:table-cell>
          <table:table-cell office:value-type="float" office:value="-0.87180000000000002" table:style-name="ce1">
            <text:p>-0.8718</text:p>
          </table:table-cell>
          <table:table-cell office:value-type="float" office:value="0.1656" table:style-name="ce1">
            <text:p>0.1656</text:p>
          </table:table-cell>
          <table:table-cell office:value-type="float" office:value="-0.4612" table:style-name="ce1">
            <text:p>-0.4612</text:p>
          </table:table-cell>
          <table:table-cell office:value-type="float" office:value="0.40820000000000001" table:style-name="ce1">
            <text:p>0.4082</text:p>
          </table:table-cell>
          <table:table-cell office:value-type="float" office:value="0.45229999999999998" table:style-name="ce1">
            <text:p>0.45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28yangbihong</text:p>
          </table:table-cell>
          <table:table-cell office:value-type="float" office:value="2.3864521485850399E-3" table:style-name="ce2">
            <text:p>0.002386452</text:p>
          </table:table-cell>
          <table:table-cell office:value-type="float" office:value="0.183352337494573" table:style-name="ce2">
            <text:p>0.183352337</text:p>
          </table:table-cell>
          <table:table-cell office:value-type="float" office:value="5.04238730194813E-2" table:style-name="ce2">
            <text:p>0.050423873</text:p>
          </table:table-cell>
          <table:table-cell office:value-type="float" office:value="6.5866969042061504E-2" table:style-name="ce2">
            <text:p>0.065866969</text:p>
          </table:table-cell>
          <table:table-cell office:value-type="float" office:value="1.2030000000000001" table:style-name="ce2">
            <text:p>1.203</text:p>
          </table:table-cell>
          <table:table-cell office:value-type="float" office:value="0.1014" table:style-name="ce1">
            <text:p>0.1014</text:p>
          </table:table-cell>
          <table:table-cell office:value-type="float" office:value="0.372" table:style-name="ce1">
            <text:p>0.372</text:p>
          </table:table-cell>
          <table:table-cell office:value-type="float" office:value="0.72230000000000005" table:style-name="ce1">
            <text:p>0.7223</text:p>
          </table:table-cell>
          <table:table-cell office:value-type="float" office:value="0.94799999999999995" table:style-name="ce1">
            <text:p>0.948</text:p>
          </table:table-cell>
          <table:table-cell office:value-type="float" office:value="-0.3407" table:style-name="ce1">
            <text:p>-0.3407</text:p>
          </table:table-cell>
          <table:table-cell office:value-type="float" office:value="0.73" table:style-name="ce1">
            <text:p>0.73</text:p>
          </table:table-cell>
          <table:table-cell office:value-type="float" office:value="1.1704000000000001" table:style-name="ce1">
            <text:p>1.1704</text:p>
          </table:table-cell>
          <table:table-cell office:value-type="float" office:value="-0.84560000000000002" table:style-name="ce1">
            <text:p>-0.8456</text:p>
          </table:table-cell>
          <table:table-cell office:value-type="float" office:value="-1.2622" table:style-name="ce1">
            <text:p>-1.2622</text:p>
          </table:table-cell>
          <table:table-cell office:value-type="float" office:value="-0.30809999999999998" table:style-name="ce1">
            <text:p>-0.3081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0.41449999999999998" table:style-name="ce1">
            <text:p>0.4145</text:p>
          </table:table-cell>
          <table:table-cell office:value-type="float" office:value="-0.58179999999999998" table:style-name="ce1">
            <text:p>-0.5818</text:p>
          </table:table-cell>
          <table:table-cell office:value-type="float" office:value="4.8800000000000003E-2" table:style-name="ce1">
            <text:p>0.0488</text:p>
          </table:table-cell>
          <table:table-cell office:value-type="float" office:value="-0.2041" table:style-name="ce1">
            <text:p>-0.2041</text:p>
          </table:table-cell>
          <table:table-cell office:value-type="float" office:value="-1.52" table:style-name="ce1">
            <text:p>-1.52</text:p>
          </table:table-cell>
          <table:table-cell office:value-type="float" office:value="-0.2235" table:style-name="ce1">
            <text:p>-0.2235</text:p>
          </table:table-cell>
          <table:table-cell office:value-type="float" office:value="-3.8E-3" table:style-name="ce1">
            <text:p>-0.0038</text:p>
          </table:table-cell>
          <table:table-cell office:value-type="float" office:value="-9.98E-2" table:style-name="ce1">
            <text:p>-0.0998</text:p>
          </table:table-cell>
          <table:table-cell office:value-type="float" office:value="-1.12E-2" table:style-name="ce1">
            <text:p>-0.0112</text:p>
          </table:table-cell>
          <table:table-cell office:value-type="float" office:value="-0.14050000000000001" table:style-name="ce1">
            <text:p>-0.1405</text:p>
          </table:table-cell>
          <table:table-cell office:value-type="float" office:value="0.1079" table:style-name="ce1">
            <text:p>0.1079</text:p>
          </table:table-cell>
          <table:table-cell office:value-type="float" office:value="-0.1668" table:style-name="ce1">
            <text:p>-0.1668</text:p>
          </table:table-cell>
          <table:table-cell office:value-type="float" office:value="-0.26390000000000002" table:style-name="ce1">
            <text:p>-0.2639</text:p>
          </table:table-cell>
          <table:table-cell office:value-type="float" office:value="-1.1549" table:style-name="ce1">
            <text:p>-1.1549</text:p>
          </table:table-cell>
          <table:table-cell office:value-type="float" office:value="-0.1502" table:style-name="ce1">
            <text:p>-0.1502</text:p>
          </table:table-cell>
          <table:table-cell office:value-type="float" office:value="0.2676" table:style-name="ce1">
            <text:p>0.2676</text:p>
          </table:table-cell>
          <table:table-cell office:value-type="float" office:value="0.25790000000000002" table:style-name="ce1">
            <text:p>0.2579</text:p>
          </table:table-cell>
          <table:table-cell office:value-type="float" office:value="-0.65080000000000005" table:style-name="ce1">
            <text:p>-0.6508</text:p>
          </table:table-cell>
          <table:table-cell office:value-type="float" office:value="0.52500000000000002" table:style-name="ce1">
            <text:p>0.525</text:p>
          </table:table-cell>
          <table:table-cell office:value-type="float" office:value="-0.3463" table:style-name="ce1">
            <text:p>-0.3463</text:p>
          </table:table-cell>
          <table:table-cell office:value-type="float" office:value="-0.79349999999999998" table:style-name="ce1">
            <text:p>-0.7935</text:p>
          </table:table-cell>
          <table:table-cell office:value-type="float" office:value="1.534" table:style-name="ce1">
            <text:p>1.534</text:p>
          </table:table-cell>
          <table:table-cell office:value-type="float" office:value="0.52510000000000001" table:style-name="ce1">
            <text:p>0.5251</text:p>
          </table:table-cell>
          <table:table-cell office:value-type="float" office:value="-0.10639999999999999" table:style-name="ce1">
            <text:p>-0.1064</text:p>
          </table:table-cell>
          <table:table-cell office:value-type="float" office:value="-0.18709999999999999" table:style-name="ce1">
            <text:p>-0.1871</text:p>
          </table:table-cell>
          <table:table-cell office:value-type="float" office:value="0.46560000000000001" table:style-name="ce1">
            <text:p>0.4656</text:p>
          </table:table-cell>
          <table:table-cell office:value-type="float" office:value="0.2412" table:style-name="ce1">
            <text:p>0.2412</text:p>
          </table:table-cell>
          <table:table-cell office:value-type="float" office:value="0.51539999999999997" table:style-name="ce1">
            <text:p>0.5154</text:p>
          </table:table-cell>
          <table:table-cell office:value-type="float" office:value="1.7116" table:style-name="ce1">
            <text:p>1.71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29wujiawei</text:p>
          </table:table-cell>
          <table:table-cell office:value-type="float" office:value="2.1240463254007802E-3" table:style-name="ce2">
            <text:p>0.002124046</text:p>
          </table:table-cell>
          <table:table-cell office:value-type="float" office:value="0.19553840573203299" table:style-name="ce2">
            <text:p>0.195538406</text:p>
          </table:table-cell>
          <table:table-cell office:value-type="float" office:value="5.7211843553574997E-2" table:style-name="ce2">
            <text:p>0.057211844</text:p>
          </table:table-cell>
          <table:table-cell office:value-type="float" office:value="7.0638485399867501E-2" table:style-name="ce2">
            <text:p>0.070638485</text:p>
          </table:table-cell>
          <table:table-cell office:value-type="float" office:value="1.1859999999999999" table:style-name="ce2">
            <text:p>1.186</text:p>
          </table:table-cell>
          <table:table-cell office:value-type="float" office:value="0.68669999999999998" table:style-name="ce1">
            <text:p>0.6867</text:p>
          </table:table-cell>
          <table:table-cell office:value-type="float" office:value="0.34210000000000002" table:style-name="ce1">
            <text:p>0.3421</text:p>
          </table:table-cell>
          <table:table-cell office:value-type="float" office:value="0.38400000000000001" table:style-name="ce1">
            <text:p>0.384</text:p>
          </table:table-cell>
          <table:table-cell office:value-type="float" office:value="0.70230000000000004" table:style-name="ce1">
            <text:p>0.7023</text:p>
          </table:table-cell>
          <table:table-cell office:value-type="float" office:value="5.3999999999999999E-2" table:style-name="ce1">
            <text:p>0.054</text:p>
          </table:table-cell>
          <table:table-cell office:value-type="float" office:value="0.75529999999999997" table:style-name="ce1">
            <text:p>0.7553</text:p>
          </table:table-cell>
          <table:table-cell office:value-type="float" office:value="0.57030000000000003" table:style-name="ce1">
            <text:p>0.5703</text:p>
          </table:table-cell>
          <table:table-cell office:value-type="float" office:value="-0.1128" table:style-name="ce1">
            <text:p>-0.1128</text:p>
          </table:table-cell>
          <table:table-cell office:value-type="float" office:value="-0.90090000000000003" table:style-name="ce1">
            <text:p>-0.9009</text:p>
          </table:table-cell>
          <table:table-cell office:value-type="float" office:value="-0.21479999999999999" table:style-name="ce1">
            <text:p>-0.2148</text:p>
          </table:table-cell>
          <table:table-cell office:value-type="float" office:value="5.8299999999999998E-2" table:style-name="ce1">
            <text:p>0.0583</text:p>
          </table:table-cell>
          <table:table-cell office:value-type="float" office:value="0.23400000000000001" table:style-name="ce1">
            <text:p>0.234</text:p>
          </table:table-cell>
          <table:table-cell office:value-type="float" office:value="-0.33" table:style-name="ce1">
            <text:p>-0.33</text:p>
          </table:table-cell>
          <table:table-cell office:value-type="float" office:value="0.11890000000000001" table:style-name="ce1">
            <text:p>0.1189</text:p>
          </table:table-cell>
          <table:table-cell office:value-type="float" office:value="-0.501" table:style-name="ce1">
            <text:p>-0.501</text:p>
          </table:table-cell>
          <table:table-cell office:value-type="float" office:value="-0.89129999999999998" table:style-name="ce1">
            <text:p>-0.8913</text:p>
          </table:table-cell>
          <table:table-cell office:value-type="float" office:value="-4.7999999999999996E-3" table:style-name="ce1">
            <text:p>-0.0048</text:p>
          </table:table-cell>
          <table:table-cell office:value-type="float" office:value="9.7999999999999997E-3" table:style-name="ce1">
            <text:p>0.0098</text:p>
          </table:table-cell>
          <table:table-cell office:value-type="float" office:value="-4.2999999999999997E-2" table:style-name="ce1">
            <text:p>-0.043</text:p>
          </table:table-cell>
          <table:table-cell office:value-type="float" office:value="-2.2599999999999999E-2" table:style-name="ce1">
            <text:p>-0.0226</text:p>
          </table:table-cell>
          <table:table-cell office:value-type="float" office:value="9.8900000000000002E-2" table:style-name="ce1">
            <text:p>0.0989</text:p>
          </table:table-cell>
          <table:table-cell office:value-type="float" office:value="0.1043" table:style-name="ce1">
            <text:p>0.1043</text:p>
          </table:table-cell>
          <table:table-cell office:value-type="float" office:value="-0.24809999999999999" table:style-name="ce1">
            <text:p>-0.2481</text:p>
          </table:table-cell>
          <table:table-cell office:value-type="float" office:value="-0.2636" table:style-name="ce1">
            <text:p>-0.2636</text:p>
          </table:table-cell>
          <table:table-cell office:value-type="float" office:value="-1.056" table:style-name="ce1">
            <text:p>-1.056</text:p>
          </table:table-cell>
          <table:table-cell office:value-type="float" office:value="0.2457" table:style-name="ce1">
            <text:p>0.2457</text:p>
          </table:table-cell>
          <table:table-cell office:value-type="float" office:value="0.21590000000000001" table:style-name="ce1">
            <text:p>0.2159</text:p>
          </table:table-cell>
          <table:table-cell office:value-type="float" office:value="0.18179999999999999" table:style-name="ce1">
            <text:p>0.1818</text:p>
          </table:table-cell>
          <table:table-cell office:value-type="float" office:value="-0.43919999999999998" table:style-name="ce1">
            <text:p>-0.4392</text:p>
          </table:table-cell>
          <table:table-cell office:value-type="float" office:value="0.28920000000000001" table:style-name="ce1">
            <text:p>0.2892</text:p>
          </table:table-cell>
          <table:table-cell office:value-type="float" office:value="-0.9234" table:style-name="ce1">
            <text:p>-0.9234</text:p>
          </table:table-cell>
          <table:table-cell office:value-type="float" office:value="-0.46189999999999998" table:style-name="ce1">
            <text:p>-0.4619</text:p>
          </table:table-cell>
          <table:table-cell office:value-type="float" office:value="1.2407999999999999" table:style-name="ce1">
            <text:p>1.2408</text:p>
          </table:table-cell>
          <table:table-cell office:value-type="float" office:value="0.38109999999999999" table:style-name="ce1">
            <text:p>0.3811</text:p>
          </table:table-cell>
          <table:table-cell office:value-type="float" office:value="-5.1299999999999998E-2" table:style-name="ce1">
            <text:p>-0.0513</text:p>
          </table:table-cell>
          <table:table-cell office:value-type="float" office:value="-7.0499999999999993E-2" table:style-name="ce1">
            <text:p>-0.0705</text:p>
          </table:table-cell>
          <table:table-cell office:value-type="float" office:value="0.40770000000000001" table:style-name="ce1">
            <text:p>0.4077</text:p>
          </table:table-cell>
          <table:table-cell office:value-type="float" office:value="7.9799999999999996E-2" table:style-name="ce1">
            <text:p>0.0798</text:p>
          </table:table-cell>
          <table:table-cell office:value-type="float" office:value="0.70960000000000001" table:style-name="ce1">
            <text:p>0.7096</text:p>
          </table:table-cell>
          <table:table-cell office:value-type="float" office:value="1.3528" table:style-name="ce1">
            <text:p>1.35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30hongzhihuang</text:p>
          </table:table-cell>
          <table:table-cell office:value-type="float" office:value="2.2504051923886701E-3" table:style-name="ce2">
            <text:p>0.002250405</text:p>
          </table:table-cell>
          <table:table-cell office:value-type="float" office:value="0.17976593254859999" table:style-name="ce2">
            <text:p>0.179765933</text:p>
          </table:table-cell>
          <table:table-cell office:value-type="float" office:value="6.6050055270253302E-2" table:style-name="ce2">
            <text:p>0.066050055</text:p>
          </table:table-cell>
          <table:table-cell office:value-type="float" office:value="7.7392854134163205E-2" table:style-name="ce2">
            <text:p>0.077392854</text:p>
          </table:table-cell>
          <table:table-cell office:value-type="float" office:value="1.3540000000000001" table:style-name="ce2">
            <text:p>1.354</text:p>
          </table:table-cell>
          <table:table-cell office:value-type="float" office:value="0.99819999999999998" table:style-name="ce1">
            <text:p>0.9982</text:p>
          </table:table-cell>
          <table:table-cell office:value-type="float" office:value="0.248" table:style-name="ce1">
            <text:p>0.248</text:p>
          </table:table-cell>
          <table:table-cell office:value-type="float" office:value="0.46739999999999998" table:style-name="ce1">
            <text:p>0.4674</text:p>
          </table:table-cell>
          <table:table-cell office:value-type="float" office:value="0.96419999999999995" table:style-name="ce1">
            <text:p>0.9642</text:p>
          </table:table-cell>
          <table:table-cell office:value-type="float" office:value="-0.36770000000000003" table:style-name="ce1">
            <text:p>-0.3677</text:p>
          </table:table-cell>
          <table:table-cell office:value-type="float" office:value="0.63790000000000002" table:style-name="ce1">
            <text:p>0.6379</text:p>
          </table:table-cell>
          <table:table-cell office:value-type="float" office:value="0.68969999999999998" table:style-name="ce1">
            <text:p>0.6897</text:p>
          </table:table-cell>
          <table:table-cell office:value-type="float" office:value="-1.0007999999999999" table:style-name="ce1">
            <text:p>-1.0008</text:p>
          </table:table-cell>
          <table:table-cell office:value-type="float" office:value="-0.90290000000000004" table:style-name="ce1">
            <text:p>-0.9029</text:p>
          </table:table-cell>
          <table:table-cell office:value-type="float" office:value="-0.11840000000000001" table:style-name="ce1">
            <text:p>-0.1184</text:p>
          </table:table-cell>
          <table:table-cell office:value-type="float" office:value="0.50700000000000001" table:style-name="ce1">
            <text:p>0.507</text:p>
          </table:table-cell>
          <table:table-cell office:value-type="float" office:value="0.91790000000000005" table:style-name="ce1">
            <text:p>0.9179</text:p>
          </table:table-cell>
          <table:table-cell office:value-type="float" office:value="3.9600000000000003E-2" table:style-name="ce1">
            <text:p>0.0396</text:p>
          </table:table-cell>
          <table:table-cell office:value-type="float" office:value="0.2243" table:style-name="ce1">
            <text:p>0.2243</text:p>
          </table:table-cell>
          <table:table-cell office:value-type="float" office:value="-0.71030000000000004" table:style-name="ce1">
            <text:p>-0.7103</text:p>
          </table:table-cell>
          <table:table-cell office:value-type="float" office:value="-1.0567" table:style-name="ce1">
            <text:p>-1.0567</text:p>
          </table:table-cell>
          <table:table-cell office:value-type="float" office:value="7.4499999999999997E-2" table:style-name="ce1">
            <text:p>0.0745</text:p>
          </table:table-cell>
          <table:table-cell office:value-type="float" office:value="-0.1074" table:style-name="ce1">
            <text:p>-0.1074</text:p>
          </table:table-cell>
          <table:table-cell office:value-type="float" office:value="-1.2500000000000001E-2" table:style-name="ce1">
            <text:p>-0.0125</text:p>
          </table:table-cell>
          <table:table-cell office:value-type="float" office:value="5.7000000000000002E-3" table:style-name="ce1">
            <text:p>0.0057</text:p>
          </table:table-cell>
          <table:table-cell office:value-type="float" office:value="-0.1903" table:style-name="ce1">
            <text:p>-0.1903</text:p>
          </table:table-cell>
          <table:table-cell office:value-type="float" office:value="0.15620000000000001" table:style-name="ce1">
            <text:p>0.1562</text:p>
          </table:table-cell>
          <table:table-cell office:value-type="float" office:value="-0.37059999999999998" table:style-name="ce1">
            <text:p>-0.3706</text:p>
          </table:table-cell>
          <table:table-cell office:value-type="float" office:value="-0.39150000000000001" table:style-name="ce1">
            <text:p>-0.3915</text:p>
          </table:table-cell>
          <table:table-cell office:value-type="float" office:value="-0.41760000000000003" table:style-name="ce1">
            <text:p>-0.4176</text:p>
          </table:table-cell>
          <table:table-cell office:value-type="float" office:value="0.37530000000000002" table:style-name="ce1">
            <text:p>0.3753</text:p>
          </table:table-cell>
          <table:table-cell office:value-type="float" office:value="0.24690000000000001" table:style-name="ce1">
            <text:p>0.2469</text:p>
          </table:table-cell>
          <table:table-cell office:value-type="float" office:value="0.44519999999999998" table:style-name="ce1">
            <text:p>0.4452</text:p>
          </table:table-cell>
          <table:table-cell office:value-type="float" office:value="-0.45050000000000001" table:style-name="ce1">
            <text:p>-0.4505</text:p>
          </table:table-cell>
          <table:table-cell office:value-type="float" office:value="0.31640000000000001" table:style-name="ce1">
            <text:p>0.3164</text:p>
          </table:table-cell>
          <table:table-cell office:value-type="float" office:value="-0.54869999999999997" table:style-name="ce1">
            <text:p>-0.5487</text:p>
          </table:table-cell>
          <table:table-cell office:value-type="float" office:value="-0.4748" table:style-name="ce1">
            <text:p>-0.4748</text:p>
          </table:table-cell>
          <table:table-cell office:value-type="float" office:value="1.391" table:style-name="ce1">
            <text:p>1.391</text:p>
          </table:table-cell>
          <table:table-cell office:value-type="float" office:value="0.27400000000000002" table:style-name="ce1">
            <text:p>0.274</text:p>
          </table:table-cell>
          <table:table-cell office:value-type="float" office:value="-0.40699999999999997" table:style-name="ce1">
            <text:p>-0.407</text:p>
          </table:table-cell>
          <table:table-cell office:value-type="float" office:value="-0.57550000000000001" table:style-name="ce1">
            <text:p>-0.5755</text:p>
          </table:table-cell>
          <table:table-cell office:value-type="float" office:value="-0.35720000000000002" table:style-name="ce1">
            <text:p>-0.3572</text:p>
          </table:table-cell>
          <table:table-cell office:value-type="float" office:value="6.9199999999999998E-2" table:style-name="ce1">
            <text:p>0.0692</text:p>
          </table:table-cell>
          <table:table-cell office:value-type="float" office:value="0.99009999999999998" table:style-name="ce1">
            <text:p>0.9901</text:p>
          </table:table-cell>
          <table:table-cell office:value-type="float" office:value="0.93310000000000004" table:style-name="ce1">
            <text:p>0.933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31panhongxia</text:p>
          </table:table-cell>
          <table:table-cell office:value-type="float" office:value="2.6881763533603701E-3" table:style-name="ce2">
            <text:p>0.002688176</text:p>
          </table:table-cell>
          <table:table-cell office:value-type="float" office:value="0.179787490131598" table:style-name="ce2">
            <text:p>0.17978749</text:p>
          </table:table-cell>
          <table:table-cell office:value-type="float" office:value="6.1528532718118201E-2" table:style-name="ce2">
            <text:p>0.061528533</text:p>
          </table:table-cell>
          <table:table-cell office:value-type="float" office:value="7.5132457937123795E-2" table:style-name="ce2">
            <text:p>0.075132458</text:p>
          </table:table-cell>
          <table:table-cell office:value-type="float" office:value="1.2410000000000001" table:style-name="ce2">
            <text:p>1.241</text:p>
          </table:table-cell>
          <table:table-cell office:value-type="float" office:value="0.15759999999999999" table:style-name="ce1">
            <text:p>0.1576</text:p>
          </table:table-cell>
          <table:table-cell office:value-type="float" office:value="0.25890000000000002" table:style-name="ce1">
            <text:p>0.2589</text:p>
          </table:table-cell>
          <table:table-cell office:value-type="float" office:value="0.74850000000000005" table:style-name="ce1">
            <text:p>0.7485</text:p>
          </table:table-cell>
          <table:table-cell office:value-type="float" office:value="0.9335" table:style-name="ce1">
            <text:p>0.9335</text:p>
          </table:table-cell>
          <table:table-cell office:value-type="float" office:value="-0.60599999999999998" table:style-name="ce1">
            <text:p>-0.606</text:p>
          </table:table-cell>
          <table:table-cell office:value-type="float" office:value="0.73080000000000001" table:style-name="ce1">
            <text:p>0.7308</text:p>
          </table:table-cell>
          <table:table-cell office:value-type="float" office:value="1.3539000000000001" table:style-name="ce1">
            <text:p>1.3539</text:p>
          </table:table-cell>
          <table:table-cell office:value-type="float" office:value="-0.70140000000000002" table:style-name="ce1">
            <text:p>-0.7014</text:p>
          </table:table-cell>
          <table:table-cell office:value-type="float" office:value="-0.89119999999999999" table:style-name="ce1">
            <text:p>-0.8912</text:p>
          </table:table-cell>
          <table:table-cell office:value-type="float" office:value="-0.36880000000000002" table:style-name="ce1">
            <text:p>-0.3688</text:p>
          </table:table-cell>
          <table:table-cell office:value-type="float" office:value="5.21E-2" table:style-name="ce1">
            <text:p>0.0521</text:p>
          </table:table-cell>
          <table:table-cell office:value-type="float" office:value="0.192" table:style-name="ce1">
            <text:p>0.192</text:p>
          </table:table-cell>
          <table:table-cell office:value-type="float" office:value="-0.49530000000000002" table:style-name="ce1">
            <text:p>-0.4953</text:p>
          </table:table-cell>
          <table:table-cell office:value-type="float" office:value="-0.13539999999999999" table:style-name="ce1">
            <text:p>-0.1354</text:p>
          </table:table-cell>
          <table:table-cell office:value-type="float" office:value="-0.14510000000000001" table:style-name="ce1">
            <text:p>-0.1451</text:p>
          </table:table-cell>
          <table:table-cell office:value-type="float" office:value="-1.2466999999999999" table:style-name="ce1">
            <text:p>-1.2467</text:p>
          </table:table-cell>
          <table:table-cell office:value-type="float" office:value="-0.1308" table:style-name="ce1">
            <text:p>-0.1308</text:p>
          </table:table-cell>
          <table:table-cell office:value-type="float" office:value="-0.12759999999999999" table:style-name="ce1">
            <text:p>-0.1276</text:p>
          </table:table-cell>
          <table:table-cell office:value-type="float" office:value="-2.5600000000000001E-2" table:style-name="ce1">
            <text:p>-0.0256</text:p>
          </table:table-cell>
          <table:table-cell office:value-type="float" office:value="-9.9000000000000005E-2" table:style-name="ce1">
            <text:p>-0.099</text:p>
          </table:table-cell>
          <table:table-cell office:value-type="float" office:value="-0.13800000000000001" table:style-name="ce1">
            <text:p>-0.138</text:p>
          </table:table-cell>
          <table:table-cell office:value-type="float" office:value="0.12089999999999999" table:style-name="ce1">
            <text:p>0.1209</text:p>
          </table:table-cell>
          <table:table-cell office:value-type="float" office:value="-0.39829999999999999" table:style-name="ce1">
            <text:p>-0.3983</text:p>
          </table:table-cell>
          <table:table-cell office:value-type="float" office:value="-0.37369999999999998" table:style-name="ce1">
            <text:p>-0.3737</text:p>
          </table:table-cell>
          <table:table-cell office:value-type="float" office:value="-1.6682999999999999" table:style-name="ce1">
            <text:p>-1.6683</text:p>
          </table:table-cell>
          <table:table-cell office:value-type="float" office:value="-0.19689999999999999" table:style-name="ce1">
            <text:p>-0.1969</text:p>
          </table:table-cell>
          <table:table-cell office:value-type="float" office:value="0.18490000000000001" table:style-name="ce1">
            <text:p>0.1849</text:p>
          </table:table-cell>
          <table:table-cell office:value-type="float" office:value="2.8400000000000002E-2" table:style-name="ce1">
            <text:p>0.0284</text:p>
          </table:table-cell>
          <table:table-cell office:value-type="float" office:value="-0.86990000000000001" table:style-name="ce1">
            <text:p>-0.8699</text:p>
          </table:table-cell>
          <table:table-cell office:value-type="float" office:value="0.13289999999999999" table:style-name="ce1">
            <text:p>0.1329</text:p>
          </table:table-cell>
          <table:table-cell office:value-type="float" office:value="-0.49619999999999997" table:style-name="ce1">
            <text:p>-0.4962</text:p>
          </table:table-cell>
          <table:table-cell office:value-type="float" office:value="0.2858" table:style-name="ce1">
            <text:p>0.2858</text:p>
          </table:table-cell>
          <table:table-cell office:value-type="float" office:value="0.94040000000000001" table:style-name="ce1">
            <text:p>0.9404</text:p>
          </table:table-cell>
          <table:table-cell office:value-type="float" office:value="0.52049999999999996" table:style-name="ce1">
            <text:p>0.5205</text:p>
          </table:table-cell>
          <table:table-cell office:value-type="float" office:value="0.1196" table:style-name="ce1">
            <text:p>0.1196</text:p>
          </table:table-cell>
          <table:table-cell office:value-type="float" office:value="6.25E-2" table:style-name="ce1">
            <text:p>0.0625</text:p>
          </table:table-cell>
          <table:table-cell office:value-type="float" office:value="0.2616" table:style-name="ce1">
            <text:p>0.2616</text:p>
          </table:table-cell>
          <table:table-cell office:value-type="float" office:value="0.46229999999999999" table:style-name="ce1">
            <text:p>0.4623</text:p>
          </table:table-cell>
          <table:table-cell office:value-type="float" office:value="0.3221" table:style-name="ce1">
            <text:p>0.3221</text:p>
          </table:table-cell>
          <table:table-cell office:value-type="float" office:value="1.3067" table:style-name="ce1">
            <text:p>1.30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32wangxiaoyu</text:p>
          </table:table-cell>
          <table:table-cell office:value-type="float" office:value="1.69416093134316E-3" table:style-name="ce2">
            <text:p>0.001694161</text:p>
          </table:table-cell>
          <table:table-cell office:value-type="float" office:value="0.175551011185864" table:style-name="ce2">
            <text:p>0.175551011</text:p>
          </table:table-cell>
          <table:table-cell office:value-type="float" office:value="5.2775656075885198E-2" table:style-name="ce2">
            <text:p>0.052775656</text:p>
          </table:table-cell>
          <table:table-cell office:value-type="float" office:value="6.0912413841982399E-2" table:style-name="ce2">
            <text:p>0.060912414</text:p>
          </table:table-cell>
          <table:table-cell office:value-type="float" office:value="1.262" table:style-name="ce2">
            <text:p>1.262</text:p>
          </table:table-cell>
          <table:table-cell office:value-type="float" office:value="9.5399999999999999E-2" table:style-name="ce1">
            <text:p>0.0954</text:p>
          </table:table-cell>
          <table:table-cell office:value-type="float" office:value="0.13120000000000001" table:style-name="ce1">
            <text:p>0.1312</text:p>
          </table:table-cell>
          <table:table-cell office:value-type="float" office:value="0.37919999999999998" table:style-name="ce1">
            <text:p>0.3792</text:p>
          </table:table-cell>
          <table:table-cell office:value-type="float" office:value="0.98599999999999999" table:style-name="ce1">
            <text:p>0.986</text:p>
          </table:table-cell>
          <table:table-cell office:value-type="float" office:value="-0.44929999999999998" table:style-name="ce1">
            <text:p>-0.4493</text:p>
          </table:table-cell>
          <table:table-cell office:value-type="float" office:value="0.76780000000000004" table:style-name="ce1">
            <text:p>0.7678</text:p>
          </table:table-cell>
          <table:table-cell office:value-type="float" office:value="0.78390000000000004" table:style-name="ce1">
            <text:p>0.7839</text:p>
          </table:table-cell>
          <table:table-cell office:value-type="float" office:value="-0.33229999999999998" table:style-name="ce1">
            <text:p>-0.3323</text:p>
          </table:table-cell>
          <table:table-cell office:value-type="float" office:value="-0.90449999999999997" table:style-name="ce1">
            <text:p>-0.9045</text:p>
          </table:table-cell>
          <table:table-cell office:value-type="float" office:value="-0.45100000000000001" table:style-name="ce1">
            <text:p>-0.451</text:p>
          </table:table-cell>
          <table:table-cell office:value-type="float" office:value="-0.36349999999999999" table:style-name="ce1">
            <text:p>-0.3635</text:p>
          </table:table-cell>
          <table:table-cell office:value-type="float" office:value="0.12479999999999999" table:style-name="ce1">
            <text:p>0.1248</text:p>
          </table:table-cell>
          <table:table-cell office:value-type="float" office:value="-0.98199999999999998" table:style-name="ce1">
            <text:p>-0.982</text:p>
          </table:table-cell>
          <table:table-cell office:value-type="float" office:value="-2.1600000000000001E-2" table:style-name="ce1">
            <text:p>-0.0216</text:p>
          </table:table-cell>
          <table:table-cell office:value-type="float" office:value="-0.2994" table:style-name="ce1">
            <text:p>-0.2994</text:p>
          </table:table-cell>
          <table:table-cell office:value-type="float" office:value="-0.96060000000000001" table:style-name="ce1">
            <text:p>-0.9606</text:p>
          </table:table-cell>
          <table:table-cell office:value-type="float" office:value="-0.2954" table:style-name="ce1">
            <text:p>-0.2954</text:p>
          </table:table-cell>
          <table:table-cell office:value-type="float" office:value="-0.1366" table:style-name="ce1">
            <text:p>-0.1366</text:p>
          </table:table-cell>
          <table:table-cell office:value-type="float" office:value="-0.24929999999999999" table:style-name="ce1">
            <text:p>-0.2493</text:p>
          </table:table-cell>
          <table:table-cell office:value-type="float" office:value="6.4999999999999997E-3" table:style-name="ce1">
            <text:p>0.0065</text:p>
          </table:table-cell>
          <table:table-cell office:value-type="float" office:value="1.41E-2" table:style-name="ce1">
            <text:p>0.0141</text:p>
          </table:table-cell>
          <table:table-cell office:value-type="float" office:value="9.9400000000000002E-2" table:style-name="ce1">
            <text:p>0.0994</text:p>
          </table:table-cell>
          <table:table-cell office:value-type="float" office:value="-0.15229999999999999" table:style-name="ce1">
            <text:p>-0.1523</text:p>
          </table:table-cell>
          <table:table-cell office:value-type="float" office:value="-7.5499999999999998E-2" table:style-name="ce1">
            <text:p>-0.0755</text:p>
          </table:table-cell>
          <table:table-cell office:value-type="float" office:value="-1.7984" table:style-name="ce1">
            <text:p>-1.7984</text:p>
          </table:table-cell>
          <table:table-cell office:value-type="float" office:value="-6.7900000000000002E-2" table:style-name="ce1">
            <text:p>-0.0679</text:p>
          </table:table-cell>
          <table:table-cell office:value-type="float" office:value="-0.1239" table:style-name="ce1">
            <text:p>-0.1239</text:p>
          </table:table-cell>
          <table:table-cell office:value-type="float" office:value="1.6799999999999999E-2" table:style-name="ce1">
            <text:p>0.0168</text:p>
          </table:table-cell>
          <table:table-cell office:value-type="float" office:value="-0.8155" table:style-name="ce1">
            <text:p>-0.8155</text:p>
          </table:table-cell>
          <table:table-cell office:value-type="float" office:value="0.1285" table:style-name="ce1">
            <text:p>0.1285</text:p>
          </table:table-cell>
          <table:table-cell office:value-type="float" office:value="-0.18509999999999999" table:style-name="ce1">
            <text:p>-0.1851</text:p>
          </table:table-cell>
          <table:table-cell office:value-type="float" office:value="-0.20130000000000001" table:style-name="ce1">
            <text:p>-0.2013</text:p>
          </table:table-cell>
          <table:table-cell office:value-type="float" office:value="1.1838" table:style-name="ce1">
            <text:p>1.1838</text:p>
          </table:table-cell>
          <table:table-cell office:value-type="float" office:value="0.5504" table:style-name="ce1">
            <text:p>0.5504</text:p>
          </table:table-cell>
          <table:table-cell office:value-type="float" office:value="0.43790000000000001" table:style-name="ce1">
            <text:p>0.4379</text:p>
          </table:table-cell>
          <table:table-cell office:value-type="float" office:value="0.186" table:style-name="ce1">
            <text:p>0.186</text:p>
          </table:table-cell>
          <table:table-cell office:value-type="float" office:value="1.1752" table:style-name="ce1">
            <text:p>1.1752</text:p>
          </table:table-cell>
          <table:table-cell office:value-type="float" office:value="0.30709999999999998" table:style-name="ce1">
            <text:p>0.3071</text:p>
          </table:table-cell>
          <table:table-cell office:value-type="float" office:value="0.65890000000000004" table:style-name="ce1">
            <text:p>0.6589</text:p>
          </table:table-cell>
          <table:table-cell office:value-type="float" office:value="1.2907999999999999" table:style-name="ce1">
            <text:p>1.290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33wangjingjing</text:p>
          </table:table-cell>
          <table:table-cell office:value-type="float" office:value="1.8207399981188799E-3" table:style-name="ce2">
            <text:p>0.00182074</text:p>
          </table:table-cell>
          <table:table-cell office:value-type="float" office:value="0.163252353443781" table:style-name="ce2">
            <text:p>0.163252353</text:p>
          </table:table-cell>
          <table:table-cell office:value-type="float" office:value="5.93543800593518E-2" table:style-name="ce2">
            <text:p>0.05935438</text:p>
          </table:table-cell>
          <table:table-cell office:value-type="float" office:value="6.8095290430924105E-2" table:style-name="ce2">
            <text:p>0.06809529</text:p>
          </table:table-cell>
          <table:table-cell office:value-type="float" office:value="1.2150000000000001" table:style-name="ce2">
            <text:p>1.215</text:p>
          </table:table-cell>
          <table:table-cell office:value-type="float" office:value="1.3232999999999999" table:style-name="ce1">
            <text:p>1.3233</text:p>
          </table:table-cell>
          <table:table-cell office:value-type="float" office:value="0.48659999999999998" table:style-name="ce1">
            <text:p>0.4866</text:p>
          </table:table-cell>
          <table:table-cell office:value-type="float" office:value="0.98560000000000003" table:style-name="ce1">
            <text:p>0.9856</text:p>
          </table:table-cell>
          <table:table-cell office:value-type="float" office:value="1.083" table:style-name="ce1">
            <text:p>1.083</text:p>
          </table:table-cell>
          <table:table-cell office:value-type="float" office:value="0.21740000000000001" table:style-name="ce1">
            <text:p>0.2174</text:p>
          </table:table-cell>
          <table:table-cell office:value-type="float" office:value="0.55940000000000001" table:style-name="ce1">
            <text:p>0.5594</text:p>
          </table:table-cell>
          <table:table-cell office:value-type="float" office:value="0.99490000000000001" table:style-name="ce1">
            <text:p>0.9949</text:p>
          </table:table-cell>
          <table:table-cell office:value-type="float" office:value="-0.64349999999999996" table:style-name="ce1">
            <text:p>-0.6435</text:p>
          </table:table-cell>
          <table:table-cell office:value-type="float" office:value="-0.1835" table:style-name="ce1">
            <text:p>-0.1835</text:p>
          </table:table-cell>
          <table:table-cell office:value-type="float" office:value="2.4899999999999999E-2" table:style-name="ce1">
            <text:p>0.0249</text:p>
          </table:table-cell>
          <table:table-cell office:value-type="float" office:value="0.3649" table:style-name="ce1">
            <text:p>0.3649</text:p>
          </table:table-cell>
          <table:table-cell office:value-type="float" office:value="0.4486" table:style-name="ce1">
            <text:p>0.4486</text:p>
          </table:table-cell>
          <table:table-cell office:value-type="float" office:value="-0.25469999999999998" table:style-name="ce1">
            <text:p>-0.2547</text:p>
          </table:table-cell>
          <table:table-cell office:value-type="float" office:value="7.6100000000000001E-2" table:style-name="ce1">
            <text:p>0.0761</text:p>
          </table:table-cell>
          <table:table-cell office:value-type="float" office:value="0.17860000000000001" table:style-name="ce1">
            <text:p>0.1786</text:p>
          </table:table-cell>
          <table:table-cell office:value-type="float" office:value="-1.1492" table:style-name="ce1">
            <text:p>-1.1492</text:p>
          </table:table-cell>
          <table:table-cell office:value-type="float" office:value="-0.16830000000000001" table:style-name="ce1">
            <text:p>-0.1683</text:p>
          </table:table-cell>
          <table:table-cell office:value-type="float" office:value="-2.0299999999999999E-2" table:style-name="ce1">
            <text:p>-0.0203</text:p>
          </table:table-cell>
          <table:table-cell office:value-type="float" office:value="-2.01E-2" table:style-name="ce1">
            <text:p>-0.0201</text:p>
          </table:table-cell>
          <table:table-cell office:value-type="float" office:value="-1.7999999999999999E-2" table:style-name="ce1">
            <text:p>-0.018</text:p>
          </table:table-cell>
          <table:table-cell office:value-type="float" office:value="-8.6499999999999994E-2" table:style-name="ce1">
            <text:p>-0.0865</text:p>
          </table:table-cell>
          <table:table-cell office:value-type="float" office:value="0.1235" table:style-name="ce1">
            <text:p>0.1235</text:p>
          </table:table-cell>
          <table:table-cell office:value-type="float" office:value="-0.1079" table:style-name="ce1">
            <text:p>-0.1079</text:p>
          </table:table-cell>
          <table:table-cell office:value-type="float" office:value="-0.2606" table:style-name="ce1">
            <text:p>-0.2606</text:p>
          </table:table-cell>
          <table:table-cell office:value-type="float" office:value="-0.24729999999999999" table:style-name="ce1">
            <text:p>-0.2473</text:p>
          </table:table-cell>
          <table:table-cell office:value-type="float" office:value="-0.1021" table:style-name="ce1">
            <text:p>-0.1021</text:p>
          </table:table-cell>
          <table:table-cell office:value-type="float" office:value="0.3805" table:style-name="ce1">
            <text:p>0.3805</text:p>
          </table:table-cell>
          <table:table-cell office:value-type="float" office:value="7.5800000000000006E-2" table:style-name="ce1">
            <text:p>0.0758</text:p>
          </table:table-cell>
          <table:table-cell office:value-type="float" office:value="-0.29749999999999999" table:style-name="ce1">
            <text:p>-0.2975</text:p>
          </table:table-cell>
          <table:table-cell office:value-type="float" office:value="6.2100000000000002E-2" table:style-name="ce1">
            <text:p>0.0621</text:p>
          </table:table-cell>
          <table:table-cell office:value-type="float" office:value="-2.9399999999999999E-2" table:style-name="ce1">
            <text:p>-0.0294</text:p>
          </table:table-cell>
          <table:table-cell office:value-type="float" office:value="0.25969999999999999" table:style-name="ce1">
            <text:p>0.2597</text:p>
          </table:table-cell>
          <table:table-cell office:value-type="float" office:value="0.49630000000000002" table:style-name="ce1">
            <text:p>0.4963</text:p>
          </table:table-cell>
          <table:table-cell office:value-type="float" office:value="0.15129999999999999" table:style-name="ce1">
            <text:p>0.1513</text:p>
          </table:table-cell>
          <table:table-cell office:value-type="float" office:value="-0.1186" table:style-name="ce1">
            <text:p>-0.1186</text:p>
          </table:table-cell>
          <table:table-cell office:value-type="float" office:value="-0.16889999999999999" table:style-name="ce1">
            <text:p>-0.1689</text:p>
          </table:table-cell>
          <table:table-cell office:value-type="float" office:value="0.38069999999999998" table:style-name="ce1">
            <text:p>0.3807</text:p>
          </table:table-cell>
          <table:table-cell office:value-type="float" office:value="0.183" table:style-name="ce1">
            <text:p>0.183</text:p>
          </table:table-cell>
          <table:table-cell office:value-type="float" office:value="6.5600000000000006E-2" table:style-name="ce1">
            <text:p>0.0656</text:p>
          </table:table-cell>
          <table:table-cell office:value-type="float" office:value="1.3292999999999999" table:style-name="ce1">
            <text:p>1.32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34qinnana</text:p>
          </table:table-cell>
          <table:table-cell office:value-type="float" office:value="2.3857847533836399E-3" table:style-name="ce2">
            <text:p>0.002385785</text:p>
          </table:table-cell>
          <table:table-cell office:value-type="float" office:value="0.18123888926286899" table:style-name="ce2">
            <text:p>0.181238889</text:p>
          </table:table-cell>
          <table:table-cell office:value-type="float" office:value="5.84144380019887E-2" table:style-name="ce2">
            <text:p>0.058414438</text:p>
          </table:table-cell>
          <table:table-cell office:value-type="float" office:value="7.3188040615668595E-2" table:style-name="ce2">
            <text:p>0.073188041</text:p>
          </table:table-cell>
          <table:table-cell office:value-type="float" office:value="1.2909999999999999" table:style-name="ce2">
            <text:p>1.291</text:p>
          </table:table-cell>
          <table:table-cell office:value-type="float" office:value="0.98309999999999997" table:style-name="ce1">
            <text:p>0.9831</text:p>
          </table:table-cell>
          <table:table-cell office:value-type="float" office:value="0.27260000000000001" table:style-name="ce1">
            <text:p>0.2726</text:p>
          </table:table-cell>
          <table:table-cell office:value-type="float" office:value="0.51170000000000004" table:style-name="ce1">
            <text:p>0.5117</text:p>
          </table:table-cell>
          <table:table-cell office:value-type="float" office:value="0.91500000000000004" table:style-name="ce1">
            <text:p>0.915</text:p>
          </table:table-cell>
          <table:table-cell office:value-type="float" office:value="-0.10829999999999999" table:style-name="ce1">
            <text:p>-0.1083</text:p>
          </table:table-cell>
          <table:table-cell office:value-type="float" office:value="0.54330000000000001" table:style-name="ce1">
            <text:p>0.5433</text:p>
          </table:table-cell>
          <table:table-cell office:value-type="float" office:value="1.9390000000000001" table:style-name="ce1">
            <text:p>1.939</text:p>
          </table:table-cell>
          <table:table-cell office:value-type="float" office:value="-1.0295000000000001" table:style-name="ce1">
            <text:p>-1.0295</text:p>
          </table:table-cell>
          <table:table-cell office:value-type="float" office:value="0.2646" table:style-name="ce1">
            <text:p>0.2646</text:p>
          </table:table-cell>
          <table:table-cell office:value-type="float" office:value="4.1399999999999999E-2" table:style-name="ce1">
            <text:p>0.0414</text:p>
          </table:table-cell>
          <table:table-cell office:value-type="float" office:value="0.47249999999999998" table:style-name="ce1">
            <text:p>0.4725</text:p>
          </table:table-cell>
          <table:table-cell office:value-type="float" office:value="0.57740000000000002" table:style-name="ce1">
            <text:p>0.5774</text:p>
          </table:table-cell>
          <table:table-cell office:value-type="float" office:value="-0.23380000000000001" table:style-name="ce1">
            <text:p>-0.2338</text:p>
          </table:table-cell>
          <table:table-cell office:value-type="float" office:value="0.2306" table:style-name="ce1">
            <text:p>0.2306</text:p>
          </table:table-cell>
          <table:table-cell office:value-type="float" office:value="0.91449999999999998" table:style-name="ce1">
            <text:p>0.9145</text:p>
          </table:table-cell>
          <table:table-cell office:value-type="float" office:value="-1.1997" table:style-name="ce1">
            <text:p>-1.1997</text:p>
          </table:table-cell>
          <table:table-cell office:value-type="float" office:value="6.6100000000000006E-2" table:style-name="ce1">
            <text:p>0.0661</text:p>
          </table:table-cell>
          <table:table-cell office:value-type="float" office:value="-2.5100000000000001E-2" table:style-name="ce1">
            <text:p>-0.0251</text:p>
          </table:table-cell>
          <table:table-cell office:value-type="float" office:value="1.84E-2" table:style-name="ce1">
            <text:p>0.0184</text:p>
          </table:table-cell>
          <table:table-cell office:value-type="float" office:value="2.64E-2" table:style-name="ce1">
            <text:p>0.0264</text:p>
          </table:table-cell>
          <table:table-cell office:value-type="float" office:value="-9.7999999999999997E-3" table:style-name="ce1">
            <text:p>-0.0098</text:p>
          </table:table-cell>
          <table:table-cell office:value-type="float" office:value="5.1999999999999998E-2" table:style-name="ce1">
            <text:p>0.052</text:p>
          </table:table-cell>
          <table:table-cell office:value-type="float" office:value="5.4000000000000003E-3" table:style-name="ce1">
            <text:p>0.0054</text:p>
          </table:table-cell>
          <table:table-cell office:value-type="float" office:value="-0.1434" table:style-name="ce1">
            <text:p>-0.1434</text:p>
          </table:table-cell>
          <table:table-cell office:value-type="float" office:value="-0.79979999999999996" table:style-name="ce1">
            <text:p>-0.7998</text:p>
          </table:table-cell>
          <table:table-cell office:value-type="float" office:value="5.5399999999999998E-2" table:style-name="ce1">
            <text:p>0.0554</text:p>
          </table:table-cell>
          <table:table-cell office:value-type="float" office:value="0.30549999999999999" table:style-name="ce1">
            <text:p>0.3055</text:p>
          </table:table-cell>
          <table:table-cell office:value-type="float" office:value="0.22770000000000001" table:style-name="ce1">
            <text:p>0.2277</text:p>
          </table:table-cell>
          <table:table-cell office:value-type="float" office:value="-0.47739999999999999" table:style-name="ce1">
            <text:p>-0.4774</text:p>
          </table:table-cell>
          <table:table-cell office:value-type="float" office:value="4.4000000000000003E-3" table:style-name="ce1">
            <text:p>0.0044</text:p>
          </table:table-cell>
          <table:table-cell office:value-type="float" office:value="0.17810000000000001" table:style-name="ce1">
            <text:p>0.1781</text:p>
          </table:table-cell>
          <table:table-cell office:value-type="float" office:value="-0.88600000000000001" table:style-name="ce1">
            <text:p>-0.886</text:p>
          </table:table-cell>
          <table:table-cell office:value-type="float" office:value="0.1012" table:style-name="ce1">
            <text:p>0.1012</text:p>
          </table:table-cell>
          <table:table-cell office:value-type="float" office:value="3.9600000000000003E-2" table:style-name="ce1">
            <text:p>0.0396</text:p>
          </table:table-cell>
          <table:table-cell office:value-type="float" office:value="-0.43830000000000002" table:style-name="ce1">
            <text:p>-0.4383</text:p>
          </table:table-cell>
          <table:table-cell office:value-type="float" office:value="-0.34229999999999999" table:style-name="ce1">
            <text:p>-0.3423</text:p>
          </table:table-cell>
          <table:table-cell office:value-type="float" office:value="0.1176" table:style-name="ce1">
            <text:p>0.1176</text:p>
          </table:table-cell>
          <table:table-cell office:value-type="float" office:value="-3.2000000000000001E-2" table:style-name="ce1">
            <text:p>-0.032</text:p>
          </table:table-cell>
          <table:table-cell office:value-type="float" office:value="-0.4546" table:style-name="ce1">
            <text:p>-0.4546</text:p>
          </table:table-cell>
          <table:table-cell office:value-type="float" office:value="1.1761999999999999" table:style-name="ce1">
            <text:p>1.17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35buchuntao</text:p>
          </table:table-cell>
          <table:table-cell office:value-type="float" office:value="2.4392142859469201E-3" table:style-name="ce2">
            <text:p>0.002439214</text:p>
          </table:table-cell>
          <table:table-cell office:value-type="float" office:value="0.17754248596557401" table:style-name="ce2">
            <text:p>0.177542486</text:p>
          </table:table-cell>
          <table:table-cell office:value-type="float" office:value="5.0370054740653099E-2" table:style-name="ce2">
            <text:p>0.050370055</text:p>
          </table:table-cell>
          <table:table-cell office:value-type="float" office:value="6.8811935851345901E-2" table:style-name="ce2">
            <text:p>0.068811936</text:p>
          </table:table-cell>
          <table:table-cell office:value-type="float" office:value="1.2010000000000001" table:style-name="ce2">
            <text:p>1.201</text:p>
          </table:table-cell>
          <table:table-cell office:value-type="float" office:value="3.9699999999999999E-2" table:style-name="ce1">
            <text:p>0.0397</text:p>
          </table:table-cell>
          <table:table-cell office:value-type="float" office:value="1.5699999999999999E-2" table:style-name="ce1">
            <text:p>0.0157</text:p>
          </table:table-cell>
          <table:table-cell office:value-type="float" office:value="0.4955" table:style-name="ce1">
            <text:p>0.4955</text:p>
          </table:table-cell>
          <table:table-cell office:value-type="float" office:value="0.73309999999999997" table:style-name="ce1">
            <text:p>0.7331</text:p>
          </table:table-cell>
          <table:table-cell office:value-type="float" office:value="-1.1056999999999999" table:style-name="ce1">
            <text:p>-1.1057</text:p>
          </table:table-cell>
          <table:table-cell office:value-type="float" office:value="0.29680000000000001" table:style-name="ce1">
            <text:p>0.2968</text:p>
          </table:table-cell>
          <table:table-cell office:value-type="float" office:value="0.79379999999999995" table:style-name="ce1">
            <text:p>0.7938</text:p>
          </table:table-cell>
          <table:table-cell office:value-type="float" office:value="-0.22489999999999999" table:style-name="ce1">
            <text:p>-0.2249</text:p>
          </table:table-cell>
          <table:table-cell office:value-type="float" office:value="-0.43180000000000002" table:style-name="ce1">
            <text:p>-0.4318</text:p>
          </table:table-cell>
          <table:table-cell office:value-type="float" office:value="-2.4799999999999999E-2" table:style-name="ce1">
            <text:p>-0.0248</text:p>
          </table:table-cell>
          <table:table-cell office:value-type="float" office:value="0.55930000000000002" table:style-name="ce1">
            <text:p>0.5593</text:p>
          </table:table-cell>
          <table:table-cell office:value-type="float" office:value="0.59899999999999998" table:style-name="ce1">
            <text:p>0.599</text:p>
          </table:table-cell>
          <table:table-cell office:value-type="float" office:value="-0.97250000000000003" table:style-name="ce1">
            <text:p>-0.9725</text:p>
          </table:table-cell>
          <table:table-cell office:value-type="float" office:value="0.1152" table:style-name="ce1">
            <text:p>0.1152</text:p>
          </table:table-cell>
          <table:table-cell office:value-type="float" office:value="-2.24E-2" table:style-name="ce1">
            <text:p>-0.0224</text:p>
          </table:table-cell>
          <table:table-cell office:value-type="float" office:value="-0.54179999999999995" table:style-name="ce1">
            <text:p>-0.5418</text:p>
          </table:table-cell>
          <table:table-cell office:value-type="float" office:value="-0.1585" table:style-name="ce1">
            <text:p>-0.1585</text:p>
          </table:table-cell>
          <table:table-cell office:value-type="float" office:value="7.0300000000000001E-2" table:style-name="ce1">
            <text:p>0.0703</text:p>
          </table:table-cell>
          <table:table-cell office:value-type="float" office:value="-5.4399999999999997E-2" table:style-name="ce1">
            <text:p>-0.0544</text:p>
          </table:table-cell>
          <table:table-cell office:value-type="float" office:value="3.2800000000000003E-2" table:style-name="ce1">
            <text:p>0.0328</text:p>
          </table:table-cell>
          <table:table-cell office:value-type="float" office:value="-0.3695" table:style-name="ce1">
            <text:p>-0.3695</text:p>
          </table:table-cell>
          <table:table-cell office:value-type="float" office:value="4.5199999999999997E-2" table:style-name="ce1">
            <text:p>0.0452</text:p>
          </table:table-cell>
          <table:table-cell office:value-type="float" office:value="-0.28260000000000002" table:style-name="ce1">
            <text:p>-0.2826</text:p>
          </table:table-cell>
          <table:table-cell office:value-type="float" office:value="0.1404" table:style-name="ce1">
            <text:p>0.1404</text:p>
          </table:table-cell>
          <table:table-cell office:value-type="float" office:value="-0.88090000000000002" table:style-name="ce1">
            <text:p>-0.8809</text:p>
          </table:table-cell>
          <table:table-cell office:value-type="float" office:value="1.5E-3" table:style-name="ce1">
            <text:p>0.0015</text:p>
          </table:table-cell>
          <table:table-cell office:value-type="float" office:value="8.2500000000000004E-2" table:style-name="ce1">
            <text:p>0.0825</text:p>
          </table:table-cell>
          <table:table-cell office:value-type="float" office:value="8.9800000000000005E-2" table:style-name="ce1">
            <text:p>0.0898</text:p>
          </table:table-cell>
          <table:table-cell office:value-type="float" office:value="-1.0266999999999999" table:style-name="ce1">
            <text:p>-1.0267</text:p>
          </table:table-cell>
          <table:table-cell office:value-type="float" office:value="-5.1700000000000003E-2" table:style-name="ce1">
            <text:p>-0.0517</text:p>
          </table:table-cell>
          <table:table-cell office:value-type="float" office:value="-0.22900000000000001" table:style-name="ce1">
            <text:p>-0.229</text:p>
          </table:table-cell>
          <table:table-cell office:value-type="float" office:value="-0.42559999999999998" table:style-name="ce1">
            <text:p>-0.4256</text:p>
          </table:table-cell>
          <table:table-cell office:value-type="float" office:value="0.55269999999999997" table:style-name="ce1">
            <text:p>0.5527</text:p>
          </table:table-cell>
          <table:table-cell office:value-type="float" office:value="0.1792" table:style-name="ce1">
            <text:p>0.1792</text:p>
          </table:table-cell>
          <table:table-cell office:value-type="float" office:value="-0.53059999999999996" table:style-name="ce1">
            <text:p>-0.5306</text:p>
          </table:table-cell>
          <table:table-cell office:value-type="float" office:value="-0.2359" table:style-name="ce1">
            <text:p>-0.2359</text:p>
          </table:table-cell>
          <table:table-cell office:value-type="float" office:value="0.49959999999999999" table:style-name="ce1">
            <text:p>0.4996</text:p>
          </table:table-cell>
          <table:table-cell office:value-type="float" office:value="0.1163" table:style-name="ce1">
            <text:p>0.1163</text:p>
          </table:table-cell>
          <table:table-cell office:value-type="float" office:value="0.27529999999999999" table:style-name="ce1">
            <text:p>0.2753</text:p>
          </table:table-cell>
          <table:table-cell office:value-type="float" office:value="0.61480000000000001" table:style-name="ce1">
            <text:p>0.61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36tanyadan</text:p>
          </table:table-cell>
          <table:table-cell office:value-type="float" office:value="2.4029374102759499E-3" table:style-name="ce2">
            <text:p>0.002402937</text:p>
          </table:table-cell>
          <table:table-cell office:value-type="float" office:value="0.188034220155335" table:style-name="ce2">
            <text:p>0.18803422</text:p>
          </table:table-cell>
          <table:table-cell office:value-type="float" office:value="6.5459104885708497E-2" table:style-name="ce2">
            <text:p>0.065459105</text:p>
          </table:table-cell>
          <table:table-cell office:value-type="float" office:value="7.3569091744912996E-2" table:style-name="ce2">
            <text:p>0.073569092</text:p>
          </table:table-cell>
          <table:table-cell office:value-type="float" office:value="1.2509999999999999" table:style-name="ce2">
            <text:p>1.251</text:p>
          </table:table-cell>
          <table:table-cell office:value-type="float" office:value="0.52680000000000005" table:style-name="ce1">
            <text:p>0.5268</text:p>
          </table:table-cell>
          <table:table-cell office:value-type="float" office:value="0.43259999999999998" table:style-name="ce1">
            <text:p>0.4326</text:p>
          </table:table-cell>
          <table:table-cell office:value-type="float" office:value="0.36820000000000003" table:style-name="ce1">
            <text:p>0.3682</text:p>
          </table:table-cell>
          <table:table-cell office:value-type="float" office:value="0.51880000000000004" table:style-name="ce1">
            <text:p>0.5188</text:p>
          </table:table-cell>
          <table:table-cell office:value-type="float" office:value="-0.38" table:style-name="ce1">
            <text:p>-0.38</text:p>
          </table:table-cell>
          <table:table-cell office:value-type="float" office:value="0.4874" table:style-name="ce1">
            <text:p>0.4874</text:p>
          </table:table-cell>
          <table:table-cell office:value-type="float" office:value="0.65459999999999996" table:style-name="ce1">
            <text:p>0.6546</text:p>
          </table:table-cell>
          <table:table-cell office:value-type="float" office:value="5.8400000000000001E-2" table:style-name="ce1">
            <text:p>0.0584</text:p>
          </table:table-cell>
          <table:table-cell office:value-type="float" office:value="-0.7429" table:style-name="ce1">
            <text:p>-0.7429</text:p>
          </table:table-cell>
          <table:table-cell office:value-type="float" office:value="-3.4200000000000001E-2" table:style-name="ce1">
            <text:p>-0.0342</text:p>
          </table:table-cell>
          <table:table-cell office:value-type="float" office:value="0.23910000000000001" table:style-name="ce1">
            <text:p>0.2391</text:p>
          </table:table-cell>
          <table:table-cell office:value-type="float" office:value="0.30299999999999999" table:style-name="ce1">
            <text:p>0.303</text:p>
          </table:table-cell>
          <table:table-cell office:value-type="float" office:value="-0.15310000000000001" table:style-name="ce1">
            <text:p>-0.1531</text:p>
          </table:table-cell>
          <table:table-cell office:value-type="float" office:value="-6.2799999999999995E-2" table:style-name="ce1">
            <text:p>-0.0628</text:p>
          </table:table-cell>
          <table:table-cell office:value-type="float" office:value="-0.52459999999999996" table:style-name="ce1">
            <text:p>-0.5246</text:p>
          </table:table-cell>
          <table:table-cell office:value-type="float" office:value="-1.1186" table:style-name="ce1">
            <text:p>-1.1186</text:p>
          </table:table-cell>
          <table:table-cell office:value-type="float" office:value="-2.5499999999999998E-2" table:style-name="ce1">
            <text:p>-0.0255</text:p>
          </table:table-cell>
          <table:table-cell office:value-type="float" office:value="-3.0999999999999999E-3" table:style-name="ce1">
            <text:p>-0.0031</text:p>
          </table:table-cell>
          <table:table-cell office:value-type="float" office:value="-5.9700000000000003E-2" table:style-name="ce1">
            <text:p>-0.0597</text:p>
          </table:table-cell>
          <table:table-cell office:value-type="float" office:value="-3.3099999999999997E-2" table:style-name="ce1">
            <text:p>-0.0331</text:p>
          </table:table-cell>
          <table:table-cell office:value-type="float" office:value="-8.0799999999999997E-2" table:style-name="ce1">
            <text:p>-0.0808</text:p>
          </table:table-cell>
          <table:table-cell office:value-type="float" office:value="9.1200000000000003E-2" table:style-name="ce1">
            <text:p>0.0912</text:p>
          </table:table-cell>
          <table:table-cell office:value-type="float" office:value="-0.42049999999999998" table:style-name="ce1">
            <text:p>-0.4205</text:p>
          </table:table-cell>
          <table:table-cell office:value-type="float" office:value="-6.7799999999999999E-2" table:style-name="ce1">
            <text:p>-0.0678</text:p>
          </table:table-cell>
          <table:table-cell office:value-type="float" office:value="-0.95909999999999995" table:style-name="ce1">
            <text:p>-0.9591</text:p>
          </table:table-cell>
          <table:table-cell office:value-type="float" office:value="0.12559999999999999" table:style-name="ce1">
            <text:p>0.1256</text:p>
          </table:table-cell>
          <table:table-cell office:value-type="float" office:value="-2.41E-2" table:style-name="ce1">
            <text:p>-0.0241</text:p>
          </table:table-cell>
          <table:table-cell office:value-type="float" office:value="-0.1434" table:style-name="ce1">
            <text:p>-0.1434</text:p>
          </table:table-cell>
          <table:table-cell office:value-type="float" office:value="-0.38650000000000001" table:style-name="ce1">
            <text:p>-0.3865</text:p>
          </table:table-cell>
          <table:table-cell office:value-type="float" office:value="-0.46310000000000001" table:style-name="ce1">
            <text:p>-0.4631</text:p>
          </table:table-cell>
          <table:table-cell office:value-type="float" office:value="-0.33779999999999999" table:style-name="ce1">
            <text:p>-0.3378</text:p>
          </table:table-cell>
          <table:table-cell office:value-type="float" office:value="-0.29859999999999998" table:style-name="ce1">
            <text:p>-0.2986</text:p>
          </table:table-cell>
          <table:table-cell office:value-type="float" office:value="0.9073" table:style-name="ce1">
            <text:p>0.9073</text:p>
          </table:table-cell>
          <table:table-cell office:value-type="float" office:value="0.2084" table:style-name="ce1">
            <text:p>0.2084</text:p>
          </table:table-cell>
          <table:table-cell office:value-type="float" office:value="-0.3175" table:style-name="ce1">
            <text:p>-0.3175</text:p>
          </table:table-cell>
          <table:table-cell office:value-type="float" office:value="-7.4099999999999999E-2" table:style-name="ce1">
            <text:p>-0.0741</text:p>
          </table:table-cell>
          <table:table-cell office:value-type="float" office:value="6.6100000000000006E-2" table:style-name="ce1">
            <text:p>0.0661</text:p>
          </table:table-cell>
          <table:table-cell office:value-type="float" office:value="0.32200000000000001" table:style-name="ce1">
            <text:p>0.322</text:p>
          </table:table-cell>
          <table:table-cell office:value-type="float" office:value="0.75660000000000005" table:style-name="ce1">
            <text:p>0.7566</text:p>
          </table:table-cell>
          <table:table-cell office:value-type="float" office:value="1.4234" table:style-name="ce1">
            <text:p>1.42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37zhengweiyan</text:p>
          </table:table-cell>
          <table:table-cell office:value-type="float" office:value="2.8355716143201801E-3" table:style-name="ce2">
            <text:p>0.002835572</text:p>
          </table:table-cell>
          <table:table-cell office:value-type="float" office:value="0.18752263397647501" table:style-name="ce2">
            <text:p>0.187522634</text:p>
          </table:table-cell>
          <table:table-cell office:value-type="float" office:value="5.9190016575782198E-2" table:style-name="ce2">
            <text:p>0.059190017</text:p>
          </table:table-cell>
          <table:table-cell office:value-type="float" office:value="7.0609204238594001E-2" table:style-name="ce2">
            <text:p>0.070609204</text:p>
          </table:table-cell>
          <table:table-cell office:value-type="float" office:value="1.1579999999999999" table:style-name="ce2">
            <text:p>1.158</text:p>
          </table:table-cell>
          <table:table-cell office:value-type="float" office:value="0.61599999999999999" table:style-name="ce1">
            <text:p>0.616</text:p>
          </table:table-cell>
          <table:table-cell office:value-type="float" office:value="-8.9499999999999996E-2" table:style-name="ce1">
            <text:p>-0.0895</text:p>
          </table:table-cell>
          <table:table-cell office:value-type="float" office:value="0.45950000000000002" table:style-name="ce1">
            <text:p>0.4595</text:p>
          </table:table-cell>
          <table:table-cell office:value-type="float" office:value="0.8004" table:style-name="ce1">
            <text:p>0.8004</text:p>
          </table:table-cell>
          <table:table-cell office:value-type="float" office:value="-8.6599999999999996E-2" table:style-name="ce1">
            <text:p>-0.0866</text:p>
          </table:table-cell>
          <table:table-cell office:value-type="float" office:value="0.77529999999999999" table:style-name="ce1">
            <text:p>0.7753</text:p>
          </table:table-cell>
          <table:table-cell office:value-type="float" office:value="1.2057" table:style-name="ce1">
            <text:p>1.2057</text:p>
          </table:table-cell>
          <table:table-cell office:value-type="float" office:value="-0.72570000000000001" table:style-name="ce1">
            <text:p>-0.7257</text:p>
          </table:table-cell>
          <table:table-cell office:value-type="float" office:value="-0.58819999999999995" table:style-name="ce1">
            <text:p>-0.5882</text:p>
          </table:table-cell>
          <table:table-cell office:value-type="float" office:value="-0.54849999999999999" table:style-name="ce1">
            <text:p>-0.5485</text:p>
          </table:table-cell>
          <table:table-cell office:value-type="float" office:value="3.8100000000000002E-2" table:style-name="ce1">
            <text:p>0.0381</text:p>
          </table:table-cell>
          <table:table-cell office:value-type="float" office:value="0.23300000000000001" table:style-name="ce1">
            <text:p>0.233</text:p>
          </table:table-cell>
          <table:table-cell office:value-type="float" office:value="-0.43359999999999999" table:style-name="ce1">
            <text:p>-0.4336</text:p>
          </table:table-cell>
          <table:table-cell office:value-type="float" office:value="6.7000000000000002E-3" table:style-name="ce1">
            <text:p>0.0067</text:p>
          </table:table-cell>
          <table:table-cell office:value-type="float" office:value="-7.6100000000000001E-2" table:style-name="ce1">
            <text:p>-0.0761</text:p>
          </table:table-cell>
          <table:table-cell office:value-type="float" office:value="-1.2593000000000001" table:style-name="ce1">
            <text:p>-1.2593</text:p>
          </table:table-cell>
          <table:table-cell office:value-type="float" office:value="0.17369999999999999" table:style-name="ce1">
            <text:p>0.1737</text:p>
          </table:table-cell>
          <table:table-cell office:value-type="float" office:value="-0.1148" table:style-name="ce1">
            <text:p>-0.1148</text:p>
          </table:table-cell>
          <table:table-cell office:value-type="float" office:value="-4.7E-2" table:style-name="ce1">
            <text:p>-0.047</text:p>
          </table:table-cell>
          <table:table-cell office:value-type="float" office:value="4.5999999999999999E-3" table:style-name="ce1">
            <text:p>0.0046</text:p>
          </table:table-cell>
          <table:table-cell office:value-type="float" office:value="8.1900000000000001E-2" table:style-name="ce1">
            <text:p>0.0819</text:p>
          </table:table-cell>
          <table:table-cell office:value-type="float" office:value="0.1089" table:style-name="ce1">
            <text:p>0.1089</text:p>
          </table:table-cell>
          <table:table-cell office:value-type="float" office:value="-0.371" table:style-name="ce1">
            <text:p>-0.371</text:p>
          </table:table-cell>
          <table:table-cell office:value-type="float" office:value="-0.4919" table:style-name="ce1">
            <text:p>-0.4919</text:p>
          </table:table-cell>
          <table:table-cell office:value-type="float" office:value="-0.92449999999999999" table:style-name="ce1">
            <text:p>-0.9245</text:p>
          </table:table-cell>
          <table:table-cell office:value-type="float" office:value="-0.27279999999999999" table:style-name="ce1">
            <text:p>-0.2728</text:p>
          </table:table-cell>
          <table:table-cell office:value-type="float" office:value="0.27639999999999998" table:style-name="ce1">
            <text:p>0.2764</text:p>
          </table:table-cell>
          <table:table-cell office:value-type="float" office:value="0.20130000000000001" table:style-name="ce1">
            <text:p>0.2013</text:p>
          </table:table-cell>
          <table:table-cell office:value-type="float" office:value="-0.4501" table:style-name="ce1">
            <text:p>-0.4501</text:p>
          </table:table-cell>
          <table:table-cell office:value-type="float" office:value="0.2306" table:style-name="ce1">
            <text:p>0.2306</text:p>
          </table:table-cell>
          <table:table-cell office:value-type="float" office:value="-0.4531" table:style-name="ce1">
            <text:p>-0.4531</text:p>
          </table:table-cell>
          <table:table-cell office:value-type="float" office:value="-0.45639999999999997" table:style-name="ce1">
            <text:p>-0.4564</text:p>
          </table:table-cell>
          <table:table-cell office:value-type="float" office:value="0.91159999999999997" table:style-name="ce1">
            <text:p>0.9116</text:p>
          </table:table-cell>
          <table:table-cell office:value-type="float" office:value="0.61299999999999999" table:style-name="ce1">
            <text:p>0.613</text:p>
          </table:table-cell>
          <table:table-cell office:value-type="float" office:value="6.5100000000000005E-2" table:style-name="ce1">
            <text:p>0.0651</text:p>
          </table:table-cell>
          <table:table-cell office:value-type="float" office:value="1.3100000000000001E-2" table:style-name="ce1">
            <text:p>0.0131</text:p>
          </table:table-cell>
          <table:table-cell office:value-type="float" office:value="0.4703" table:style-name="ce1">
            <text:p>0.4703</text:p>
          </table:table-cell>
          <table:table-cell office:value-type="float" office:value="0.2382" table:style-name="ce1">
            <text:p>0.2382</text:p>
          </table:table-cell>
          <table:table-cell office:value-type="float" office:value="0.48609999999999998" table:style-name="ce1">
            <text:p>0.4861</text:p>
          </table:table-cell>
          <table:table-cell office:value-type="float" office:value="1.4979" table:style-name="ce1">
            <text:p>1.49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38guozhiyu</text:p>
          </table:table-cell>
          <table:table-cell office:value-type="float" office:value="2.2408212324945202E-3" table:style-name="ce2">
            <text:p>0.002240821</text:p>
          </table:table-cell>
          <table:table-cell office:value-type="float" office:value="0.19084133897897601" table:style-name="ce2">
            <text:p>0.190841339</text:p>
          </table:table-cell>
          <table:table-cell office:value-type="float" office:value="6.3428858036631203E-2" table:style-name="ce2">
            <text:p>0.063428858</text:p>
          </table:table-cell>
          <table:table-cell office:value-type="float" office:value="7.3946481288137106E-2" table:style-name="ce2">
            <text:p>0.073946481</text:p>
          </table:table-cell>
          <table:table-cell office:value-type="float" office:value="1.2290000000000001" table:style-name="ce2">
            <text:p>1.229</text:p>
          </table:table-cell>
          <table:table-cell office:value-type="float" office:value="1.0649" table:style-name="ce1">
            <text:p>1.0649</text:p>
          </table:table-cell>
          <table:table-cell office:value-type="float" office:value="0.22650000000000001" table:style-name="ce1">
            <text:p>0.2265</text:p>
          </table:table-cell>
          <table:table-cell office:value-type="float" office:value="0.38369999999999999" table:style-name="ce1">
            <text:p>0.3837</text:p>
          </table:table-cell>
          <table:table-cell office:value-type="float" office:value="0.74980000000000002" table:style-name="ce1">
            <text:p>0.7498</text:p>
          </table:table-cell>
          <table:table-cell office:value-type="float" office:value="-0.26619999999999999" table:style-name="ce1">
            <text:p>-0.2662</text:p>
          </table:table-cell>
          <table:table-cell office:value-type="float" office:value="0.68710000000000004" table:style-name="ce1">
            <text:p>0.6871</text:p>
          </table:table-cell>
          <table:table-cell office:value-type="float" office:value="0.87070000000000003" table:style-name="ce1">
            <text:p>0.8707</text:p>
          </table:table-cell>
          <table:table-cell office:value-type="float" office:value="-0.63939999999999997" table:style-name="ce1">
            <text:p>-0.6394</text:p>
          </table:table-cell>
          <table:table-cell office:value-type="float" office:value="-0.41349999999999998" table:style-name="ce1">
            <text:p>-0.4135</text:p>
          </table:table-cell>
          <table:table-cell office:value-type="float" office:value="0.14779999999999999" table:style-name="ce1">
            <text:p>0.1478</text:p>
          </table:table-cell>
          <table:table-cell office:value-type="float" office:value="0.45340000000000003" table:style-name="ce1">
            <text:p>0.4534</text:p>
          </table:table-cell>
          <table:table-cell office:value-type="float" office:value="0.54890000000000005" table:style-name="ce1">
            <text:p>0.5489</text:p>
          </table:table-cell>
          <table:table-cell office:value-type="float" office:value="-0.25559999999999999" table:style-name="ce1">
            <text:p>-0.2556</text:p>
          </table:table-cell>
          <table:table-cell office:value-type="float" office:value="0.40060000000000001" table:style-name="ce1">
            <text:p>0.4006</text:p>
          </table:table-cell>
          <table:table-cell office:value-type="float" office:value="8.8800000000000004E-2" table:style-name="ce1">
            <text:p>0.0888</text:p>
          </table:table-cell>
          <table:table-cell office:value-type="float" office:value="-0.75560000000000005" table:style-name="ce1">
            <text:p>-0.7556</text:p>
          </table:table-cell>
          <table:table-cell office:value-type="float" office:value="0.1075" table:style-name="ce1">
            <text:p>0.1075</text:p>
          </table:table-cell>
          <table:table-cell office:value-type="float" office:value="-6.1699999999999998E-2" table:style-name="ce1">
            <text:p>-0.0617</text:p>
          </table:table-cell>
          <table:table-cell office:value-type="float" office:value="-0.11119999999999999" table:style-name="ce1">
            <text:p>-0.1112</text:p>
          </table:table-cell>
          <table:table-cell office:value-type="float" office:value="-8.0999999999999996E-3" table:style-name="ce1">
            <text:p>-0.0081</text:p>
          </table:table-cell>
          <table:table-cell office:value-type="float" office:value="-1.4E-3" table:style-name="ce1">
            <text:p>-0.0014</text:p>
          </table:table-cell>
          <table:table-cell office:value-type="float" office:value="0.1598" table:style-name="ce1">
            <text:p>0.1598</text:p>
          </table:table-cell>
          <table:table-cell office:value-type="float" office:value="-0.17879999999999999" table:style-name="ce1">
            <text:p>-0.1788</text:p>
          </table:table-cell>
          <table:table-cell office:value-type="float" office:value="-0.20100000000000001" table:style-name="ce1">
            <text:p>-0.201</text:p>
          </table:table-cell>
          <table:table-cell office:value-type="float" office:value="-0.84219999999999995" table:style-name="ce1">
            <text:p>-0.8422</text:p>
          </table:table-cell>
          <table:table-cell office:value-type="float" office:value="-0.1162" table:style-name="ce1">
            <text:p>-0.1162</text:p>
          </table:table-cell>
          <table:table-cell office:value-type="float" office:value="-4.4000000000000003E-3" table:style-name="ce1">
            <text:p>-0.0044</text:p>
          </table:table-cell>
          <table:table-cell office:value-type="float" office:value="0.28549999999999998" table:style-name="ce1">
            <text:p>0.2855</text:p>
          </table:table-cell>
          <table:table-cell office:value-type="float" office:value="-0.66190000000000004" table:style-name="ce1">
            <text:p>-0.6619</text:p>
          </table:table-cell>
          <table:table-cell office:value-type="float" office:value="0.32379999999999998" table:style-name="ce1">
            <text:p>0.3238</text:p>
          </table:table-cell>
          <table:table-cell office:value-type="float" office:value="-0.45179999999999998" table:style-name="ce1">
            <text:p>-0.4518</text:p>
          </table:table-cell>
          <table:table-cell office:value-type="float" office:value="-0.87590000000000001" table:style-name="ce1">
            <text:p>-0.8759</text:p>
          </table:table-cell>
          <table:table-cell office:value-type="float" office:value="0.70479999999999998" table:style-name="ce1">
            <text:p>0.7048</text:p>
          </table:table-cell>
          <table:table-cell office:value-type="float" office:value="-9.1800000000000007E-2" table:style-name="ce1">
            <text:p>-0.0918</text:p>
          </table:table-cell>
          <table:table-cell office:value-type="float" office:value="-0.5847" table:style-name="ce1">
            <text:p>-0.5847</text:p>
          </table:table-cell>
          <table:table-cell office:value-type="float" office:value="-0.40870000000000001" table:style-name="ce1">
            <text:p>-0.4087</text:p>
          </table:table-cell>
          <table:table-cell office:value-type="float" office:value="0.1159" table:style-name="ce1">
            <text:p>0.1159</text:p>
          </table:table-cell>
          <table:table-cell office:value-type="float" office:value="-0.29089999999999999" table:style-name="ce1">
            <text:p>-0.2909</text:p>
          </table:table-cell>
          <table:table-cell office:value-type="float" office:value="-0.1517" table:style-name="ce1">
            <text:p>-0.1517</text:p>
          </table:table-cell>
          <table:table-cell office:value-type="float" office:value="0.95960000000000001" table:style-name="ce1">
            <text:p>0.95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39houjunjie</text:p>
          </table:table-cell>
          <table:table-cell office:value-type="float" office:value="2.34784527493072E-3" table:style-name="ce2">
            <text:p>0.002347845</text:p>
          </table:table-cell>
          <table:table-cell office:value-type="float" office:value="0.18353900229821801" table:style-name="ce2">
            <text:p>0.183539002</text:p>
          </table:table-cell>
          <table:table-cell office:value-type="float" office:value="6.2094498294178499E-2" table:style-name="ce2">
            <text:p>0.062094498</text:p>
          </table:table-cell>
          <table:table-cell office:value-type="float" office:value="7.5206437288351399E-2" table:style-name="ce2">
            <text:p>0.075206437</text:p>
          </table:table-cell>
          <table:table-cell office:value-type="float" office:value="1.264" table:style-name="ce2">
            <text:p>1.264</text:p>
          </table:table-cell>
          <table:table-cell office:value-type="float" office:value="0.41799999999999998" table:style-name="ce1">
            <text:p>0.418</text:p>
          </table:table-cell>
          <table:table-cell office:value-type="float" office:value="0.3352" table:style-name="ce1">
            <text:p>0.3352</text:p>
          </table:table-cell>
          <table:table-cell office:value-type="float" office:value="0.62619999999999998" table:style-name="ce1">
            <text:p>0.6262</text:p>
          </table:table-cell>
          <table:table-cell office:value-type="float" office:value="0.66610000000000003" table:style-name="ce1">
            <text:p>0.6661</text:p>
          </table:table-cell>
          <table:table-cell office:value-type="float" office:value="-0.52110000000000001" table:style-name="ce1">
            <text:p>-0.5211</text:p>
          </table:table-cell>
          <table:table-cell office:value-type="float" office:value="0.20530000000000001" table:style-name="ce1">
            <text:p>0.2053</text:p>
          </table:table-cell>
          <table:table-cell office:value-type="float" office:value="0.99709999999999999" table:style-name="ce1">
            <text:p>0.9971</text:p>
          </table:table-cell>
          <table:table-cell office:value-type="float" office:value="-0.74980000000000002" table:style-name="ce1">
            <text:p>-0.7498</text:p>
          </table:table-cell>
          <table:table-cell office:value-type="float" office:value="-0.67859999999999998" table:style-name="ce1">
            <text:p>-0.6786</text:p>
          </table:table-cell>
          <table:table-cell office:value-type="float" office:value="-7.5399999999999995E-2" table:style-name="ce1">
            <text:p>-0.0754</text:p>
          </table:table-cell>
          <table:table-cell office:value-type="float" office:value="0.12239999999999999" table:style-name="ce1">
            <text:p>0.1224</text:p>
          </table:table-cell>
          <table:table-cell office:value-type="float" office:value="0.50460000000000005" table:style-name="ce1">
            <text:p>0.5046</text:p>
          </table:table-cell>
          <table:table-cell office:value-type="float" office:value="-0.66679999999999995" table:style-name="ce1">
            <text:p>-0.6668</text:p>
          </table:table-cell>
          <table:table-cell office:value-type="float" office:value="0.14069999999999999" table:style-name="ce1">
            <text:p>0.1407</text:p>
          </table:table-cell>
          <table:table-cell office:value-type="float" office:value="4.5999999999999999E-3" table:style-name="ce1">
            <text:p>0.0046</text:p>
          </table:table-cell>
          <table:table-cell office:value-type="float" office:value="-1.2866" table:style-name="ce1">
            <text:p>-1.2866</text:p>
          </table:table-cell>
          <table:table-cell office:value-type="float" office:value="4.1000000000000003E-3" table:style-name="ce1">
            <text:p>0.0041</text:p>
          </table:table-cell>
          <table:table-cell office:value-type="float" office:value="6.4799999999999996E-2" table:style-name="ce1">
            <text:p>0.0648</text:p>
          </table:table-cell>
          <table:table-cell office:value-type="float" office:value="-0.19420000000000001" table:style-name="ce1">
            <text:p>-0.1942</text:p>
          </table:table-cell>
          <table:table-cell office:value-type="float" office:value="2.8999999999999998E-3" table:style-name="ce1">
            <text:p>0.0029</text:p>
          </table:table-cell>
          <table:table-cell office:value-type="float" office:value="3.6799999999999999E-2" table:style-name="ce1">
            <text:p>0.0368</text:p>
          </table:table-cell>
          <table:table-cell office:value-type="float" office:value="0.1208" table:style-name="ce1">
            <text:p>0.1208</text:p>
          </table:table-cell>
          <table:table-cell office:value-type="float" office:value="-9.6000000000000002E-2" table:style-name="ce1">
            <text:p>-0.096</text:p>
          </table:table-cell>
          <table:table-cell office:value-type="float" office:value="-0.24160000000000001" table:style-name="ce1">
            <text:p>-0.2416</text:p>
          </table:table-cell>
          <table:table-cell office:value-type="float" office:value="-1.4787999999999999" table:style-name="ce1">
            <text:p>-1.4788</text:p>
          </table:table-cell>
          <table:table-cell office:value-type="float" office:value="-6.4299999999999996E-2" table:style-name="ce1">
            <text:p>-0.0643</text:p>
          </table:table-cell>
          <table:table-cell office:value-type="float" office:value="-0.1288" table:style-name="ce1">
            <text:p>-0.1288</text:p>
          </table:table-cell>
          <table:table-cell office:value-type="float" office:value="-0.34110000000000001" table:style-name="ce1">
            <text:p>-0.3411</text:p>
          </table:table-cell>
          <table:table-cell office:value-type="float" office:value="-0.83760000000000001" table:style-name="ce1">
            <text:p>-0.8376</text:p>
          </table:table-cell>
          <table:table-cell office:value-type="float" office:value="-0.46850000000000003" table:style-name="ce1">
            <text:p>-0.4685</text:p>
          </table:table-cell>
          <table:table-cell office:value-type="float" office:value="-0.96840000000000004" table:style-name="ce1">
            <text:p>-0.9684</text:p>
          </table:table-cell>
          <table:table-cell office:value-type="float" office:value="-0.32079999999999997" table:style-name="ce1">
            <text:p>-0.3208</text:p>
          </table:table-cell>
          <table:table-cell office:value-type="float" office:value="0.96950000000000003" table:style-name="ce1">
            <text:p>0.9695</text:p>
          </table:table-cell>
          <table:table-cell office:value-type="float" office:value="0.2288" table:style-name="ce1">
            <text:p>0.2288</text:p>
          </table:table-cell>
          <table:table-cell office:value-type="float" office:value="-7.8899999999999998E-2" table:style-name="ce1">
            <text:p>-0.0789</text:p>
          </table:table-cell>
          <table:table-cell office:value-type="float" office:value="-0.37809999999999999" table:style-name="ce1">
            <text:p>-0.3781</text:p>
          </table:table-cell>
          <table:table-cell office:value-type="float" office:value="0.65749999999999997" table:style-name="ce1">
            <text:p>0.6575</text:p>
          </table:table-cell>
          <table:table-cell office:value-type="float" office:value="-7.6399999999999996E-2" table:style-name="ce1">
            <text:p>-0.0764</text:p>
          </table:table-cell>
          <table:table-cell office:value-type="float" office:value="0.44269999999999998" table:style-name="ce1">
            <text:p>0.4427</text:p>
          </table:table-cell>
          <table:table-cell office:value-type="float" office:value="1.4771000000000001" table:style-name="ce1">
            <text:p>1.47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40changhuibo</text:p>
          </table:table-cell>
          <table:table-cell office:value-type="float" office:value="2.5219455522320902E-3" table:style-name="ce2">
            <text:p>0.002521946</text:p>
          </table:table-cell>
          <table:table-cell office:value-type="float" office:value="0.192138191353872" table:style-name="ce2">
            <text:p>0.192138191</text:p>
          </table:table-cell>
          <table:table-cell office:value-type="float" office:value="6.3281205419916206E-2" table:style-name="ce2">
            <text:p>0.063281205</text:p>
          </table:table-cell>
          <table:table-cell office:value-type="float" office:value="7.2410813461655399E-2" table:style-name="ce2">
            <text:p>0.072410813</text:p>
          </table:table-cell>
          <table:table-cell office:value-type="float" office:value="1.161" table:style-name="ce2">
            <text:p>1.161</text:p>
          </table:table-cell>
          <table:table-cell office:value-type="float" office:value="0.78749999999999998" table:style-name="ce1">
            <text:p>0.7875</text:p>
          </table:table-cell>
          <table:table-cell office:value-type="float" office:value="0.1203" table:style-name="ce1">
            <text:p>0.1203</text:p>
          </table:table-cell>
          <table:table-cell office:value-type="float" office:value="0.50360000000000005" table:style-name="ce1">
            <text:p>0.5036</text:p>
          </table:table-cell>
          <table:table-cell office:value-type="float" office:value="0.69259999999999999" table:style-name="ce1">
            <text:p>0.6926</text:p>
          </table:table-cell>
          <table:table-cell office:value-type="float" office:value="-8.3299999999999999E-2" table:style-name="ce1">
            <text:p>-0.0833</text:p>
          </table:table-cell>
          <table:table-cell office:value-type="float" office:value="0.86729999999999996" table:style-name="ce1">
            <text:p>0.8673</text:p>
          </table:table-cell>
          <table:table-cell office:value-type="float" office:value="1.2547999999999999" table:style-name="ce1">
            <text:p>1.2548</text:p>
          </table:table-cell>
          <table:table-cell office:value-type="float" office:value="0.13789999999999999" table:style-name="ce1">
            <text:p>0.1379</text:p>
          </table:table-cell>
          <table:table-cell office:value-type="float" office:value="-1.0760000000000001" table:style-name="ce1">
            <text:p>-1.076</text:p>
          </table:table-cell>
          <table:table-cell office:value-type="float" office:value="-0.37540000000000001" table:style-name="ce1">
            <text:p>-0.3754</text:p>
          </table:table-cell>
          <table:table-cell office:value-type="float" office:value="-2.6800000000000001E-2" table:style-name="ce1">
            <text:p>-0.0268</text:p>
          </table:table-cell>
          <table:table-cell office:value-type="float" office:value="0.2291" table:style-name="ce1">
            <text:p>0.2291</text:p>
          </table:table-cell>
          <table:table-cell office:value-type="float" office:value="-0.49099999999999999" table:style-name="ce1">
            <text:p>-0.491</text:p>
          </table:table-cell>
          <table:table-cell office:value-type="float" office:value="0.15440000000000001" table:style-name="ce1">
            <text:p>0.1544</text:p>
          </table:table-cell>
          <table:table-cell office:value-type="float" office:value="-4.02E-2" table:style-name="ce1">
            <text:p>-0.0402</text:p>
          </table:table-cell>
          <table:table-cell office:value-type="float" office:value="-1.1252" table:style-name="ce1">
            <text:p>-1.1252</text:p>
          </table:table-cell>
          <table:table-cell office:value-type="float" office:value="-2.4799999999999999E-2" table:style-name="ce1">
            <text:p>-0.0248</text:p>
          </table:table-cell>
          <table:table-cell office:value-type="float" office:value="-1.52E-2" table:style-name="ce1">
            <text:p>-0.0152</text:p>
          </table:table-cell>
          <table:table-cell office:value-type="float" office:value="-8.9399999999999993E-2" table:style-name="ce1">
            <text:p>-0.0894</text:p>
          </table:table-cell>
          <table:table-cell office:value-type="float" office:value="3.3E-3" table:style-name="ce1">
            <text:p>0.0033</text:p>
          </table:table-cell>
          <table:table-cell office:value-type="float" office:value="0.1099" table:style-name="ce1">
            <text:p>0.1099</text:p>
          </table:table-cell>
          <table:table-cell office:value-type="float" office:value="0.1042" table:style-name="ce1">
            <text:p>0.1042</text:p>
          </table:table-cell>
          <table:table-cell office:value-type="float" office:value="-4.8300000000000003E-2" table:style-name="ce1">
            <text:p>-0.0483</text:p>
          </table:table-cell>
          <table:table-cell office:value-type="float" office:value="-0.1153" table:style-name="ce1">
            <text:p>-0.1153</text:p>
          </table:table-cell>
          <table:table-cell office:value-type="float" office:value="-1.1846000000000001" table:style-name="ce1">
            <text:p>-1.1846</text:p>
          </table:table-cell>
          <table:table-cell office:value-type="float" office:value="-0.14050000000000001" table:style-name="ce1">
            <text:p>-0.1405</text:p>
          </table:table-cell>
          <table:table-cell office:value-type="float" office:value="-1.21E-2" table:style-name="ce1">
            <text:p>-0.0121</text:p>
          </table:table-cell>
          <table:table-cell office:value-type="float" office:value="-8.5099999999999995E-2" table:style-name="ce1">
            <text:p>-0.0851</text:p>
          </table:table-cell>
          <table:table-cell office:value-type="float" office:value="-0.52400000000000002" table:style-name="ce1">
            <text:p>-0.524</text:p>
          </table:table-cell>
          <table:table-cell office:value-type="float" office:value="0.25040000000000001" table:style-name="ce1">
            <text:p>0.2504</text:p>
          </table:table-cell>
          <table:table-cell office:value-type="float" office:value="-0.84209999999999996" table:style-name="ce1">
            <text:p>-0.8421</text:p>
          </table:table-cell>
          <table:table-cell office:value-type="float" office:value="-0.71350000000000002" table:style-name="ce1">
            <text:p>-0.7135</text:p>
          </table:table-cell>
          <table:table-cell office:value-type="float" office:value="1.5381" table:style-name="ce1">
            <text:p>1.5381</text:p>
          </table:table-cell>
          <table:table-cell office:value-type="float" office:value="0.54110000000000003" table:style-name="ce1">
            <text:p>0.5411</text:p>
          </table:table-cell>
          <table:table-cell office:value-type="float" office:value="0.113" table:style-name="ce1">
            <text:p>0.113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0.62590000000000001" table:style-name="ce1">
            <text:p>0.6259</text:p>
          </table:table-cell>
          <table:table-cell office:value-type="float" office:value="0.1817" table:style-name="ce1">
            <text:p>0.1817</text:p>
          </table:table-cell>
          <table:table-cell office:value-type="float" office:value="0.42720000000000002" table:style-name="ce1">
            <text:p>0.4272</text:p>
          </table:table-cell>
          <table:table-cell office:value-type="float" office:value="1.6181000000000001" table:style-name="ce1">
            <text:p>1.618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41zhuhuawei</text:p>
          </table:table-cell>
          <table:table-cell office:value-type="float" office:value="1.68458093746547E-3" table:style-name="ce2">
            <text:p>0.001684581</text:p>
          </table:table-cell>
          <table:table-cell office:value-type="float" office:value="0.18779258995258799" table:style-name="ce2">
            <text:p>0.18779259</text:p>
          </table:table-cell>
          <table:table-cell office:value-type="float" office:value="6.6802599829026199E-2" table:style-name="ce2">
            <text:p>0.0668026</text:p>
          </table:table-cell>
          <table:table-cell office:value-type="float" office:value="6.9870959251337905E-2" table:style-name="ce2">
            <text:p>0.069870959</text:p>
          </table:table-cell>
          <table:table-cell office:value-type="float" office:value="1.1919999999999999" table:style-name="ce2">
            <text:p>1.192</text:p>
          </table:table-cell>
          <table:table-cell office:value-type="float" office:value="0.70020000000000004" table:style-name="ce1">
            <text:p>0.7002</text:p>
          </table:table-cell>
          <table:table-cell office:value-type="float" office:value="0.1401" table:style-name="ce1">
            <text:p>0.1401</text:p>
          </table:table-cell>
          <table:table-cell office:value-type="float" office:value="0.69789999999999996" table:style-name="ce1">
            <text:p>0.6979</text:p>
          </table:table-cell>
          <table:table-cell office:value-type="float" office:value="0.96679999999999999" table:style-name="ce1">
            <text:p>0.9668</text:p>
          </table:table-cell>
          <table:table-cell office:value-type="float" office:value="-0.31" table:style-name="ce1">
            <text:p>-0.31</text:p>
          </table:table-cell>
          <table:table-cell office:value-type="float" office:value="0.8357" table:style-name="ce1">
            <text:p>0.8357</text:p>
          </table:table-cell>
          <table:table-cell office:value-type="float" office:value="1.5185" table:style-name="ce1">
            <text:p>1.5185</text:p>
          </table:table-cell>
          <table:table-cell office:value-type="float" office:value="-0.82479999999999998" table:style-name="ce1">
            <text:p>-0.8248</text:p>
          </table:table-cell>
          <table:table-cell office:value-type="float" office:value="-1.0946" table:style-name="ce1">
            <text:p>-1.0946</text:p>
          </table:table-cell>
          <table:table-cell office:value-type="float" office:value="-0.55549999999999999" table:style-name="ce1">
            <text:p>-0.5555</text:p>
          </table:table-cell>
          <table:table-cell office:value-type="float" office:value="4.58E-2" table:style-name="ce1">
            <text:p>0.0458</text:p>
          </table:table-cell>
          <table:table-cell office:value-type="float" office:value="0.49399999999999999" table:style-name="ce1">
            <text:p>0.494</text:p>
          </table:table-cell>
          <table:table-cell office:value-type="float" office:value="-0.83199999999999996" table:style-name="ce1">
            <text:p>-0.832</text:p>
          </table:table-cell>
          <table:table-cell office:value-type="float" office:value="0.13" table:style-name="ce1">
            <text:p>0.13</text:p>
          </table:table-cell>
          <table:table-cell office:value-type="float" office:value="-0.67969999999999997" table:style-name="ce1">
            <text:p>-0.6797</text:p>
          </table:table-cell>
          <table:table-cell office:value-type="float" office:value="-1.3425" table:style-name="ce1">
            <text:p>-1.3425</text:p>
          </table:table-cell>
          <table:table-cell office:value-type="float" office:value="5.1999999999999998E-3" table:style-name="ce1">
            <text:p>0.0052</text:p>
          </table:table-cell>
          <table:table-cell office:value-type="float" office:value="5.1999999999999998E-3" table:style-name="ce1">
            <text:p>0.0052</text:p>
          </table:table-cell>
          <table:table-cell office:value-type="float" office:value="5.1999999999999998E-3" table:style-name="ce1">
            <text:p>0.0052</text:p>
          </table:table-cell>
          <table:table-cell office:value-type="float" office:value="5.1999999999999998E-3" table:style-name="ce1">
            <text:p>0.0052</text:p>
          </table:table-cell>
          <table:table-cell office:value-type="float" office:value="5.1999999999999998E-3" table:style-name="ce1">
            <text:p>0.0052</text:p>
          </table:table-cell>
          <table:table-cell office:value-type="float" office:value="5.1999999999999998E-3" table:style-name="ce1">
            <text:p>0.0052</text:p>
          </table:table-cell>
          <table:table-cell office:value-type="float" office:value="5.1999999999999998E-3" table:style-name="ce1">
            <text:p>0.0052</text:p>
          </table:table-cell>
          <table:table-cell office:value-type="float" office:value="5.1999999999999998E-3" table:style-name="ce1">
            <text:p>0.0052</text:p>
          </table:table-cell>
          <table:table-cell office:value-type="float" office:value="-1.0407999999999999" table:style-name="ce1">
            <text:p>-1.0408</text:p>
          </table:table-cell>
          <table:table-cell office:value-type="float" office:value="0.2044" table:style-name="ce1">
            <text:p>0.2044</text:p>
          </table:table-cell>
          <table:table-cell office:value-type="float" office:value="0.40589999999999998" table:style-name="ce1">
            <text:p>0.4059</text:p>
          </table:table-cell>
          <table:table-cell office:value-type="float" office:value="0.65190000000000003" table:style-name="ce1">
            <text:p>0.6519</text:p>
          </table:table-cell>
          <table:table-cell office:value-type="float" office:value="-0.36459999999999998" table:style-name="ce1">
            <text:p>-0.3646</text:p>
          </table:table-cell>
          <table:table-cell office:value-type="float" office:value="0.48159999999999997" table:style-name="ce1">
            <text:p>0.4816</text:p>
          </table:table-cell>
          <table:table-cell office:value-type="float" office:value="-0.26879999999999998" table:style-name="ce1">
            <text:p>-0.2688</text:p>
          </table:table-cell>
          <table:table-cell office:value-type="float" office:value="-0.47739999999999999" table:style-name="ce1">
            <text:p>-0.4774</text:p>
          </table:table-cell>
          <table:table-cell office:value-type="float" office:value="1.4269000000000001" table:style-name="ce1">
            <text:p>1.4269</text:p>
          </table:table-cell>
          <table:table-cell office:value-type="float" office:value="0.75429999999999997" table:style-name="ce1">
            <text:p>0.7543</text:p>
          </table:table-cell>
          <table:table-cell office:value-type="float" office:value="0.14599999999999999" table:style-name="ce1">
            <text:p>0.146</text:p>
          </table:table-cell>
          <table:table-cell office:value-type="float" office:value="-0.13150000000000001" table:style-name="ce1">
            <text:p>-0.1315</text:p>
          </table:table-cell>
          <table:table-cell office:value-type="float" office:value="0.91549999999999998" table:style-name="ce1">
            <text:p>0.9155</text:p>
          </table:table-cell>
          <table:table-cell office:value-type="float" office:value="0.25409999999999999" table:style-name="ce1">
            <text:p>0.2541</text:p>
          </table:table-cell>
          <table:table-cell office:value-type="float" office:value="1.1294999999999999" table:style-name="ce1">
            <text:p>1.1295</text:p>
          </table:table-cell>
          <table:table-cell office:value-type="float" office:value="1.4702" table:style-name="ce1">
            <text:p>1.47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42duxin</text:p>
          </table:table-cell>
          <table:table-cell office:value-type="float" office:value="2.3777182352120998E-3" table:style-name="ce2">
            <text:p>0.002377718</text:p>
          </table:table-cell>
          <table:table-cell office:value-type="float" office:value="0.19474154445619801" table:style-name="ce2">
            <text:p>0.194741544</text:p>
          </table:table-cell>
          <table:table-cell office:value-type="float" office:value="5.8659274828203101E-2" table:style-name="ce2">
            <text:p>0.058659275</text:p>
          </table:table-cell>
          <table:table-cell office:value-type="float" office:value="7.3152328630555999E-2" table:style-name="ce2">
            <text:p>0.073152329</text:p>
          </table:table-cell>
          <table:table-cell office:value-type="float" office:value="1.335" table:style-name="ce2">
            <text:p>1.335</text:p>
          </table:table-cell>
          <table:table-cell office:value-type="float" office:value="0.20480000000000001" table:style-name="ce1">
            <text:p>0.2048</text:p>
          </table:table-cell>
          <table:table-cell office:value-type="float" office:value="0.26269999999999999" table:style-name="ce1">
            <text:p>0.2627</text:p>
          </table:table-cell>
          <table:table-cell office:value-type="float" office:value="0.38240000000000002" table:style-name="ce1">
            <text:p>0.3824</text:p>
          </table:table-cell>
          <table:table-cell office:value-type="float" office:value="0.70699999999999996" table:style-name="ce1">
            <text:p>0.707</text:p>
          </table:table-cell>
          <table:table-cell office:value-type="float" office:value="-0.52559999999999996" table:style-name="ce1">
            <text:p>-0.5256</text:p>
          </table:table-cell>
          <table:table-cell office:value-type="float" office:value="0.78210000000000002" table:style-name="ce1">
            <text:p>0.7821</text:p>
          </table:table-cell>
          <table:table-cell office:value-type="float" office:value="1.6767000000000001" table:style-name="ce1">
            <text:p>1.6767</text:p>
          </table:table-cell>
          <table:table-cell office:value-type="float" office:value="-0.48" table:style-name="ce1">
            <text:p>-0.48</text:p>
          </table:table-cell>
          <table:table-cell office:value-type="float" office:value="-1.1912" table:style-name="ce1">
            <text:p>-1.191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.3085" table:style-name="ce1">
            <text:p>0.3085</text:p>
          </table:table-cell>
          <table:table-cell office:value-type="float" office:value="0.60329999999999995" table:style-name="ce1">
            <text:p>0.6033</text:p>
          </table:table-cell>
          <table:table-cell office:value-type="float" office:value="-0.44500000000000001" table:style-name="ce1">
            <text:p>-0.445</text:p>
          </table:table-cell>
          <table:table-cell office:value-type="float" office:value="0.29299999999999998" table:style-name="ce1">
            <text:p>0.293</text:p>
          </table:table-cell>
          <table:table-cell office:value-type="float" office:value="0.1066" table:style-name="ce1">
            <text:p>0.1066</text:p>
          </table:table-cell>
          <table:table-cell office:value-type="float" office:value="-1.0680000000000001" table:style-name="ce1">
            <text:p>-1.068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-1.5091000000000001" table:style-name="ce1">
            <text:p>-1.5091</text:p>
          </table:table-cell>
          <table:table-cell office:value-type="float" office:value="-6.2899999999999998E-2" table:style-name="ce1">
            <text:p>-0.0629</text:p>
          </table:table-cell>
          <table:table-cell office:value-type="float" office:value="-0.1018" table:style-name="ce1">
            <text:p>-0.1018</text:p>
          </table:table-cell>
          <table:table-cell office:value-type="float" office:value="-3.5700000000000003E-2" table:style-name="ce1">
            <text:p>-0.0357</text:p>
          </table:table-cell>
          <table:table-cell office:value-type="float" office:value="-0.84799999999999998" table:style-name="ce1">
            <text:p>-0.848</text:p>
          </table:table-cell>
          <table:table-cell office:value-type="float" office:value="0.15040000000000001" table:style-name="ce1">
            <text:p>0.1504</text:p>
          </table:table-cell>
          <table:table-cell office:value-type="float" office:value="-0.66410000000000002" table:style-name="ce1">
            <text:p>-0.6641</text:p>
          </table:table-cell>
          <table:table-cell office:value-type="float" office:value="-0.70609999999999995" table:style-name="ce1">
            <text:p>-0.7061</text:p>
          </table:table-cell>
          <table:table-cell office:value-type="float" office:value="1.5281" table:style-name="ce1">
            <text:p>1.5281</text:p>
          </table:table-cell>
          <table:table-cell office:value-type="float" office:value="0.11609999999999999" table:style-name="ce1">
            <text:p>0.1161</text:p>
          </table:table-cell>
          <table:table-cell office:value-type="float" office:value="-0.32950000000000002" table:style-name="ce1">
            <text:p>-0.3295</text:p>
          </table:table-cell>
          <table:table-cell office:value-type="float" office:value="-0.43980000000000002" table:style-name="ce1">
            <text:p>-0.4398</text:p>
          </table:table-cell>
          <table:table-cell office:value-type="float" office:value="0.33189999999999997" table:style-name="ce1">
            <text:p>0.3319</text:p>
          </table:table-cell>
          <table:table-cell office:value-type="float" office:value="1.49E-2" table:style-name="ce1">
            <text:p>0.0149</text:p>
          </table:table-cell>
          <table:table-cell office:value-type="float" office:value="0.37090000000000001" table:style-name="ce1">
            <text:p>0.3709</text:p>
          </table:table-cell>
          <table:table-cell office:value-type="float" office:value="1.4592000000000001" table:style-name="ce1">
            <text:p>1.45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43wangguifang</text:p>
          </table:table-cell>
          <table:table-cell office:value-type="float" office:value="2.4582693263937002E-3" table:style-name="ce2">
            <text:p>0.002458269</text:p>
          </table:table-cell>
          <table:table-cell office:value-type="float" office:value="0.19893323988091399" table:style-name="ce2">
            <text:p>0.19893324</text:p>
          </table:table-cell>
          <table:table-cell office:value-type="float" office:value="6.1927826266355797E-2" table:style-name="ce2">
            <text:p>0.061927826</text:p>
          </table:table-cell>
          <table:table-cell office:value-type="float" office:value="7.5274158574439795E-2" table:style-name="ce2">
            <text:p>0.075274159</text:p>
          </table:table-cell>
          <table:table-cell office:value-type="float" office:value="1.2450000000000001" table:style-name="ce2">
            <text:p>1.245</text:p>
          </table:table-cell>
          <table:table-cell office:value-type="float" office:value="1.2814000000000001" table:style-name="ce1">
            <text:p>1.2814</text:p>
          </table:table-cell>
          <table:table-cell office:value-type="float" office:value="0.14910000000000001" table:style-name="ce1">
            <text:p>0.1491</text:p>
          </table:table-cell>
          <table:table-cell office:value-type="float" office:value="0.52590000000000003" table:style-name="ce1">
            <text:p>0.5259</text:p>
          </table:table-cell>
          <table:table-cell office:value-type="float" office:value="0.93640000000000001" table:style-name="ce1">
            <text:p>0.9364</text:p>
          </table:table-cell>
          <table:table-cell office:value-type="float" office:value="7.4000000000000003E-3" table:style-name="ce1">
            <text:p>0.0074</text:p>
          </table:table-cell>
          <table:table-cell office:value-type="float" office:value="0.59589999999999999" table:style-name="ce1">
            <text:p>0.5959</text:p>
          </table:table-cell>
          <table:table-cell office:value-type="float" office:value="2.3666" table:style-name="ce1">
            <text:p>2.3666</text:p>
          </table:table-cell>
          <table:table-cell office:value-type="float" office:value="-0.23400000000000001" table:style-name="ce1">
            <text:p>-0.234</text:p>
          </table:table-cell>
          <table:table-cell office:value-type="float" office:value="-0.5474" table:style-name="ce1">
            <text:p>-0.5474</text:p>
          </table:table-cell>
          <table:table-cell office:value-type="float" office:value="-0.48849999999999999" table:style-name="ce1">
            <text:p>-0.4885</text:p>
          </table:table-cell>
          <table:table-cell office:value-type="float" office:value="-0.11269999999999999" table:style-name="ce1">
            <text:p>-0.1127</text:p>
          </table:table-cell>
          <table:table-cell office:value-type="float" office:value="7.0499999999999993E-2" table:style-name="ce1">
            <text:p>0.0705</text:p>
          </table:table-cell>
          <table:table-cell office:value-type="float" office:value="-0.50870000000000004" table:style-name="ce1">
            <text:p>-0.5087</text:p>
          </table:table-cell>
          <table:table-cell office:value-type="float" office:value="-7.7999999999999996E-3" table:style-name="ce1">
            <text:p>-0.0078</text:p>
          </table:table-cell>
          <table:table-cell office:value-type="float" office:value="0.57210000000000005" table:style-name="ce1">
            <text:p>0.5721</text:p>
          </table:table-cell>
          <table:table-cell office:value-type="float" office:value="-0.7712" table:style-name="ce1">
            <text:p>-0.7712</text:p>
          </table:table-cell>
          <table:table-cell office:value-type="float" office:value="0.16309999999999999" table:style-name="ce1">
            <text:p>0.1631</text:p>
          </table:table-cell>
          <table:table-cell office:value-type="float" office:value="-0.10009999999999999" table:style-name="ce1">
            <text:p>-0.1001</text:p>
          </table:table-cell>
          <table:table-cell office:value-type="float" office:value="-4.0099999999999997E-2" table:style-name="ce1">
            <text:p>-0.0401</text:p>
          </table:table-cell>
          <table:table-cell office:value-type="float" office:value="1.6E-2" table:style-name="ce1">
            <text:p>0.016</text:p>
          </table:table-cell>
          <table:table-cell office:value-type="float" office:value="-4.2700000000000002E-2" table:style-name="ce1">
            <text:p>-0.0427</text:p>
          </table:table-cell>
          <table:table-cell office:value-type="float" office:value="7.8600000000000003E-2" table:style-name="ce1">
            <text:p>0.0786</text:p>
          </table:table-cell>
          <table:table-cell office:value-type="float" office:value="1.35E-2" table:style-name="ce1">
            <text:p>0.0135</text:p>
          </table:table-cell>
          <table:table-cell office:value-type="float" office:value="3.6499999999999998E-2" table:style-name="ce1">
            <text:p>0.0365</text:p>
          </table:table-cell>
          <table:table-cell office:value-type="float" office:value="-0.87619999999999998" table:style-name="ce1">
            <text:p>-0.8762</text:p>
          </table:table-cell>
          <table:table-cell office:value-type="float" office:value="-0.12189999999999999" table:style-name="ce1">
            <text:p>-0.1219</text:p>
          </table:table-cell>
          <table:table-cell office:value-type="float" office:value="-3.04E-2" table:style-name="ce1">
            <text:p>-0.0304</text:p>
          </table:table-cell>
          <table:table-cell office:value-type="float" office:value="0.18190000000000001" table:style-name="ce1">
            <text:p>0.1819</text:p>
          </table:table-cell>
          <table:table-cell office:value-type="float" office:value="-0.39069999999999999" table:style-name="ce1">
            <text:p>-0.3907</text:p>
          </table:table-cell>
          <table:table-cell office:value-type="float" office:value="0.28170000000000001" table:style-name="ce1">
            <text:p>0.2817</text:p>
          </table:table-cell>
          <table:table-cell office:value-type="float" office:value="0.1163" table:style-name="ce1">
            <text:p>0.1163</text:p>
          </table:table-cell>
          <table:table-cell office:value-type="float" office:value="-0.15659999999999999" table:style-name="ce1">
            <text:p>-0.1566</text:p>
          </table:table-cell>
          <table:table-cell office:value-type="float" office:value="1.07" table:style-name="ce1">
            <text:p>1.07</text:p>
          </table:table-cell>
          <table:table-cell office:value-type="float" office:value="0.76539999999999997" table:style-name="ce1">
            <text:p>0.7654</text:p>
          </table:table-cell>
          <table:table-cell office:value-type="float" office:value="0.24229999999999999" table:style-name="ce1">
            <text:p>0.2423</text:p>
          </table:table-cell>
          <table:table-cell office:value-type="float" office:value="0.31869999999999998" table:style-name="ce1">
            <text:p>0.3187</text:p>
          </table:table-cell>
          <table:table-cell office:value-type="float" office:value="0.66800000000000004" table:style-name="ce1">
            <text:p>0.668</text:p>
          </table:table-cell>
          <table:table-cell office:value-type="float" office:value="0.27039999999999997" table:style-name="ce1">
            <text:p>0.2704</text:p>
          </table:table-cell>
          <table:table-cell office:value-type="float" office:value="0.18690000000000001" table:style-name="ce1">
            <text:p>0.1869</text:p>
          </table:table-cell>
          <table:table-cell office:value-type="float" office:value="1.0941000000000001" table:style-name="ce1">
            <text:p>1.09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44shizhenhuan</text:p>
          </table:table-cell>
          <table:table-cell office:value-type="float" office:value="2.3725318363485501E-3" table:style-name="ce2">
            <text:p>0.002372532</text:p>
          </table:table-cell>
          <table:table-cell office:value-type="float" office:value="0.196020899432782" table:style-name="ce2">
            <text:p>0.196020899</text:p>
          </table:table-cell>
          <table:table-cell office:value-type="float" office:value="6.39546130482955E-2" table:style-name="ce2">
            <text:p>0.063954613</text:p>
          </table:table-cell>
          <table:table-cell office:value-type="float" office:value="7.2663540799520504E-2" table:style-name="ce2">
            <text:p>0.072663541</text:p>
          </table:table-cell>
          <table:table-cell office:value-type="float" office:value="1.3540000000000001" table:style-name="ce2">
            <text:p>1.354</text:p>
          </table:table-cell>
          <table:table-cell office:value-type="float" office:value="0.26100000000000001" table:style-name="ce1">
            <text:p>0.261</text:p>
          </table:table-cell>
          <table:table-cell office:value-type="float" office:value="0.16220000000000001" table:style-name="ce1">
            <text:p>0.1622</text:p>
          </table:table-cell>
          <table:table-cell office:value-type="float" office:value="0.45650000000000002" table:style-name="ce1">
            <text:p>0.4565</text:p>
          </table:table-cell>
          <table:table-cell office:value-type="float" office:value="0.73019999999999996" table:style-name="ce1">
            <text:p>0.7302</text:p>
          </table:table-cell>
          <table:table-cell office:value-type="float" office:value="-0.48299999999999998" table:style-name="ce1">
            <text:p>-0.483</text:p>
          </table:table-cell>
          <table:table-cell office:value-type="float" office:value="0.27279999999999999" table:style-name="ce1">
            <text:p>0.2728</text:p>
          </table:table-cell>
          <table:table-cell office:value-type="float" office:value="0.66359999999999997" table:style-name="ce1">
            <text:p>0.6636</text:p>
          </table:table-cell>
          <table:table-cell office:value-type="float" office:value="-0.9405" table:style-name="ce1">
            <text:p>-0.9405</text:p>
          </table:table-cell>
          <table:table-cell office:value-type="float" office:value="-0.72789999999999999" table:style-name="ce1">
            <text:p>-0.7279</text:p>
          </table:table-cell>
          <table:table-cell office:value-type="float" office:value="1.03E-2" table:style-name="ce1">
            <text:p>0.0103</text:p>
          </table:table-cell>
          <table:table-cell office:value-type="float" office:value="0.29260000000000003" table:style-name="ce1">
            <text:p>0.2926</text:p>
          </table:table-cell>
          <table:table-cell office:value-type="float" office:value="0.49170000000000003" table:style-name="ce1">
            <text:p>0.4917</text:p>
          </table:table-cell>
          <table:table-cell office:value-type="float" office:value="-6.83E-2" table:style-name="ce1">
            <text:p>-0.0683</text:p>
          </table:table-cell>
          <table:table-cell office:value-type="float" office:value="0.21890000000000001" table:style-name="ce1">
            <text:p>0.2189</text:p>
          </table:table-cell>
          <table:table-cell office:value-type="float" office:value="0.2341" table:style-name="ce1">
            <text:p>0.2341</text:p>
          </table:table-cell>
          <table:table-cell office:value-type="float" office:value="-0.88919999999999999" table:style-name="ce1">
            <text:p>-0.8892</text:p>
          </table:table-cell>
          <table:table-cell office:value-type="float" office:value="-0.53249999999999997" table:style-name="ce1">
            <text:p>-0.5325</text:p>
          </table:table-cell>
          <table:table-cell office:value-type="float" office:value="-6.88E-2" table:style-name="ce1">
            <text:p>-0.0688</text:p>
          </table:table-cell>
          <table:table-cell office:value-type="float" office:value="-7.6999999999999999E-2" table:style-name="ce1">
            <text:p>-0.077</text:p>
          </table:table-cell>
          <table:table-cell office:value-type="float" office:value="-4.9399999999999999E-2" table:style-name="ce1">
            <text:p>-0.0494</text:p>
          </table:table-cell>
          <table:table-cell office:value-type="float" office:value="-3.09E-2" table:style-name="ce1">
            <text:p>-0.0309</text:p>
          </table:table-cell>
          <table:table-cell office:value-type="float" office:value="0.1353" table:style-name="ce1">
            <text:p>0.1353</text:p>
          </table:table-cell>
          <table:table-cell office:value-type="float" office:value="-0.2364" table:style-name="ce1">
            <text:p>-0.2364</text:p>
          </table:table-cell>
          <table:table-cell office:value-type="float" office:value="-0.3503" table:style-name="ce1">
            <text:p>-0.3503</text:p>
          </table:table-cell>
          <table:table-cell office:value-type="float" office:value="-2.0754999999999999" table:style-name="ce1">
            <text:p>-2.0755</text:p>
          </table:table-cell>
          <table:table-cell office:value-type="float" office:value="-0.3201" table:style-name="ce1">
            <text:p>-0.3201</text:p>
          </table:table-cell>
          <table:table-cell office:value-type="float" office:value="-3.27E-2" table:style-name="ce1">
            <text:p>-0.0327</text:p>
          </table:table-cell>
          <table:table-cell office:value-type="float" office:value="0.26719999999999999" table:style-name="ce1">
            <text:p>0.2672</text:p>
          </table:table-cell>
          <table:table-cell office:value-type="float" office:value="-0.90649999999999997" table:style-name="ce1">
            <text:p>-0.9065</text:p>
          </table:table-cell>
          <table:table-cell office:value-type="float" office:value="0.29239999999999999" table:style-name="ce1">
            <text:p>0.2924</text:p>
          </table:table-cell>
          <table:table-cell office:value-type="float" office:value="-0.60440000000000005" table:style-name="ce1">
            <text:p>-0.6044</text:p>
          </table:table-cell>
          <table:table-cell office:value-type="float" office:value="-0.69940000000000002" table:style-name="ce1">
            <text:p>-0.6994</text:p>
          </table:table-cell>
          <table:table-cell office:value-type="float" office:value="0.4022" table:style-name="ce1">
            <text:p>0.4022</text:p>
          </table:table-cell>
          <table:table-cell office:value-type="float" office:value="-7.1000000000000004E-3" table:style-name="ce1">
            <text:p>-0.0071</text:p>
          </table:table-cell>
          <table:table-cell office:value-type="float" office:value="-0.34160000000000001" table:style-name="ce1">
            <text:p>-0.3416</text:p>
          </table:table-cell>
          <table:table-cell office:value-type="float" office:value="-0.38100000000000001" table:style-name="ce1">
            <text:p>-0.381</text:p>
          </table:table-cell>
          <table:table-cell office:value-type="float" office:value="-0.30620000000000003" table:style-name="ce1">
            <text:p>-0.3062</text:p>
          </table:table-cell>
          <table:table-cell office:value-type="float" office:value="-0.1542" table:style-name="ce1">
            <text:p>-0.1542</text:p>
          </table:table-cell>
          <table:table-cell office:value-type="float" office:value="-0.56120000000000003" table:style-name="ce1">
            <text:p>-0.5612</text:p>
          </table:table-cell>
          <table:table-cell office:value-type="float" office:value="0.82420000000000004" table:style-name="ce1">
            <text:p>0.82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45jiangchunpeng</text:p>
          </table:table-cell>
          <table:table-cell office:value-type="float" office:value="2.75244444434627E-3" table:style-name="ce2">
            <text:p>0.002752444</text:p>
          </table:table-cell>
          <table:table-cell office:value-type="float" office:value="0.189259096934322" table:style-name="ce2">
            <text:p>0.189259097</text:p>
          </table:table-cell>
          <table:table-cell office:value-type="float" office:value="5.7139574433214803E-2" table:style-name="ce2">
            <text:p>0.057139574</text:p>
          </table:table-cell>
          <table:table-cell office:value-type="float" office:value="6.8803821292131404E-2" table:style-name="ce2">
            <text:p>0.068803821</text:p>
          </table:table-cell>
          <table:table-cell office:value-type="float" office:value="1.19" table:style-name="ce2">
            <text:p>1.19</text:p>
          </table:table-cell>
          <table:table-cell office:value-type="float" office:value="0.50580000000000003" table:style-name="ce1">
            <text:p>0.5058</text:p>
          </table:table-cell>
          <table:table-cell office:value-type="float" office:value="-7.1800000000000003E-2" table:style-name="ce1">
            <text:p>-0.0718</text:p>
          </table:table-cell>
          <table:table-cell office:value-type="float" office:value="0.96050000000000002" table:style-name="ce1">
            <text:p>0.9605</text:p>
          </table:table-cell>
          <table:table-cell office:value-type="float" office:value="0.74150000000000005" table:style-name="ce1">
            <text:p>0.7415</text:p>
          </table:table-cell>
          <table:table-cell office:value-type="float" office:value="-0.1215" table:style-name="ce1">
            <text:p>-0.1215</text:p>
          </table:table-cell>
          <table:table-cell office:value-type="float" office:value="0.65410000000000001" table:style-name="ce1">
            <text:p>0.6541</text:p>
          </table:table-cell>
          <table:table-cell office:value-type="float" office:value="1.0604" table:style-name="ce1">
            <text:p>1.0604</text:p>
          </table:table-cell>
          <table:table-cell office:value-type="float" office:value="-0.65010000000000001" table:style-name="ce1">
            <text:p>-0.6501</text:p>
          </table:table-cell>
          <table:table-cell office:value-type="float" office:value="-0.85070000000000001" table:style-name="ce1">
            <text:p>-0.8507</text:p>
          </table:table-cell>
          <table:table-cell office:value-type="float" office:value="-0.26019999999999999" table:style-name="ce1">
            <text:p>-0.2602</text:p>
          </table:table-cell>
          <table:table-cell office:value-type="float" office:value="0.16539999999999999" table:style-name="ce1">
            <text:p>0.1654</text:p>
          </table:table-cell>
          <table:table-cell office:value-type="float" office:value="0.30880000000000002" table:style-name="ce1">
            <text:p>0.3088</text:p>
          </table:table-cell>
          <table:table-cell office:value-type="float" office:value="-0.18509999999999999" table:style-name="ce1">
            <text:p>-0.1851</text:p>
          </table:table-cell>
          <table:table-cell office:value-type="float" office:value="-1.72E-2" table:style-name="ce1">
            <text:p>-0.0172</text:p>
          </table:table-cell>
          <table:table-cell office:value-type="float" office:value="-0.30480000000000002" table:style-name="ce1">
            <text:p>-0.3048</text:p>
          </table:table-cell>
          <table:table-cell office:value-type="float" office:value="-1.3672" table:style-name="ce1">
            <text:p>-1.3672</text:p>
          </table:table-cell>
          <table:table-cell office:value-type="float" office:value="-0.24970000000000001" table:style-name="ce1">
            <text:p>-0.2497</text:p>
          </table:table-cell>
          <table:table-cell office:value-type="float" office:value="-3.3099999999999997E-2" table:style-name="ce1">
            <text:p>-0.0331</text:p>
          </table:table-cell>
          <table:table-cell office:value-type="float" office:value="-3.8E-3" table:style-name="ce1">
            <text:p>-0.0038</text:p>
          </table:table-cell>
          <table:table-cell office:value-type="float" office:value="9.2600000000000002E-2" table:style-name="ce1">
            <text:p>0.0926</text:p>
          </table:table-cell>
          <table:table-cell office:value-type="float" office:value="7.6999999999999999E-2" table:style-name="ce1">
            <text:p>0.077</text:p>
          </table:table-cell>
          <table:table-cell office:value-type="float" office:value="9.2899999999999996E-2" table:style-name="ce1">
            <text:p>0.0929</text:p>
          </table:table-cell>
          <table:table-cell office:value-type="float" office:value="-0.19689999999999999" table:style-name="ce1">
            <text:p>-0.1969</text:p>
          </table:table-cell>
          <table:table-cell office:value-type="float" office:value="-0.38719999999999999" table:style-name="ce1">
            <text:p>-0.3872</text:p>
          </table:table-cell>
          <table:table-cell office:value-type="float" office:value="-1.004" table:style-name="ce1">
            <text:p>-1.004</text:p>
          </table:table-cell>
          <table:table-cell office:value-type="float" office:value="-2.1000000000000001E-2" table:style-name="ce1">
            <text:p>-0.021</text:p>
          </table:table-cell>
          <table:table-cell office:value-type="float" office:value="0.60340000000000005" table:style-name="ce1">
            <text:p>0.6034</text:p>
          </table:table-cell>
          <table:table-cell office:value-type="float" office:value="0.20699999999999999" table:style-name="ce1">
            <text:p>0.207</text:p>
          </table:table-cell>
          <table:table-cell office:value-type="float" office:value="-0.37430000000000002" table:style-name="ce1">
            <text:p>-0.3743</text:p>
          </table:table-cell>
          <table:table-cell office:value-type="float" office:value="0.28179999999999999" table:style-name="ce1">
            <text:p>0.2818</text:p>
          </table:table-cell>
          <table:table-cell office:value-type="float" office:value="7.0300000000000001E-2" table:style-name="ce1">
            <text:p>0.0703</text:p>
          </table:table-cell>
          <table:table-cell office:value-type="float" office:value="-0.90480000000000005" table:style-name="ce1">
            <text:p>-0.9048</text:p>
          </table:table-cell>
          <table:table-cell office:value-type="float" office:value="1.1073999999999999" table:style-name="ce1">
            <text:p>1.1074</text:p>
          </table:table-cell>
          <table:table-cell office:value-type="float" office:value="0.26829999999999998" table:style-name="ce1">
            <text:p>0.2683</text:p>
          </table:table-cell>
          <table:table-cell office:value-type="float" office:value="0.26929999999999998" table:style-name="ce1">
            <text:p>0.2693</text:p>
          </table:table-cell>
          <table:table-cell office:value-type="float" office:value="-6.4999999999999997E-3" table:style-name="ce1">
            <text:p>-0.0065</text:p>
          </table:table-cell>
          <table:table-cell office:value-type="float" office:value="0.25769999999999998" table:style-name="ce1">
            <text:p>0.2577</text:p>
          </table:table-cell>
          <table:table-cell office:value-type="float" office:value="0.34549999999999997" table:style-name="ce1">
            <text:p>0.3455</text:p>
          </table:table-cell>
          <table:table-cell office:value-type="float" office:value="0.79159999999999997" table:style-name="ce1">
            <text:p>0.7916</text:p>
          </table:table-cell>
          <table:table-cell office:value-type="float" office:value="1.4543999999999999" table:style-name="ce1">
            <text:p>1.45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46jiachaoyang</text:p>
          </table:table-cell>
          <table:table-cell office:value-type="float" office:value="2.1078952043182102E-3" table:style-name="ce2">
            <text:p>0.002107895</text:p>
          </table:table-cell>
          <table:table-cell office:value-type="float" office:value="0.20074712303748299" table:style-name="ce2">
            <text:p>0.200747123</text:p>
          </table:table-cell>
          <table:table-cell office:value-type="float" office:value="7.0939739583567904E-2" table:style-name="ce2">
            <text:p>0.07093974</text:p>
          </table:table-cell>
          <table:table-cell office:value-type="float" office:value="7.7994198181599E-2" table:style-name="ce2">
            <text:p>0.077994198</text:p>
          </table:table-cell>
          <table:table-cell office:value-type="float" office:value="1.1779999999999999" table:style-name="ce2">
            <text:p>1.178</text:p>
          </table:table-cell>
          <table:table-cell office:value-type="float" office:value="-0.23069999999999999" table:style-name="ce1">
            <text:p>-0.2307</text:p>
          </table:table-cell>
          <table:table-cell office:value-type="float" office:value="0.1658" table:style-name="ce1">
            <text:p>0.1658</text:p>
          </table:table-cell>
          <table:table-cell office:value-type="float" office:value="0.501" table:style-name="ce1">
            <text:p>0.501</text:p>
          </table:table-cell>
          <table:table-cell office:value-type="float" office:value="0.8569" table:style-name="ce1">
            <text:p>0.8569</text:p>
          </table:table-cell>
          <table:table-cell office:value-type="float" office:value="-0.42909999999999998" table:style-name="ce1">
            <text:p>-0.4291</text:p>
          </table:table-cell>
          <table:table-cell office:value-type="float" office:value="0.83499999999999996" table:style-name="ce1">
            <text:p>0.835</text:p>
          </table:table-cell>
          <table:table-cell office:value-type="float" office:value="1.4767999999999999" table:style-name="ce1">
            <text:p>1.4768</text:p>
          </table:table-cell>
          <table:table-cell office:value-type="float" office:value="-0.22389999999999999" table:style-name="ce1">
            <text:p>-0.2239</text:p>
          </table:table-cell>
          <table:table-cell office:value-type="float" office:value="-1.367" table:style-name="ce1">
            <text:p>-1.367</text:p>
          </table:table-cell>
          <table:table-cell office:value-type="float" office:value="-0.26240000000000002" table:style-name="ce1">
            <text:p>-0.2624</text:p>
          </table:table-cell>
          <table:table-cell office:value-type="float" office:value="0.20080000000000001" table:style-name="ce1">
            <text:p>0.2008</text:p>
          </table:table-cell>
          <table:table-cell office:value-type="float" office:value="0.3332" table:style-name="ce1">
            <text:p>0.3332</text:p>
          </table:table-cell>
          <table:table-cell office:value-type="float" office:value="-0.55369999999999997" table:style-name="ce1">
            <text:p>-0.5537</text:p>
          </table:table-cell>
          <table:table-cell office:value-type="float" office:value="9.1399999999999995E-2" table:style-name="ce1">
            <text:p>0.0914</text:p>
          </table:table-cell>
          <table:table-cell office:value-type="float" office:value="0.27660000000000001" table:style-name="ce1">
            <text:p>0.2766</text:p>
          </table:table-cell>
          <table:table-cell office:value-type="float" office:value="-0.65200000000000002" table:style-name="ce1">
            <text:p>-0.652</text:p>
          </table:table-cell>
          <table:table-cell office:value-type="float" office:value="-1.3564000000000001" table:style-name="ce1">
            <text:p>-1.3564</text:p>
          </table:table-cell>
          <table:table-cell office:value-type="float" office:value="-4.1500000000000002E-2" table:style-name="ce1">
            <text:p>-0.0415</text:p>
          </table:table-cell>
          <table:table-cell office:value-type="float" office:value="-8.3500000000000005E-2" table:style-name="ce1">
            <text:p>-0.0835</text:p>
          </table:table-cell>
          <table:table-cell office:value-type="float" office:value="-4.1099999999999998E-2" table:style-name="ce1">
            <text:p>-0.0411</text:p>
          </table:table-cell>
          <table:table-cell office:value-type="float" office:value="1.4E-3" table:style-name="ce1">
            <text:p>0.0014</text:p>
          </table:table-cell>
          <table:table-cell office:value-type="float" office:value="8.6099999999999996E-2" table:style-name="ce1">
            <text:p>0.0861</text:p>
          </table:table-cell>
          <table:table-cell office:value-type="float" office:value="-0.6321" table:style-name="ce1">
            <text:p>-0.6321</text:p>
          </table:table-cell>
          <table:table-cell office:value-type="float" office:value="-0.1159" table:style-name="ce1">
            <text:p>-0.1159</text:p>
          </table:table-cell>
          <table:table-cell office:value-type="float" office:value="-1.7275" table:style-name="ce1">
            <text:p>-1.7275</text:p>
          </table:table-cell>
          <table:table-cell office:value-type="float" office:value="-0.38790000000000002" table:style-name="ce1">
            <text:p>-0.3879</text:p>
          </table:table-cell>
          <table:table-cell office:value-type="float" office:value="0.16589999999999999" table:style-name="ce1">
            <text:p>0.1659</text:p>
          </table:table-cell>
          <table:table-cell office:value-type="float" office:value="0.1898" table:style-name="ce1">
            <text:p>0.1898</text:p>
          </table:table-cell>
          <table:table-cell office:value-type="float" office:value="-0.79669999999999996" table:style-name="ce1">
            <text:p>-0.7967</text:p>
          </table:table-cell>
          <table:table-cell office:value-type="float" office:value="0.22370000000000001" table:style-name="ce1">
            <text:p>0.2237</text:p>
          </table:table-cell>
          <table:table-cell office:value-type="float" office:value="-0.30869999999999997" table:style-name="ce1">
            <text:p>-0.3087</text:p>
          </table:table-cell>
          <table:table-cell office:value-type="float" office:value="0.2429" table:style-name="ce1">
            <text:p>0.2429</text:p>
          </table:table-cell>
          <table:table-cell office:value-type="float" office:value="1.391" table:style-name="ce1">
            <text:p>1.391</text:p>
          </table:table-cell>
          <table:table-cell office:value-type="float" office:value="0.22819999999999999" table:style-name="ce1">
            <text:p>0.2282</text:p>
          </table:table-cell>
          <table:table-cell office:value-type="float" office:value="-8.6499999999999994E-2" table:style-name="ce1">
            <text:p>-0.0865</text:p>
          </table:table-cell>
          <table:table-cell office:value-type="float" office:value="-6.9599999999999995E-2" table:style-name="ce1">
            <text:p>-0.0696</text:p>
          </table:table-cell>
          <table:table-cell office:value-type="float" office:value="0.26029999999999998" table:style-name="ce1">
            <text:p>0.2603</text:p>
          </table:table-cell>
          <table:table-cell office:value-type="float" office:value="0.18329999999999999" table:style-name="ce1">
            <text:p>0.1833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.97150000000000003" table:style-name="ce1">
            <text:p>0.97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47luoxiaojiang</text:p>
          </table:table-cell>
          <table:table-cell office:value-type="float" office:value="2.3498641703275998E-3" table:style-name="ce2">
            <text:p>0.002349864</text:p>
          </table:table-cell>
          <table:table-cell office:value-type="float" office:value="0.21126413932471699" table:style-name="ce2">
            <text:p>0.211264139</text:p>
          </table:table-cell>
          <table:table-cell office:value-type="float" office:value="6.89666250807459E-2" table:style-name="ce2">
            <text:p>0.068966625</text:p>
          </table:table-cell>
          <table:table-cell office:value-type="float" office:value="7.2813189875832796E-2" table:style-name="ce2">
            <text:p>0.07281319</text:p>
          </table:table-cell>
          <table:table-cell office:value-type="float" office:value="1.1339999999999999" table:style-name="ce2">
            <text:p>1.134</text:p>
          </table:table-cell>
          <table:table-cell office:value-type="float" office:value="0.49609999999999999" table:style-name="ce1">
            <text:p>0.4961</text:p>
          </table:table-cell>
          <table:table-cell office:value-type="float" office:value="0.2823" table:style-name="ce1">
            <text:p>0.2823</text:p>
          </table:table-cell>
          <table:table-cell office:value-type="float" office:value="0.73760000000000003" table:style-name="ce1">
            <text:p>0.7376</text:p>
          </table:table-cell>
          <table:table-cell office:value-type="float" office:value="1.0347999999999999" table:style-name="ce1">
            <text:p>1.0348</text:p>
          </table:table-cell>
          <table:table-cell office:value-type="float" office:value="-0.2364" table:style-name="ce1">
            <text:p>-0.2364</text:p>
          </table:table-cell>
          <table:table-cell office:value-type="float" office:value="0.65549999999999997" table:style-name="ce1">
            <text:p>0.6555</text:p>
          </table:table-cell>
          <table:table-cell office:value-type="float" office:value="1.1882999999999999" table:style-name="ce1">
            <text:p>1.1883</text:p>
          </table:table-cell>
          <table:table-cell office:value-type="float" office:value="-0.43809999999999999" table:style-name="ce1">
            <text:p>-0.4381</text:p>
          </table:table-cell>
          <table:table-cell office:value-type="float" office:value="-0.69669999999999999" table:style-name="ce1">
            <text:p>-0.6967</text:p>
          </table:table-cell>
          <table:table-cell office:value-type="float" office:value="-0.40620000000000001" table:style-name="ce1">
            <text:p>-0.4062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0.21149999999999999" table:style-name="ce1">
            <text:p>0.2115</text:p>
          </table:table-cell>
          <table:table-cell office:value-type="float" office:value="-0.63600000000000001" table:style-name="ce1">
            <text:p>-0.636</text:p>
          </table:table-cell>
          <table:table-cell office:value-type="float" office:value="-0.10100000000000001" table:style-name="ce1">
            <text:p>-0.101</text:p>
          </table:table-cell>
          <table:table-cell office:value-type="float" office:value="-0.43090000000000001" table:style-name="ce1">
            <text:p>-0.4309</text:p>
          </table:table-cell>
          <table:table-cell office:value-type="float" office:value="-0.95140000000000002" table:style-name="ce1">
            <text:p>-0.9514</text:p>
          </table:table-cell>
          <table:table-cell office:value-type="float" office:value="4.53E-2" table:style-name="ce1">
            <text:p>0.0453</text:p>
          </table:table-cell>
          <table:table-cell office:value-type="float" office:value="-0.1472" table:style-name="ce1">
            <text:p>-0.1472</text:p>
          </table:table-cell>
          <table:table-cell office:value-type="float" office:value="-8.0500000000000002E-2" table:style-name="ce1">
            <text:p>-0.0805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-0.17100000000000001" table:style-name="ce1">
            <text:p>-0.171</text:p>
          </table:table-cell>
          <table:table-cell office:value-type="float" office:value="1.5599999999999999E-2" table:style-name="ce1">
            <text:p>0.0156</text:p>
          </table:table-cell>
          <table:table-cell office:value-type="float" office:value="-0.21179999999999999" table:style-name="ce1">
            <text:p>-0.2118</text:p>
          </table:table-cell>
          <table:table-cell office:value-type="float" office:value="-4.3200000000000002E-2" table:style-name="ce1">
            <text:p>-0.0432</text:p>
          </table:table-cell>
          <table:table-cell office:value-type="float" office:value="-1.1440999999999999" table:style-name="ce1">
            <text:p>-1.1441</text:p>
          </table:table-cell>
          <table:table-cell office:value-type="float" office:value="-7.7799999999999994E-2" table:style-name="ce1">
            <text:p>-0.0778</text:p>
          </table:table-cell>
          <table:table-cell office:value-type="float" office:value="0.31019999999999998" table:style-name="ce1">
            <text:p>0.3102</text:p>
          </table:table-cell>
          <table:table-cell office:value-type="float" office:value="0.1663" table:style-name="ce1">
            <text:p>0.1663</text:p>
          </table:table-cell>
          <table:table-cell office:value-type="float" office:value="-0.61570000000000003" table:style-name="ce1">
            <text:p>-0.6157</text:p>
          </table:table-cell>
          <table:table-cell office:value-type="float" office:value="-1.5699999999999999E-2" table:style-name="ce1">
            <text:p>-0.0157</text:p>
          </table:table-cell>
          <table:table-cell office:value-type="float" office:value="-1.0078" table:style-name="ce1">
            <text:p>-1.0078</text:p>
          </table:table-cell>
          <table:table-cell office:value-type="float" office:value="0.41460000000000002" table:style-name="ce1">
            <text:p>0.4146</text:p>
          </table:table-cell>
          <table:table-cell office:value-type="float" office:value="1.0341" table:style-name="ce1">
            <text:p>1.0341</text:p>
          </table:table-cell>
          <table:table-cell office:value-type="float" office:value="0.55920000000000003" table:style-name="ce1">
            <text:p>0.5592</text:p>
          </table:table-cell>
          <table:table-cell office:value-type="float" office:value="0.16739999999999999" table:style-name="ce1">
            <text:p>0.1674</text:p>
          </table:table-cell>
          <table:table-cell office:value-type="float" office:value="6.3299999999999995E-2" table:style-name="ce1">
            <text:p>0.0633</text:p>
          </table:table-cell>
          <table:table-cell office:value-type="float" office:value="0.66059999999999997" table:style-name="ce1">
            <text:p>0.6606</text:p>
          </table:table-cell>
          <table:table-cell office:value-type="float" office:value="0.39040000000000002" table:style-name="ce1">
            <text:p>0.3904</text:p>
          </table:table-cell>
          <table:table-cell office:value-type="float" office:value="0.78600000000000003" table:style-name="ce1">
            <text:p>0.786</text:p>
          </table:table-cell>
          <table:table-cell office:value-type="float" office:value="1.1493" table:style-name="ce1">
            <text:p>1.14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48leiwen</text:p>
          </table:table-cell>
          <table:table-cell office:value-type="float" office:value="2.7776327628033799E-3" table:style-name="ce2">
            <text:p>0.002777633</text:p>
          </table:table-cell>
          <table:table-cell office:value-type="float" office:value="0.19708090048740701" table:style-name="ce2">
            <text:p>0.1970809</text:p>
          </table:table-cell>
          <table:table-cell office:value-type="float" office:value="6.0347573949692E-2" table:style-name="ce2">
            <text:p>0.060347574</text:p>
          </table:table-cell>
          <table:table-cell office:value-type="float" office:value="7.5397935813085196E-2" table:style-name="ce2">
            <text:p>0.075397936</text:p>
          </table:table-cell>
          <table:table-cell office:value-type="float" office:value="1.228" table:style-name="ce2">
            <text:p>1.228</text:p>
          </table:table-cell>
          <table:table-cell office:value-type="float" office:value="1.2073" table:style-name="ce1">
            <text:p>1.2073</text:p>
          </table:table-cell>
          <table:table-cell office:value-type="float" office:value="0.2873" table:style-name="ce1">
            <text:p>0.2873</text:p>
          </table:table-cell>
          <table:table-cell office:value-type="float" office:value="0.54890000000000005" table:style-name="ce1">
            <text:p>0.5489</text:p>
          </table:table-cell>
          <table:table-cell office:value-type="float" office:value="0.86760000000000004" table:style-name="ce1">
            <text:p>0.8676</text:p>
          </table:table-cell>
          <table:table-cell office:value-type="float" office:value="-9.1600000000000001E-2" table:style-name="ce1">
            <text:p>-0.0916</text:p>
          </table:table-cell>
          <table:table-cell office:value-type="float" office:value="0.61160000000000003" table:style-name="ce1">
            <text:p>0.6116</text:p>
          </table:table-cell>
          <table:table-cell office:value-type="float" office:value="1.8132999999999999" table:style-name="ce1">
            <text:p>1.8133</text:p>
          </table:table-cell>
          <table:table-cell office:value-type="float" office:value="-0.6784" table:style-name="ce1">
            <text:p>-0.6784</text:p>
          </table:table-cell>
          <table:table-cell office:value-type="float" office:value="-0.39050000000000001" table:style-name="ce1">
            <text:p>-0.3905</text:p>
          </table:table-cell>
          <table:table-cell office:value-type="float" office:value="6.88E-2" table:style-name="ce1">
            <text:p>0.0688</text:p>
          </table:table-cell>
          <table:table-cell office:value-type="float" office:value="0.51119999999999999" table:style-name="ce1">
            <text:p>0.5112</text:p>
          </table:table-cell>
          <table:table-cell office:value-type="float" office:value="0.39400000000000002" table:style-name="ce1">
            <text:p>0.394</text:p>
          </table:table-cell>
          <table:table-cell office:value-type="float" office:value="1.3899999999999999E-2" table:style-name="ce1">
            <text:p>0.0139</text:p>
          </table:table-cell>
          <table:table-cell office:value-type="float" office:value="0.2616" table:style-name="ce1">
            <text:p>0.2616</text:p>
          </table:table-cell>
          <table:table-cell office:value-type="float" office:value="0.36230000000000001" table:style-name="ce1">
            <text:p>0.3623</text:p>
          </table:table-cell>
          <table:table-cell office:value-type="float" office:value="-1.6684000000000001" table:style-name="ce1">
            <text:p>-1.6684</text:p>
          </table:table-cell>
          <table:table-cell office:value-type="float" office:value="6.4199999999999993E-2" table:style-name="ce1">
            <text:p>0.0642</text:p>
          </table:table-cell>
          <table:table-cell office:value-type="float" office:value="-5.8299999999999998E-2" table:style-name="ce1">
            <text:p>-0.0583</text:p>
          </table:table-cell>
          <table:table-cell office:value-type="float" office:value="6.7400000000000002E-2" table:style-name="ce1">
            <text:p>0.0674</text:p>
          </table:table-cell>
          <table:table-cell office:value-type="float" office:value="-9.1600000000000001E-2" table:style-name="ce1">
            <text:p>-0.0916</text:p>
          </table:table-cell>
          <table:table-cell office:value-type="float" office:value="-2.4299999999999999E-2" table:style-name="ce1">
            <text:p>-0.0243</text:p>
          </table:table-cell>
          <table:table-cell office:value-type="float" office:value="8.6800000000000002E-2" table:style-name="ce1">
            <text:p>0.0868</text:p>
          </table:table-cell>
          <table:table-cell office:value-type="float" office:value="-0.13059999999999999" table:style-name="ce1">
            <text:p>-0.1306</text:p>
          </table:table-cell>
          <table:table-cell office:value-type="float" office:value="-0.36680000000000001" table:style-name="ce1">
            <text:p>-0.3668</text:p>
          </table:table-cell>
          <table:table-cell office:value-type="float" office:value="-0.67459999999999998" table:style-name="ce1">
            <text:p>-0.6746</text:p>
          </table:table-cell>
          <table:table-cell office:value-type="float" office:value="7.5399999999999995E-2" table:style-name="ce1">
            <text:p>0.0754</text:p>
          </table:table-cell>
          <table:table-cell office:value-type="float" office:value="0.34849999999999998" table:style-name="ce1">
            <text:p>0.3485</text:p>
          </table:table-cell>
          <table:table-cell office:value-type="float" office:value="0.32100000000000001" table:style-name="ce1">
            <text:p>0.321</text:p>
          </table:table-cell>
          <table:table-cell office:value-type="float" office:value="-0.7359" table:style-name="ce1">
            <text:p>-0.7359</text:p>
          </table:table-cell>
          <table:table-cell office:value-type="float" office:value="0.18759999999999999" table:style-name="ce1">
            <text:p>0.1876</text:p>
          </table:table-cell>
          <table:table-cell office:value-type="float" office:value="-0.34689999999999999" table:style-name="ce1">
            <text:p>-0.3469</text:p>
          </table:table-cell>
          <table:table-cell office:value-type="float" office:value="-0.30659999999999998" table:style-name="ce1">
            <text:p>-0.3066</text:p>
          </table:table-cell>
          <table:table-cell office:value-type="float" office:value="0.64859999999999995" table:style-name="ce1">
            <text:p>0.6486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-0.4607" table:style-name="ce1">
            <text:p>-0.4607</text:p>
          </table:table-cell>
          <table:table-cell office:value-type="float" office:value="-0.19370000000000001" table:style-name="ce1">
            <text:p>-0.1937</text:p>
          </table:table-cell>
          <table:table-cell office:value-type="float" office:value="-8.77E-2" table:style-name="ce1">
            <text:p>-0.0877</text:p>
          </table:table-cell>
          <table:table-cell office:value-type="float" office:value="-7.7899999999999997E-2" table:style-name="ce1">
            <text:p>-0.0779</text:p>
          </table:table-cell>
          <table:table-cell office:value-type="float" office:value="0.13270000000000001" table:style-name="ce1">
            <text:p>0.1327</text:p>
          </table:table-cell>
          <table:table-cell office:value-type="float" office:value="2.0280999999999998" table:style-name="ce1">
            <text:p>2.028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49hanyi</text:p>
          </table:table-cell>
          <table:table-cell office:value-type="float" office:value="2.2983223658406202E-3" table:style-name="ce2">
            <text:p>0.002298322</text:p>
          </table:table-cell>
          <table:table-cell office:value-type="float" office:value="0.17274465616303" table:style-name="ce2">
            <text:p>0.172744656</text:p>
          </table:table-cell>
          <table:table-cell office:value-type="float" office:value="5.7683293866772803E-2" table:style-name="ce2">
            <text:p>0.057683294</text:p>
          </table:table-cell>
          <table:table-cell office:value-type="float" office:value="7.2326181112721002E-2" table:style-name="ce2">
            <text:p>0.072326181</text:p>
          </table:table-cell>
          <table:table-cell office:value-type="float" office:value="1.2869999999999999" table:style-name="ce2">
            <text:p>1.287</text:p>
          </table:table-cell>
          <table:table-cell office:value-type="float" office:value="0.30940000000000001" table:style-name="ce1">
            <text:p>0.3094</text:p>
          </table:table-cell>
          <table:table-cell office:value-type="float" office:value="0.37419999999999998" table:style-name="ce1">
            <text:p>0.3742</text:p>
          </table:table-cell>
          <table:table-cell office:value-type="float" office:value="0.629" table:style-name="ce1">
            <text:p>0.629</text:p>
          </table:table-cell>
          <table:table-cell office:value-type="float" office:value="1.1424000000000001" table:style-name="ce1">
            <text:p>1.1424</text:p>
          </table:table-cell>
          <table:table-cell office:value-type="float" office:value="-1.1368" table:style-name="ce1">
            <text:p>-1.1368</text:p>
          </table:table-cell>
          <table:table-cell office:value-type="float" office:value="0.61519999999999997" table:style-name="ce1">
            <text:p>0.6152</text:p>
          </table:table-cell>
          <table:table-cell office:value-type="float" office:value="1.3270999999999999" table:style-name="ce1">
            <text:p>1.3271</text:p>
          </table:table-cell>
          <table:table-cell office:value-type="float" office:value="-0.50690000000000002" table:style-name="ce1">
            <text:p>-0.5069</text:p>
          </table:table-cell>
          <table:table-cell office:value-type="float" office:value="-1.0938000000000001" table:style-name="ce1">
            <text:p>-1.0938</text:p>
          </table:table-cell>
          <table:table-cell office:value-type="float" office:value="-6.0100000000000001E-2" table:style-name="ce1">
            <text:p>-0.0601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0.16539999999999999" table:style-name="ce1">
            <text:p>0.1654</text:p>
          </table:table-cell>
          <table:table-cell office:value-type="float" office:value="-0.9516" table:style-name="ce1">
            <text:p>-0.9516</text:p>
          </table:table-cell>
          <table:table-cell office:value-type="float" office:value="8.2500000000000004E-2" table:style-name="ce1">
            <text:p>0.0825</text:p>
          </table:table-cell>
          <table:table-cell office:value-type="float" office:value="-0.25640000000000002" table:style-name="ce1">
            <text:p>-0.2564</text:p>
          </table:table-cell>
          <table:table-cell office:value-type="float" office:value="-1.0935999999999999" table:style-name="ce1">
            <text:p>-1.0936</text:p>
          </table:table-cell>
          <table:table-cell office:value-type="float" office:value="7.1000000000000004E-3" table:style-name="ce1">
            <text:p>0.0071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7.1000000000000004E-3" table:style-name="ce1">
            <text:p>0.0071</text:p>
          </table:table-cell>
          <table:table-cell office:value-type="float" office:value="7.1000000000000004E-3" table:style-name="ce1">
            <text:p>0.0071</text:p>
          </table:table-cell>
          <table:table-cell office:value-type="float" office:value="7.0000000000000001E-3" table:style-name="ce1">
            <text:p>0.007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7.1000000000000004E-3" table:style-name="ce1">
            <text:p>0.0071</text:p>
          </table:table-cell>
          <table:table-cell office:value-type="float" office:value="7.0000000000000001E-3" table:style-name="ce1">
            <text:p>0.007</text:p>
          </table:table-cell>
          <table:table-cell office:value-type="float" office:value="-1.2101999999999999" table:style-name="ce1">
            <text:p>-1.2102</text:p>
          </table:table-cell>
          <table:table-cell office:value-type="float" office:value="0.12559999999999999" table:style-name="ce1">
            <text:p>0.1256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0.3155" table:style-name="ce1">
            <text:p>0.3155</text:p>
          </table:table-cell>
          <table:table-cell office:value-type="float" office:value="-1.3676999999999999" table:style-name="ce1">
            <text:p>-1.3677</text:p>
          </table:table-cell>
          <table:table-cell office:value-type="float" office:value="0.52110000000000001" table:style-name="ce1">
            <text:p>0.5211</text:p>
          </table:table-cell>
          <table:table-cell office:value-type="float" office:value="-0.33110000000000001" table:style-name="ce1">
            <text:p>-0.3311</text:p>
          </table:table-cell>
          <table:table-cell office:value-type="float" office:value="-0.27639999999999998" table:style-name="ce1">
            <text:p>-0.2764</text:p>
          </table:table-cell>
          <table:table-cell office:value-type="float" office:value="1.4944999999999999" table:style-name="ce1">
            <text:p>1.4945</text:p>
          </table:table-cell>
          <table:table-cell office:value-type="float" office:value="0.18229999999999999" table:style-name="ce1">
            <text:p>0.1823</text:p>
          </table:table-cell>
          <table:table-cell office:value-type="float" office:value="7.1199999999999999E-2" table:style-name="ce1">
            <text:p>0.0712</text:p>
          </table:table-cell>
          <table:table-cell office:value-type="float" office:value="0.2351" table:style-name="ce1">
            <text:p>0.2351</text:p>
          </table:table-cell>
          <table:table-cell office:value-type="float" office:value="0.60340000000000005" table:style-name="ce1">
            <text:p>0.6034</text:p>
          </table:table-cell>
          <table:table-cell office:value-type="float" office:value="0.17280000000000001" table:style-name="ce1">
            <text:p>0.1728</text:p>
          </table:table-cell>
          <table:table-cell office:value-type="float" office:value="0.70489999999999997" table:style-name="ce1">
            <text:p>0.7049</text:p>
          </table:table-cell>
          <table:table-cell office:value-type="float" office:value="1.3846000000000001" table:style-name="ce1">
            <text:p>1.38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50gaoqingxin</text:p>
          </table:table-cell>
          <table:table-cell office:value-type="float" office:value="2.3553926700827601E-3" table:style-name="ce2">
            <text:p>0.002355393</text:p>
          </table:table-cell>
          <table:table-cell office:value-type="float" office:value="0.19099817024858301" table:style-name="ce2">
            <text:p>0.19099817</text:p>
          </table:table-cell>
          <table:table-cell office:value-type="float" office:value="6.1694469728290298E-2" table:style-name="ce2">
            <text:p>0.06169447</text:p>
          </table:table-cell>
          <table:table-cell office:value-type="float" office:value="7.1804000659920098E-2" table:style-name="ce2">
            <text:p>0.071804001</text:p>
          </table:table-cell>
          <table:table-cell office:value-type="float" office:value="1.117" table:style-name="ce2">
            <text:p>1.117</text:p>
          </table:table-cell>
          <table:table-cell office:value-type="float" office:value="1.3445" table:style-name="ce1">
            <text:p>1.3445</text:p>
          </table:table-cell>
          <table:table-cell office:value-type="float" office:value="0.52869999999999995" table:style-name="ce1">
            <text:p>0.5287</text:p>
          </table:table-cell>
          <table:table-cell office:value-type="float" office:value="1.0692999999999999" table:style-name="ce1">
            <text:p>1.0693</text:p>
          </table:table-cell>
          <table:table-cell office:value-type="float" office:value="1.0968" table:style-name="ce1">
            <text:p>1.0968</text:p>
          </table:table-cell>
          <table:table-cell office:value-type="float" office:value="7.1400000000000005E-2" table:style-name="ce1">
            <text:p>0.0714</text:p>
          </table:table-cell>
          <table:table-cell office:value-type="float" office:value="0.87229999999999996" table:style-name="ce1">
            <text:p>0.8723</text:p>
          </table:table-cell>
          <table:table-cell office:value-type="float" office:value="2.1654" table:style-name="ce1">
            <text:p>2.1654</text:p>
          </table:table-cell>
          <table:table-cell office:value-type="float" office:value="0.12540000000000001" table:style-name="ce1">
            <text:p>0.1254</text:p>
          </table:table-cell>
          <table:table-cell office:value-type="float" office:value="-0.33500000000000002" table:style-name="ce1">
            <text:p>-0.335</text:p>
          </table:table-cell>
          <table:table-cell office:value-type="float" office:value="-0.29499999999999998" table:style-name="ce1">
            <text:p>-0.295</text:p>
          </table:table-cell>
          <table:table-cell office:value-type="float" office:value="0.1903" table:style-name="ce1">
            <text:p>0.1903</text:p>
          </table:table-cell>
          <table:table-cell office:value-type="float" office:value="0.33229999999999998" table:style-name="ce1">
            <text:p>0.3323</text:p>
          </table:table-cell>
          <table:table-cell office:value-type="float" office:value="-0.50949999999999995" table:style-name="ce1">
            <text:p>-0.5095</text:p>
          </table:table-cell>
          <table:table-cell office:value-type="float" office:value="4.99E-2" table:style-name="ce1">
            <text:p>0.0499</text:p>
          </table:table-cell>
          <table:table-cell office:value-type="float" office:value="0.40229999999999999" table:style-name="ce1">
            <text:p>0.4023</text:p>
          </table:table-cell>
          <table:table-cell office:value-type="float" office:value="-1.2124999999999999" table:style-name="ce1">
            <text:p>-1.2125</text:p>
          </table:table-cell>
          <table:table-cell office:value-type="float" office:value="1.0500000000000001E-2" table:style-name="ce1">
            <text:p>0.0105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9.1000000000000004E-3" table:style-name="ce1">
            <text:p>0.0091</text:p>
          </table:table-cell>
          <table:table-cell office:value-type="float" office:value="1.03E-2" table:style-name="ce1">
            <text:p>0.0103</text:p>
          </table:table-cell>
          <table:table-cell office:value-type="float" office:value="9.9000000000000008E-3" table:style-name="ce1">
            <text:p>0.0099</text:p>
          </table:table-cell>
          <table:table-cell office:value-type="float" office:value="1.0500000000000001E-2" table:style-name="ce1">
            <text:p>0.0105</text:p>
          </table:table-cell>
          <table:table-cell office:value-type="float" office:value="1.0200000000000001E-2" table:style-name="ce1">
            <text:p>0.010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-0.61099999999999999" table:style-name="ce1">
            <text:p>-0.611</text:p>
          </table:table-cell>
          <table:table-cell office:value-type="float" office:value="-2.1100000000000001E-2" table:style-name="ce1">
            <text:p>-0.0211</text:p>
          </table:table-cell>
          <table:table-cell office:value-type="float" office:value="0.36480000000000001" table:style-name="ce1">
            <text:p>0.3648</text:p>
          </table:table-cell>
          <table:table-cell office:value-type="float" office:value="0.22259999999999999" table:style-name="ce1">
            <text:p>0.2226</text:p>
          </table:table-cell>
          <table:table-cell office:value-type="float" office:value="-0.40060000000000001" table:style-name="ce1">
            <text:p>-0.4006</text:p>
          </table:table-cell>
          <table:table-cell office:value-type="float" office:value="0.13789999999999999" table:style-name="ce1">
            <text:p>0.1379</text:p>
          </table:table-cell>
          <table:table-cell office:value-type="float" office:value="0.26219999999999999" table:style-name="ce1">
            <text:p>0.2622</text:p>
          </table:table-cell>
          <table:table-cell office:value-type="float" office:value="-2.93E-2" table:style-name="ce1">
            <text:p>-0.0293</text:p>
          </table:table-cell>
          <table:table-cell office:value-type="float" office:value="0.84450000000000003" table:style-name="ce1">
            <text:p>0.8445</text:p>
          </table:table-cell>
          <table:table-cell office:value-type="float" office:value="0.51749999999999996" table:style-name="ce1">
            <text:p>0.5175</text:p>
          </table:table-cell>
          <table:table-cell office:value-type="float" office:value="7.3599999999999999E-2" table:style-name="ce1">
            <text:p>0.0736</text:p>
          </table:table-cell>
          <table:table-cell office:value-type="float" office:value="-1.03E-2" table:style-name="ce1">
            <text:p>-0.0103</text:p>
          </table:table-cell>
          <table:table-cell office:value-type="float" office:value="0.76329999999999998" table:style-name="ce1">
            <text:p>0.7633</text:p>
          </table:table-cell>
          <table:table-cell office:value-type="float" office:value="0.3125" table:style-name="ce1">
            <text:p>0.3125</text:p>
          </table:table-cell>
          <table:table-cell office:value-type="float" office:value="0.36549999999999999" table:style-name="ce1">
            <text:p>0.3655</text:p>
          </table:table-cell>
          <table:table-cell office:value-type="float" office:value="1.5868" table:style-name="ce1">
            <text:p>1.58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51huangyang</text:p>
          </table:table-cell>
          <table:table-cell office:value-type="float" office:value="2.6190678347599301E-3" table:style-name="ce2">
            <text:p>0.002619068</text:p>
          </table:table-cell>
          <table:table-cell office:value-type="float" office:value="0.20790198912801" table:style-name="ce2">
            <text:p>0.207901989</text:p>
          </table:table-cell>
          <table:table-cell office:value-type="float" office:value="6.5171444190068997E-2" table:style-name="ce2">
            <text:p>0.065171444</text:p>
          </table:table-cell>
          <table:table-cell office:value-type="float" office:value="7.2565701450821293E-2" table:style-name="ce2">
            <text:p>0.072565701</text:p>
          </table:table-cell>
          <table:table-cell office:value-type="float" office:value="1.3169999999999999" table:style-name="ce2">
            <text:p>1.317</text:p>
          </table:table-cell>
          <table:table-cell office:value-type="float" office:value="0.45219999999999999" table:style-name="ce1">
            <text:p>0.4522</text:p>
          </table:table-cell>
          <table:table-cell office:value-type="float" office:value="0.1114" table:style-name="ce1">
            <text:p>0.1114</text:p>
          </table:table-cell>
          <table:table-cell office:value-type="float" office:value="0.24110000000000001" table:style-name="ce1">
            <text:p>0.2411</text:p>
          </table:table-cell>
          <table:table-cell office:value-type="float" office:value="0.72650000000000003" table:style-name="ce1">
            <text:p>0.7265</text:p>
          </table:table-cell>
          <table:table-cell office:value-type="float" office:value="-0.72860000000000003" table:style-name="ce1">
            <text:p>-0.7286</text:p>
          </table:table-cell>
          <table:table-cell office:value-type="float" office:value="0.65269999999999995" table:style-name="ce1">
            <text:p>0.6527</text:p>
          </table:table-cell>
          <table:table-cell office:value-type="float" office:value="3.5799999999999998E-2" table:style-name="ce1">
            <text:p>0.0358</text:p>
          </table:table-cell>
          <table:table-cell office:value-type="float" office:value="-0.24460000000000001" table:style-name="ce1">
            <text:p>-0.2446</text:p>
          </table:table-cell>
          <table:table-cell office:value-type="float" office:value="-0.61499999999999999" table:style-name="ce1">
            <text:p>-0.615</text:p>
          </table:table-cell>
          <table:table-cell office:value-type="float" office:value="-0.27729999999999999" table:style-name="ce1">
            <text:p>-0.2773</text:p>
          </table:table-cell>
          <table:table-cell office:value-type="float" office:value="0.1032" table:style-name="ce1">
            <text:p>0.1032</text:p>
          </table:table-cell>
          <table:table-cell office:value-type="float" office:value="0.4708" table:style-name="ce1">
            <text:p>0.4708</text:p>
          </table:table-cell>
          <table:table-cell office:value-type="float" office:value="-0.53510000000000002" table:style-name="ce1">
            <text:p>-0.5351</text:p>
          </table:table-cell>
          <table:table-cell office:value-type="float" office:value="0.26279999999999998" table:style-name="ce1">
            <text:p>0.2628</text:p>
          </table:table-cell>
          <table:table-cell office:value-type="float" office:value="-0.53680000000000005" table:style-name="ce1">
            <text:p>-0.5368</text:p>
          </table:table-cell>
          <table:table-cell office:value-type="float" office:value="-1.0833999999999999" table:style-name="ce1">
            <text:p>-1.0834</text:p>
          </table:table-cell>
          <table:table-cell office:value-type="float" office:value="-0.23949999999999999" table:style-name="ce1">
            <text:p>-0.2395</text:p>
          </table:table-cell>
          <table:table-cell office:value-type="float" office:value="-5.5100000000000003E-2" table:style-name="ce1">
            <text:p>-0.0551</text:p>
          </table:table-cell>
          <table:table-cell office:value-type="float" office:value="-0.15509999999999999" table:style-name="ce1">
            <text:p>-0.1551</text:p>
          </table:table-cell>
          <table:table-cell office:value-type="float" office:value="-4.7500000000000001E-2" table:style-name="ce1">
            <text:p>-0.0475</text:p>
          </table:table-cell>
          <table:table-cell office:value-type="float" office:value="-0.2213" table:style-name="ce1">
            <text:p>-0.2213</text:p>
          </table:table-cell>
          <table:table-cell office:value-type="float" office:value="0.111" table:style-name="ce1">
            <text:p>0.111</text:p>
          </table:table-cell>
          <table:table-cell office:value-type="float" office:value="-0.69120000000000004" table:style-name="ce1">
            <text:p>-0.6912</text:p>
          </table:table-cell>
          <table:table-cell office:value-type="float" office:value="-0.2369" table:style-name="ce1">
            <text:p>-0.2369</text:p>
          </table:table-cell>
          <table:table-cell office:value-type="float" office:value="-1.4152" table:style-name="ce1">
            <text:p>-1.4152</text:p>
          </table:table-cell>
          <table:table-cell office:value-type="float" office:value="-0.31940000000000002" table:style-name="ce1">
            <text:p>-0.3194</text:p>
          </table:table-cell>
          <table:table-cell office:value-type="float" office:value="-0.29149999999999998" table:style-name="ce1">
            <text:p>-0.2915</text:p>
          </table:table-cell>
          <table:table-cell office:value-type="float" office:value="-0.1009" table:style-name="ce1">
            <text:p>-0.1009</text:p>
          </table:table-cell>
          <table:table-cell office:value-type="float" office:value="-0.92430000000000001" table:style-name="ce1">
            <text:p>-0.9243</text:p>
          </table:table-cell>
          <table:table-cell office:value-type="float" office:value="-8.9999999999999993E-3" table:style-name="ce1">
            <text:p>-0.009</text:p>
          </table:table-cell>
          <table:table-cell office:value-type="float" office:value="-1.0142" table:style-name="ce1">
            <text:p>-1.0142</text:p>
          </table:table-cell>
          <table:table-cell office:value-type="float" office:value="-0.68489999999999995" table:style-name="ce1">
            <text:p>-0.6849</text:p>
          </table:table-cell>
          <table:table-cell office:value-type="float" office:value="0.83830000000000005" table:style-name="ce1">
            <text:p>0.8383</text:p>
          </table:table-cell>
          <table:table-cell office:value-type="float" office:value="0.33960000000000001" table:style-name="ce1">
            <text:p>0.3396</text:p>
          </table:table-cell>
          <table:table-cell office:value-type="float" office:value="-0.24360000000000001" table:style-name="ce1">
            <text:p>-0.2436</text:p>
          </table:table-cell>
          <table:table-cell office:value-type="float" office:value="-0.4098" table:style-name="ce1">
            <text:p>-0.4098</text:p>
          </table:table-cell>
          <table:table-cell office:value-type="float" office:value="0.45689999999999997" table:style-name="ce1">
            <text:p>0.4569</text:p>
          </table:table-cell>
          <table:table-cell office:value-type="float" office:value="-0.1353" table:style-name="ce1">
            <text:p>-0.1353</text:p>
          </table:table-cell>
          <table:table-cell office:value-type="float" office:value="0.4037" table:style-name="ce1">
            <text:p>0.4037</text:p>
          </table:table-cell>
          <table:table-cell office:value-type="float" office:value="1.3168" table:style-name="ce1">
            <text:p>1.31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52liuyukun</text:p>
          </table:table-cell>
          <table:table-cell office:value-type="float" office:value="2.2560799250132802E-3" table:style-name="ce2">
            <text:p>0.00225608</text:p>
          </table:table-cell>
          <table:table-cell office:value-type="float" office:value="0.188086239974075" table:style-name="ce2">
            <text:p>0.18808624</text:p>
          </table:table-cell>
          <table:table-cell office:value-type="float" office:value="6.0609638354541397E-2" table:style-name="ce2">
            <text:p>0.060609638</text:p>
          </table:table-cell>
          <table:table-cell office:value-type="float" office:value="7.43461773783686E-2" table:style-name="ce2">
            <text:p>0.074346177</text:p>
          </table:table-cell>
          <table:table-cell office:value-type="float" office:value="1.1839999999999999" table:style-name="ce2">
            <text:p>1.184</text:p>
          </table:table-cell>
          <table:table-cell office:value-type="float" office:value="0.71860000000000002" table:style-name="ce1">
            <text:p>0.7186</text:p>
          </table:table-cell>
          <table:table-cell office:value-type="float" office:value="0.36270000000000002" table:style-name="ce1">
            <text:p>0.3627</text:p>
          </table:table-cell>
          <table:table-cell office:value-type="float" office:value="0.37490000000000001" table:style-name="ce1">
            <text:p>0.3749</text:p>
          </table:table-cell>
          <table:table-cell office:value-type="float" office:value="0.94440000000000002" table:style-name="ce1">
            <text:p>0.9444</text:p>
          </table:table-cell>
          <table:table-cell office:value-type="float" office:value="-0.84709999999999996" table:style-name="ce1">
            <text:p>-0.8471</text:p>
          </table:table-cell>
          <table:table-cell office:value-type="float" office:value="0.97919999999999996" table:style-name="ce1">
            <text:p>0.9792</text:p>
          </table:table-cell>
          <table:table-cell office:value-type="float" office:value="1.8190999999999999" table:style-name="ce1">
            <text:p>1.8191</text:p>
          </table:table-cell>
          <table:table-cell office:value-type="float" office:value="-0.39779999999999999" table:style-name="ce1">
            <text:p>-0.3978</text:p>
          </table:table-cell>
          <table:table-cell office:value-type="float" office:value="-0.68769999999999998" table:style-name="ce1">
            <text:p>-0.6877</text:p>
          </table:table-cell>
          <table:table-cell office:value-type="float" office:value="-0.23419999999999999" table:style-name="ce1">
            <text:p>-0.2342</text:p>
          </table:table-cell>
          <table:table-cell office:value-type="float" office:value="0.1087" table:style-name="ce1">
            <text:p>0.1087</text:p>
          </table:table-cell>
          <table:table-cell office:value-type="float" office:value="0.253" table:style-name="ce1">
            <text:p>0.253</text:p>
          </table:table-cell>
          <table:table-cell office:value-type="float" office:value="-0.68679999999999997" table:style-name="ce1">
            <text:p>-0.6868</text:p>
          </table:table-cell>
          <table:table-cell office:value-type="float" office:value="0.19800000000000001" table:style-name="ce1">
            <text:p>0.198</text:p>
          </table:table-cell>
          <table:table-cell office:value-type="float" office:value="-2.7000000000000001E-3" table:style-name="ce1">
            <text:p>-0.0027</text:p>
          </table:table-cell>
          <table:table-cell office:value-type="float" office:value="-0.85240000000000005" table:style-name="ce1">
            <text:p>-0.8524</text:p>
          </table:table-cell>
          <table:table-cell office:value-type="float" office:value="1.0699999999999999E-2" table:style-name="ce1">
            <text:p>0.0107</text:p>
          </table:table-cell>
          <table:table-cell office:value-type="float" office:value="1.0500000000000001E-2" table:style-name="ce1">
            <text:p>0.0105</text:p>
          </table:table-cell>
          <table:table-cell office:value-type="float" office:value="1.06E-2" table:style-name="ce1">
            <text:p>0.0106</text:p>
          </table:table-cell>
          <table:table-cell office:value-type="float" office:value="1.06E-2" table:style-name="ce1">
            <text:p>0.0106</text:p>
          </table:table-cell>
          <table:table-cell office:value-type="float" office:value="1.04E-2" table:style-name="ce1">
            <text:p>0.0104</text:p>
          </table:table-cell>
          <table:table-cell office:value-type="float" office:value="1.0699999999999999E-2" table:style-name="ce1">
            <text:p>0.0107</text:p>
          </table:table-cell>
          <table:table-cell office:value-type="float" office:value="1.06E-2" table:style-name="ce1">
            <text:p>0.0106</text:p>
          </table:table-cell>
          <table:table-cell office:value-type="float" office:value="1.0500000000000001E-2" table:style-name="ce1">
            <text:p>0.0105</text:p>
          </table:table-cell>
          <table:table-cell office:value-type="float" office:value="-0.98199999999999998" table:style-name="ce1">
            <text:p>-0.982</text:p>
          </table:table-cell>
          <table:table-cell office:value-type="float" office:value="7.8399999999999997E-2" table:style-name="ce1">
            <text:p>0.0784</text:p>
          </table:table-cell>
          <table:table-cell office:value-type="float" office:value="2.1999999999999999E-2" table:style-name="ce1">
            <text:p>0.022</text:p>
          </table:table-cell>
          <table:table-cell office:value-type="float" office:value="0.23039999999999999" table:style-name="ce1">
            <text:p>0.2304</text:p>
          </table:table-cell>
          <table:table-cell office:value-type="float" office:value="-1.0078" table:style-name="ce1">
            <text:p>-1.0078</text:p>
          </table:table-cell>
          <table:table-cell office:value-type="float" office:value="0.16700000000000001" table:style-name="ce1">
            <text:p>0.167</text:p>
          </table:table-cell>
          <table:table-cell office:value-type="float" office:value="-0.1313" table:style-name="ce1">
            <text:p>-0.1313</text:p>
          </table:table-cell>
          <table:table-cell office:value-type="float" office:value="-0.2112" table:style-name="ce1">
            <text:p>-0.2112</text:p>
          </table:table-cell>
          <table:table-cell office:value-type="float" office:value="0.99180000000000001" table:style-name="ce1">
            <text:p>0.9918</text:p>
          </table:table-cell>
          <table:table-cell office:value-type="float" office:value="0.40429999999999999" table:style-name="ce1">
            <text:p>0.4043</text:p>
          </table:table-cell>
          <table:table-cell office:value-type="float" office:value="-4.3200000000000002E-2" table:style-name="ce1">
            <text:p>-0.0432</text:p>
          </table:table-cell>
          <table:table-cell office:value-type="float" office:value="-4.1999999999999997E-3" table:style-name="ce1">
            <text:p>-0.0042</text:p>
          </table:table-cell>
          <table:table-cell office:value-type="float" office:value="0.39419999999999999" table:style-name="ce1">
            <text:p>0.3942</text:p>
          </table:table-cell>
          <table:table-cell office:value-type="float" office:value="0.14230000000000001" table:style-name="ce1">
            <text:p>0.1423</text:p>
          </table:table-cell>
          <table:table-cell office:value-type="float" office:value="0.42620000000000002" table:style-name="ce1">
            <text:p>0.4262</text:p>
          </table:table-cell>
          <table:table-cell office:value-type="float" office:value="1.0497000000000001" table:style-name="ce1">
            <text:p>1.04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53jiangdeshui</text:p>
          </table:table-cell>
          <table:table-cell office:value-type="float" office:value="2.3458774387681699E-3" table:style-name="ce2">
            <text:p>0.002345877</text:p>
          </table:table-cell>
          <table:table-cell office:value-type="float" office:value="0.20055383812503499" table:style-name="ce2">
            <text:p>0.200553838</text:p>
          </table:table-cell>
          <table:table-cell office:value-type="float" office:value="6.8431787562972496E-2" table:style-name="ce2">
            <text:p>0.068431788</text:p>
          </table:table-cell>
          <table:table-cell office:value-type="float" office:value="7.7450947366150005E-2" table:style-name="ce2">
            <text:p>0.077450947</text:p>
          </table:table-cell>
          <table:table-cell office:value-type="float" office:value="1.3260000000000001" table:style-name="ce2">
            <text:p>1.326</text:p>
          </table:table-cell>
          <table:table-cell office:value-type="float" office:value="1.0811999999999999" table:style-name="ce1">
            <text:p>1.0812</text:p>
          </table:table-cell>
          <table:table-cell office:value-type="float" office:value="9.69E-2" table:style-name="ce1">
            <text:p>0.0969</text:p>
          </table:table-cell>
          <table:table-cell office:value-type="float" office:value="0.51380000000000003" table:style-name="ce1">
            <text:p>0.5138</text:p>
          </table:table-cell>
          <table:table-cell office:value-type="float" office:value="0.80559999999999998" table:style-name="ce1">
            <text:p>0.8056</text:p>
          </table:table-cell>
          <table:table-cell office:value-type="float" office:value="-2.75E-2" table:style-name="ce1">
            <text:p>-0.0275</text:p>
          </table:table-cell>
          <table:table-cell office:value-type="float" office:value="0.37980000000000003" table:style-name="ce1">
            <text:p>0.3798</text:p>
          </table:table-cell>
          <table:table-cell office:value-type="float" office:value="1.7074" table:style-name="ce1">
            <text:p>1.7074</text:p>
          </table:table-cell>
          <table:table-cell office:value-type="float" office:value="-1.0861000000000001" table:style-name="ce1">
            <text:p>-1.0861</text:p>
          </table:table-cell>
          <table:table-cell office:value-type="float" office:value="-0.81399999999999995" table:style-name="ce1">
            <text:p>-0.814</text:p>
          </table:table-cell>
          <table:table-cell office:value-type="float" office:value="-0.30109999999999998" table:style-name="ce1">
            <text:p>-0.3011</text:p>
          </table:table-cell>
          <table:table-cell office:value-type="float" office:value="0.1351" table:style-name="ce1">
            <text:p>0.1351</text:p>
          </table:table-cell>
          <table:table-cell office:value-type="float" office:value="0.42749999999999999" table:style-name="ce1">
            <text:p>0.4275</text:p>
          </table:table-cell>
          <table:table-cell office:value-type="float" office:value="-0.27850000000000003" table:style-name="ce1">
            <text:p>-0.2785</text:p>
          </table:table-cell>
          <table:table-cell office:value-type="float" office:value="3.0499999999999999E-2" table:style-name="ce1">
            <text:p>0.0305</text:p>
          </table:table-cell>
          <table:table-cell office:value-type="float" office:value="-0.1222" table:style-name="ce1">
            <text:p>-0.1222</text:p>
          </table:table-cell>
          <table:table-cell office:value-type="float" office:value="-1.0078" table:style-name="ce1">
            <text:p>-1.0078</text:p>
          </table:table-cell>
          <table:table-cell office:value-type="float" office:value="9.9000000000000008E-3" table:style-name="ce1">
            <text:p>0.0099</text:p>
          </table:table-cell>
          <table:table-cell office:value-type="float" office:value="9.5999999999999992E-3" table:style-name="ce1">
            <text:p>0.0096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0.01" table:style-name="ce1">
            <text:p>0.01</text:p>
          </table:table-cell>
          <table:table-cell office:value-type="float" office:value="1.0200000000000001E-2" table:style-name="ce1">
            <text:p>0.0102</text:p>
          </table:table-cell>
          <table:table-cell office:value-type="float" office:value="1.04E-2" table:style-name="ce1">
            <text:p>0.0104</text:p>
          </table:table-cell>
          <table:table-cell office:value-type="float" office:value="9.2999999999999992E-3" table:style-name="ce1">
            <text:p>0.0093</text:p>
          </table:table-cell>
          <table:table-cell office:value-type="float" office:value="9.5999999999999992E-3" table:style-name="ce1">
            <text:p>0.0096</text:p>
          </table:table-cell>
          <table:table-cell office:value-type="float" office:value="-0.54020000000000001" table:style-name="ce1">
            <text:p>-0.5402</text:p>
          </table:table-cell>
          <table:table-cell office:value-type="float" office:value="-2.2599999999999999E-2" table:style-name="ce1">
            <text:p>-0.0226</text:p>
          </table:table-cell>
          <table:table-cell office:value-type="float" office:value="-6.7599999999999993E-2" table:style-name="ce1">
            <text:p>-0.0676</text:p>
          </table:table-cell>
          <table:table-cell office:value-type="float" office:value="0.122" table:style-name="ce1">
            <text:p>0.122</text:p>
          </table:table-cell>
          <table:table-cell office:value-type="float" office:value="-0.41310000000000002" table:style-name="ce1">
            <text:p>-0.4131</text:p>
          </table:table-cell>
          <table:table-cell office:value-type="float" office:value="0.23899999999999999" table:style-name="ce1">
            <text:p>0.239</text:p>
          </table:table-cell>
          <table:table-cell office:value-type="float" office:value="-0.29870000000000002" table:style-name="ce1">
            <text:p>-0.2987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1.3126" table:style-name="ce1">
            <text:p>1.3126</text:p>
          </table:table-cell>
          <table:table-cell office:value-type="float" office:value="0.45910000000000001" table:style-name="ce1">
            <text:p>0.4591</text:p>
          </table:table-cell>
          <table:table-cell office:value-type="float" office:value="-7.4300000000000005E-2" table:style-name="ce1">
            <text:p>-0.0743</text:p>
          </table:table-cell>
          <table:table-cell office:value-type="float" office:value="-0.18840000000000001" table:style-name="ce1">
            <text:p>-0.1884</text:p>
          </table:table-cell>
          <table:table-cell office:value-type="float" office:value="0.44879999999999998" table:style-name="ce1">
            <text:p>0.4488</text:p>
          </table:table-cell>
          <table:table-cell office:value-type="float" office:value="0.1671" table:style-name="ce1">
            <text:p>0.1671</text:p>
          </table:table-cell>
          <table:table-cell office:value-type="float" office:value="0.59550000000000003" table:style-name="ce1">
            <text:p>0.5955</text:p>
          </table:table-cell>
          <table:table-cell office:value-type="float" office:value="1.036" table:style-name="ce1">
            <text:p>1.0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54kongchenyi</text:p>
          </table:table-cell>
          <table:table-cell office:value-type="float" office:value="2.3561540683193802E-3" table:style-name="ce2">
            <text:p>0.002356154</text:p>
          </table:table-cell>
          <table:table-cell office:value-type="float" office:value="0.17972847931729499" table:style-name="ce2">
            <text:p>0.179728479</text:p>
          </table:table-cell>
          <table:table-cell office:value-type="float" office:value="6.1847725407300998E-2" table:style-name="ce2">
            <text:p>0.061847725</text:p>
          </table:table-cell>
          <table:table-cell office:value-type="float" office:value="6.9951757005300902E-2" table:style-name="ce2">
            <text:p>0.069951757</text:p>
          </table:table-cell>
          <table:table-cell office:value-type="float" office:value="1.4059999999999999" table:style-name="ce2">
            <text:p>1.406</text:p>
          </table:table-cell>
          <table:table-cell office:value-type="float" office:value="-0.13100000000000001" table:style-name="ce1">
            <text:p>-0.131</text:p>
          </table:table-cell>
          <table:table-cell office:value-type="float" office:value="8.6699999999999999E-2" table:style-name="ce1">
            <text:p>0.0867</text:p>
          </table:table-cell>
          <table:table-cell office:value-type="float" office:value="6.6000000000000003E-2" table:style-name="ce1">
            <text:p>0.066</text:p>
          </table:table-cell>
          <table:table-cell office:value-type="float" office:value="0.65759999999999996" table:style-name="ce1">
            <text:p>0.6576</text:p>
          </table:table-cell>
          <table:table-cell office:value-type="float" office:value="-0.57830000000000004" table:style-name="ce1">
            <text:p>-0.5783</text:p>
          </table:table-cell>
          <table:table-cell office:value-type="float" office:value="0.31780000000000003" table:style-name="ce1">
            <text:p>0.3178</text:p>
          </table:table-cell>
          <table:table-cell office:value-type="float" office:value="0.502" table:style-name="ce1">
            <text:p>0.502</text:p>
          </table:table-cell>
          <table:table-cell office:value-type="float" office:value="-0.92520000000000002" table:style-name="ce1">
            <text:p>-0.9252</text:p>
          </table:table-cell>
          <table:table-cell office:value-type="float" office:value="-0.94159999999999999" table:style-name="ce1">
            <text:p>-0.9416</text:p>
          </table:table-cell>
          <table:table-cell office:value-type="float" office:value="-0.25369999999999998" table:style-name="ce1">
            <text:p>-0.2537</text:p>
          </table:table-cell>
          <table:table-cell office:value-type="float" office:value="0.26750000000000002" table:style-name="ce1">
            <text:p>0.2675</text:p>
          </table:table-cell>
          <table:table-cell office:value-type="float" office:value="0.59050000000000002" table:style-name="ce1">
            <text:p>0.5905</text:p>
          </table:table-cell>
          <table:table-cell office:value-type="float" office:value="-0.76839999999999997" table:style-name="ce1">
            <text:p>-0.7684</text:p>
          </table:table-cell>
          <table:table-cell office:value-type="float" office:value="0.2051" table:style-name="ce1">
            <text:p>0.2051</text:p>
          </table:table-cell>
          <table:table-cell office:value-type="float" office:value="-0.52490000000000003" table:style-name="ce1">
            <text:p>-0.5249</text:p>
          </table:table-cell>
          <table:table-cell office:value-type="float" office:value="-0.97260000000000002" table:style-name="ce1">
            <text:p>-0.9726</text:p>
          </table:table-cell>
          <table:table-cell office:value-type="float" office:value="-0.1101" table:style-name="ce1">
            <text:p>-0.1101</text:p>
          </table:table-cell>
          <table:table-cell office:value-type="float" office:value="3.0999999999999999E-3" table:style-name="ce1">
            <text:p>0.0031</text:p>
          </table:table-cell>
          <table:table-cell office:value-type="float" office:value="-8.9700000000000002E-2" table:style-name="ce1">
            <text:p>-0.0897</text:p>
          </table:table-cell>
          <table:table-cell office:value-type="float" office:value="8.1100000000000005E-2" table:style-name="ce1">
            <text:p>0.0811</text:p>
          </table:table-cell>
          <table:table-cell office:value-type="float" office:value="4.1500000000000002E-2" table:style-name="ce1">
            <text:p>0.0415</text:p>
          </table:table-cell>
          <table:table-cell office:value-type="float" office:value="0.13569999999999999" table:style-name="ce1">
            <text:p>0.1357</text:p>
          </table:table-cell>
          <table:table-cell office:value-type="float" office:value="-0.2172" table:style-name="ce1">
            <text:p>-0.2172</text:p>
          </table:table-cell>
          <table:table-cell office:value-type="float" office:value="-0.45860000000000001" table:style-name="ce1">
            <text:p>-0.4586</text:p>
          </table:table-cell>
          <table:table-cell office:value-type="float" office:value="-1.4338" table:style-name="ce1">
            <text:p>-1.4338</text:p>
          </table:table-cell>
          <table:table-cell office:value-type="float" office:value="-5.1900000000000002E-2" table:style-name="ce1">
            <text:p>-0.0519</text:p>
          </table:table-cell>
          <table:table-cell office:value-type="float" office:value="-0.45860000000000001" table:style-name="ce1">
            <text:p>-0.4586</text:p>
          </table:table-cell>
          <table:table-cell office:value-type="float" office:value="-0.52480000000000004" table:style-name="ce1">
            <text:p>-0.5248</text:p>
          </table:table-cell>
          <table:table-cell office:value-type="float" office:value="-1.1311" table:style-name="ce1">
            <text:p>-1.1311</text:p>
          </table:table-cell>
          <table:table-cell office:value-type="float" office:value="-0.2039" table:style-name="ce1">
            <text:p>-0.2039</text:p>
          </table:table-cell>
          <table:table-cell office:value-type="float" office:value="-1.0173000000000001" table:style-name="ce1">
            <text:p>-1.0173</text:p>
          </table:table-cell>
          <table:table-cell office:value-type="float" office:value="0.4078" table:style-name="ce1">
            <text:p>0.4078</text:p>
          </table:table-cell>
          <table:table-cell office:value-type="float" office:value="1.1458999999999999" table:style-name="ce1">
            <text:p>1.1459</text:p>
          </table:table-cell>
          <table:table-cell office:value-type="float" office:value="0.32829999999999998" table:style-name="ce1">
            <text:p>0.3283</text:p>
          </table:table-cell>
          <table:table-cell office:value-type="float" office:value="-0.44469999999999998" table:style-name="ce1">
            <text:p>-0.4447</text:p>
          </table:table-cell>
          <table:table-cell office:value-type="float" office:value="-0.44529999999999997" table:style-name="ce1">
            <text:p>-0.4453</text:p>
          </table:table-cell>
          <table:table-cell office:value-type="float" office:value="0.78439999999999999" table:style-name="ce1">
            <text:p>0.7844</text:p>
          </table:table-cell>
          <table:table-cell office:value-type="float" office:value="-0.112" table:style-name="ce1">
            <text:p>-0.112</text:p>
          </table:table-cell>
          <table:table-cell office:value-type="float" office:value="0.7893" table:style-name="ce1">
            <text:p>0.7893</text:p>
          </table:table-cell>
          <table:table-cell office:value-type="float" office:value="1.0992999999999999" table:style-name="ce1">
            <text:p>1.09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55cuixiaoling</text:p>
          </table:table-cell>
          <table:table-cell office:value-type="float" office:value="2.7132224428958098E-3" table:style-name="ce2">
            <text:p>0.002713222</text:p>
          </table:table-cell>
          <table:table-cell office:value-type="float" office:value="0.18389263321468899" table:style-name="ce2">
            <text:p>0.183892633</text:p>
          </table:table-cell>
          <table:table-cell office:value-type="float" office:value="5.65505907978981E-2" table:style-name="ce2">
            <text:p>0.056550591</text:p>
          </table:table-cell>
          <table:table-cell office:value-type="float" office:value="6.6184837384840198E-2" table:style-name="ce2">
            <text:p>0.066184837</text:p>
          </table:table-cell>
          <table:table-cell office:value-type="float" office:value="1.135" table:style-name="ce2">
            <text:p>1.135</text:p>
          </table:table-cell>
          <table:table-cell office:value-type="float" office:value="1.3576999999999999" table:style-name="ce1">
            <text:p>1.3577</text:p>
          </table:table-cell>
          <table:table-cell office:value-type="float" office:value="0.29110000000000003" table:style-name="ce1">
            <text:p>0.2911</text:p>
          </table:table-cell>
          <table:table-cell office:value-type="float" office:value="0.80830000000000002" table:style-name="ce1">
            <text:p>0.8083</text:p>
          </table:table-cell>
          <table:table-cell office:value-type="float" office:value="0.89129999999999998" table:style-name="ce1">
            <text:p>0.8913</text:p>
          </table:table-cell>
          <table:table-cell office:value-type="float" office:value="-0.8286" table:style-name="ce1">
            <text:p>-0.8286</text:p>
          </table:table-cell>
          <table:table-cell office:value-type="float" office:value="0.54169999999999996" table:style-name="ce1">
            <text:p>0.5417</text:p>
          </table:table-cell>
          <table:table-cell office:value-type="float" office:value="1.0549999999999999" table:style-name="ce1">
            <text:p>1.055</text:p>
          </table:table-cell>
          <table:table-cell office:value-type="float" office:value="-0.76670000000000005" table:style-name="ce1">
            <text:p>-0.7667</text:p>
          </table:table-cell>
          <table:table-cell office:value-type="float" office:value="-0.89080000000000004" table:style-name="ce1">
            <text:p>-0.8908</text:p>
          </table:table-cell>
          <table:table-cell office:value-type="float" office:value="-0.4118" table:style-name="ce1">
            <text:p>-0.4118</text:p>
          </table:table-cell>
          <table:table-cell office:value-type="float" office:value="-7.0999999999999994E-2" table:style-name="ce1">
            <text:p>-0.071</text:p>
          </table:table-cell>
          <table:table-cell office:value-type="float" office:value="0.16769999999999999" table:style-name="ce1">
            <text:p>0.1677</text:p>
          </table:table-cell>
          <table:table-cell office:value-type="float" office:value="-0.80620000000000003" table:style-name="ce1">
            <text:p>-0.8062</text:p>
          </table:table-cell>
          <table:table-cell office:value-type="float" office:value="-8.0399999999999999E-2" table:style-name="ce1">
            <text:p>-0.0804</text:p>
          </table:table-cell>
          <table:table-cell office:value-type="float" office:value="-4.2299999999999997E-2" table:style-name="ce1">
            <text:p>-0.0423</text:p>
          </table:table-cell>
          <table:table-cell office:value-type="float" office:value="-1.2821" table:style-name="ce1">
            <text:p>-1.2821</text:p>
          </table:table-cell>
          <table:table-cell office:value-type="float" office:value="1.06E-2" table:style-name="ce1">
            <text:p>0.0106</text:p>
          </table:table-cell>
          <table:table-cell office:value-type="float" office:value="1.0500000000000001E-2" table:style-name="ce1">
            <text:p>0.0105</text:p>
          </table:table-cell>
          <table:table-cell office:value-type="float" office:value="1.0500000000000001E-2" table:style-name="ce1">
            <text:p>0.0105</text:p>
          </table:table-cell>
          <table:table-cell office:value-type="float" office:value="1.06E-2" table:style-name="ce1">
            <text:p>0.0106</text:p>
          </table:table-cell>
          <table:table-cell office:value-type="float" office:value="1.0500000000000001E-2" table:style-name="ce1">
            <text:p>0.0105</text:p>
          </table:table-cell>
          <table:table-cell office:value-type="float" office:value="1.06E-2" table:style-name="ce1">
            <text:p>0.0106</text:p>
          </table:table-cell>
          <table:table-cell office:value-type="float" office:value="1.0500000000000001E-2" table:style-name="ce1">
            <text:p>0.0105</text:p>
          </table:table-cell>
          <table:table-cell office:value-type="float" office:value="1.0500000000000001E-2" table:style-name="ce1">
            <text:p>0.0105</text:p>
          </table:table-cell>
          <table:table-cell office:value-type="float" office:value="-0.86129999999999995" table:style-name="ce1">
            <text:p>-0.8613</text:p>
          </table:table-cell>
          <table:table-cell office:value-type="float" office:value="3.7400000000000003E-2" table:style-name="ce1">
            <text:p>0.0374</text:p>
          </table:table-cell>
          <table:table-cell office:value-type="float" office:value="5.1299999999999998E-2" table:style-name="ce1">
            <text:p>0.0513</text:p>
          </table:table-cell>
          <table:table-cell office:value-type="float" office:value="0.37990000000000002" table:style-name="ce1">
            <text:p>0.3799</text:p>
          </table:table-cell>
          <table:table-cell office:value-type="float" office:value="-1.1903999999999999" table:style-name="ce1">
            <text:p>-1.1904</text:p>
          </table:table-cell>
          <table:table-cell office:value-type="float" office:value="0.2419" table:style-name="ce1">
            <text:p>0.2419</text:p>
          </table:table-cell>
          <table:table-cell office:value-type="float" office:value="-0.252" table:style-name="ce1">
            <text:p>-0.252</text:p>
          </table:table-cell>
          <table:table-cell office:value-type="float" office:value="-0.31669999999999998" table:style-name="ce1">
            <text:p>-0.3167</text:p>
          </table:table-cell>
          <table:table-cell office:value-type="float" office:value="1.5056" table:style-name="ce1">
            <text:p>1.5056</text:p>
          </table:table-cell>
          <table:table-cell office:value-type="float" office:value="0.64370000000000005" table:style-name="ce1">
            <text:p>0.6437</text:p>
          </table:table-cell>
          <table:table-cell office:value-type="float" office:value="0.25819999999999999" table:style-name="ce1">
            <text:p>0.2582</text:p>
          </table:table-cell>
          <table:table-cell office:value-type="float" office:value="6.7500000000000004E-2" table:style-name="ce1">
            <text:p>0.0675</text:p>
          </table:table-cell>
          <table:table-cell office:value-type="float" office:value="0.34960000000000002" table:style-name="ce1">
            <text:p>0.3496</text:p>
          </table:table-cell>
          <table:table-cell office:value-type="float" office:value="0.376" table:style-name="ce1">
            <text:p>0.376</text:p>
          </table:table-cell>
          <table:table-cell office:value-type="float" office:value="0.31929999999999997" table:style-name="ce1">
            <text:p>0.3193</text:p>
          </table:table-cell>
          <table:table-cell office:value-type="float" office:value="1.6775" table:style-name="ce1">
            <text:p>1.677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56zhangjunbu</text:p>
          </table:table-cell>
          <table:table-cell office:value-type="float" office:value="2.5588415388237999E-3" table:style-name="ce2">
            <text:p>0.002558842</text:p>
          </table:table-cell>
          <table:table-cell office:value-type="float" office:value="0.17835472562777199" table:style-name="ce2">
            <text:p>0.178354726</text:p>
          </table:table-cell>
          <table:table-cell office:value-type="float" office:value="6.4798394058900102E-2" table:style-name="ce2">
            <text:p>0.064798394</text:p>
          </table:table-cell>
          <table:table-cell office:value-type="float" office:value="7.5583691722372601E-2" table:style-name="ce2">
            <text:p>0.075583692</text:p>
          </table:table-cell>
          <table:table-cell office:value-type="float" office:value="1.105" table:style-name="ce2">
            <text:p>1.105</text:p>
          </table:table-cell>
          <table:table-cell office:value-type="float" office:value="0.32769999999999999" table:style-name="ce1">
            <text:p>0.3277</text:p>
          </table:table-cell>
          <table:table-cell office:value-type="float" office:value="0.2336" table:style-name="ce1">
            <text:p>0.2336</text:p>
          </table:table-cell>
          <table:table-cell office:value-type="float" office:value="0.55810000000000004" table:style-name="ce1">
            <text:p>0.5581</text:p>
          </table:table-cell>
          <table:table-cell office:value-type="float" office:value="1.0631999999999999" table:style-name="ce1">
            <text:p>1.0632</text:p>
          </table:table-cell>
          <table:table-cell office:value-type="float" office:value="-0.61509999999999998" table:style-name="ce1">
            <text:p>-0.6151</text:p>
          </table:table-cell>
          <table:table-cell office:value-type="float" office:value="0.57079999999999997" table:style-name="ce1">
            <text:p>0.5708</text:p>
          </table:table-cell>
          <table:table-cell office:value-type="float" office:value="1.1317999999999999" table:style-name="ce1">
            <text:p>1.1318</text:p>
          </table:table-cell>
          <table:table-cell office:value-type="float" office:value="-0.56030000000000002" table:style-name="ce1">
            <text:p>-0.5603</text:p>
          </table:table-cell>
          <table:table-cell office:value-type="float" office:value="-0.86950000000000005" table:style-name="ce1">
            <text:p>-0.8695</text:p>
          </table:table-cell>
          <table:table-cell office:value-type="float" office:value="-0.2676" table:style-name="ce1">
            <text:p>-0.2676</text:p>
          </table:table-cell>
          <table:table-cell office:value-type="float" office:value="-4.8800000000000003E-2" table:style-name="ce1">
            <text:p>-0.0488</text:p>
          </table:table-cell>
          <table:table-cell office:value-type="float" office:value="0.3669" table:style-name="ce1">
            <text:p>0.3669</text:p>
          </table:table-cell>
          <table:table-cell office:value-type="float" office:value="-0.71899999999999997" table:style-name="ce1">
            <text:p>-0.719</text:p>
          </table:table-cell>
          <table:table-cell office:value-type="float" office:value="2.5000000000000001E-3" table:style-name="ce1">
            <text:p>0.0025</text:p>
          </table:table-cell>
          <table:table-cell office:value-type="float" office:value="-6.93E-2" table:style-name="ce1">
            <text:p>-0.0693</text:p>
          </table:table-cell>
          <table:table-cell office:value-type="float" office:value="-1.1533" table:style-name="ce1">
            <text:p>-1.1533</text:p>
          </table:table-cell>
          <table:table-cell office:value-type="float" office:value="-0.26369999999999999" table:style-name="ce1">
            <text:p>-0.2637</text:p>
          </table:table-cell>
          <table:table-cell office:value-type="float" office:value="-0.1208" table:style-name="ce1">
            <text:p>-0.1208</text:p>
          </table:table-cell>
          <table:table-cell office:value-type="float" office:value="-0.15290000000000001" table:style-name="ce1">
            <text:p>-0.1529</text:p>
          </table:table-cell>
          <table:table-cell office:value-type="float" office:value="2.3E-2" table:style-name="ce1">
            <text:p>0.023</text:p>
          </table:table-cell>
          <table:table-cell office:value-type="float" office:value="3.0700000000000002E-2" table:style-name="ce1">
            <text:p>0.0307</text:p>
          </table:table-cell>
          <table:table-cell office:value-type="float" office:value="0.1113" table:style-name="ce1">
            <text:p>0.1113</text:p>
          </table:table-cell>
          <table:table-cell office:value-type="float" office:value="-0.4017" table:style-name="ce1">
            <text:p>-0.4017</text:p>
          </table:table-cell>
          <table:table-cell office:value-type="float" office:value="-0.16700000000000001" table:style-name="ce1">
            <text:p>-0.167</text:p>
          </table:table-cell>
          <table:table-cell office:value-type="float" office:value="-0.9496" table:style-name="ce1">
            <text:p>-0.9496</text:p>
          </table:table-cell>
          <table:table-cell office:value-type="float" office:value="-0.1201" table:style-name="ce1">
            <text:p>-0.1201</text:p>
          </table:table-cell>
          <table:table-cell office:value-type="float" office:value="-0.18410000000000001" table:style-name="ce1">
            <text:p>-0.1841</text:p>
          </table:table-cell>
          <table:table-cell office:value-type="float" office:value="8.9399999999999993E-2" table:style-name="ce1">
            <text:p>0.0894</text:p>
          </table:table-cell>
          <table:table-cell office:value-type="float" office:value="-0.88759999999999994" table:style-name="ce1">
            <text:p>-0.8876</text:p>
          </table:table-cell>
          <table:table-cell office:value-type="float" office:value="5.28E-2" table:style-name="ce1">
            <text:p>0.0528</text:p>
          </table:table-cell>
          <table:table-cell office:value-type="float" office:value="-0.59519999999999995" table:style-name="ce1">
            <text:p>-0.5952</text:p>
          </table:table-cell>
          <table:table-cell office:value-type="float" office:value="-0.37140000000000001" table:style-name="ce1">
            <text:p>-0.3714</text:p>
          </table:table-cell>
          <table:table-cell office:value-type="float" office:value="1.0609999999999999" table:style-name="ce1">
            <text:p>1.061</text:p>
          </table:table-cell>
          <table:table-cell office:value-type="float" office:value="0.43640000000000001" table:style-name="ce1">
            <text:p>0.4364</text:p>
          </table:table-cell>
          <table:table-cell office:value-type="float" office:value="0.17899999999999999" table:style-name="ce1">
            <text:p>0.179</text:p>
          </table:table-cell>
          <table:table-cell office:value-type="float" office:value="1.52E-2" table:style-name="ce1">
            <text:p>0.0152</text:p>
          </table:table-cell>
          <table:table-cell office:value-type="float" office:value="0.52159999999999995" table:style-name="ce1">
            <text:p>0.5216</text:p>
          </table:table-cell>
          <table:table-cell office:value-type="float" office:value="0.31080000000000002" table:style-name="ce1">
            <text:p>0.3108</text:p>
          </table:table-cell>
          <table:table-cell office:value-type="float" office:value="0.54430000000000001" table:style-name="ce1">
            <text:p>0.5443</text:p>
          </table:table-cell>
          <table:table-cell office:value-type="float" office:value="1.3044" table:style-name="ce1">
            <text:p>1.30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57zhangtao2</text:p>
          </table:table-cell>
          <table:table-cell office:value-type="float" office:value="2.1702743985776698E-3" table:style-name="ce2">
            <text:p>0.002170274</text:p>
          </table:table-cell>
          <table:table-cell office:value-type="float" office:value="0.18419904189485201" table:style-name="ce2">
            <text:p>0.184199042</text:p>
          </table:table-cell>
          <table:table-cell office:value-type="float" office:value="5.2354316597580997E-2" table:style-name="ce2">
            <text:p>0.052354317</text:p>
          </table:table-cell>
          <table:table-cell office:value-type="float" office:value="6.9219295591493396E-2" table:style-name="ce2">
            <text:p>0.069219296</text:p>
          </table:table-cell>
          <table:table-cell office:value-type="float" office:value="1.1759999999999999" table:style-name="ce2">
            <text:p>1.176</text:p>
          </table:table-cell>
          <table:table-cell office:value-type="float" office:value="0.1336" table:style-name="ce1">
            <text:p>0.1336</text:p>
          </table:table-cell>
          <table:table-cell office:value-type="float" office:value="8.9899999999999994E-2" table:style-name="ce1">
            <text:p>0.0899</text:p>
          </table:table-cell>
          <table:table-cell office:value-type="float" office:value="0.49309999999999998" table:style-name="ce1">
            <text:p>0.4931</text:p>
          </table:table-cell>
          <table:table-cell office:value-type="float" office:value="1.014" table:style-name="ce1">
            <text:p>1.014</text:p>
          </table:table-cell>
          <table:table-cell office:value-type="float" office:value="-0.9768" table:style-name="ce1">
            <text:p>-0.9768</text:p>
          </table:table-cell>
          <table:table-cell office:value-type="float" office:value="0.43149999999999999" table:style-name="ce1">
            <text:p>0.4315</text:p>
          </table:table-cell>
          <table:table-cell office:value-type="float" office:value="1.2030000000000001" table:style-name="ce1">
            <text:p>1.203</text:p>
          </table:table-cell>
          <table:table-cell office:value-type="float" office:value="-0.37119999999999997" table:style-name="ce1">
            <text:p>-0.3712</text:p>
          </table:table-cell>
          <table:table-cell office:value-type="float" office:value="-0.4672" table:style-name="ce1">
            <text:p>-0.4672</text:p>
          </table:table-cell>
          <table:table-cell office:value-type="float" office:value="2.3199999999999998E-2" table:style-name="ce1">
            <text:p>0.0232</text:p>
          </table:table-cell>
          <table:table-cell office:value-type="float" office:value="0.64970000000000006" table:style-name="ce1">
            <text:p>0.6497</text:p>
          </table:table-cell>
          <table:table-cell office:value-type="float" office:value="0.60919999999999996" table:style-name="ce1">
            <text:p>0.6092</text:p>
          </table:table-cell>
          <table:table-cell office:value-type="float" office:value="-0.27239999999999998" table:style-name="ce1">
            <text:p>-0.2724</text:p>
          </table:table-cell>
          <table:table-cell office:value-type="float" office:value="0.27360000000000001" table:style-name="ce1">
            <text:p>0.2736</text:p>
          </table:table-cell>
          <table:table-cell office:value-type="float" office:value="0.14849999999999999" table:style-name="ce1">
            <text:p>0.1485</text:p>
          </table:table-cell>
          <table:table-cell office:value-type="float" office:value="-1.008" table:style-name="ce1">
            <text:p>-1.008</text:p>
          </table:table-cell>
          <table:table-cell office:value-type="float" office:value="-0.1762" table:style-name="ce1">
            <text:p>-0.1762</text:p>
          </table:table-cell>
          <table:table-cell office:value-type="float" office:value="-5.1999999999999998E-2" table:style-name="ce1">
            <text:p>-0.052</text:p>
          </table:table-cell>
          <table:table-cell office:value-type="float" office:value="1.8800000000000001E-2" table:style-name="ce1">
            <text:p>0.0188</text:p>
          </table:table-cell>
          <table:table-cell office:value-type="float" office:value="2.7900000000000001E-2" table:style-name="ce1">
            <text:p>0.0279</text:p>
          </table:table-cell>
          <table:table-cell office:value-type="float" office:value="-9.0399999999999994E-2" table:style-name="ce1">
            <text:p>-0.0904</text:p>
          </table:table-cell>
          <table:table-cell office:value-type="float" office:value="5.3600000000000002E-2" table:style-name="ce1">
            <text:p>0.0536</text:p>
          </table:table-cell>
          <table:table-cell office:value-type="float" office:value="-8.9499999999999996E-2" table:style-name="ce1">
            <text:p>-0.0895</text:p>
          </table:table-cell>
          <table:table-cell office:value-type="float" office:value="-6.8999999999999999E-3" table:style-name="ce1">
            <text:p>-0.0069</text:p>
          </table:table-cell>
          <table:table-cell office:value-type="float" office:value="-1.3411" table:style-name="ce1">
            <text:p>-1.3411</text:p>
          </table:table-cell>
          <table:table-cell office:value-type="float" office:value="-0.27060000000000001" table:style-name="ce1">
            <text:p>-0.2706</text:p>
          </table:table-cell>
          <table:table-cell office:value-type="float" office:value="-0.14000000000000001" table:style-name="ce1">
            <text:p>-0.14</text:p>
          </table:table-cell>
          <table:table-cell office:value-type="float" office:value="-3.1099999999999999E-2" table:style-name="ce1">
            <text:p>-0.0311</text:p>
          </table:table-cell>
          <table:table-cell office:value-type="float" office:value="-1.2611000000000001" table:style-name="ce1">
            <text:p>-1.2611</text:p>
          </table:table-cell>
          <table:table-cell office:value-type="float" office:value="-3.9600000000000003E-2" table:style-name="ce1">
            <text:p>-0.0396</text:p>
          </table:table-cell>
          <table:table-cell office:value-type="float" office:value="-0.61609999999999998" table:style-name="ce1">
            <text:p>-0.6161</text:p>
          </table:table-cell>
          <table:table-cell office:value-type="float" office:value="-0.3322" table:style-name="ce1">
            <text:p>-0.3322</text:p>
          </table:table-cell>
          <table:table-cell office:value-type="float" office:value="0.5544" table:style-name="ce1">
            <text:p>0.5544</text:p>
          </table:table-cell>
          <table:table-cell office:value-type="float" office:value="2.2800000000000001E-2" table:style-name="ce1">
            <text:p>0.0228</text:p>
          </table:table-cell>
          <table:table-cell office:value-type="float" office:value="-0.67259999999999998" table:style-name="ce1">
            <text:p>-0.6726</text:p>
          </table:table-cell>
          <table:table-cell office:value-type="float" office:value="-0.32219999999999999" table:style-name="ce1">
            <text:p>-0.3222</text:p>
          </table:table-cell>
          <table:table-cell office:value-type="float" office:value="2.7300000000000001E-2" table:style-name="ce1">
            <text:p>0.0273</text:p>
          </table:table-cell>
          <table:table-cell office:value-type="float" office:value="-0.10979999999999999" table:style-name="ce1">
            <text:p>-0.1098</text:p>
          </table:table-cell>
          <table:table-cell office:value-type="float" office:value="0.1222" table:style-name="ce1">
            <text:p>0.1222</text:p>
          </table:table-cell>
          <table:table-cell office:value-type="float" office:value="1.3647" table:style-name="ce1">
            <text:p>1.36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58zhangshuo</text:p>
          </table:table-cell>
          <table:table-cell office:value-type="float" office:value="2.2760967457767498E-3" table:style-name="ce2">
            <text:p>0.002276097</text:p>
          </table:table-cell>
          <table:table-cell office:value-type="float" office:value="0.17865691642496401" table:style-name="ce2">
            <text:p>0.178656916</text:p>
          </table:table-cell>
          <table:table-cell office:value-type="float" office:value="7.5370032203004103E-2" table:style-name="ce2">
            <text:p>0.075370032</text:p>
          </table:table-cell>
          <table:table-cell office:value-type="float" office:value="8.2809629819245598E-2" table:style-name="ce2">
            <text:p>0.08280963</text:p>
          </table:table-cell>
          <table:table-cell office:value-type="float" office:value="1.236" table:style-name="ce2">
            <text:p>1.236</text:p>
          </table:table-cell>
          <table:table-cell office:value-type="float" office:value="0.34300000000000003" table:style-name="ce1">
            <text:p>0.343</text:p>
          </table:table-cell>
          <table:table-cell office:value-type="float" office:value="0.1641" table:style-name="ce1">
            <text:p>0.1641</text:p>
          </table:table-cell>
          <table:table-cell office:value-type="float" office:value="0.68720000000000003" table:style-name="ce1">
            <text:p>0.6872</text:p>
          </table:table-cell>
          <table:table-cell office:value-type="float" office:value="1.1155999999999999" table:style-name="ce1">
            <text:p>1.1156</text:p>
          </table:table-cell>
          <table:table-cell office:value-type="float" office:value="-0.47670000000000001" table:style-name="ce1">
            <text:p>-0.4767</text:p>
          </table:table-cell>
          <table:table-cell office:value-type="float" office:value="0.75670000000000004" table:style-name="ce1">
            <text:p>0.7567</text:p>
          </table:table-cell>
          <table:table-cell office:value-type="float" office:value="0.53120000000000001" table:style-name="ce1">
            <text:p>0.5312</text:p>
          </table:table-cell>
          <table:table-cell office:value-type="float" office:value="-0.42199999999999999" table:style-name="ce1">
            <text:p>-0.422</text:p>
          </table:table-cell>
          <table:table-cell office:value-type="float" office:value="-1.0255000000000001" table:style-name="ce1">
            <text:p>-1.0255</text:p>
          </table:table-cell>
          <table:table-cell office:value-type="float" office:value="-0.2137" table:style-name="ce1">
            <text:p>-0.2137</text:p>
          </table:table-cell>
          <table:table-cell office:value-type="float" office:value="0.17050000000000001" table:style-name="ce1">
            <text:p>0.1705</text:p>
          </table:table-cell>
          <table:table-cell office:value-type="float" office:value="0.56859999999999999" table:style-name="ce1">
            <text:p>0.5686</text:p>
          </table:table-cell>
          <table:table-cell office:value-type="float" office:value="-0.37309999999999999" table:style-name="ce1">
            <text:p>-0.3731</text:p>
          </table:table-cell>
          <table:table-cell office:value-type="float" office:value="0.1552" table:style-name="ce1">
            <text:p>0.1552</text:p>
          </table:table-cell>
          <table:table-cell office:value-type="float" office:value="-0.1623" table:style-name="ce1">
            <text:p>-0.1623</text:p>
          </table:table-cell>
          <table:table-cell office:value-type="float" office:value="-1.0425" table:style-name="ce1">
            <text:p>-1.0425</text:p>
          </table:table-cell>
          <table:table-cell office:value-type="float" office:value="-0.29249999999999998" table:style-name="ce1">
            <text:p>-0.2925</text:p>
          </table:table-cell>
          <table:table-cell office:value-type="float" office:value="-0.13189999999999999" table:style-name="ce1">
            <text:p>-0.1319</text:p>
          </table:table-cell>
          <table:table-cell office:value-type="float" office:value="-0.1525" table:style-name="ce1">
            <text:p>-0.1525</text:p>
          </table:table-cell>
          <table:table-cell office:value-type="float" office:value="-3.1E-2" table:style-name="ce1">
            <text:p>-0.031</text:p>
          </table:table-cell>
          <table:table-cell office:value-type="float" office:value="1.46E-2" table:style-name="ce1">
            <text:p>0.0146</text:p>
          </table:table-cell>
          <table:table-cell office:value-type="float" office:value="0.15959999999999999" table:style-name="ce1">
            <text:p>0.1596</text:p>
          </table:table-cell>
          <table:table-cell office:value-type="float" office:value="-0.43930000000000002" table:style-name="ce1">
            <text:p>-0.4393</text:p>
          </table:table-cell>
          <table:table-cell office:value-type="float" office:value="-0.316" table:style-name="ce1">
            <text:p>-0.316</text:p>
          </table:table-cell>
          <table:table-cell office:value-type="float" office:value="-0.87429999999999997" table:style-name="ce1">
            <text:p>-0.8743</text:p>
          </table:table-cell>
          <table:table-cell office:value-type="float" office:value="-7.7200000000000005E-2" table:style-name="ce1">
            <text:p>-0.0772</text:p>
          </table:table-cell>
          <table:table-cell office:value-type="float" office:value="0.17799999999999999" table:style-name="ce1">
            <text:p>0.178</text:p>
          </table:table-cell>
          <table:table-cell office:value-type="float" office:value="-1.6199999999999999E-2" table:style-name="ce1">
            <text:p>-0.0162</text:p>
          </table:table-cell>
          <table:table-cell office:value-type="float" office:value="-0.63719999999999999" table:style-name="ce1">
            <text:p>-0.6372</text:p>
          </table:table-cell>
          <table:table-cell office:value-type="float" office:value="7.3700000000000002E-2" table:style-name="ce1">
            <text:p>0.0737</text:p>
          </table:table-cell>
          <table:table-cell office:value-type="float" office:value="-0.97850000000000004" table:style-name="ce1">
            <text:p>-0.9785</text:p>
          </table:table-cell>
          <table:table-cell office:value-type="float" office:value="-0.12989999999999999" table:style-name="ce1">
            <text:p>-0.1299</text:p>
          </table:table-cell>
          <table:table-cell office:value-type="float" office:value="1.3067" table:style-name="ce1">
            <text:p>1.3067</text:p>
          </table:table-cell>
          <table:table-cell office:value-type="float" office:value="0.37959999999999999" table:style-name="ce1">
            <text:p>0.3796</text:p>
          </table:table-cell>
          <table:table-cell office:value-type="float" office:value="-1.7899999999999999E-2" table:style-name="ce1">
            <text:p>-0.0179</text:p>
          </table:table-cell>
          <table:table-cell office:value-type="float" office:value="-0.28720000000000001" table:style-name="ce1">
            <text:p>-0.2872</text:p>
          </table:table-cell>
          <table:table-cell office:value-type="float" office:value="0.21560000000000001" table:style-name="ce1">
            <text:p>0.2156</text:p>
          </table:table-cell>
          <table:table-cell office:value-type="float" office:value="0.13869999999999999" table:style-name="ce1">
            <text:p>0.1387</text:p>
          </table:table-cell>
          <table:table-cell office:value-type="float" office:value="-0.1462" table:style-name="ce1">
            <text:p>-0.1462</text:p>
          </table:table-cell>
          <table:table-cell office:value-type="float" office:value="1.2424999999999999" table:style-name="ce1">
            <text:p>1.24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59bizhongqi</text:p>
          </table:table-cell>
          <table:table-cell office:value-type="float" office:value="2.5321804363097598E-3" table:style-name="ce2">
            <text:p>0.00253218</text:p>
          </table:table-cell>
          <table:table-cell office:value-type="float" office:value="0.179161988039784" table:style-name="ce2">
            <text:p>0.179161988</text:p>
          </table:table-cell>
          <table:table-cell office:value-type="float" office:value="5.5571750771047201E-2" table:style-name="ce2">
            <text:p>0.055571751</text:p>
          </table:table-cell>
          <table:table-cell office:value-type="float" office:value="7.2833777172623904E-2" table:style-name="ce2">
            <text:p>0.072833777</text:p>
          </table:table-cell>
          <table:table-cell office:value-type="float" office:value="1.3779999999999999" table:style-name="ce2">
            <text:p>1.378</text:p>
          </table:table-cell>
          <table:table-cell office:value-type="float" office:value="0.21859999999999999" table:style-name="ce1">
            <text:p>0.2186</text:p>
          </table:table-cell>
          <table:table-cell office:value-type="float" office:value="0.20169999999999999" table:style-name="ce1">
            <text:p>0.2017</text:p>
          </table:table-cell>
          <table:table-cell office:value-type="float" office:value="0.41399999999999998" table:style-name="ce1">
            <text:p>0.414</text:p>
          </table:table-cell>
          <table:table-cell office:value-type="float" office:value="0.81410000000000005" table:style-name="ce1">
            <text:p>0.8141</text:p>
          </table:table-cell>
          <table:table-cell office:value-type="float" office:value="-0.38080000000000003" table:style-name="ce1">
            <text:p>-0.3808</text:p>
          </table:table-cell>
          <table:table-cell office:value-type="float" office:value="0.45650000000000002" table:style-name="ce1">
            <text:p>0.4565</text:p>
          </table:table-cell>
          <table:table-cell office:value-type="float" office:value="-7.3599999999999999E-2" table:style-name="ce1">
            <text:p>-0.0736</text:p>
          </table:table-cell>
          <table:table-cell office:value-type="float" office:value="-0.29120000000000001" table:style-name="ce1">
            <text:p>-0.2912</text:p>
          </table:table-cell>
          <table:table-cell office:value-type="float" office:value="-1.2150000000000001" table:style-name="ce1">
            <text:p>-1.215</text:p>
          </table:table-cell>
          <table:table-cell office:value-type="float" office:value="-0.14560000000000001" table:style-name="ce1">
            <text:p>-0.1456</text:p>
          </table:table-cell>
          <table:table-cell office:value-type="float" office:value="0.1038" table:style-name="ce1">
            <text:p>0.1038</text:p>
          </table:table-cell>
          <table:table-cell office:value-type="float" office:value="0.2515" table:style-name="ce1">
            <text:p>0.2515</text:p>
          </table:table-cell>
          <table:table-cell office:value-type="float" office:value="-0.68520000000000003" table:style-name="ce1">
            <text:p>-0.6852</text:p>
          </table:table-cell>
          <table:table-cell office:value-type="float" office:value="2.0299999999999999E-2" table:style-name="ce1">
            <text:p>0.0203</text:p>
          </table:table-cell>
          <table:table-cell office:value-type="float" office:value="-1.0555000000000001" table:style-name="ce1">
            <text:p>-1.0555</text:p>
          </table:table-cell>
          <table:table-cell office:value-type="float" office:value="-0.68720000000000003" table:style-name="ce1">
            <text:p>-0.6872</text:p>
          </table:table-cell>
          <table:table-cell office:value-type="float" office:value="4.3E-3" table:style-name="ce1">
            <text:p>0.0043</text:p>
          </table:table-cell>
          <table:table-cell office:value-type="float" office:value="-3.5000000000000003E-2" table:style-name="ce1">
            <text:p>-0.035</text:p>
          </table:table-cell>
          <table:table-cell office:value-type="float" office:value="-1.6999999999999999E-3" table:style-name="ce1">
            <text:p>-0.0017</text:p>
          </table:table-cell>
          <table:table-cell office:value-type="float" office:value="4.8999999999999998E-3" table:style-name="ce1">
            <text:p>0.0049</text:p>
          </table:table-cell>
          <table:table-cell office:value-type="float" office:value="-3.56E-2" table:style-name="ce1">
            <text:p>-0.0356</text:p>
          </table:table-cell>
          <table:table-cell office:value-type="float" office:value="3.9399999999999998E-2" table:style-name="ce1">
            <text:p>0.0394</text:p>
          </table:table-cell>
          <table:table-cell office:value-type="float" office:value="-0.26960000000000001" table:style-name="ce1">
            <text:p>-0.2696</text:p>
          </table:table-cell>
          <table:table-cell office:value-type="float" office:value="-4.3200000000000002E-2" table:style-name="ce1">
            <text:p>-0.0432</text:p>
          </table:table-cell>
          <table:table-cell office:value-type="float" office:value="-1.7303999999999999" table:style-name="ce1">
            <text:p>-1.7304</text:p>
          </table:table-cell>
          <table:table-cell office:value-type="float" office:value="-0.13850000000000001" table:style-name="ce1">
            <text:p>-0.1385</text:p>
          </table:table-cell>
          <table:table-cell office:value-type="float" office:value="2.7799999999999998E-2" table:style-name="ce1">
            <text:p>0.0278</text:p>
          </table:table-cell>
          <table:table-cell office:value-type="float" office:value="0.1115" table:style-name="ce1">
            <text:p>0.1115</text:p>
          </table:table-cell>
          <table:table-cell office:value-type="float" office:value="-0.81379999999999997" table:style-name="ce1">
            <text:p>-0.8138</text:p>
          </table:table-cell>
          <table:table-cell office:value-type="float" office:value="0.12540000000000001" table:style-name="ce1">
            <text:p>0.1254</text:p>
          </table:table-cell>
          <table:table-cell office:value-type="float" office:value="-1.3616999999999999" table:style-name="ce1">
            <text:p>-1.3617</text:p>
          </table:table-cell>
          <table:table-cell office:value-type="float" office:value="0.1855" table:style-name="ce1">
            <text:p>0.1855</text:p>
          </table:table-cell>
          <table:table-cell office:value-type="float" office:value="1.5994999999999999" table:style-name="ce1">
            <text:p>1.5995</text:p>
          </table:table-cell>
          <table:table-cell office:value-type="float" office:value="0.20369999999999999" table:style-name="ce1">
            <text:p>0.2037</text:p>
          </table:table-cell>
          <table:table-cell office:value-type="float" office:value="-9.7000000000000003E-2" table:style-name="ce1">
            <text:p>-0.097</text:p>
          </table:table-cell>
          <table:table-cell office:value-type="float" office:value="-6.8099999999999994E-2" table:style-name="ce1">
            <text:p>-0.0681</text:p>
          </table:table-cell>
          <table:table-cell office:value-type="float" office:value="0.75149999999999995" table:style-name="ce1">
            <text:p>0.7515</text:p>
          </table:table-cell>
          <table:table-cell office:value-type="float" office:value="0.1825" table:style-name="ce1">
            <text:p>0.1825</text:p>
          </table:table-cell>
          <table:table-cell office:value-type="float" office:value="1.1112" table:style-name="ce1">
            <text:p>1.1112</text:p>
          </table:table-cell>
          <table:table-cell office:value-type="float" office:value="0.92430000000000001" table:style-name="ce1">
            <text:p>0.92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60wangshangkun</text:p>
          </table:table-cell>
          <table:table-cell office:value-type="float" office:value="2.3503046351647698E-3" table:style-name="ce2">
            <text:p>0.002350305</text:p>
          </table:table-cell>
          <table:table-cell office:value-type="float" office:value="0.183459907512277" table:style-name="ce2">
            <text:p>0.183459908</text:p>
          </table:table-cell>
          <table:table-cell office:value-type="float" office:value="7.3544368286034695E-2" table:style-name="ce2">
            <text:p>0.073544368</text:p>
          </table:table-cell>
          <table:table-cell office:value-type="float" office:value="7.41876780897162E-2" table:style-name="ce2">
            <text:p>0.074187678</text:p>
          </table:table-cell>
          <table:table-cell office:value-type="float" office:value="1.306" table:style-name="ce2">
            <text:p>1.306</text:p>
          </table:table-cell>
          <table:table-cell office:value-type="float" office:value="0.83760000000000001" table:style-name="ce1">
            <text:p>0.8376</text:p>
          </table:table-cell>
          <table:table-cell office:value-type="float" office:value="0.43969999999999998" table:style-name="ce1">
            <text:p>0.4397</text:p>
          </table:table-cell>
          <table:table-cell office:value-type="float" office:value="0.81499999999999995" table:style-name="ce1">
            <text:p>0.815</text:p>
          </table:table-cell>
          <table:table-cell office:value-type="float" office:value="0.88600000000000001" table:style-name="ce1">
            <text:p>0.886</text:p>
          </table:table-cell>
          <table:table-cell office:value-type="float" office:value="-0.22889999999999999" table:style-name="ce1">
            <text:p>-0.2289</text:p>
          </table:table-cell>
          <table:table-cell office:value-type="float" office:value="0.85870000000000002" table:style-name="ce1">
            <text:p>0.8587</text:p>
          </table:table-cell>
          <table:table-cell office:value-type="float" office:value="1.4910000000000001" table:style-name="ce1">
            <text:p>1.491</text:p>
          </table:table-cell>
          <table:table-cell office:value-type="float" office:value="-0.28289999999999998" table:style-name="ce1">
            <text:p>-0.2829</text:p>
          </table:table-cell>
          <table:table-cell office:value-type="float" office:value="-0.75290000000000001" table:style-name="ce1">
            <text:p>-0.7529</text:p>
          </table:table-cell>
          <table:table-cell office:value-type="float" office:value="-0.14879999999999999" table:style-name="ce1">
            <text:p>-0.1488</text:p>
          </table:table-cell>
          <table:table-cell office:value-type="float" office:value="0.26329999999999998" table:style-name="ce1">
            <text:p>0.2633</text:p>
          </table:table-cell>
          <table:table-cell office:value-type="float" office:value="0.4592" table:style-name="ce1">
            <text:p>0.4592</text:p>
          </table:table-cell>
          <table:table-cell office:value-type="float" office:value="-0.30020000000000002" table:style-name="ce1">
            <text:p>-0.3002</text:p>
          </table:table-cell>
          <table:table-cell office:value-type="float" office:value="0.1406" table:style-name="ce1">
            <text:p>0.1406</text:p>
          </table:table-cell>
          <table:table-cell office:value-type="float" office:value="6.4399999999999999E-2" table:style-name="ce1">
            <text:p>0.0644</text:p>
          </table:table-cell>
          <table:table-cell office:value-type="float" office:value="-1.1083000000000001" table:style-name="ce1">
            <text:p>-1.1083</text:p>
          </table:table-cell>
          <table:table-cell office:value-type="float" office:value="1.5100000000000001E-2" table:style-name="ce1">
            <text:p>0.0151</text:p>
          </table:table-cell>
          <table:table-cell office:value-type="float" office:value="7.0000000000000001E-3" table:style-name="ce1">
            <text:p>0.007</text:p>
          </table:table-cell>
          <table:table-cell office:value-type="float" office:value="9.2999999999999992E-3" table:style-name="ce1">
            <text:p>0.0093</text:p>
          </table:table-cell>
          <table:table-cell office:value-type="float" office:value="1.0999999999999999E-2" table:style-name="ce1">
            <text:p>0.011</text:p>
          </table:table-cell>
          <table:table-cell office:value-type="float" office:value="1.1900000000000001E-2" table:style-name="ce1">
            <text:p>0.0119</text:p>
          </table:table-cell>
          <table:table-cell office:value-type="float" office:value="1.41E-2" table:style-name="ce1">
            <text:p>0.0141</text:p>
          </table:table-cell>
          <table:table-cell office:value-type="float" office:value="2.3999999999999998E-3" table:style-name="ce1">
            <text:p>0.0024</text:p>
          </table:table-cell>
          <table:table-cell office:value-type="float" office:value="-4.4999999999999997E-3" table:style-name="ce1">
            <text:p>-0.0045</text:p>
          </table:table-cell>
          <table:table-cell office:value-type="float" office:value="-1.3389" table:style-name="ce1">
            <text:p>-1.3389</text:p>
          </table:table-cell>
          <table:table-cell office:value-type="float" office:value="-6.8199999999999997E-2" table:style-name="ce1">
            <text:p>-0.0682</text:p>
          </table:table-cell>
          <table:table-cell office:value-type="float" office:value="0.49340000000000001" table:style-name="ce1">
            <text:p>0.4934</text:p>
          </table:table-cell>
          <table:table-cell office:value-type="float" office:value="-1.24E-2" table:style-name="ce1">
            <text:p>-0.0124</text:p>
          </table:table-cell>
          <table:table-cell office:value-type="float" office:value="-0.92149999999999999" table:style-name="ce1">
            <text:p>-0.9215</text:p>
          </table:table-cell>
          <table:table-cell office:value-type="float" office:value="-8.3099999999999993E-2" table:style-name="ce1">
            <text:p>-0.0831</text:p>
          </table:table-cell>
          <table:table-cell office:value-type="float" office:value="-0.17169999999999999" table:style-name="ce1">
            <text:p>-0.1717</text:p>
          </table:table-cell>
          <table:table-cell office:value-type="float" office:value="0.74629999999999996" table:style-name="ce1">
            <text:p>0.7463</text:p>
          </table:table-cell>
          <table:table-cell office:value-type="float" office:value="1.2856000000000001" table:style-name="ce1">
            <text:p>1.2856</text:p>
          </table:table-cell>
          <table:table-cell office:value-type="float" office:value="0.34470000000000001" table:style-name="ce1">
            <text:p>0.3447</text:p>
          </table:table-cell>
          <table:table-cell office:value-type="float" office:value="-7.2099999999999997E-2" table:style-name="ce1">
            <text:p>-0.0721</text:p>
          </table:table-cell>
          <table:table-cell office:value-type="float" office:value="-0.19950000000000001" table:style-name="ce1">
            <text:p>-0.1995</text:p>
          </table:table-cell>
          <table:table-cell office:value-type="float" office:value="0.29720000000000002" table:style-name="ce1">
            <text:p>0.2972</text:p>
          </table:table-cell>
          <table:table-cell office:value-type="float" office:value="0.12690000000000001" table:style-name="ce1">
            <text:p>0.1269</text:p>
          </table:table-cell>
          <table:table-cell office:value-type="float" office:value="0.39069999999999999" table:style-name="ce1">
            <text:p>0.3907</text:p>
          </table:table-cell>
          <table:table-cell office:value-type="float" office:value="1.2058" table:style-name="ce1">
            <text:p>1.205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61wangxin</text:p>
          </table:table-cell>
          <table:table-cell office:value-type="float" office:value="2.3135710478947402E-3" table:style-name="ce2">
            <text:p>0.002313571</text:p>
          </table:table-cell>
          <table:table-cell office:value-type="float" office:value="0.19755971397416799" table:style-name="ce2">
            <text:p>0.197559714</text:p>
          </table:table-cell>
          <table:table-cell office:value-type="float" office:value="6.4934100167063594E-2" table:style-name="ce2">
            <text:p>0.0649341</text:p>
          </table:table-cell>
          <table:table-cell office:value-type="float" office:value="7.5641953290069605E-2" table:style-name="ce2">
            <text:p>0.075641953</text:p>
          </table:table-cell>
          <table:table-cell office:value-type="float" office:value="1.1559999999999999" table:style-name="ce2">
            <text:p>1.156</text:p>
          </table:table-cell>
          <table:table-cell office:value-type="float" office:value="-0.1341" table:style-name="ce1">
            <text:p>-0.1341</text:p>
          </table:table-cell>
          <table:table-cell office:value-type="float" office:value="0.21260000000000001" table:style-name="ce1">
            <text:p>0.2126</text:p>
          </table:table-cell>
          <table:table-cell office:value-type="float" office:value="0.30840000000000001" table:style-name="ce1">
            <text:p>0.3084</text:p>
          </table:table-cell>
          <table:table-cell office:value-type="float" office:value="1.0125" table:style-name="ce1">
            <text:p>1.0125</text:p>
          </table:table-cell>
          <table:table-cell office:value-type="float" office:value="-0.61250000000000004" table:style-name="ce1">
            <text:p>-0.6125</text:p>
          </table:table-cell>
          <table:table-cell office:value-type="float" office:value="0.50470000000000004" table:style-name="ce1">
            <text:p>0.5047</text:p>
          </table:table-cell>
          <table:table-cell office:value-type="float" office:value="1.3540000000000001" table:style-name="ce1">
            <text:p>1.354</text:p>
          </table:table-cell>
          <table:table-cell office:value-type="float" office:value="-0.66169999999999995" table:style-name="ce1">
            <text:p>-0.6617</text:p>
          </table:table-cell>
          <table:table-cell office:value-type="float" office:value="-0.4834" table:style-name="ce1">
            <text:p>-0.4834</text:p>
          </table:table-cell>
          <table:table-cell office:value-type="float" office:value="-0.14069999999999999" table:style-name="ce1">
            <text:p>-0.1407</text:p>
          </table:table-cell>
          <table:table-cell office:value-type="float" office:value="-8.5500000000000007E-2" table:style-name="ce1">
            <text:p>-0.0855</text:p>
          </table:table-cell>
          <table:table-cell office:value-type="float" office:value="0.34260000000000002" table:style-name="ce1">
            <text:p>0.3426</text:p>
          </table:table-cell>
          <table:table-cell office:value-type="float" office:value="-0.52" table:style-name="ce1">
            <text:p>-0.52</text:p>
          </table:table-cell>
          <table:table-cell office:value-type="float" office:value="6.1600000000000002E-2" table:style-name="ce1">
            <text:p>0.0616</text:p>
          </table:table-cell>
          <table:table-cell office:value-type="float" office:value="0.30020000000000002" table:style-name="ce1">
            <text:p>0.3002</text:p>
          </table:table-cell>
          <table:table-cell office:value-type="float" office:value="-1.1931" table:style-name="ce1">
            <text:p>-1.1931</text:p>
          </table:table-cell>
          <table:table-cell office:value-type="float" office:value="1.21E-2" table:style-name="ce1">
            <text:p>0.0121</text:p>
          </table:table-cell>
          <table:table-cell office:value-type="float" office:value="8.9999999999999998E-4" table:style-name="ce1">
            <text:p>0.0009</text:p>
          </table:table-cell>
          <table:table-cell office:value-type="float" office:value="-0.19089999999999999" table:style-name="ce1">
            <text:p>-0.1909</text:p>
          </table:table-cell>
          <table:table-cell office:value-type="float" office:value="-4.1399999999999999E-2" table:style-name="ce1">
            <text:p>-0.0414</text:p>
          </table:table-cell>
          <table:table-cell office:value-type="float" office:value="-2.9499999999999998E-2" table:style-name="ce1">
            <text:p>-0.0295</text:p>
          </table:table-cell>
          <table:table-cell office:value-type="float" office:value="2.8799999999999999E-2" table:style-name="ce1">
            <text:p>0.0288</text:p>
          </table:table-cell>
          <table:table-cell office:value-type="float" office:value="-0.21709999999999999" table:style-name="ce1">
            <text:p>-0.2171</text:p>
          </table:table-cell>
          <table:table-cell office:value-type="float" office:value="-0.3301" table:style-name="ce1">
            <text:p>-0.3301</text:p>
          </table:table-cell>
          <table:table-cell office:value-type="float" office:value="-1.4258" table:style-name="ce1">
            <text:p>-1.4258</text:p>
          </table:table-cell>
          <table:table-cell office:value-type="float" office:value="8.2299999999999998E-2" table:style-name="ce1">
            <text:p>0.0823</text:p>
          </table:table-cell>
          <table:table-cell office:value-type="float" office:value="0.24990000000000001" table:style-name="ce1">
            <text:p>0.2499</text:p>
          </table:table-cell>
          <table:table-cell office:value-type="float" office:value="0.41710000000000003" table:style-name="ce1">
            <text:p>0.4171</text:p>
          </table:table-cell>
          <table:table-cell office:value-type="float" office:value="-0.69579999999999997" table:style-name="ce1">
            <text:p>-0.6958</text:p>
          </table:table-cell>
          <table:table-cell office:value-type="float" office:value="6.4299999999999996E-2" table:style-name="ce1">
            <text:p>0.0643</text:p>
          </table:table-cell>
          <table:table-cell office:value-type="float" office:value="-0.58699999999999997" table:style-name="ce1">
            <text:p>-0.587</text:p>
          </table:table-cell>
          <table:table-cell office:value-type="float" office:value="-0.53490000000000004" table:style-name="ce1">
            <text:p>-0.5349</text:p>
          </table:table-cell>
          <table:table-cell office:value-type="float" office:value="0.63959999999999995" table:style-name="ce1">
            <text:p>0.6396</text:p>
          </table:table-cell>
          <table:table-cell office:value-type="float" office:value="0.29809999999999998" table:style-name="ce1">
            <text:p>0.2981</text:p>
          </table:table-cell>
          <table:table-cell office:value-type="float" office:value="1.8E-3" table:style-name="ce1">
            <text:p>0.0018</text:p>
          </table:table-cell>
          <table:table-cell office:value-type="float" office:value="-0.1133" table:style-name="ce1">
            <text:p>-0.1133</text:p>
          </table:table-cell>
          <table:table-cell office:value-type="float" office:value="0.37809999999999999" table:style-name="ce1">
            <text:p>0.3781</text:p>
          </table:table-cell>
          <table:table-cell office:value-type="float" office:value="6.5699999999999995E-2" table:style-name="ce1">
            <text:p>0.0657</text:p>
          </table:table-cell>
          <table:table-cell office:value-type="float" office:value="0.10539999999999999" table:style-name="ce1">
            <text:p>0.1054</text:p>
          </table:table-cell>
          <table:table-cell office:value-type="float" office:value="1.3613999999999999" table:style-name="ce1">
            <text:p>1.36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62qinzhiliang</text:p>
          </table:table-cell>
          <table:table-cell office:value-type="float" office:value="2.98326098346403E-3" table:style-name="ce2">
            <text:p>0.002983261</text:p>
          </table:table-cell>
          <table:table-cell office:value-type="float" office:value="0.17702270681644899" table:style-name="ce2">
            <text:p>0.177022707</text:p>
          </table:table-cell>
          <table:table-cell office:value-type="float" office:value="5.4447766889327398E-2" table:style-name="ce2">
            <text:p>0.054447767</text:p>
          </table:table-cell>
          <table:table-cell office:value-type="float" office:value="7.0476433921731099E-2" table:style-name="ce2">
            <text:p>0.070476434</text:p>
          </table:table-cell>
          <table:table-cell office:value-type="float" office:value="1.1739999999999999" table:style-name="ce2">
            <text:p>1.174</text:p>
          </table:table-cell>
          <table:table-cell office:value-type="float" office:value="0.85440000000000005" table:style-name="ce1">
            <text:p>0.8544</text:p>
          </table:table-cell>
          <table:table-cell office:value-type="float" office:value="4.3499999999999997E-2" table:style-name="ce1">
            <text:p>0.0435</text:p>
          </table:table-cell>
          <table:table-cell office:value-type="float" office:value="0.4803" table:style-name="ce1">
            <text:p>0.4803</text:p>
          </table:table-cell>
          <table:table-cell office:value-type="float" office:value="0.75690000000000002" table:style-name="ce1">
            <text:p>0.7569</text:p>
          </table:table-cell>
          <table:table-cell office:value-type="float" office:value="-0.62660000000000005" table:style-name="ce1">
            <text:p>-0.6266</text:p>
          </table:table-cell>
          <table:table-cell office:value-type="float" office:value="0.56379999999999997" table:style-name="ce1">
            <text:p>0.5638</text:p>
          </table:table-cell>
          <table:table-cell office:value-type="float" office:value="0.93100000000000005" table:style-name="ce1">
            <text:p>0.931</text:p>
          </table:table-cell>
          <table:table-cell office:value-type="float" office:value="-1.72E-2" table:style-name="ce1">
            <text:p>-0.0172</text:p>
          </table:table-cell>
          <table:table-cell office:value-type="float" office:value="-0.58230000000000004" table:style-name="ce1">
            <text:p>-0.5823</text:p>
          </table:table-cell>
          <table:table-cell office:value-type="float" office:value="-0.3715" table:style-name="ce1">
            <text:p>-0.3715</text:p>
          </table:table-cell>
          <table:table-cell office:value-type="float" office:value="0.22639999999999999" table:style-name="ce1">
            <text:p>0.2264</text:p>
          </table:table-cell>
          <table:table-cell office:value-type="float" office:value="0.34189999999999998" table:style-name="ce1">
            <text:p>0.3419</text:p>
          </table:table-cell>
          <table:table-cell office:value-type="float" office:value="-0.30309999999999998" table:style-name="ce1">
            <text:p>-0.3031</text:p>
          </table:table-cell>
          <table:table-cell office:value-type="float" office:value="1.2500000000000001E-2" table:style-name="ce1">
            <text:p>0.0125</text:p>
          </table:table-cell>
          <table:table-cell office:value-type="float" office:value="-2.4899999999999999E-2" table:style-name="ce1">
            <text:p>-0.0249</text:p>
          </table:table-cell>
          <table:table-cell office:value-type="float" office:value="-1.3552999999999999" table:style-name="ce1">
            <text:p>-1.3553</text:p>
          </table:table-cell>
          <table:table-cell office:value-type="float" office:value="-0.15160000000000001" table:style-name="ce1">
            <text:p>-0.1516</text:p>
          </table:table-cell>
          <table:table-cell office:value-type="float" office:value="-0.1676" table:style-name="ce1">
            <text:p>-0.1676</text:p>
          </table:table-cell>
          <table:table-cell office:value-type="float" office:value="-2.0199999999999999E-2" table:style-name="ce1">
            <text:p>-0.0202</text:p>
          </table:table-cell>
          <table:table-cell office:value-type="float" office:value="-5.1000000000000004E-3" table:style-name="ce1">
            <text:p>-0.0051</text:p>
          </table:table-cell>
          <table:table-cell office:value-type="float" office:value="-5.8799999999999998E-2" table:style-name="ce1">
            <text:p>-0.0588</text:p>
          </table:table-cell>
          <table:table-cell office:value-type="float" office:value="8.5500000000000007E-2" table:style-name="ce1">
            <text:p>0.0855</text:p>
          </table:table-cell>
          <table:table-cell office:value-type="float" office:value="-0.3851" table:style-name="ce1">
            <text:p>-0.3851</text:p>
          </table:table-cell>
          <table:table-cell office:value-type="float" office:value="-0.27429999999999999" table:style-name="ce1">
            <text:p>-0.2743</text:p>
          </table:table-cell>
          <table:table-cell office:value-type="float" office:value="-0.64180000000000004" table:style-name="ce1">
            <text:p>-0.6418</text:p>
          </table:table-cell>
          <table:table-cell office:value-type="float" office:value="-0.10680000000000001" table:style-name="ce1">
            <text:p>-0.1068</text:p>
          </table:table-cell>
          <table:table-cell office:value-type="float" office:value="0.19420000000000001" table:style-name="ce1">
            <text:p>0.1942</text:p>
          </table:table-cell>
          <table:table-cell office:value-type="float" office:value="0.11840000000000001" table:style-name="ce1">
            <text:p>0.1184</text:p>
          </table:table-cell>
          <table:table-cell office:value-type="float" office:value="-0.44790000000000002" table:style-name="ce1">
            <text:p>-0.4479</text:p>
          </table:table-cell>
          <table:table-cell office:value-type="float" office:value="0.124" table:style-name="ce1">
            <text:p>0.124</text:p>
          </table:table-cell>
          <table:table-cell office:value-type="float" office:value="-0.70579999999999998" table:style-name="ce1">
            <text:p>-0.7058</text:p>
          </table:table-cell>
          <table:table-cell office:value-type="float" office:value="-0.37159999999999999" table:style-name="ce1">
            <text:p>-0.3716</text:p>
          </table:table-cell>
          <table:table-cell office:value-type="float" office:value="0.77639999999999998" table:style-name="ce1">
            <text:p>0.7764</text:p>
          </table:table-cell>
          <table:table-cell office:value-type="float" office:value="0.43340000000000001" table:style-name="ce1">
            <text:p>0.4334</text:p>
          </table:table-cell>
          <table:table-cell office:value-type="float" office:value="-0.18540000000000001" table:style-name="ce1">
            <text:p>-0.1854</text:p>
          </table:table-cell>
          <table:table-cell office:value-type="float" office:value="-7.9899999999999999E-2" table:style-name="ce1">
            <text:p>-0.0799</text:p>
          </table:table-cell>
          <table:table-cell office:value-type="float" office:value="-1.6999999999999999E-3" table:style-name="ce1">
            <text:p>-0.0017</text:p>
          </table:table-cell>
          <table:table-cell office:value-type="float" office:value="0.29799999999999999" table:style-name="ce1">
            <text:p>0.298</text:p>
          </table:table-cell>
          <table:table-cell office:value-type="float" office:value="0.15790000000000001" table:style-name="ce1">
            <text:p>0.1579</text:p>
          </table:table-cell>
          <table:table-cell office:value-type="float" office:value="1.8199000000000001" table:style-name="ce1">
            <text:p>1.81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63qinchaojie</text:p>
          </table:table-cell>
          <table:table-cell office:value-type="float" office:value="2.4549311112902999E-3" table:style-name="ce2">
            <text:p>0.002454931</text:p>
          </table:table-cell>
          <table:table-cell office:value-type="float" office:value="0.195553524536413" table:style-name="ce2">
            <text:p>0.195553525</text:p>
          </table:table-cell>
          <table:table-cell office:value-type="float" office:value="7.6402227935946296E-2" table:style-name="ce2">
            <text:p>0.076402228</text:p>
          </table:table-cell>
          <table:table-cell office:value-type="float" office:value="7.8749227427198601E-2" table:style-name="ce2">
            <text:p>0.078749227</text:p>
          </table:table-cell>
          <table:table-cell office:value-type="float" office:value="1.1779999999999999" table:style-name="ce2">
            <text:p>1.178</text:p>
          </table:table-cell>
          <table:table-cell office:value-type="float" office:value="0.80089999999999995" table:style-name="ce1">
            <text:p>0.8009</text:p>
          </table:table-cell>
          <table:table-cell office:value-type="float" office:value="0.22900000000000001" table:style-name="ce1">
            <text:p>0.229</text:p>
          </table:table-cell>
          <table:table-cell office:value-type="float" office:value="0.7026" table:style-name="ce1">
            <text:p>0.7026</text:p>
          </table:table-cell>
          <table:table-cell office:value-type="float" office:value="0.67930000000000001" table:style-name="ce1">
            <text:p>0.6793</text:p>
          </table:table-cell>
          <table:table-cell office:value-type="float" office:value="-0.18729999999999999" table:style-name="ce1">
            <text:p>-0.1873</text:p>
          </table:table-cell>
          <table:table-cell office:value-type="float" office:value="0.1787" table:style-name="ce1">
            <text:p>0.1787</text:p>
          </table:table-cell>
          <table:table-cell office:value-type="float" office:value="1.6075999999999999" table:style-name="ce1">
            <text:p>1.6076</text:p>
          </table:table-cell>
          <table:table-cell office:value-type="float" office:value="-0.49880000000000002" table:style-name="ce1">
            <text:p>-0.4988</text:p>
          </table:table-cell>
          <table:table-cell office:value-type="float" office:value="-1.1617" table:style-name="ce1">
            <text:p>-1.1617</text:p>
          </table:table-cell>
          <table:table-cell office:value-type="float" office:value="-0.31740000000000002" table:style-name="ce1">
            <text:p>-0.3174</text:p>
          </table:table-cell>
          <table:table-cell office:value-type="float" office:value="-4.6100000000000002E-2" table:style-name="ce1">
            <text:p>-0.0461</text:p>
          </table:table-cell>
          <table:table-cell office:value-type="float" office:value="0.25729999999999997" table:style-name="ce1">
            <text:p>0.2573</text:p>
          </table:table-cell>
          <table:table-cell office:value-type="float" office:value="-0.53720000000000001" table:style-name="ce1">
            <text:p>-0.5372</text:p>
          </table:table-cell>
          <table:table-cell office:value-type="float" office:value="-1.2200000000000001E-2" table:style-name="ce1">
            <text:p>-0.0122</text:p>
          </table:table-cell>
          <table:table-cell office:value-type="float" office:value="-0.27910000000000001" table:style-name="ce1">
            <text:p>-0.2791</text:p>
          </table:table-cell>
          <table:table-cell office:value-type="float" office:value="-0.90759999999999996" table:style-name="ce1">
            <text:p>-0.9076</text:p>
          </table:table-cell>
          <table:table-cell office:value-type="float" office:value="9.7999999999999997E-3" table:style-name="ce1">
            <text:p>0.0098</text:p>
          </table:table-cell>
          <table:table-cell office:value-type="float" office:value="0.01" table:style-name="ce1">
            <text:p>0.01</text:p>
          </table:table-cell>
          <table:table-cell office:value-type="float" office:value="9.9000000000000008E-3" table:style-name="ce1">
            <text:p>0.0099</text:p>
          </table:table-cell>
          <table:table-cell office:value-type="float" office:value="0.01" table:style-name="ce1">
            <text:p>0.01</text:p>
          </table:table-cell>
          <table:table-cell office:value-type="float" office:value="1.01E-2" table:style-name="ce1">
            <text:p>0.0101</text:p>
          </table:table-cell>
          <table:table-cell office:value-type="float" office:value="1.01E-2" table:style-name="ce1">
            <text:p>0.0101</text:p>
          </table:table-cell>
          <table:table-cell office:value-type="float" office:value="9.9000000000000008E-3" table:style-name="ce1">
            <text:p>0.0099</text:p>
          </table:table-cell>
          <table:table-cell office:value-type="float" office:value="0.01" table:style-name="ce1">
            <text:p>0.01</text:p>
          </table:table-cell>
          <table:table-cell office:value-type="float" office:value="-0.56410000000000005" table:style-name="ce1">
            <text:p>-0.5641</text:p>
          </table:table-cell>
          <table:table-cell office:value-type="float" office:value="-0.2606" table:style-name="ce1">
            <text:p>-0.2606</text:p>
          </table:table-cell>
          <table:table-cell office:value-type="float" office:value="6.3799999999999996E-2" table:style-name="ce1">
            <text:p>0.0638</text:p>
          </table:table-cell>
          <table:table-cell office:value-type="float" office:value="-2.5899999999999999E-2" table:style-name="ce1">
            <text:p>-0.0259</text:p>
          </table:table-cell>
          <table:table-cell office:value-type="float" office:value="-0.53620000000000001" table:style-name="ce1">
            <text:p>-0.5362</text:p>
          </table:table-cell>
          <table:table-cell office:value-type="float" office:value="-0.1273" table:style-name="ce1">
            <text:p>-0.1273</text:p>
          </table:table-cell>
          <table:table-cell office:value-type="float" office:value="-0.2346" table:style-name="ce1">
            <text:p>-0.2346</text:p>
          </table:table-cell>
          <table:table-cell office:value-type="float" office:value="0.4803" table:style-name="ce1">
            <text:p>0.4803</text:p>
          </table:table-cell>
          <table:table-cell office:value-type="float" office:value="1.5980000000000001" table:style-name="ce1">
            <text:p>1.598</text:p>
          </table:table-cell>
          <table:table-cell office:value-type="float" office:value="0.56869999999999998" table:style-name="ce1">
            <text:p>0.5687</text:p>
          </table:table-cell>
          <table:table-cell office:value-type="float" office:value="0.23469999999999999" table:style-name="ce1">
            <text:p>0.2347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0.65680000000000005" table:style-name="ce1">
            <text:p>0.6568</text:p>
          </table:table-cell>
          <table:table-cell office:value-type="float" office:value="0.1052" table:style-name="ce1">
            <text:p>0.1052</text:p>
          </table:table-cell>
          <table:table-cell office:value-type="float" office:value="0.72470000000000001" table:style-name="ce1">
            <text:p>0.7247</text:p>
          </table:table-cell>
          <table:table-cell office:value-type="float" office:value="1.1722999999999999" table:style-name="ce1">
            <text:p>1.17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64xueyinqiang</text:p>
          </table:table-cell>
          <table:table-cell office:value-type="float" office:value="2.0197414462098202E-3" table:style-name="ce2">
            <text:p>0.002019741</text:p>
          </table:table-cell>
          <table:table-cell office:value-type="float" office:value="0.18304870896245801" table:style-name="ce2">
            <text:p>0.183048709</text:p>
          </table:table-cell>
          <table:table-cell office:value-type="float" office:value="5.6728941233170002E-2" table:style-name="ce2">
            <text:p>0.056728941</text:p>
          </table:table-cell>
          <table:table-cell office:value-type="float" office:value="6.4376771678666997E-2" table:style-name="ce2">
            <text:p>0.064376772</text:p>
          </table:table-cell>
          <table:table-cell office:value-type="float" office:value="1.339" table:style-name="ce2">
            <text:p>1.339</text:p>
          </table:table-cell>
          <table:table-cell office:value-type="float" office:value="0.70009999999999994" table:style-name="ce1">
            <text:p>0.7001</text:p>
          </table:table-cell>
          <table:table-cell office:value-type="float" office:value="8.3900000000000002E-2" table:style-name="ce1">
            <text:p>0.0839</text:p>
          </table:table-cell>
          <table:table-cell office:value-type="float" office:value="0.48409999999999997" table:style-name="ce1">
            <text:p>0.4841</text:p>
          </table:table-cell>
          <table:table-cell office:value-type="float" office:value="0.92110000000000003" table:style-name="ce1">
            <text:p>0.9211</text:p>
          </table:table-cell>
          <table:table-cell office:value-type="float" office:value="-6.25E-2" table:style-name="ce1">
            <text:p>-0.0625</text:p>
          </table:table-cell>
          <table:table-cell office:value-type="float" office:value="0.96709999999999996" table:style-name="ce1">
            <text:p>0.9671</text:p>
          </table:table-cell>
          <table:table-cell office:value-type="float" office:value="1.2851999999999999" table:style-name="ce1">
            <text:p>1.2852</text:p>
          </table:table-cell>
          <table:table-cell office:value-type="float" office:value="5.4800000000000001E-2" table:style-name="ce1">
            <text:p>0.0548</text:p>
          </table:table-cell>
          <table:table-cell office:value-type="float" office:value="-0.22720000000000001" table:style-name="ce1">
            <text:p>-0.2272</text:p>
          </table:table-cell>
          <table:table-cell office:value-type="float" office:value="-4.1099999999999998E-2" table:style-name="ce1">
            <text:p>-0.0411</text:p>
          </table:table-cell>
          <table:table-cell office:value-type="float" office:value="0.48130000000000001" table:style-name="ce1">
            <text:p>0.4813</text:p>
          </table:table-cell>
          <table:table-cell office:value-type="float" office:value="0.84079999999999999" table:style-name="ce1">
            <text:p>0.8408</text:p>
          </table:table-cell>
          <table:table-cell office:value-type="float" office:value="3.2199999999999999E-2" table:style-name="ce1">
            <text:p>0.0322</text:p>
          </table:table-cell>
          <table:table-cell office:value-type="float" office:value="0.39240000000000003" table:style-name="ce1">
            <text:p>0.3924</text:p>
          </table:table-cell>
          <table:table-cell office:value-type="float" office:value="0.30259999999999998" table:style-name="ce1">
            <text:p>0.3026</text:p>
          </table:table-cell>
          <table:table-cell office:value-type="float" office:value="-0.59960000000000002" table:style-name="ce1">
            <text:p>-0.5996</text:p>
          </table:table-cell>
          <table:table-cell office:value-type="float" office:value="1.4E-2" table:style-name="ce1">
            <text:p>0.014</text:p>
          </table:table-cell>
          <table:table-cell office:value-type="float" office:value="-8.6800000000000002E-2" table:style-name="ce1">
            <text:p>-0.0868</text:p>
          </table:table-cell>
          <table:table-cell office:value-type="float" office:value="-4.2099999999999999E-2" table:style-name="ce1">
            <text:p>-0.0421</text:p>
          </table:table-cell>
          <table:table-cell office:value-type="float" office:value="6.3700000000000007E-2" table:style-name="ce1">
            <text:p>0.0637</text:p>
          </table:table-cell>
          <table:table-cell office:value-type="float" office:value="8.0399999999999999E-2" table:style-name="ce1">
            <text:p>0.0804</text:p>
          </table:table-cell>
          <table:table-cell office:value-type="float" office:value="0.1157" table:style-name="ce1">
            <text:p>0.1157</text:p>
          </table:table-cell>
          <table:table-cell office:value-type="float" office:value="-0.1089" table:style-name="ce1">
            <text:p>-0.1089</text:p>
          </table:table-cell>
          <table:table-cell office:value-type="float" office:value="-7.8100000000000003E-2" table:style-name="ce1">
            <text:p>-0.0781</text:p>
          </table:table-cell>
          <table:table-cell office:value-type="float" office:value="-0.79810000000000003" table:style-name="ce1">
            <text:p>-0.7981</text:p>
          </table:table-cell>
          <table:table-cell office:value-type="float" office:value="-0.18529999999999999" table:style-name="ce1">
            <text:p>-0.1853</text:p>
          </table:table-cell>
          <table:table-cell office:value-type="float" office:value="-1.34E-2" table:style-name="ce1">
            <text:p>-0.0134</text:p>
          </table:table-cell>
          <table:table-cell office:value-type="float" office:value="1.37E-2" table:style-name="ce1">
            <text:p>0.0137</text:p>
          </table:table-cell>
          <table:table-cell office:value-type="float" office:value="-0.76800000000000002" table:style-name="ce1">
            <text:p>-0.768</text:p>
          </table:table-cell>
          <table:table-cell office:value-type="float" office:value="4.2799999999999998E-2" table:style-name="ce1">
            <text:p>0.0428</text:p>
          </table:table-cell>
          <table:table-cell office:value-type="float" office:value="-0.46189999999999998" table:style-name="ce1">
            <text:p>-0.4619</text:p>
          </table:table-cell>
          <table:table-cell office:value-type="float" office:value="-3.1300000000000001E-2" table:style-name="ce1">
            <text:p>-0.0313</text:p>
          </table:table-cell>
          <table:table-cell office:value-type="float" office:value="0.42699999999999999" table:style-name="ce1">
            <text:p>0.427</text:p>
          </table:table-cell>
          <table:table-cell office:value-type="float" office:value="2.7900000000000001E-2" table:style-name="ce1">
            <text:p>0.0279</text:p>
          </table:table-cell>
          <table:table-cell office:value-type="float" office:value="-0.54369999999999996" table:style-name="ce1">
            <text:p>-0.5437</text:p>
          </table:table-cell>
          <table:table-cell office:value-type="float" office:value="-0.68140000000000001" table:style-name="ce1">
            <text:p>-0.6814</text:p>
          </table:table-cell>
          <table:table-cell office:value-type="float" office:value="-7.7600000000000002E-2" table:style-name="ce1">
            <text:p>-0.0776</text:p>
          </table:table-cell>
          <table:table-cell office:value-type="float" office:value="-0.12180000000000001" table:style-name="ce1">
            <text:p>-0.1218</text:p>
          </table:table-cell>
          <table:table-cell office:value-type="float" office:value="-6.5299999999999997E-2" table:style-name="ce1">
            <text:p>-0.0653</text:p>
          </table:table-cell>
          <table:table-cell office:value-type="float" office:value="0.87829999999999997" table:style-name="ce1">
            <text:p>0.8783</text:p>
          </table:table-cell>
          <table:table-cell table:number-columns-repeated="16338"/>
        </table:table-row>
        <table:table-row table:number-rows-repeated="104851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dc:creator>Jia-Jie Mo</dc:creator>
    <meta:creation-date>2020-03-15T13:29:42Z</meta:creation-date>
    <dc:date>2020-05-28T13:22:02Z</dc:date>
    <meta:editing-cycles>2</meta:editing-cycles>
    <meta:editing-duration>PT452S</meta:editing-duration>
  </office:meta>
</office:document-meta>
</file>